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.582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number:number-style style:name="N10004" number:language="en" number:country="US">
      <number:number number:decimal-places="2" number:min-decimal-places="2" number:min-integer-digits="1" number:grouping="true"/>
    </number:number-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 style:data-style-name="N10002"/>
    <style:style style:name="ce5" style:family="table-cell" style:parent-style-name="Default" style:data-style-name="N10156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 style:data-style-name="N10004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4" style:family="table-cell" style:parent-style-name="Default" style:data-style-name="N2"/>
    <style:style style:name="ce2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o-e-vazaoV2" table:style-name="ta1">
        <office:forms form:automatic-focus="false" form:apply-design-mode="false"/>
        <table:shapes>
          <draw:frame draw:z-index="0" draw:style-name="gr1" draw:text-style-name="P1" svg:width="16.008cm" svg:height="9.004cm" svg:x="3.157cm" svg:y="9.398cm">
            <draw:object draw:notify-on-update-of-ranges="'tempo-e-vazaoV2'.B19:'tempo-e-vazaoV2'.F19 'tempo-e-vazaoV2'.B3:'tempo-e-vazaoV2'.B3 'tempo-e-vazaoV2'.B15:'tempo-e-vazaoV2'.F15 'tempo-e-vazaoV2'.G3:'tempo-e-vazaoV2'.G3 'tempo-e-vazaoV2'.G15:'tempo-e-vazaoV2'.K15 'tempo-e-vazaoV2'.L3:'tempo-e-vazaoV2'.L3 'tempo-e-vazaoV2'.L15:'tempo-e-vazaoV2'.P1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7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1012" table:default-cell-style-name="Default"/>
        <table:table-row table:style-name="ro1">
          <table:table-cell/>
          <table:table-cell table:style-name="ce9"/>
          <table:table-cell table:style-name="ce2"/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4"/>
          <table:table-cell table:style-name="ce25"/>
          <table:table-cell table:style-name="ce7"/>
          <table:table-cell table:number-columns-repeated="1015"/>
        </table:table-row>
        <table:table-row table:style-name="ro2">
          <table:table-cell table:style-name="ce10" office:value-type="string" calcext:value-type="string" table:number-columns-spanned="1" table:number-rows-spanned="12">
            <text:p>Tempo (ms)</text:p>
          </table:table-cell>
          <table:table-cell table:style-name="ce10" office:value-type="string" calcext:value-type="string" table:number-columns-spanned="5" table:number-rows-spanned="1">
            <text:p>blockHisto_SM() (tempo em ms)</text:p>
          </table:table-cell>
          <table:covered-table-cell table:number-columns-repeated="4" table:style-name="ce10"/>
          <table:table-cell table:style-name="ce10" office:value-type="string" calcext:value-type="string" table:number-columns-spanned="5" table:number-rows-spanned="1">
            <text:p>globalHisto_SM() (tempo em ms)</text:p>
          </table:table-cell>
          <table:covered-table-cell table:number-columns-repeated="4" table:style-name="ce10"/>
          <table:table-cell table:style-name="ce10" office:value-type="string" calcext:value-type="string" table:number-columns-spanned="5" table:number-rows-spanned="1">
            <text:p>globalHisto_GM() (tempo em ms)</text:p>
          </table:table-cell>
          <table:covered-table-cell table:number-columns-repeated="4" table:style-name="ce10"/>
          <table:table-cell table:style-name="ce17" office:value-type="string" calcext:value-type="string" table:number-columns-spanned="1" table:number-rows-spanned="15">
            <text:p>Números maiores</text:p>
            <text:p>→</text:p>
          </table:table-cell>
          <table:table-cell table:style-name="ce10" office:value-type="string" calcext:value-type="string" table:number-columns-spanned="2" table:number-rows-spanned="1">
            <text:p>blockHisto_SM() (ms)</text:p>
          </table:table-cell>
          <table:covered-table-cell/>
          <table:table-cell table:style-name="ce10" office:value-type="string" calcext:value-type="string" table:number-columns-spanned="2" table:number-rows-spanned="1">
            <text:p>globalHisto_SM() (ms)</text:p>
          </table:table-cell>
          <table:covered-table-cell/>
          <table:table-cell table:style-name="ce10" office:value-type="string" calcext:value-type="string" table:number-columns-spanned="2" table:number-rows-spanned="1">
            <text:p>globalHisto_GM() (ms)</text:p>
          </table:table-cell>
          <table:covered-table-cell/>
          <table:table-cell table:style-name="ce17" office:value-type="string" calcext:value-type="string" table:number-columns-spanned="1" table:number-rows-spanned="15">
            <text:p>H = 4</text:p>
          </table:table-cell>
          <table:table-cell table:style-name="ce10" office:value-type="string" calcext:value-type="string" table:number-columns-spanned="7" table:number-rows-spanned="1">
            <text:p>blockHisto_SM() (ms)</text:p>
          </table:table-cell>
          <table:covered-table-cell table:number-columns-repeated="6"/>
          <table:table-cell table:style-name="ce10" office:value-type="string" calcext:value-type="string" table:number-columns-spanned="7" table:number-rows-spanned="1">
            <text:p>globalHisto_SM() (ms)</text:p>
          </table:table-cell>
          <table:covered-table-cell table:number-columns-repeated="6"/>
          <table:table-cell table:style-name="ce10" office:value-type="string" calcext:value-type="string" table:number-columns-spanned="7" table:number-rows-spanned="1">
            <text:p>globalHisto_GM() (ms)</text:p>
          </table:table-cell>
          <table:covered-table-cell table:number-columns-repeated="6"/>
          <table:table-cell table:number-columns-repeated="979"/>
        </table:table-row>
        <table:table-row table:style-name="ro2">
          <table:covered-table-cell table:style-name="ce10"/>
          <table:table-cell table:style-name="ce3" office:value-type="string" calcext:value-type="string">
            <text:p>1Mi</text:p>
          </table:table-cell>
          <table:table-cell table:style-name="ce3" office:value-type="string" calcext:value-type="string">
            <text:p><text:s/>2Mi</text:p>
          </table:table-cell>
          <table:table-cell table:style-name="ce3" office:value-type="string" calcext:value-type="string">
            <text:p>4Mi</text:p>
          </table:table-cell>
          <table:table-cell table:style-name="ce3" office:value-type="string" calcext:value-type="string">
            <text:p>8Mi</text:p>
          </table:table-cell>
          <table:table-cell table:style-name="ce3" office:value-type="string" calcext:value-type="string">
            <text:p>16Mi</text:p>
          </table:table-cell>
          <table:table-cell table:style-name="ce3" office:value-type="string" calcext:value-type="string">
            <text:p>1Mi</text:p>
          </table:table-cell>
          <table:table-cell table:style-name="ce3" office:value-type="string" calcext:value-type="string">
            <text:p><text:s/>2Mi</text:p>
          </table:table-cell>
          <table:table-cell table:style-name="ce3" office:value-type="string" calcext:value-type="string">
            <text:p>4Mi</text:p>
          </table:table-cell>
          <table:table-cell table:style-name="ce3" office:value-type="string" calcext:value-type="string">
            <text:p>8Mi</text:p>
          </table:table-cell>
          <table:table-cell table:style-name="ce3" office:value-type="string" calcext:value-type="string">
            <text:p>16Mi</text:p>
          </table:table-cell>
          <table:table-cell table:style-name="ce3" office:value-type="string" calcext:value-type="string">
            <text:p>1Mi</text:p>
          </table:table-cell>
          <table:table-cell table:style-name="ce3" office:value-type="string" calcext:value-type="string">
            <text:p><text:s/>2Mi</text:p>
          </table:table-cell>
          <table:table-cell table:style-name="ce3" office:value-type="string" calcext:value-type="string">
            <text:p>4Mi</text:p>
          </table:table-cell>
          <table:table-cell table:style-name="ce3" office:value-type="string" calcext:value-type="string">
            <text:p>8Mi</text:p>
          </table:table-cell>
          <table:table-cell table:style-name="ce3" office:value-type="string" calcext:value-type="string">
            <text:p>16Mi</text:p>
          </table:table-cell>
          <table:covered-table-cell table:style-name="ce10"/>
          <table:table-cell table:style-name="ce3" office:value-type="string" calcext:value-type="string">
            <text:p>128Mi</text:p>
          </table:table-cell>
          <table:table-cell table:style-name="ce3" office:value-type="string" calcext:value-type="string">
            <text:p>256Mi</text:p>
          </table:table-cell>
          <table:table-cell table:style-name="ce3" office:value-type="string" calcext:value-type="string">
            <text:p>128Mi</text:p>
          </table:table-cell>
          <table:table-cell table:style-name="ce3" office:value-type="string" calcext:value-type="string">
            <text:p>256Mi</text:p>
          </table:table-cell>
          <table:table-cell table:style-name="ce3" office:value-type="string" calcext:value-type="string">
            <text:p>128Mi</text:p>
          </table:table-cell>
          <table:table-cell table:style-name="ce3" office:value-type="string" calcext:value-type="string">
            <text:p>256Mi</text:p>
          </table:table-cell>
          <table:covered-table-cell table:style-name="ce10"/>
          <table:table-cell table:style-name="ce3" office:value-type="string" calcext:value-type="string">
            <text:p>1Mi</text:p>
          </table:table-cell>
          <table:table-cell table:style-name="ce3" office:value-type="string" calcext:value-type="string">
            <text:p><text:s/>2Mi</text:p>
          </table:table-cell>
          <table:table-cell table:style-name="ce3" office:value-type="string" calcext:value-type="string">
            <text:p>4Mi</text:p>
          </table:table-cell>
          <table:table-cell table:style-name="ce3" office:value-type="string" calcext:value-type="string">
            <text:p>8Mi</text:p>
          </table:table-cell>
          <table:table-cell table:style-name="ce3" office:value-type="string" calcext:value-type="string">
            <text:p>16Mi</text:p>
          </table:table-cell>
          <table:table-cell table:style-name="ce3" office:value-type="string" calcext:value-type="string">
            <text:p>128Mi</text:p>
          </table:table-cell>
          <table:table-cell table:style-name="ce3" office:value-type="string" calcext:value-type="string">
            <text:p>256Mi</text:p>
          </table:table-cell>
          <table:table-cell table:style-name="ce3" office:value-type="string" calcext:value-type="string">
            <text:p>1Mi</text:p>
          </table:table-cell>
          <table:table-cell table:style-name="ce3" office:value-type="string" calcext:value-type="string">
            <text:p><text:s/>2Mi</text:p>
          </table:table-cell>
          <table:table-cell table:style-name="ce3" office:value-type="string" calcext:value-type="string">
            <text:p>4Mi</text:p>
          </table:table-cell>
          <table:table-cell table:style-name="ce3" office:value-type="string" calcext:value-type="string">
            <text:p>8Mi</text:p>
          </table:table-cell>
          <table:table-cell table:style-name="ce3" office:value-type="string" calcext:value-type="string">
            <text:p>16Mi</text:p>
          </table:table-cell>
          <table:table-cell table:style-name="ce3" office:value-type="string" calcext:value-type="string">
            <text:p>128Mi</text:p>
          </table:table-cell>
          <table:table-cell table:style-name="ce3" office:value-type="string" calcext:value-type="string">
            <text:p>256Mi</text:p>
          </table:table-cell>
          <table:table-cell table:style-name="ce3" office:value-type="string" calcext:value-type="string">
            <text:p>1Mi</text:p>
          </table:table-cell>
          <table:table-cell table:style-name="ce3" office:value-type="string" calcext:value-type="string">
            <text:p><text:s/>2Mi</text:p>
          </table:table-cell>
          <table:table-cell table:style-name="ce3" office:value-type="string" calcext:value-type="string">
            <text:p>4Mi</text:p>
          </table:table-cell>
          <table:table-cell table:style-name="ce3" office:value-type="string" calcext:value-type="string">
            <text:p>8Mi</text:p>
          </table:table-cell>
          <table:table-cell table:style-name="ce3" office:value-type="string" calcext:value-type="string">
            <text:p>16Mi</text:p>
          </table:table-cell>
          <table:table-cell table:style-name="ce3" office:value-type="string" calcext:value-type="string">
            <text:p>128Mi</text:p>
          </table:table-cell>
          <table:table-cell table:style-name="ce3" office:value-type="string" calcext:value-type="string">
            <text:p>256Mi</text:p>
          </table:table-cell>
          <table:table-cell table:number-columns-repeated="979"/>
        </table:table-row>
        <table:table-row table:style-name="ro2">
          <table:covered-table-cell table:style-name="ce10"/>
          <table:table-cell table:style-name="ce5" table:formula="of:=[$dadosV2.$A2]" office:value-type="float" office:value="0.056968" calcext:value-type="float">
            <text:p>0.056968</text:p>
          </table:table-cell>
          <table:table-cell table:style-name="ce5" table:formula="of:=[$dadosV2.$A13]" office:value-type="float" office:value="0.061681" calcext:value-type="float">
            <text:p>0.061681</text:p>
          </table:table-cell>
          <table:table-cell table:style-name="ce5" table:formula="of:=[$dadosV2.$A24]" office:value-type="float" office:value="0.084695" calcext:value-type="float">
            <text:p>0.084695</text:p>
          </table:table-cell>
          <table:table-cell table:style-name="ce5" table:formula="of:=[$dadosV2.$A35]" office:value-type="float" office:value="0.133692" calcext:value-type="float">
            <text:p>0.133692</text:p>
          </table:table-cell>
          <table:table-cell table:style-name="ce5" table:formula="of:=[$dadosV2.$A46]" office:value-type="float" office:value="0.235635" calcext:value-type="float">
            <text:p>0.235635</text:p>
          </table:table-cell>
          <table:table-cell table:style-name="ce5" table:formula="of:=[$dadosV2.$A57]" office:value-type="float" office:value="0.04733" calcext:value-type="float">
            <text:p>0.047330</text:p>
          </table:table-cell>
          <table:table-cell table:style-name="ce5" table:formula="of:=[$dadosV2.$A68]" office:value-type="float" office:value="0.061071" calcext:value-type="float">
            <text:p>0.061071</text:p>
          </table:table-cell>
          <table:table-cell table:style-name="ce5" table:formula="of:=[$dadosV2.$A79]" office:value-type="float" office:value="0.086924" calcext:value-type="float">
            <text:p>0.086924</text:p>
          </table:table-cell>
          <table:table-cell table:style-name="ce5" table:formula="of:=[$dadosV2.$A90]" office:value-type="float" office:value="0.135967" calcext:value-type="float">
            <text:p>0.135967</text:p>
          </table:table-cell>
          <table:table-cell table:style-name="ce5" table:formula="of:=[$dadosV2.$A101]" office:value-type="float" office:value="0.233113" calcext:value-type="float">
            <text:p>0.233113</text:p>
          </table:table-cell>
          <table:table-cell table:style-name="ce5" table:formula="of:=[$dadosV2.$A112]" office:value-type="float" office:value="0.08653" calcext:value-type="float">
            <text:p>0.086530</text:p>
          </table:table-cell>
          <table:table-cell table:style-name="ce5" table:formula="of:=[$dadosV2.$A123]" office:value-type="float" office:value="0.159441" calcext:value-type="float">
            <text:p>0.159441</text:p>
          </table:table-cell>
          <table:table-cell table:style-name="ce5" table:formula="of:=[$dadosV2.$A134]" office:value-type="float" office:value="0.240874" calcext:value-type="float">
            <text:p>0.240874</text:p>
          </table:table-cell>
          <table:table-cell table:style-name="ce5" table:formula="of:=[$dadosV2.$A145]" office:value-type="float" office:value="0.44646" calcext:value-type="float">
            <text:p>0.446460</text:p>
          </table:table-cell>
          <table:table-cell table:style-name="ce5" table:formula="of:=[$dadosV2.$A156]" office:value-type="float" office:value="0.853132" calcext:value-type="float">
            <text:p>0.853132</text:p>
          </table:table-cell>
          <table:covered-table-cell table:style-name="ce10"/>
          <table:table-cell table:style-name="ce5" table:formula="of:=[$dadosV2.$A332]" office:value-type="float" office:value="1.84815" calcext:value-type="float">
            <text:p>1.848150</text:p>
          </table:table-cell>
          <table:table-cell table:style-name="ce5" table:formula="of:=[$dadosV2.$A343]" office:value-type="float" office:value="3.82499" calcext:value-type="float">
            <text:p>3.824990</text:p>
          </table:table-cell>
          <table:table-cell table:style-name="ce5" table:formula="of:=[$dadosV2.$A354]" office:value-type="float" office:value="1.846038" calcext:value-type="float">
            <text:p>1.846038</text:p>
          </table:table-cell>
          <table:table-cell table:style-name="ce5" table:formula="of:=[$dadosV2.$A365]" office:value-type="float" office:value="3.811713" calcext:value-type="float">
            <text:p>3.811713</text:p>
          </table:table-cell>
          <table:table-cell table:style-name="ce5" table:formula="of:=[$dadosV2.$A376]" office:value-type="float" office:value="5.305793" calcext:value-type="float">
            <text:p>5.305793</text:p>
          </table:table-cell>
          <table:table-cell table:style-name="ce5" table:formula="of:=[$dadosV2.$A387]" office:value-type="float" office:value="10.574355" calcext:value-type="float">
            <text:p>10.574355</text:p>
          </table:table-cell>
          <table:covered-table-cell table:style-name="ce10"/>
          <table:table-cell table:style-name="ce5" table:formula="of:=[$dadosV2.$A464]" office:value-type="float" office:value="0.051438" calcext:value-type="float">
            <text:p>0.051438</text:p>
          </table:table-cell>
          <table:table-cell table:style-name="ce5" table:formula="of:=[$dadosV2.$A475]" office:value-type="float" office:value="0.087454" calcext:value-type="float">
            <text:p>0.087454</text:p>
          </table:table-cell>
          <table:table-cell table:style-name="ce5" table:formula="of:=[$dadosV2.$A486]" office:value-type="float" office:value="0.085228" calcext:value-type="float">
            <text:p>0.085228</text:p>
          </table:table-cell>
          <table:table-cell table:style-name="ce5" table:formula="of:=[$dadosV2.$A497]" office:value-type="float" office:value="0.140065" calcext:value-type="float">
            <text:p>0.140065</text:p>
          </table:table-cell>
          <table:table-cell table:style-name="ce5" table:formula="of:=[$dadosV2.$A508]" office:value-type="float" office:value="0.228214" calcext:value-type="float">
            <text:p>0.228214</text:p>
          </table:table-cell>
          <table:table-cell table:style-name="ce5" table:formula="of:=[$dadosV2.$A519]" office:value-type="float" office:value="1.854807" calcext:value-type="float">
            <text:p>1.854807</text:p>
          </table:table-cell>
          <table:table-cell table:style-name="ce5" table:formula="of:=[$dadosV2.$A530]" office:value-type="float" office:value="3.820745" calcext:value-type="float">
            <text:p>3.820745</text:p>
          </table:table-cell>
          <table:table-cell table:style-name="ce5" table:formula="of:=[$dadosV2.$A541]" office:value-type="float" office:value="0.056424" calcext:value-type="float">
            <text:p>0.056424</text:p>
          </table:table-cell>
          <table:table-cell table:style-name="ce5" table:formula="of:=[$dadosV2.$A552]" office:value-type="float" office:value="0.067561" calcext:value-type="float">
            <text:p>0.067561</text:p>
          </table:table-cell>
          <table:table-cell table:style-name="ce5" table:formula="of:=[$dadosV2.$A563]" office:value-type="float" office:value="0.085223" calcext:value-type="float">
            <text:p>0.085223</text:p>
          </table:table-cell>
          <table:table-cell table:style-name="ce5" table:formula="of:=[$dadosV2.$A574]" office:value-type="float" office:value="0.138736" calcext:value-type="float">
            <text:p>0.138736</text:p>
          </table:table-cell>
          <table:table-cell table:style-name="ce5" table:formula="of:=[$dadosV2.$A585]" office:value-type="float" office:value="0.239321" calcext:value-type="float">
            <text:p>0.239321</text:p>
          </table:table-cell>
          <table:table-cell table:style-name="ce5" table:formula="of:=[$dadosV2.$A596]" office:value-type="float" office:value="1.863379" calcext:value-type="float">
            <text:p>1.863379</text:p>
          </table:table-cell>
          <table:table-cell table:style-name="ce5" table:formula="of:=[$dadosV2.$A607]" office:value-type="float" office:value="3.796046" calcext:value-type="float">
            <text:p>3.796046</text:p>
          </table:table-cell>
          <table:table-cell table:style-name="ce5" table:formula="of:=[$dadosV2.$A618]" office:value-type="float" office:value="0.455314" calcext:value-type="float">
            <text:p>0.455314</text:p>
          </table:table-cell>
          <table:table-cell table:style-name="ce5" table:formula="of:=[$dadosV2.$A629]" office:value-type="float" office:value="0.878638" calcext:value-type="float">
            <text:p>0.878638</text:p>
          </table:table-cell>
          <table:table-cell table:style-name="ce5" table:formula="of:=[$dadosV2.$A640]" office:value-type="float" office:value="1.723899" calcext:value-type="float">
            <text:p>1.723899</text:p>
          </table:table-cell>
          <table:table-cell table:style-name="ce5" table:formula="of:=[$dadosV2.$A651]" office:value-type="float" office:value="4.21723" calcext:value-type="float">
            <text:p>4.217230</text:p>
          </table:table-cell>
          <table:table-cell table:style-name="ce5" table:formula="of:=[$dadosV2.$A662]" office:value-type="float" office:value="8.413252" calcext:value-type="float">
            <text:p>8.413252</text:p>
          </table:table-cell>
          <table:table-cell table:style-name="ce5" table:formula="of:=[$dadosV2.$A673]" office:value-type="float" office:value="56.313611" calcext:value-type="float">
            <text:p>56.313611</text:p>
          </table:table-cell>
          <table:table-cell table:style-name="ce5" table:formula="of:=[$dadosV2.$A684]" office:value-type="float" office:value="108.059861" calcext:value-type="float">
            <text:p>108.059861</text:p>
          </table:table-cell>
          <table:table-cell table:number-columns-repeated="979"/>
        </table:table-row>
        <table:table-row table:style-name="ro2">
          <table:covered-table-cell table:style-name="ce10"/>
          <table:table-cell table:style-name="ce5" table:formula="of:=[$dadosV2.$A3]" office:value-type="float" office:value="0.048903" calcext:value-type="float">
            <text:p>0.048903</text:p>
          </table:table-cell>
          <table:table-cell table:style-name="ce5" table:formula="of:=[$dadosV2.$A14]" office:value-type="float" office:value="0.061861" calcext:value-type="float">
            <text:p>0.061861</text:p>
          </table:table-cell>
          <table:table-cell table:style-name="ce5" table:formula="of:=[$dadosV2.$A25]" office:value-type="float" office:value="0.085522" calcext:value-type="float">
            <text:p>0.085522</text:p>
          </table:table-cell>
          <table:table-cell table:style-name="ce5" table:formula="of:=[$dadosV2.$A36]" office:value-type="float" office:value="0.137755" calcext:value-type="float">
            <text:p>0.137755</text:p>
          </table:table-cell>
          <table:table-cell table:style-name="ce5" table:formula="of:=[$dadosV2.$A47]" office:value-type="float" office:value="0.231645" calcext:value-type="float">
            <text:p>0.231645</text:p>
          </table:table-cell>
          <table:table-cell table:style-name="ce5" table:formula="of:=[$dadosV2.$A58]" office:value-type="float" office:value="0.047616" calcext:value-type="float">
            <text:p>0.047616</text:p>
          </table:table-cell>
          <table:table-cell table:style-name="ce5" table:formula="of:=[$dadosV2.$A69]" office:value-type="float" office:value="0.059039" calcext:value-type="float">
            <text:p>0.059039</text:p>
          </table:table-cell>
          <table:table-cell table:style-name="ce5" table:formula="of:=[$dadosV2.$A80]" office:value-type="float" office:value="0.085584" calcext:value-type="float">
            <text:p>0.085584</text:p>
          </table:table-cell>
          <table:table-cell table:style-name="ce5" table:formula="of:=[$dadosV2.$A91]" office:value-type="float" office:value="0.193044" calcext:value-type="float">
            <text:p>0.193044</text:p>
          </table:table-cell>
          <table:table-cell table:style-name="ce5" table:formula="of:=[$dadosV2.$A102]" office:value-type="float" office:value="0.233083" calcext:value-type="float">
            <text:p>0.233083</text:p>
          </table:table-cell>
          <table:table-cell table:style-name="ce5" table:formula="of:=[$dadosV2.$A113]" office:value-type="float" office:value="0.0929" calcext:value-type="float">
            <text:p>0.092900</text:p>
          </table:table-cell>
          <table:table-cell table:style-name="ce5" table:formula="of:=[$dadosV2.$A124]" office:value-type="float" office:value="0.137981" calcext:value-type="float">
            <text:p>0.137981</text:p>
          </table:table-cell>
          <table:table-cell table:style-name="ce5" table:formula="of:=[$dadosV2.$A135]" office:value-type="float" office:value="0.240907" calcext:value-type="float">
            <text:p>0.240907</text:p>
          </table:table-cell>
          <table:table-cell table:style-name="ce5" table:formula="of:=[$dadosV2.$A146]" office:value-type="float" office:value="0.447251" calcext:value-type="float">
            <text:p>0.447251</text:p>
          </table:table-cell>
          <table:table-cell table:style-name="ce5" table:formula="of:=[$dadosV2.$A157]" office:value-type="float" office:value="0.853631" calcext:value-type="float">
            <text:p>0.853631</text:p>
          </table:table-cell>
          <table:covered-table-cell table:style-name="ce10"/>
          <table:table-cell table:style-name="ce5" table:formula="of:=[$dadosV2.$A333]" office:value-type="float" office:value="1.830314" calcext:value-type="float">
            <text:p>1.830314</text:p>
          </table:table-cell>
          <table:table-cell table:style-name="ce5" table:formula="of:=[$dadosV2.$A344]" office:value-type="float" office:value="3.796277" calcext:value-type="float">
            <text:p>3.796277</text:p>
          </table:table-cell>
          <table:table-cell table:style-name="ce5" table:formula="of:=[$dadosV2.$A355]" office:value-type="float" office:value="1.844993" calcext:value-type="float">
            <text:p>1.844993</text:p>
          </table:table-cell>
          <table:table-cell table:style-name="ce5" table:formula="of:=[$dadosV2.$A366]" office:value-type="float" office:value="3.783205" calcext:value-type="float">
            <text:p>3.783205</text:p>
          </table:table-cell>
          <table:table-cell table:style-name="ce5" table:formula="of:=[$dadosV2.$A377]" office:value-type="float" office:value="5.305461" calcext:value-type="float">
            <text:p>5.305461</text:p>
          </table:table-cell>
          <table:table-cell table:style-name="ce5" table:formula="of:=[$dadosV2.$A388]" office:value-type="float" office:value="10.815601" calcext:value-type="float">
            <text:p>10.815601</text:p>
          </table:table-cell>
          <table:covered-table-cell table:style-name="ce10"/>
          <table:table-cell table:style-name="ce5" table:formula="of:=[$dadosV2.$A465]" office:value-type="float" office:value="0.046666" calcext:value-type="float">
            <text:p>0.046666</text:p>
          </table:table-cell>
          <table:table-cell table:style-name="ce5" table:formula="of:=[$dadosV2.$A476]" office:value-type="float" office:value="0.059137" calcext:value-type="float">
            <text:p>0.059137</text:p>
          </table:table-cell>
          <table:table-cell table:style-name="ce5" table:formula="of:=[$dadosV2.$A487]" office:value-type="float" office:value="0.083779" calcext:value-type="float">
            <text:p>0.083779</text:p>
          </table:table-cell>
          <table:table-cell table:style-name="ce5" table:formula="of:=[$dadosV2.$A498]" office:value-type="float" office:value="0.133959" calcext:value-type="float">
            <text:p>0.133959</text:p>
          </table:table-cell>
          <table:table-cell table:style-name="ce5" table:formula="of:=[$dadosV2.$A509]" office:value-type="float" office:value="0.229337" calcext:value-type="float">
            <text:p>0.229337</text:p>
          </table:table-cell>
          <table:table-cell table:style-name="ce5" table:formula="of:=[$dadosV2.$A520]" office:value-type="float" office:value="1.863568" calcext:value-type="float">
            <text:p>1.863568</text:p>
          </table:table-cell>
          <table:table-cell table:style-name="ce5" table:formula="of:=[$dadosV2.$A531]" office:value-type="float" office:value="3.839637" calcext:value-type="float">
            <text:p>3.839637</text:p>
          </table:table-cell>
          <table:table-cell table:style-name="ce5" table:formula="of:=[$dadosV2.$A542]" office:value-type="float" office:value="0.049725" calcext:value-type="float">
            <text:p>0.049725</text:p>
          </table:table-cell>
          <table:table-cell table:style-name="ce5" table:formula="of:=[$dadosV2.$A553]" office:value-type="float" office:value="0.061536" calcext:value-type="float">
            <text:p>0.061536</text:p>
          </table:table-cell>
          <table:table-cell table:style-name="ce5" table:formula="of:=[$dadosV2.$A564]" office:value-type="float" office:value="0.084394" calcext:value-type="float">
            <text:p>0.084394</text:p>
          </table:table-cell>
          <table:table-cell table:style-name="ce5" table:formula="of:=[$dadosV2.$A575]" office:value-type="float" office:value="0.138277" calcext:value-type="float">
            <text:p>0.138277</text:p>
          </table:table-cell>
          <table:table-cell table:style-name="ce5" table:formula="of:=[$dadosV2.$A586]" office:value-type="float" office:value="0.239293" calcext:value-type="float">
            <text:p>0.239293</text:p>
          </table:table-cell>
          <table:table-cell table:style-name="ce5" table:formula="of:=[$dadosV2.$A597]" office:value-type="float" office:value="1.841995" calcext:value-type="float">
            <text:p>1.841995</text:p>
          </table:table-cell>
          <table:table-cell table:style-name="ce5" table:formula="of:=[$dadosV2.$A608]" office:value-type="float" office:value="3.844119" calcext:value-type="float">
            <text:p>3.844119</text:p>
          </table:table-cell>
          <table:table-cell table:style-name="ce5" table:formula="of:=[$dadosV2.$A619]" office:value-type="float" office:value="0.455197" calcext:value-type="float">
            <text:p>0.455197</text:p>
          </table:table-cell>
          <table:table-cell table:style-name="ce5" table:formula="of:=[$dadosV2.$A630]" office:value-type="float" office:value="0.878682" calcext:value-type="float">
            <text:p>0.878682</text:p>
          </table:table-cell>
          <table:table-cell table:style-name="ce5" table:formula="of:=[$dadosV2.$A641]" office:value-type="float" office:value="1.724041" calcext:value-type="float">
            <text:p>1.724041</text:p>
          </table:table-cell>
          <table:table-cell table:style-name="ce5" table:formula="of:=[$dadosV2.$A652]" office:value-type="float" office:value="4.218498" calcext:value-type="float">
            <text:p>4.218498</text:p>
          </table:table-cell>
          <table:table-cell table:style-name="ce5" table:formula="of:=[$dadosV2.$A663]" office:value-type="float" office:value="8.003985" calcext:value-type="float">
            <text:p>8.003985</text:p>
          </table:table-cell>
          <table:table-cell table:style-name="ce5" table:formula="of:=[$dadosV2.$A674]" office:value-type="float" office:value="54.096355" calcext:value-type="float">
            <text:p>54.096355</text:p>
          </table:table-cell>
          <table:table-cell table:style-name="ce5" table:formula="of:=[$dadosV2.$A685]" office:value-type="float" office:value="110.400098" calcext:value-type="float">
            <text:p>110.400098</text:p>
          </table:table-cell>
          <table:table-cell table:number-columns-repeated="979"/>
        </table:table-row>
        <table:table-row table:style-name="ro2">
          <table:covered-table-cell table:style-name="ce10"/>
          <table:table-cell table:style-name="ce5" table:formula="of:=[$dadosV2.$A4]" office:value-type="float" office:value="0.049904" calcext:value-type="float">
            <text:p>0.049904</text:p>
          </table:table-cell>
          <table:table-cell table:style-name="ce5" table:formula="of:=[$dadosV2.$A15]" office:value-type="float" office:value="0.062081" calcext:value-type="float">
            <text:p>0.062081</text:p>
          </table:table-cell>
          <table:table-cell table:style-name="ce5" table:formula="of:=[$dadosV2.$A26]" office:value-type="float" office:value="0.08529" calcext:value-type="float">
            <text:p>0.085290</text:p>
          </table:table-cell>
          <table:table-cell table:style-name="ce5" table:formula="of:=[$dadosV2.$A37]" office:value-type="float" office:value="0.134344" calcext:value-type="float">
            <text:p>0.134344</text:p>
          </table:table-cell>
          <table:table-cell table:style-name="ce5" table:formula="of:=[$dadosV2.$A48]" office:value-type="float" office:value="0.234139" calcext:value-type="float">
            <text:p>0.234139</text:p>
          </table:table-cell>
          <table:table-cell table:style-name="ce5" table:formula="of:=[$dadosV2.$A59]" office:value-type="float" office:value="0.04792" calcext:value-type="float">
            <text:p>0.047920</text:p>
          </table:table-cell>
          <table:table-cell table:style-name="ce5" table:formula="of:=[$dadosV2.$A70]" office:value-type="float" office:value="0.061026" calcext:value-type="float">
            <text:p>0.061026</text:p>
          </table:table-cell>
          <table:table-cell table:style-name="ce5" table:formula="of:=[$dadosV2.$A81]" office:value-type="float" office:value="0.085371" calcext:value-type="float">
            <text:p>0.085371</text:p>
          </table:table-cell>
          <table:table-cell table:style-name="ce5" table:formula="of:=[$dadosV2.$A92]" office:value-type="float" office:value="0.134048" calcext:value-type="float">
            <text:p>0.134048</text:p>
          </table:table-cell>
          <table:table-cell table:style-name="ce5" table:formula="of:=[$dadosV2.$A103]" office:value-type="float" office:value="0.228787" calcext:value-type="float">
            <text:p>0.228787</text:p>
          </table:table-cell>
          <table:table-cell table:style-name="ce5" table:formula="of:=[$dadosV2.$A114]" office:value-type="float" office:value="0.087704" calcext:value-type="float">
            <text:p>0.087704</text:p>
          </table:table-cell>
          <table:table-cell table:style-name="ce5" table:formula="of:=[$dadosV2.$A125]" office:value-type="float" office:value="0.139018" calcext:value-type="float">
            <text:p>0.139018</text:p>
          </table:table-cell>
          <table:table-cell table:style-name="ce5" table:formula="of:=[$dadosV2.$A136]" office:value-type="float" office:value="0.250831" calcext:value-type="float">
            <text:p>0.250831</text:p>
          </table:table-cell>
          <table:table-cell table:style-name="ce5" table:formula="of:=[$dadosV2.$A147]" office:value-type="float" office:value="0.44443" calcext:value-type="float">
            <text:p>0.444430</text:p>
          </table:table-cell>
          <table:table-cell table:style-name="ce5" table:formula="of:=[$dadosV2.$A158]" office:value-type="float" office:value="0.854231" calcext:value-type="float">
            <text:p>0.854231</text:p>
          </table:table-cell>
          <table:covered-table-cell table:style-name="ce10"/>
          <table:table-cell table:style-name="ce5" table:formula="of:=[$dadosV2.$A334]" office:value-type="float" office:value="1.846551" calcext:value-type="float">
            <text:p>1.846551</text:p>
          </table:table-cell>
          <table:table-cell table:style-name="ce5" table:formula="of:=[$dadosV2.$A345]" office:value-type="float" office:value="3.856366" calcext:value-type="float">
            <text:p>3.856366</text:p>
          </table:table-cell>
          <table:table-cell table:style-name="ce5" table:formula="of:=[$dadosV2.$A356]" office:value-type="float" office:value="1.844188" calcext:value-type="float">
            <text:p>1.844188</text:p>
          </table:table-cell>
          <table:table-cell table:style-name="ce5" table:formula="of:=[$dadosV2.$A367]" office:value-type="float" office:value="3.795709" calcext:value-type="float">
            <text:p>3.795709</text:p>
          </table:table-cell>
          <table:table-cell table:style-name="ce5" table:formula="of:=[$dadosV2.$A378]" office:value-type="float" office:value="5.306284" calcext:value-type="float">
            <text:p>5.306284</text:p>
          </table:table-cell>
          <table:table-cell table:style-name="ce5" table:formula="of:=[$dadosV2.$A389]" office:value-type="float" office:value="10.57541" calcext:value-type="float">
            <text:p>10.575410</text:p>
          </table:table-cell>
          <table:covered-table-cell table:style-name="ce10"/>
          <table:table-cell table:style-name="ce5" table:formula="of:=[$dadosV2.$A466]" office:value-type="float" office:value="0.051939" calcext:value-type="float">
            <text:p>0.051939</text:p>
          </table:table-cell>
          <table:table-cell table:style-name="ce5" table:formula="of:=[$dadosV2.$A477]" office:value-type="float" office:value="0.059374" calcext:value-type="float">
            <text:p>0.059374</text:p>
          </table:table-cell>
          <table:table-cell table:style-name="ce5" table:formula="of:=[$dadosV2.$A488]" office:value-type="float" office:value="0.087336" calcext:value-type="float">
            <text:p>0.087336</text:p>
          </table:table-cell>
          <table:table-cell table:style-name="ce5" table:formula="of:=[$dadosV2.$A499]" office:value-type="float" office:value="0.132661" calcext:value-type="float">
            <text:p>0.132661</text:p>
          </table:table-cell>
          <table:table-cell table:style-name="ce5" table:formula="of:=[$dadosV2.$A510]" office:value-type="float" office:value="0.228858" calcext:value-type="float">
            <text:p>0.228858</text:p>
          </table:table-cell>
          <table:table-cell table:style-name="ce5" table:formula="of:=[$dadosV2.$A521]" office:value-type="float" office:value="1.825608" calcext:value-type="float">
            <text:p>1.825608</text:p>
          </table:table-cell>
          <table:table-cell table:style-name="ce5" table:formula="of:=[$dadosV2.$A532]" office:value-type="float" office:value="3.815798" calcext:value-type="float">
            <text:p>3.815798</text:p>
          </table:table-cell>
          <table:table-cell table:style-name="ce5" table:formula="of:=[$dadosV2.$A543]" office:value-type="float" office:value="0.047183" calcext:value-type="float">
            <text:p>0.047183</text:p>
          </table:table-cell>
          <table:table-cell table:style-name="ce5" table:formula="of:=[$dadosV2.$A554]" office:value-type="float" office:value="0.059544" calcext:value-type="float">
            <text:p>0.059544</text:p>
          </table:table-cell>
          <table:table-cell table:style-name="ce5" table:formula="of:=[$dadosV2.$A565]" office:value-type="float" office:value="0.084532" calcext:value-type="float">
            <text:p>0.084532</text:p>
          </table:table-cell>
          <table:table-cell table:style-name="ce5" table:formula="of:=[$dadosV2.$A576]" office:value-type="float" office:value="0.137317" calcext:value-type="float">
            <text:p>0.137317</text:p>
          </table:table-cell>
          <table:table-cell table:style-name="ce5" table:formula="of:=[$dadosV2.$A587]" office:value-type="float" office:value="0.238823" calcext:value-type="float">
            <text:p>0.238823</text:p>
          </table:table-cell>
          <table:table-cell table:style-name="ce5" table:formula="of:=[$dadosV2.$A598]" office:value-type="float" office:value="1.847587" calcext:value-type="float">
            <text:p>1.847587</text:p>
          </table:table-cell>
          <table:table-cell table:style-name="ce5" table:formula="of:=[$dadosV2.$A609]" office:value-type="float" office:value="3.837137" calcext:value-type="float">
            <text:p>3.837137</text:p>
          </table:table-cell>
          <table:table-cell table:style-name="ce5" table:formula="of:=[$dadosV2.$A620]" office:value-type="float" office:value="0.455848" calcext:value-type="float">
            <text:p>0.455848</text:p>
          </table:table-cell>
          <table:table-cell table:style-name="ce5" table:formula="of:=[$dadosV2.$A631]" office:value-type="float" office:value="0.879246" calcext:value-type="float">
            <text:p>0.879246</text:p>
          </table:table-cell>
          <table:table-cell table:style-name="ce5" table:formula="of:=[$dadosV2.$A642]" office:value-type="float" office:value="1.723471" calcext:value-type="float">
            <text:p>1.723471</text:p>
          </table:table-cell>
          <table:table-cell table:style-name="ce5" table:formula="of:=[$dadosV2.$A653]" office:value-type="float" office:value="4.219464" calcext:value-type="float">
            <text:p>4.219464</text:p>
          </table:table-cell>
          <table:table-cell table:style-name="ce5" table:formula="of:=[$dadosV2.$A664]" office:value-type="float" office:value="8.015479" calcext:value-type="float">
            <text:p>8.015479</text:p>
          </table:table-cell>
          <table:table-cell table:style-name="ce5" table:formula="of:=[$dadosV2.$A675]" office:value-type="float" office:value="54.099721" calcext:value-type="float">
            <text:p>54.099721</text:p>
          </table:table-cell>
          <table:table-cell table:style-name="ce5" table:formula="of:=[$dadosV2.$A686]" office:value-type="float" office:value="108.050398" calcext:value-type="float">
            <text:p>108.050398</text:p>
          </table:table-cell>
          <table:table-cell table:number-columns-repeated="979"/>
        </table:table-row>
        <table:table-row table:style-name="ro2">
          <table:covered-table-cell table:style-name="ce10"/>
          <table:table-cell table:style-name="ce5" table:formula="of:=[$dadosV2.$A5]" office:value-type="float" office:value="0.048355" calcext:value-type="float">
            <text:p>0.048355</text:p>
          </table:table-cell>
          <table:table-cell table:style-name="ce5" table:formula="of:=[$dadosV2.$A16]" office:value-type="float" office:value="0.062273" calcext:value-type="float">
            <text:p>0.062273</text:p>
          </table:table-cell>
          <table:table-cell table:style-name="ce5" table:formula="of:=[$dadosV2.$A27]" office:value-type="float" office:value="0.090538" calcext:value-type="float">
            <text:p>0.090538</text:p>
          </table:table-cell>
          <table:table-cell table:style-name="ce5" table:formula="of:=[$dadosV2.$A38]" office:value-type="float" office:value="0.135171" calcext:value-type="float">
            <text:p>0.135171</text:p>
          </table:table-cell>
          <table:table-cell table:style-name="ce5" table:formula="of:=[$dadosV2.$A49]" office:value-type="float" office:value="0.231016" calcext:value-type="float">
            <text:p>0.231016</text:p>
          </table:table-cell>
          <table:table-cell table:style-name="ce5" table:formula="of:=[$dadosV2.$A60]" office:value-type="float" office:value="0.053053" calcext:value-type="float">
            <text:p>0.053053</text:p>
          </table:table-cell>
          <table:table-cell table:style-name="ce5" table:formula="of:=[$dadosV2.$A71]" office:value-type="float" office:value="0.061327" calcext:value-type="float">
            <text:p>0.061327</text:p>
          </table:table-cell>
          <table:table-cell table:style-name="ce5" table:formula="of:=[$dadosV2.$A82]" office:value-type="float" office:value="0.085794" calcext:value-type="float">
            <text:p>0.085794</text:p>
          </table:table-cell>
          <table:table-cell table:style-name="ce5" table:formula="of:=[$dadosV2.$A93]" office:value-type="float" office:value="0.134794" calcext:value-type="float">
            <text:p>0.134794</text:p>
          </table:table-cell>
          <table:table-cell table:style-name="ce5" table:formula="of:=[$dadosV2.$A104]" office:value-type="float" office:value="0.233169" calcext:value-type="float">
            <text:p>0.233169</text:p>
          </table:table-cell>
          <table:table-cell table:style-name="ce5" table:formula="of:=[$dadosV2.$A115]" office:value-type="float" office:value="0.08662" calcext:value-type="float">
            <text:p>0.086620</text:p>
          </table:table-cell>
          <table:table-cell table:style-name="ce5" table:formula="of:=[$dadosV2.$A126]" office:value-type="float" office:value="0.137928" calcext:value-type="float">
            <text:p>0.137928</text:p>
          </table:table-cell>
          <table:table-cell table:style-name="ce5" table:formula="of:=[$dadosV2.$A137]" office:value-type="float" office:value="0.246896" calcext:value-type="float">
            <text:p>0.246896</text:p>
          </table:table-cell>
          <table:table-cell table:style-name="ce5" table:formula="of:=[$dadosV2.$A148]" office:value-type="float" office:value="0.44382" calcext:value-type="float">
            <text:p>0.443820</text:p>
          </table:table-cell>
          <table:table-cell table:style-name="ce5" table:formula="of:=[$dadosV2.$A159]" office:value-type="float" office:value="0.853321" calcext:value-type="float">
            <text:p>0.853321</text:p>
          </table:table-cell>
          <table:covered-table-cell table:style-name="ce10"/>
          <table:table-cell table:style-name="ce5" table:formula="of:=[$dadosV2.$A335]" office:value-type="float" office:value="1.82858" calcext:value-type="float">
            <text:p>1.828580</text:p>
          </table:table-cell>
          <table:table-cell table:style-name="ce5" table:formula="of:=[$dadosV2.$A346]" office:value-type="float" office:value="3.787867" calcext:value-type="float">
            <text:p>3.787867</text:p>
          </table:table-cell>
          <table:table-cell table:style-name="ce5" table:formula="of:=[$dadosV2.$A357]" office:value-type="float" office:value="1.834469" calcext:value-type="float">
            <text:p>1.834469</text:p>
          </table:table-cell>
          <table:table-cell table:style-name="ce5" table:formula="of:=[$dadosV2.$A368]" office:value-type="float" office:value="3.78673" calcext:value-type="float">
            <text:p>3.786730</text:p>
          </table:table-cell>
          <table:table-cell table:style-name="ce5" table:formula="of:=[$dadosV2.$A379]" office:value-type="float" office:value="5.315405" calcext:value-type="float">
            <text:p>5.315405</text:p>
          </table:table-cell>
          <table:table-cell table:style-name="ce5" table:formula="of:=[$dadosV2.$A390]" office:value-type="float" office:value="10.576636" calcext:value-type="float">
            <text:p>10.576636</text:p>
          </table:table-cell>
          <table:covered-table-cell table:style-name="ce10"/>
          <table:table-cell table:style-name="ce5" table:formula="of:=[$dadosV2.$A467]" office:value-type="float" office:value="0.047365" calcext:value-type="float">
            <text:p>0.047365</text:p>
          </table:table-cell>
          <table:table-cell table:style-name="ce5" table:formula="of:=[$dadosV2.$A478]" office:value-type="float" office:value="0.060247" calcext:value-type="float">
            <text:p>0.060247</text:p>
          </table:table-cell>
          <table:table-cell table:style-name="ce5" table:formula="of:=[$dadosV2.$A489]" office:value-type="float" office:value="0.083592" calcext:value-type="float">
            <text:p>0.083592</text:p>
          </table:table-cell>
          <table:table-cell table:style-name="ce5" table:formula="of:=[$dadosV2.$A500]" office:value-type="float" office:value="0.131783" calcext:value-type="float">
            <text:p>0.131783</text:p>
          </table:table-cell>
          <table:table-cell table:style-name="ce5" table:formula="of:=[$dadosV2.$A511]" office:value-type="float" office:value="0.231915" calcext:value-type="float">
            <text:p>0.231915</text:p>
          </table:table-cell>
          <table:table-cell table:style-name="ce5" table:formula="of:=[$dadosV2.$A522]" office:value-type="float" office:value="1.845728" calcext:value-type="float">
            <text:p>1.845728</text:p>
          </table:table-cell>
          <table:table-cell table:style-name="ce5" table:formula="of:=[$dadosV2.$A533]" office:value-type="float" office:value="3.839959" calcext:value-type="float">
            <text:p>3.839959</text:p>
          </table:table-cell>
          <table:table-cell table:style-name="ce5" table:formula="of:=[$dadosV2.$A544]" office:value-type="float" office:value="0.051101" calcext:value-type="float">
            <text:p>0.051101</text:p>
          </table:table-cell>
          <table:table-cell table:style-name="ce5" table:formula="of:=[$dadosV2.$A555]" office:value-type="float" office:value="0.06103" calcext:value-type="float">
            <text:p>0.061030</text:p>
          </table:table-cell>
          <table:table-cell table:style-name="ce5" table:formula="of:=[$dadosV2.$A566]" office:value-type="float" office:value="0.084084" calcext:value-type="float">
            <text:p>0.084084</text:p>
          </table:table-cell>
          <table:table-cell table:style-name="ce5" table:formula="of:=[$dadosV2.$A577]" office:value-type="float" office:value="0.135984" calcext:value-type="float">
            <text:p>0.135984</text:p>
          </table:table-cell>
          <table:table-cell table:style-name="ce5" table:formula="of:=[$dadosV2.$A588]" office:value-type="float" office:value="0.238002" calcext:value-type="float">
            <text:p>0.238002</text:p>
          </table:table-cell>
          <table:table-cell table:style-name="ce5" table:formula="of:=[$dadosV2.$A599]" office:value-type="float" office:value="1.829286" calcext:value-type="float">
            <text:p>1.829286</text:p>
          </table:table-cell>
          <table:table-cell table:style-name="ce5" table:formula="of:=[$dadosV2.$A610]" office:value-type="float" office:value="3.803771" calcext:value-type="float">
            <text:p>3.803771</text:p>
          </table:table-cell>
          <table:table-cell table:style-name="ce5" table:formula="of:=[$dadosV2.$A621]" office:value-type="float" office:value="0.45521" calcext:value-type="float">
            <text:p>0.455210</text:p>
          </table:table-cell>
          <table:table-cell table:style-name="ce5" table:formula="of:=[$dadosV2.$A632]" office:value-type="float" office:value="0.879773" calcext:value-type="float">
            <text:p>0.879773</text:p>
          </table:table-cell>
          <table:table-cell table:style-name="ce5" table:formula="of:=[$dadosV2.$A643]" office:value-type="float" office:value="1.725265" calcext:value-type="float">
            <text:p>1.725265</text:p>
          </table:table-cell>
          <table:table-cell table:style-name="ce5" table:formula="of:=[$dadosV2.$A654]" office:value-type="float" office:value="4.221352" calcext:value-type="float">
            <text:p>4.221352</text:p>
          </table:table-cell>
          <table:table-cell table:style-name="ce5" table:formula="of:=[$dadosV2.$A665]" office:value-type="float" office:value="7.98499" calcext:value-type="float">
            <text:p>7.984990</text:p>
          </table:table-cell>
          <table:table-cell table:style-name="ce5" table:formula="of:=[$dadosV2.$A676]" office:value-type="float" office:value="54.096763" calcext:value-type="float">
            <text:p>54.096763</text:p>
          </table:table-cell>
          <table:table-cell table:style-name="ce5" table:formula="of:=[$dadosV2.$A687]" office:value-type="float" office:value="108.064356" calcext:value-type="float">
            <text:p>108.064356</text:p>
          </table:table-cell>
          <table:table-cell table:number-columns-repeated="979"/>
        </table:table-row>
        <table:table-row table:style-name="ro2">
          <table:covered-table-cell table:style-name="ce10"/>
          <table:table-cell table:style-name="ce5" table:formula="of:=[$dadosV2.$A6]" office:value-type="float" office:value="0.04807" calcext:value-type="float">
            <text:p>0.048070</text:p>
          </table:table-cell>
          <table:table-cell table:style-name="ce5" table:formula="of:=[$dadosV2.$A17]" office:value-type="float" office:value="0.061031" calcext:value-type="float">
            <text:p>0.061031</text:p>
          </table:table-cell>
          <table:table-cell table:style-name="ce5" table:formula="of:=[$dadosV2.$A28]" office:value-type="float" office:value="0.093895" calcext:value-type="float">
            <text:p>0.093895</text:p>
          </table:table-cell>
          <table:table-cell table:style-name="ce5" table:formula="of:=[$dadosV2.$A39]" office:value-type="float" office:value="0.135563" calcext:value-type="float">
            <text:p>0.135563</text:p>
          </table:table-cell>
          <table:table-cell table:style-name="ce5" table:formula="of:=[$dadosV2.$A50]" office:value-type="float" office:value="0.238464" calcext:value-type="float">
            <text:p>0.238464</text:p>
          </table:table-cell>
          <table:table-cell table:style-name="ce5" table:formula="of:=[$dadosV2.$A61]" office:value-type="float" office:value="0.047454" calcext:value-type="float">
            <text:p>0.047454</text:p>
          </table:table-cell>
          <table:table-cell table:style-name="ce5" table:formula="of:=[$dadosV2.$A72]" office:value-type="float" office:value="0.062007" calcext:value-type="float">
            <text:p>0.062007</text:p>
          </table:table-cell>
          <table:table-cell table:style-name="ce5" table:formula="of:=[$dadosV2.$A83]" office:value-type="float" office:value="0.088452" calcext:value-type="float">
            <text:p>0.088452</text:p>
          </table:table-cell>
          <table:table-cell table:style-name="ce5" table:formula="of:=[$dadosV2.$A94]" office:value-type="float" office:value="0.136363" calcext:value-type="float">
            <text:p>0.136363</text:p>
          </table:table-cell>
          <table:table-cell table:style-name="ce5" table:formula="of:=[$dadosV2.$A105]" office:value-type="float" office:value="0.232955" calcext:value-type="float">
            <text:p>0.232955</text:p>
          </table:table-cell>
          <table:table-cell table:style-name="ce5" table:formula="of:=[$dadosV2.$A116]" office:value-type="float" office:value="0.087732" calcext:value-type="float">
            <text:p>0.087732</text:p>
          </table:table-cell>
          <table:table-cell table:style-name="ce5" table:formula="of:=[$dadosV2.$A127]" office:value-type="float" office:value="0.138535" calcext:value-type="float">
            <text:p>0.138535</text:p>
          </table:table-cell>
          <table:table-cell table:style-name="ce5" table:formula="of:=[$dadosV2.$A138]" office:value-type="float" office:value="0.240885" calcext:value-type="float">
            <text:p>0.240885</text:p>
          </table:table-cell>
          <table:table-cell table:style-name="ce5" table:formula="of:=[$dadosV2.$A149]" office:value-type="float" office:value="0.445345" calcext:value-type="float">
            <text:p>0.445345</text:p>
          </table:table-cell>
          <table:table-cell table:style-name="ce5" table:formula="of:=[$dadosV2.$A160]" office:value-type="float" office:value="0.856231" calcext:value-type="float">
            <text:p>0.856231</text:p>
          </table:table-cell>
          <table:covered-table-cell table:style-name="ce10"/>
          <table:table-cell table:style-name="ce5" table:formula="of:=[$dadosV2.$A336]" office:value-type="float" office:value="1.825198" calcext:value-type="float">
            <text:p>1.825198</text:p>
          </table:table-cell>
          <table:table-cell table:style-name="ce5" table:formula="of:=[$dadosV2.$A347]" office:value-type="float" office:value="3.815617" calcext:value-type="float">
            <text:p>3.815617</text:p>
          </table:table-cell>
          <table:table-cell table:style-name="ce5" table:formula="of:=[$dadosV2.$A358]" office:value-type="float" office:value="1.856238" calcext:value-type="float">
            <text:p>1.856238</text:p>
          </table:table-cell>
          <table:table-cell table:style-name="ce5" table:formula="of:=[$dadosV2.$A369]" office:value-type="float" office:value="3.777555" calcext:value-type="float">
            <text:p>3.777555</text:p>
          </table:table-cell>
          <table:table-cell table:style-name="ce5" table:formula="of:=[$dadosV2.$A380]" office:value-type="float" office:value="5.303352" calcext:value-type="float">
            <text:p>5.303352</text:p>
          </table:table-cell>
          <table:table-cell table:style-name="ce5" table:formula="of:=[$dadosV2.$A391]" office:value-type="float" office:value="10.579578" calcext:value-type="float">
            <text:p>10.579578</text:p>
          </table:table-cell>
          <table:covered-table-cell table:style-name="ce10"/>
          <table:table-cell table:style-name="ce5" table:formula="of:=[$dadosV2.$A468]" office:value-type="float" office:value="0.047173" calcext:value-type="float">
            <text:p>0.047173</text:p>
          </table:table-cell>
          <table:table-cell table:style-name="ce5" table:formula="of:=[$dadosV2.$A479]" office:value-type="float" office:value="0.059192" calcext:value-type="float">
            <text:p>0.059192</text:p>
          </table:table-cell>
          <table:table-cell table:style-name="ce5" table:formula="of:=[$dadosV2.$A490]" office:value-type="float" office:value="0.09006" calcext:value-type="float">
            <text:p>0.090060</text:p>
          </table:table-cell>
          <table:table-cell table:style-name="ce5" table:formula="of:=[$dadosV2.$A501]" office:value-type="float" office:value="0.132607" calcext:value-type="float">
            <text:p>0.132607</text:p>
          </table:table-cell>
          <table:table-cell table:style-name="ce5" table:formula="of:=[$dadosV2.$A512]" office:value-type="float" office:value="0.23595" calcext:value-type="float">
            <text:p>0.235950</text:p>
          </table:table-cell>
          <table:table-cell table:style-name="ce5" table:formula="of:=[$dadosV2.$A523]" office:value-type="float" office:value="1.852346" calcext:value-type="float">
            <text:p>1.852346</text:p>
          </table:table-cell>
          <table:table-cell table:style-name="ce5" table:formula="of:=[$dadosV2.$A534]" office:value-type="float" office:value="3.805332" calcext:value-type="float">
            <text:p>3.805332</text:p>
          </table:table-cell>
          <table:table-cell table:style-name="ce5" table:formula="of:=[$dadosV2.$A545]" office:value-type="float" office:value="0.046334" calcext:value-type="float">
            <text:p>0.046334</text:p>
          </table:table-cell>
          <table:table-cell table:style-name="ce5" table:formula="of:=[$dadosV2.$A556]" office:value-type="float" office:value="0.061192" calcext:value-type="float">
            <text:p>0.061192</text:p>
          </table:table-cell>
          <table:table-cell table:style-name="ce5" table:formula="of:=[$dadosV2.$A567]" office:value-type="float" office:value="0.084855" calcext:value-type="float">
            <text:p>0.084855</text:p>
          </table:table-cell>
          <table:table-cell table:style-name="ce5" table:formula="of:=[$dadosV2.$A578]" office:value-type="float" office:value="0.136002" calcext:value-type="float">
            <text:p>0.136002</text:p>
          </table:table-cell>
          <table:table-cell table:style-name="ce5" table:formula="of:=[$dadosV2.$A589]" office:value-type="float" office:value="0.244445" calcext:value-type="float">
            <text:p>0.244445</text:p>
          </table:table-cell>
          <table:table-cell table:style-name="ce5" table:formula="of:=[$dadosV2.$A600]" office:value-type="float" office:value="1.834276" calcext:value-type="float">
            <text:p>1.834276</text:p>
          </table:table-cell>
          <table:table-cell table:style-name="ce5" table:formula="of:=[$dadosV2.$A611]" office:value-type="float" office:value="3.812574" calcext:value-type="float">
            <text:p>3.812574</text:p>
          </table:table-cell>
          <table:table-cell table:style-name="ce5" table:formula="of:=[$dadosV2.$A622]" office:value-type="float" office:value="0.465117" calcext:value-type="float">
            <text:p>0.465117</text:p>
          </table:table-cell>
          <table:table-cell table:style-name="ce5" table:formula="of:=[$dadosV2.$A633]" office:value-type="float" office:value="0.879908" calcext:value-type="float">
            <text:p>0.879908</text:p>
          </table:table-cell>
          <table:table-cell table:style-name="ce5" table:formula="of:=[$dadosV2.$A644]" office:value-type="float" office:value="1.725273" calcext:value-type="float">
            <text:p>1.725273</text:p>
          </table:table-cell>
          <table:table-cell table:style-name="ce5" table:formula="of:=[$dadosV2.$A655]" office:value-type="float" office:value="4.22285" calcext:value-type="float">
            <text:p>4.222850</text:p>
          </table:table-cell>
          <table:table-cell table:style-name="ce5" table:formula="of:=[$dadosV2.$A666]" office:value-type="float" office:value="8.004319" calcext:value-type="float">
            <text:p>8.004319</text:p>
          </table:table-cell>
          <table:table-cell table:style-name="ce5" table:formula="of:=[$dadosV2.$A677]" office:value-type="float" office:value="60.630064" calcext:value-type="float">
            <text:p>60.630064</text:p>
          </table:table-cell>
          <table:table-cell table:style-name="ce5" table:formula="of:=[$dadosV2.$A688]" office:value-type="float" office:value="108.089418" calcext:value-type="float">
            <text:p>108.089418</text:p>
          </table:table-cell>
          <table:table-cell table:number-columns-repeated="979"/>
        </table:table-row>
        <table:table-row table:style-name="ro2">
          <table:covered-table-cell table:style-name="ce10"/>
          <table:table-cell table:style-name="ce5" table:formula="of:=[$dadosV2.$A7]" office:value-type="float" office:value="0.048484" calcext:value-type="float">
            <text:p>0.048484</text:p>
          </table:table-cell>
          <table:table-cell table:style-name="ce5" table:formula="of:=[$dadosV2.$A18]" office:value-type="float" office:value="0.061599" calcext:value-type="float">
            <text:p>0.061599</text:p>
          </table:table-cell>
          <table:table-cell table:style-name="ce5" table:formula="of:=[$dadosV2.$A29]" office:value-type="float" office:value="0.085938" calcext:value-type="float">
            <text:p>0.085938</text:p>
          </table:table-cell>
          <table:table-cell table:style-name="ce5" table:formula="of:=[$dadosV2.$A40]" office:value-type="float" office:value="0.132722" calcext:value-type="float">
            <text:p>0.132722</text:p>
          </table:table-cell>
          <table:table-cell table:style-name="ce5" table:formula="of:=[$dadosV2.$A51]" office:value-type="float" office:value="0.231896" calcext:value-type="float">
            <text:p>0.231896</text:p>
          </table:table-cell>
          <table:table-cell table:style-name="ce5" table:formula="of:=[$dadosV2.$A62]" office:value-type="float" office:value="0.047335" calcext:value-type="float">
            <text:p>0.047335</text:p>
          </table:table-cell>
          <table:table-cell table:style-name="ce5" table:formula="of:=[$dadosV2.$A73]" office:value-type="float" office:value="0.060363" calcext:value-type="float">
            <text:p>0.060363</text:p>
          </table:table-cell>
          <table:table-cell table:style-name="ce5" table:formula="of:=[$dadosV2.$A84]" office:value-type="float" office:value="0.085669" calcext:value-type="float">
            <text:p>0.085669</text:p>
          </table:table-cell>
          <table:table-cell table:style-name="ce5" table:formula="of:=[$dadosV2.$A95]" office:value-type="float" office:value="0.133454" calcext:value-type="float">
            <text:p>0.133454</text:p>
          </table:table-cell>
          <table:table-cell table:style-name="ce5" table:formula="of:=[$dadosV2.$A106]" office:value-type="float" office:value="0.251672" calcext:value-type="float">
            <text:p>0.251672</text:p>
          </table:table-cell>
          <table:table-cell table:style-name="ce5" table:formula="of:=[$dadosV2.$A117]" office:value-type="float" office:value="0.084994" calcext:value-type="float">
            <text:p>0.084994</text:p>
          </table:table-cell>
          <table:table-cell table:style-name="ce5" table:formula="of:=[$dadosV2.$A128]" office:value-type="float" office:value="0.143837" calcext:value-type="float">
            <text:p>0.143837</text:p>
          </table:table-cell>
          <table:table-cell table:style-name="ce5" table:formula="of:=[$dadosV2.$A139]" office:value-type="float" office:value="0.241524" calcext:value-type="float">
            <text:p>0.241524</text:p>
          </table:table-cell>
          <table:table-cell table:style-name="ce5" table:formula="of:=[$dadosV2.$A150]" office:value-type="float" office:value="0.445675" calcext:value-type="float">
            <text:p>0.445675</text:p>
          </table:table-cell>
          <table:table-cell table:style-name="ce5" table:formula="of:=[$dadosV2.$A161]" office:value-type="float" office:value="0.855295" calcext:value-type="float">
            <text:p>0.855295</text:p>
          </table:table-cell>
          <table:covered-table-cell table:style-name="ce10"/>
          <table:table-cell table:style-name="ce5" table:formula="of:=[$dadosV2.$A337]" office:value-type="float" office:value="1.864946" calcext:value-type="float">
            <text:p>1.864946</text:p>
          </table:table-cell>
          <table:table-cell table:style-name="ce5" table:formula="of:=[$dadosV2.$A348]" office:value-type="float" office:value="3.804726" calcext:value-type="float">
            <text:p>3.804726</text:p>
          </table:table-cell>
          <table:table-cell table:style-name="ce5" table:formula="of:=[$dadosV2.$A359]" office:value-type="float" office:value="1.806142" calcext:value-type="float">
            <text:p>1.806142</text:p>
          </table:table-cell>
          <table:table-cell table:style-name="ce5" table:formula="of:=[$dadosV2.$A370]" office:value-type="float" office:value="3.788349" calcext:value-type="float">
            <text:p>3.788349</text:p>
          </table:table-cell>
          <table:table-cell table:style-name="ce5" table:formula="of:=[$dadosV2.$A381]" office:value-type="float" office:value="6.263692" calcext:value-type="float">
            <text:p>6.263692</text:p>
          </table:table-cell>
          <table:table-cell table:style-name="ce5" table:formula="of:=[$dadosV2.$A392]" office:value-type="float" office:value="10.801969" calcext:value-type="float">
            <text:p>10.801969</text:p>
          </table:table-cell>
          <table:covered-table-cell table:style-name="ce10"/>
          <table:table-cell table:style-name="ce5" table:formula="of:=[$dadosV2.$A469]" office:value-type="float" office:value="0.046272" calcext:value-type="float">
            <text:p>0.046272</text:p>
          </table:table-cell>
          <table:table-cell table:style-name="ce5" table:formula="of:=[$dadosV2.$A480]" office:value-type="float" office:value="0.060817" calcext:value-type="float">
            <text:p>0.060817</text:p>
          </table:table-cell>
          <table:table-cell table:style-name="ce5" table:formula="of:=[$dadosV2.$A491]" office:value-type="float" office:value="0.084774" calcext:value-type="float">
            <text:p>0.084774</text:p>
          </table:table-cell>
          <table:table-cell table:style-name="ce5" table:formula="of:=[$dadosV2.$A502]" office:value-type="float" office:value="0.132088" calcext:value-type="float">
            <text:p>0.132088</text:p>
          </table:table-cell>
          <table:table-cell table:style-name="ce5" table:formula="of:=[$dadosV2.$A513]" office:value-type="float" office:value="0.231363" calcext:value-type="float">
            <text:p>0.231363</text:p>
          </table:table-cell>
          <table:table-cell table:style-name="ce5" table:formula="of:=[$dadosV2.$A524]" office:value-type="float" office:value="1.85232" calcext:value-type="float">
            <text:p>1.852320</text:p>
          </table:table-cell>
          <table:table-cell table:style-name="ce5" table:formula="of:=[$dadosV2.$A535]" office:value-type="float" office:value="3.875222" calcext:value-type="float">
            <text:p>3.875222</text:p>
          </table:table-cell>
          <table:table-cell table:style-name="ce5" table:formula="of:=[$dadosV2.$A546]" office:value-type="float" office:value="0.046024" calcext:value-type="float">
            <text:p>0.046024</text:p>
          </table:table-cell>
          <table:table-cell table:style-name="ce5" table:formula="of:=[$dadosV2.$A557]" office:value-type="float" office:value="0.061579" calcext:value-type="float">
            <text:p>0.061579</text:p>
          </table:table-cell>
          <table:table-cell table:style-name="ce5" table:formula="of:=[$dadosV2.$A568]" office:value-type="float" office:value="0.084299" calcext:value-type="float">
            <text:p>0.084299</text:p>
          </table:table-cell>
          <table:table-cell table:style-name="ce5" table:formula="of:=[$dadosV2.$A579]" office:value-type="float" office:value="0.140031" calcext:value-type="float">
            <text:p>0.140031</text:p>
          </table:table-cell>
          <table:table-cell table:style-name="ce5" table:formula="of:=[$dadosV2.$A590]" office:value-type="float" office:value="0.245377" calcext:value-type="float">
            <text:p>0.245377</text:p>
          </table:table-cell>
          <table:table-cell table:style-name="ce5" table:formula="of:=[$dadosV2.$A601]" office:value-type="float" office:value="1.860139" calcext:value-type="float">
            <text:p>1.860139</text:p>
          </table:table-cell>
          <table:table-cell table:style-name="ce5" table:formula="of:=[$dadosV2.$A612]" office:value-type="float" office:value="3.843983" calcext:value-type="float">
            <text:p>3.843983</text:p>
          </table:table-cell>
          <table:table-cell table:style-name="ce5" table:formula="of:=[$dadosV2.$A623]" office:value-type="float" office:value="0.454777" calcext:value-type="float">
            <text:p>0.454777</text:p>
          </table:table-cell>
          <table:table-cell table:style-name="ce5" table:formula="of:=[$dadosV2.$A634]" office:value-type="float" office:value="0.886581" calcext:value-type="float">
            <text:p>0.886581</text:p>
          </table:table-cell>
          <table:table-cell table:style-name="ce5" table:formula="of:=[$dadosV2.$A645]" office:value-type="float" office:value="1.725057" calcext:value-type="float">
            <text:p>1.725057</text:p>
          </table:table-cell>
          <table:table-cell table:style-name="ce5" table:formula="of:=[$dadosV2.$A656]" office:value-type="float" office:value="4.223023" calcext:value-type="float">
            <text:p>4.223023</text:p>
          </table:table-cell>
          <table:table-cell table:style-name="ce5" table:formula="of:=[$dadosV2.$A667]" office:value-type="float" office:value="8.01264" calcext:value-type="float">
            <text:p>8.012640</text:p>
          </table:table-cell>
          <table:table-cell table:style-name="ce5" table:formula="of:=[$dadosV2.$A678]" office:value-type="float" office:value="54.070187" calcext:value-type="float">
            <text:p>54.070187</text:p>
          </table:table-cell>
          <table:table-cell table:style-name="ce5" table:formula="of:=[$dadosV2.$A689]" office:value-type="float" office:value="107.91496" calcext:value-type="float">
            <text:p>107.914960</text:p>
          </table:table-cell>
          <table:table-cell table:number-columns-repeated="979"/>
        </table:table-row>
        <table:table-row table:style-name="ro2">
          <table:covered-table-cell table:style-name="ce10"/>
          <table:table-cell table:style-name="ce5" table:formula="of:=[$dadosV2.$A8]" office:value-type="float" office:value="0.04739" calcext:value-type="float">
            <text:p>0.047390</text:p>
          </table:table-cell>
          <table:table-cell table:style-name="ce5" table:formula="of:=[$dadosV2.$A19]" office:value-type="float" office:value="0.061012" calcext:value-type="float">
            <text:p>0.061012</text:p>
          </table:table-cell>
          <table:table-cell table:style-name="ce5" table:formula="of:=[$dadosV2.$A30]" office:value-type="float" office:value="0.085807" calcext:value-type="float">
            <text:p>0.085807</text:p>
          </table:table-cell>
          <table:table-cell table:style-name="ce5" table:formula="of:=[$dadosV2.$A41]" office:value-type="float" office:value="0.139908" calcext:value-type="float">
            <text:p>0.139908</text:p>
          </table:table-cell>
          <table:table-cell table:style-name="ce5" table:formula="of:=[$dadosV2.$A52]" office:value-type="float" office:value="0.236227" calcext:value-type="float">
            <text:p>0.236227</text:p>
          </table:table-cell>
          <table:table-cell table:style-name="ce5" table:formula="of:=[$dadosV2.$A63]" office:value-type="float" office:value="0.048627" calcext:value-type="float">
            <text:p>0.048627</text:p>
          </table:table-cell>
          <table:table-cell table:style-name="ce5" table:formula="of:=[$dadosV2.$A74]" office:value-type="float" office:value="0.060724" calcext:value-type="float">
            <text:p>0.060724</text:p>
          </table:table-cell>
          <table:table-cell table:style-name="ce5" table:formula="of:=[$dadosV2.$A85]" office:value-type="float" office:value="0.085557" calcext:value-type="float">
            <text:p>0.085557</text:p>
          </table:table-cell>
          <table:table-cell table:style-name="ce5" table:formula="of:=[$dadosV2.$A96]" office:value-type="float" office:value="0.135472" calcext:value-type="float">
            <text:p>0.135472</text:p>
          </table:table-cell>
          <table:table-cell table:style-name="ce5" table:formula="of:=[$dadosV2.$A107]" office:value-type="float" office:value="0.234641" calcext:value-type="float">
            <text:p>0.234641</text:p>
          </table:table-cell>
          <table:table-cell table:style-name="ce5" table:formula="of:=[$dadosV2.$A118]" office:value-type="float" office:value="0.085453" calcext:value-type="float">
            <text:p>0.085453</text:p>
          </table:table-cell>
          <table:table-cell table:style-name="ce5" table:formula="of:=[$dadosV2.$A129]" office:value-type="float" office:value="0.138299" calcext:value-type="float">
            <text:p>0.138299</text:p>
          </table:table-cell>
          <table:table-cell table:style-name="ce5" table:formula="of:=[$dadosV2.$A140]" office:value-type="float" office:value="0.240561" calcext:value-type="float">
            <text:p>0.240561</text:p>
          </table:table-cell>
          <table:table-cell table:style-name="ce5" table:formula="of:=[$dadosV2.$A151]" office:value-type="float" office:value="0.447223" calcext:value-type="float">
            <text:p>0.447223</text:p>
          </table:table-cell>
          <table:table-cell table:style-name="ce5" table:formula="of:=[$dadosV2.$A162]" office:value-type="float" office:value="0.854947" calcext:value-type="float">
            <text:p>0.854947</text:p>
          </table:table-cell>
          <table:covered-table-cell table:style-name="ce10"/>
          <table:table-cell table:style-name="ce5" table:formula="of:=[$dadosV2.$A338]" office:value-type="float" office:value="1.851891" calcext:value-type="float">
            <text:p>1.851891</text:p>
          </table:table-cell>
          <table:table-cell table:style-name="ce5" table:formula="of:=[$dadosV2.$A349]" office:value-type="float" office:value="3.847243" calcext:value-type="float">
            <text:p>3.847243</text:p>
          </table:table-cell>
          <table:table-cell table:style-name="ce5" table:formula="of:=[$dadosV2.$A360]" office:value-type="float" office:value="1.815106" calcext:value-type="float">
            <text:p>1.815106</text:p>
          </table:table-cell>
          <table:table-cell table:style-name="ce5" table:formula="of:=[$dadosV2.$A371]" office:value-type="float" office:value="3.822085" calcext:value-type="float">
            <text:p>3.822085</text:p>
          </table:table-cell>
          <table:table-cell table:style-name="ce5" table:formula="of:=[$dadosV2.$A382]" office:value-type="float" office:value="5.309791" calcext:value-type="float">
            <text:p>5.309791</text:p>
          </table:table-cell>
          <table:table-cell table:style-name="ce5" table:formula="of:=[$dadosV2.$A393]" office:value-type="float" office:value="10.580558" calcext:value-type="float">
            <text:p>10.580558</text:p>
          </table:table-cell>
          <table:covered-table-cell table:style-name="ce10"/>
          <table:table-cell table:style-name="ce5" table:formula="of:=[$dadosV2.$A470]" office:value-type="float" office:value="0.04628" calcext:value-type="float">
            <text:p>0.046280</text:p>
          </table:table-cell>
          <table:table-cell table:style-name="ce5" table:formula="of:=[$dadosV2.$A481]" office:value-type="float" office:value="0.060082" calcext:value-type="float">
            <text:p>0.060082</text:p>
          </table:table-cell>
          <table:table-cell table:style-name="ce5" table:formula="of:=[$dadosV2.$A492]" office:value-type="float" office:value="0.08367" calcext:value-type="float">
            <text:p>0.083670</text:p>
          </table:table-cell>
          <table:table-cell table:style-name="ce5" table:formula="of:=[$dadosV2.$A503]" office:value-type="float" office:value="0.133922" calcext:value-type="float">
            <text:p>0.133922</text:p>
          </table:table-cell>
          <table:table-cell table:style-name="ce5" table:formula="of:=[$dadosV2.$A514]" office:value-type="float" office:value="0.233509" calcext:value-type="float">
            <text:p>0.233509</text:p>
          </table:table-cell>
          <table:table-cell table:style-name="ce5" table:formula="of:=[$dadosV2.$A525]" office:value-type="float" office:value="1.844029" calcext:value-type="float">
            <text:p>1.844029</text:p>
          </table:table-cell>
          <table:table-cell table:style-name="ce5" table:formula="of:=[$dadosV2.$A536]" office:value-type="float" office:value="3.824478" calcext:value-type="float">
            <text:p>3.824478</text:p>
          </table:table-cell>
          <table:table-cell table:style-name="ce5" table:formula="of:=[$dadosV2.$A547]" office:value-type="float" office:value="0.046213" calcext:value-type="float">
            <text:p>0.046213</text:p>
          </table:table-cell>
          <table:table-cell table:style-name="ce5" table:formula="of:=[$dadosV2.$A558]" office:value-type="float" office:value="0.06056" calcext:value-type="float">
            <text:p>0.060560</text:p>
          </table:table-cell>
          <table:table-cell table:style-name="ce5" table:formula="of:=[$dadosV2.$A569]" office:value-type="float" office:value="0.083075" calcext:value-type="float">
            <text:p>0.083075</text:p>
          </table:table-cell>
          <table:table-cell table:style-name="ce5" table:formula="of:=[$dadosV2.$A580]" office:value-type="float" office:value="0.149123" calcext:value-type="float">
            <text:p>0.149123</text:p>
          </table:table-cell>
          <table:table-cell table:style-name="ce5" table:formula="of:=[$dadosV2.$A591]" office:value-type="float" office:value="0.243595" calcext:value-type="float">
            <text:p>0.243595</text:p>
          </table:table-cell>
          <table:table-cell table:style-name="ce5" table:formula="of:=[$dadosV2.$A602]" office:value-type="float" office:value="1.838753" calcext:value-type="float">
            <text:p>1.838753</text:p>
          </table:table-cell>
          <table:table-cell table:style-name="ce5" table:formula="of:=[$dadosV2.$A613]" office:value-type="float" office:value="3.819361" calcext:value-type="float">
            <text:p>3.819361</text:p>
          </table:table-cell>
          <table:table-cell table:style-name="ce5" table:formula="of:=[$dadosV2.$A624]" office:value-type="float" office:value="0.461045" calcext:value-type="float">
            <text:p>0.461045</text:p>
          </table:table-cell>
          <table:table-cell table:style-name="ce5" table:formula="of:=[$dadosV2.$A635]" office:value-type="float" office:value="0.87877" calcext:value-type="float">
            <text:p>0.878770</text:p>
          </table:table-cell>
          <table:table-cell table:style-name="ce5" table:formula="of:=[$dadosV2.$A646]" office:value-type="float" office:value="2.131475" calcext:value-type="float">
            <text:p>2.131475</text:p>
          </table:table-cell>
          <table:table-cell table:style-name="ce5" table:formula="of:=[$dadosV2.$A657]" office:value-type="float" office:value="4.220943" calcext:value-type="float">
            <text:p>4.220943</text:p>
          </table:table-cell>
          <table:table-cell table:style-name="ce5" table:formula="of:=[$dadosV2.$A668]" office:value-type="float" office:value="7.737583" calcext:value-type="float">
            <text:p>7.737583</text:p>
          </table:table-cell>
          <table:table-cell table:style-name="ce5" table:formula="of:=[$dadosV2.$A679]" office:value-type="float" office:value="54.072175" calcext:value-type="float">
            <text:p>54.072175</text:p>
          </table:table-cell>
          <table:table-cell table:style-name="ce5" table:formula="of:=[$dadosV2.$A690]" office:value-type="float" office:value="107.988523" calcext:value-type="float">
            <text:p>107.988523</text:p>
          </table:table-cell>
          <table:table-cell table:number-columns-repeated="979"/>
        </table:table-row>
        <table:table-row table:style-name="ro2">
          <table:covered-table-cell table:style-name="ce10"/>
          <table:table-cell table:style-name="ce5" table:formula="of:=[$dadosV2.$A9]" office:value-type="float" office:value="0.048454" calcext:value-type="float">
            <text:p>0.048454</text:p>
          </table:table-cell>
          <table:table-cell table:style-name="ce5" table:formula="of:=[$dadosV2.$A20]" office:value-type="float" office:value="0.060459" calcext:value-type="float">
            <text:p>0.060459</text:p>
          </table:table-cell>
          <table:table-cell table:style-name="ce5" table:formula="of:=[$dadosV2.$A31]" office:value-type="float" office:value="0.087166" calcext:value-type="float">
            <text:p>0.087166</text:p>
          </table:table-cell>
          <table:table-cell table:style-name="ce5" table:formula="of:=[$dadosV2.$A42]" office:value-type="float" office:value="0.132842" calcext:value-type="float">
            <text:p>0.132842</text:p>
          </table:table-cell>
          <table:table-cell table:style-name="ce5" table:formula="of:=[$dadosV2.$A53]" office:value-type="float" office:value="0.234791" calcext:value-type="float">
            <text:p>0.234791</text:p>
          </table:table-cell>
          <table:table-cell table:style-name="ce5" table:formula="of:=[$dadosV2.$A64]" office:value-type="float" office:value="0.059026" calcext:value-type="float">
            <text:p>0.059026</text:p>
          </table:table-cell>
          <table:table-cell table:style-name="ce5" table:formula="of:=[$dadosV2.$A75]" office:value-type="float" office:value="0.066564" calcext:value-type="float">
            <text:p>0.066564</text:p>
          </table:table-cell>
          <table:table-cell table:style-name="ce5" table:formula="of:=[$dadosV2.$A86]" office:value-type="float" office:value="0.085635" calcext:value-type="float">
            <text:p>0.085635</text:p>
          </table:table-cell>
          <table:table-cell table:style-name="ce5" table:formula="of:=[$dadosV2.$A97]" office:value-type="float" office:value="0.133094" calcext:value-type="float">
            <text:p>0.133094</text:p>
          </table:table-cell>
          <table:table-cell table:style-name="ce5" table:formula="of:=[$dadosV2.$A108]" office:value-type="float" office:value="0.231981" calcext:value-type="float">
            <text:p>0.231981</text:p>
          </table:table-cell>
          <table:table-cell table:style-name="ce5" table:formula="of:=[$dadosV2.$A119]" office:value-type="float" office:value="0.085315" calcext:value-type="float">
            <text:p>0.085315</text:p>
          </table:table-cell>
          <table:table-cell table:style-name="ce5" table:formula="of:=[$dadosV2.$A130]" office:value-type="float" office:value="0.137534" calcext:value-type="float">
            <text:p>0.137534</text:p>
          </table:table-cell>
          <table:table-cell table:style-name="ce5" table:formula="of:=[$dadosV2.$A141]" office:value-type="float" office:value="0.240966" calcext:value-type="float">
            <text:p>0.240966</text:p>
          </table:table-cell>
          <table:table-cell table:style-name="ce5" table:formula="of:=[$dadosV2.$A152]" office:value-type="float" office:value="0.444539" calcext:value-type="float">
            <text:p>0.444539</text:p>
          </table:table-cell>
          <table:table-cell table:style-name="ce5" table:formula="of:=[$dadosV2.$A163]" office:value-type="float" office:value="0.854149" calcext:value-type="float">
            <text:p>0.854149</text:p>
          </table:table-cell>
          <table:covered-table-cell table:style-name="ce10"/>
          <table:table-cell table:style-name="ce5" table:formula="of:=[$dadosV2.$A339]" office:value-type="float" office:value="1.827948" calcext:value-type="float">
            <text:p>1.827948</text:p>
          </table:table-cell>
          <table:table-cell table:style-name="ce5" table:formula="of:=[$dadosV2.$A350]" office:value-type="float" office:value="3.791944" calcext:value-type="float">
            <text:p>3.791944</text:p>
          </table:table-cell>
          <table:table-cell table:style-name="ce5" table:formula="of:=[$dadosV2.$A361]" office:value-type="float" office:value="1.833761" calcext:value-type="float">
            <text:p>1.833761</text:p>
          </table:table-cell>
          <table:table-cell table:style-name="ce5" table:formula="of:=[$dadosV2.$A372]" office:value-type="float" office:value="3.792566" calcext:value-type="float">
            <text:p>3.792566</text:p>
          </table:table-cell>
          <table:table-cell table:style-name="ce5" table:formula="of:=[$dadosV2.$A383]" office:value-type="float" office:value="5.306178" calcext:value-type="float">
            <text:p>5.306178</text:p>
          </table:table-cell>
          <table:table-cell table:style-name="ce5" table:formula="of:=[$dadosV2.$A394]" office:value-type="float" office:value="10.573978" calcext:value-type="float">
            <text:p>10.573978</text:p>
          </table:table-cell>
          <table:covered-table-cell table:style-name="ce10"/>
          <table:table-cell table:style-name="ce5" table:formula="of:=[$dadosV2.$A471]" office:value-type="float" office:value="0.046042" calcext:value-type="float">
            <text:p>0.046042</text:p>
          </table:table-cell>
          <table:table-cell table:style-name="ce5" table:formula="of:=[$dadosV2.$A482]" office:value-type="float" office:value="0.060709" calcext:value-type="float">
            <text:p>0.060709</text:p>
          </table:table-cell>
          <table:table-cell table:style-name="ce5" table:formula="of:=[$dadosV2.$A493]" office:value-type="float" office:value="0.089552" calcext:value-type="float">
            <text:p>0.089552</text:p>
          </table:table-cell>
          <table:table-cell table:style-name="ce5" table:formula="of:=[$dadosV2.$A504]" office:value-type="float" office:value="0.132507" calcext:value-type="float">
            <text:p>0.132507</text:p>
          </table:table-cell>
          <table:table-cell table:style-name="ce5" table:formula="of:=[$dadosV2.$A515]" office:value-type="float" office:value="0.231764" calcext:value-type="float">
            <text:p>0.231764</text:p>
          </table:table-cell>
          <table:table-cell table:style-name="ce5" table:formula="of:=[$dadosV2.$A526]" office:value-type="float" office:value="1.839314" calcext:value-type="float">
            <text:p>1.839314</text:p>
          </table:table-cell>
          <table:table-cell table:style-name="ce5" table:formula="of:=[$dadosV2.$A537]" office:value-type="float" office:value="3.824207" calcext:value-type="float">
            <text:p>3.824207</text:p>
          </table:table-cell>
          <table:table-cell table:style-name="ce5" table:formula="of:=[$dadosV2.$A548]" office:value-type="float" office:value="0.046275" calcext:value-type="float">
            <text:p>0.046275</text:p>
          </table:table-cell>
          <table:table-cell table:style-name="ce5" table:formula="of:=[$dadosV2.$A559]" office:value-type="float" office:value="0.062505" calcext:value-type="float">
            <text:p>0.062505</text:p>
          </table:table-cell>
          <table:table-cell table:style-name="ce5" table:formula="of:=[$dadosV2.$A570]" office:value-type="float" office:value="0.094074" calcext:value-type="float">
            <text:p>0.094074</text:p>
          </table:table-cell>
          <table:table-cell table:style-name="ce5" table:formula="of:=[$dadosV2.$A581]" office:value-type="float" office:value="0.135392" calcext:value-type="float">
            <text:p>0.135392</text:p>
          </table:table-cell>
          <table:table-cell table:style-name="ce5" table:formula="of:=[$dadosV2.$A592]" office:value-type="float" office:value="0.239988" calcext:value-type="float">
            <text:p>0.239988</text:p>
          </table:table-cell>
          <table:table-cell table:style-name="ce5" table:formula="of:=[$dadosV2.$A603]" office:value-type="float" office:value="1.876906" calcext:value-type="float">
            <text:p>1.876906</text:p>
          </table:table-cell>
          <table:table-cell table:style-name="ce5" table:formula="of:=[$dadosV2.$A614]" office:value-type="float" office:value="3.831243" calcext:value-type="float">
            <text:p>3.831243</text:p>
          </table:table-cell>
          <table:table-cell table:style-name="ce5" table:formula="of:=[$dadosV2.$A625]" office:value-type="float" office:value="0.535484" calcext:value-type="float">
            <text:p>0.535484</text:p>
          </table:table-cell>
          <table:table-cell table:style-name="ce5" table:formula="of:=[$dadosV2.$A636]" office:value-type="float" office:value="0.878505" calcext:value-type="float">
            <text:p>0.878505</text:p>
          </table:table-cell>
          <table:table-cell table:style-name="ce5" table:formula="of:=[$dadosV2.$A647]" office:value-type="float" office:value="2.130839" calcext:value-type="float">
            <text:p>2.130839</text:p>
          </table:table-cell>
          <table:table-cell table:style-name="ce5" table:formula="of:=[$dadosV2.$A658]" office:value-type="float" office:value="4.220534" calcext:value-type="float">
            <text:p>4.220534</text:p>
          </table:table-cell>
          <table:table-cell table:style-name="ce5" table:formula="of:=[$dadosV2.$A669]" office:value-type="float" office:value="7.727847" calcext:value-type="float">
            <text:p>7.727847</text:p>
          </table:table-cell>
          <table:table-cell table:style-name="ce5" table:formula="of:=[$dadosV2.$A680]" office:value-type="float" office:value="54.079081" calcext:value-type="float">
            <text:p>54.079081</text:p>
          </table:table-cell>
          <table:table-cell table:style-name="ce5" table:formula="of:=[$dadosV2.$A691]" office:value-type="float" office:value="108.028731" calcext:value-type="float">
            <text:p>108.028731</text:p>
          </table:table-cell>
          <table:table-cell table:number-columns-repeated="979"/>
        </table:table-row>
        <table:table-row table:style-name="ro2">
          <table:covered-table-cell table:style-name="ce10"/>
          <table:table-cell table:style-name="ce5" table:formula="of:=[$dadosV2.$A10]" office:value-type="float" office:value="0.048135" calcext:value-type="float">
            <text:p>0.048135</text:p>
          </table:table-cell>
          <table:table-cell table:style-name="ce5" table:formula="of:=[$dadosV2.$A21]" office:value-type="float" office:value="0.061995" calcext:value-type="float">
            <text:p>0.061995</text:p>
          </table:table-cell>
          <table:table-cell table:style-name="ce5" table:formula="of:=[$dadosV2.$A32]" office:value-type="float" office:value="0.087028" calcext:value-type="float">
            <text:p>0.087028</text:p>
          </table:table-cell>
          <table:table-cell table:style-name="ce5" table:formula="of:=[$dadosV2.$A43]" office:value-type="float" office:value="0.134981" calcext:value-type="float">
            <text:p>0.134981</text:p>
          </table:table-cell>
          <table:table-cell table:style-name="ce5" table:formula="of:=[$dadosV2.$A54]" office:value-type="float" office:value="0.241278" calcext:value-type="float">
            <text:p>0.241278</text:p>
          </table:table-cell>
          <table:table-cell table:style-name="ce5" table:formula="of:=[$dadosV2.$A65]" office:value-type="float" office:value="0.048958" calcext:value-type="float">
            <text:p>0.048958</text:p>
          </table:table-cell>
          <table:table-cell table:style-name="ce5" table:formula="of:=[$dadosV2.$A76]" office:value-type="float" office:value="0.061374" calcext:value-type="float">
            <text:p>0.061374</text:p>
          </table:table-cell>
          <table:table-cell table:style-name="ce5" table:formula="of:=[$dadosV2.$A87]" office:value-type="float" office:value="0.086091" calcext:value-type="float">
            <text:p>0.086091</text:p>
          </table:table-cell>
          <table:table-cell table:style-name="ce5" table:formula="of:=[$dadosV2.$A98]" office:value-type="float" office:value="0.141174" calcext:value-type="float">
            <text:p>0.141174</text:p>
          </table:table-cell>
          <table:table-cell table:style-name="ce5" table:formula="of:=[$dadosV2.$A109]" office:value-type="float" office:value="0.232603" calcext:value-type="float">
            <text:p>0.232603</text:p>
          </table:table-cell>
          <table:table-cell table:style-name="ce5" table:formula="of:=[$dadosV2.$A120]" office:value-type="float" office:value="0.086414" calcext:value-type="float">
            <text:p>0.086414</text:p>
          </table:table-cell>
          <table:table-cell table:style-name="ce5" table:formula="of:=[$dadosV2.$A131]" office:value-type="float" office:value="0.137735" calcext:value-type="float">
            <text:p>0.137735</text:p>
          </table:table-cell>
          <table:table-cell table:style-name="ce5" table:formula="of:=[$dadosV2.$A142]" office:value-type="float" office:value="0.240932" calcext:value-type="float">
            <text:p>0.240932</text:p>
          </table:table-cell>
          <table:table-cell table:style-name="ce5" table:formula="of:=[$dadosV2.$A153]" office:value-type="float" office:value="0.446061" calcext:value-type="float">
            <text:p>0.446061</text:p>
          </table:table-cell>
          <table:table-cell table:style-name="ce5" table:formula="of:=[$dadosV2.$A164]" office:value-type="float" office:value="0.855234" calcext:value-type="float">
            <text:p>0.855234</text:p>
          </table:table-cell>
          <table:covered-table-cell table:style-name="ce10"/>
          <table:table-cell table:style-name="ce5" table:formula="of:=[$dadosV2.$A340]" office:value-type="float" office:value="1.832736" calcext:value-type="float">
            <text:p>1.832736</text:p>
          </table:table-cell>
          <table:table-cell table:style-name="ce5" table:formula="of:=[$dadosV2.$A351]" office:value-type="float" office:value="3.818375" calcext:value-type="float">
            <text:p>3.818375</text:p>
          </table:table-cell>
          <table:table-cell table:style-name="ce5" table:formula="of:=[$dadosV2.$A362]" office:value-type="float" office:value="1.844877" calcext:value-type="float">
            <text:p>1.844877</text:p>
          </table:table-cell>
          <table:table-cell table:style-name="ce5" table:formula="of:=[$dadosV2.$A373]" office:value-type="float" office:value="3.794441" calcext:value-type="float">
            <text:p>3.794441</text:p>
          </table:table-cell>
          <table:table-cell table:style-name="ce5" table:formula="of:=[$dadosV2.$A384]" office:value-type="float" office:value="5.305704" calcext:value-type="float">
            <text:p>5.305704</text:p>
          </table:table-cell>
          <table:table-cell table:style-name="ce5" table:formula="of:=[$dadosV2.$A395]" office:value-type="float" office:value="10.576461" calcext:value-type="float">
            <text:p>10.576461</text:p>
          </table:table-cell>
          <table:covered-table-cell table:style-name="ce10"/>
          <table:table-cell table:style-name="ce5" table:formula="of:=[$dadosV2.$A472]" office:value-type="float" office:value="0.047365" calcext:value-type="float">
            <text:p>0.047365</text:p>
          </table:table-cell>
          <table:table-cell table:style-name="ce5" table:formula="of:=[$dadosV2.$A483]" office:value-type="float" office:value="0.060678" calcext:value-type="float">
            <text:p>0.060678</text:p>
          </table:table-cell>
          <table:table-cell table:style-name="ce5" table:formula="of:=[$dadosV2.$A494]" office:value-type="float" office:value="0.089344" calcext:value-type="float">
            <text:p>0.089344</text:p>
          </table:table-cell>
          <table:table-cell table:style-name="ce5" table:formula="of:=[$dadosV2.$A505]" office:value-type="float" office:value="0.132838" calcext:value-type="float">
            <text:p>0.132838</text:p>
          </table:table-cell>
          <table:table-cell table:style-name="ce5" table:formula="of:=[$dadosV2.$A516]" office:value-type="float" office:value="0.229649" calcext:value-type="float">
            <text:p>0.229649</text:p>
          </table:table-cell>
          <table:table-cell table:style-name="ce5" table:formula="of:=[$dadosV2.$A527]" office:value-type="float" office:value="1.885411" calcext:value-type="float">
            <text:p>1.885411</text:p>
          </table:table-cell>
          <table:table-cell table:style-name="ce5" table:formula="of:=[$dadosV2.$A538]" office:value-type="float" office:value="3.85204" calcext:value-type="float">
            <text:p>3.852040</text:p>
          </table:table-cell>
          <table:table-cell table:style-name="ce5" table:formula="of:=[$dadosV2.$A549]" office:value-type="float" office:value="0.046269" calcext:value-type="float">
            <text:p>0.046269</text:p>
          </table:table-cell>
          <table:table-cell table:style-name="ce5" table:formula="of:=[$dadosV2.$A560]" office:value-type="float" office:value="0.06039" calcext:value-type="float">
            <text:p>0.060390</text:p>
          </table:table-cell>
          <table:table-cell table:style-name="ce5" table:formula="of:=[$dadosV2.$A571]" office:value-type="float" office:value="0.088134" calcext:value-type="float">
            <text:p>0.088134</text:p>
          </table:table-cell>
          <table:table-cell table:style-name="ce5" table:formula="of:=[$dadosV2.$A582]" office:value-type="float" office:value="0.138171" calcext:value-type="float">
            <text:p>0.138171</text:p>
          </table:table-cell>
          <table:table-cell table:style-name="ce5" table:formula="of:=[$dadosV2.$A593]" office:value-type="float" office:value="0.240164" calcext:value-type="float">
            <text:p>0.240164</text:p>
          </table:table-cell>
          <table:table-cell table:style-name="ce5" table:formula="of:=[$dadosV2.$A604]" office:value-type="float" office:value="1.846675" calcext:value-type="float">
            <text:p>1.846675</text:p>
          </table:table-cell>
          <table:table-cell table:style-name="ce5" table:formula="of:=[$dadosV2.$A615]" office:value-type="float" office:value="3.825799" calcext:value-type="float">
            <text:p>3.825799</text:p>
          </table:table-cell>
          <table:table-cell table:style-name="ce5" table:formula="of:=[$dadosV2.$A626]" office:value-type="float" office:value="0.455161" calcext:value-type="float">
            <text:p>0.455161</text:p>
          </table:table-cell>
          <table:table-cell table:style-name="ce5" table:formula="of:=[$dadosV2.$A637]" office:value-type="float" office:value="0.879586" calcext:value-type="float">
            <text:p>0.879586</text:p>
          </table:table-cell>
          <table:table-cell table:style-name="ce5" table:formula="of:=[$dadosV2.$A648]" office:value-type="float" office:value="2.129174" calcext:value-type="float">
            <text:p>2.129174</text:p>
          </table:table-cell>
          <table:table-cell table:style-name="ce5" table:formula="of:=[$dadosV2.$A659]" office:value-type="float" office:value="4.220032" calcext:value-type="float">
            <text:p>4.220032</text:p>
          </table:table-cell>
          <table:table-cell table:style-name="ce5" table:formula="of:=[$dadosV2.$A670]" office:value-type="float" office:value="7.728028" calcext:value-type="float">
            <text:p>7.728028</text:p>
          </table:table-cell>
          <table:table-cell table:style-name="ce5" table:formula="of:=[$dadosV2.$A681]" office:value-type="float" office:value="54.083422" calcext:value-type="float">
            <text:p>54.083422</text:p>
          </table:table-cell>
          <table:table-cell table:style-name="ce5" table:formula="of:=[$dadosV2.$A692]" office:value-type="float" office:value="108.125989" calcext:value-type="float">
            <text:p>108.125989</text:p>
          </table:table-cell>
          <table:table-cell table:number-columns-repeated="979"/>
        </table:table-row>
        <table:table-row table:style-name="ro2">
          <table:covered-table-cell table:style-name="ce10"/>
          <table:table-cell table:style-name="ce5" table:formula="of:=[$dadosV2.$A11]" office:value-type="float" office:value="0.048712" calcext:value-type="float">
            <text:p>0.048712</text:p>
          </table:table-cell>
          <table:table-cell table:style-name="ce5" table:formula="of:=[$dadosV2.$A22]" office:value-type="float" office:value="0.061147" calcext:value-type="float">
            <text:p>0.061147</text:p>
          </table:table-cell>
          <table:table-cell table:style-name="ce5" table:formula="of:=[$dadosV2.$A33]" office:value-type="float" office:value="0.087169" calcext:value-type="float">
            <text:p>0.087169</text:p>
          </table:table-cell>
          <table:table-cell table:style-name="ce5" table:formula="of:=[$dadosV2.$A44]" office:value-type="float" office:value="0.134344" calcext:value-type="float">
            <text:p>0.134344</text:p>
          </table:table-cell>
          <table:table-cell table:style-name="ce5" table:formula="of:=[$dadosV2.$A55]" office:value-type="float" office:value="0.234047" calcext:value-type="float">
            <text:p>0.234047</text:p>
          </table:table-cell>
          <table:table-cell table:style-name="ce5" table:formula="of:=[$dadosV2.$A66]" office:value-type="float" office:value="0.048698" calcext:value-type="float">
            <text:p>0.048698</text:p>
          </table:table-cell>
          <table:table-cell table:style-name="ce5" table:formula="of:=[$dadosV2.$A77]" office:value-type="float" office:value="0.061506" calcext:value-type="float">
            <text:p>0.061506</text:p>
          </table:table-cell>
          <table:table-cell table:style-name="ce5" table:formula="of:=[$dadosV2.$A88]" office:value-type="float" office:value="0.086708" calcext:value-type="float">
            <text:p>0.086708</text:p>
          </table:table-cell>
          <table:table-cell table:style-name="ce5" table:formula="of:=[$dadosV2.$A99]" office:value-type="float" office:value="0.135244" calcext:value-type="float">
            <text:p>0.135244</text:p>
          </table:table-cell>
          <table:table-cell table:style-name="ce5" table:formula="of:=[$dadosV2.$A110]" office:value-type="float" office:value="0.231354" calcext:value-type="float">
            <text:p>0.231354</text:p>
          </table:table-cell>
          <table:table-cell table:style-name="ce5" table:formula="of:=[$dadosV2.$A121]" office:value-type="float" office:value="0.085617" calcext:value-type="float">
            <text:p>0.085617</text:p>
          </table:table-cell>
          <table:table-cell table:style-name="ce5" table:formula="of:=[$dadosV2.$A132]" office:value-type="float" office:value="0.144166" calcext:value-type="float">
            <text:p>0.144166</text:p>
          </table:table-cell>
          <table:table-cell table:style-name="ce5" table:formula="of:=[$dadosV2.$A143]" office:value-type="float" office:value="0.24061" calcext:value-type="float">
            <text:p>0.240610</text:p>
          </table:table-cell>
          <table:table-cell table:style-name="ce5" table:formula="of:=[$dadosV2.$A154]" office:value-type="float" office:value="0.450864" calcext:value-type="float">
            <text:p>0.450864</text:p>
          </table:table-cell>
          <table:table-cell table:style-name="ce5" table:formula="of:=[$dadosV2.$A165]" office:value-type="float" office:value="0.861118" calcext:value-type="float">
            <text:p>0.861118</text:p>
          </table:table-cell>
          <table:covered-table-cell table:style-name="ce10"/>
          <table:table-cell table:style-name="ce5" table:formula="of:=[$dadosV2.$A341]" office:value-type="float" office:value="1.855268" calcext:value-type="float">
            <text:p>1.855268</text:p>
          </table:table-cell>
          <table:table-cell table:style-name="ce5" table:formula="of:=[$dadosV2.$A352]" office:value-type="float" office:value="3.807218" calcext:value-type="float">
            <text:p>3.807218</text:p>
          </table:table-cell>
          <table:table-cell table:style-name="ce5" table:formula="of:=[$dadosV2.$A363]" office:value-type="float" office:value="1.833691" calcext:value-type="float">
            <text:p>1.833691</text:p>
          </table:table-cell>
          <table:table-cell table:style-name="ce5" table:formula="of:=[$dadosV2.$A374]" office:value-type="float" office:value="3.791916" calcext:value-type="float">
            <text:p>3.791916</text:p>
          </table:table-cell>
          <table:table-cell table:style-name="ce5" table:formula="of:=[$dadosV2.$A385]" office:value-type="float" office:value="5.307955" calcext:value-type="float">
            <text:p>5.307955</text:p>
          </table:table-cell>
          <table:table-cell table:style-name="ce5" table:formula="of:=[$dadosV2.$A396]" office:value-type="float" office:value="10.808526" calcext:value-type="float">
            <text:p>10.808526</text:p>
          </table:table-cell>
          <table:covered-table-cell table:style-name="ce10"/>
          <table:table-cell table:style-name="ce5" table:formula="of:=[$dadosV2.$A473]" office:value-type="float" office:value="0.052986" calcext:value-type="float">
            <text:p>0.052986</text:p>
          </table:table-cell>
          <table:table-cell table:style-name="ce5" table:formula="of:=[$dadosV2.$A484]" office:value-type="float" office:value="0.06052" calcext:value-type="float">
            <text:p>0.060520</text:p>
          </table:table-cell>
          <table:table-cell table:style-name="ce5" table:formula="of:=[$dadosV2.$A495]" office:value-type="float" office:value="0.085177" calcext:value-type="float">
            <text:p>0.085177</text:p>
          </table:table-cell>
          <table:table-cell table:style-name="ce5" table:formula="of:=[$dadosV2.$A506]" office:value-type="float" office:value="0.134019" calcext:value-type="float">
            <text:p>0.134019</text:p>
          </table:table-cell>
          <table:table-cell table:style-name="ce5" table:formula="of:=[$dadosV2.$A517]" office:value-type="float" office:value="0.230492" calcext:value-type="float">
            <text:p>0.230492</text:p>
          </table:table-cell>
          <table:table-cell table:style-name="ce5" table:formula="of:=[$dadosV2.$A528]" office:value-type="float" office:value="1.85502" calcext:value-type="float">
            <text:p>1.855020</text:p>
          </table:table-cell>
          <table:table-cell table:style-name="ce5" table:formula="of:=[$dadosV2.$A539]" office:value-type="float" office:value="3.828513" calcext:value-type="float">
            <text:p>3.828513</text:p>
          </table:table-cell>
          <table:table-cell table:style-name="ce5" table:formula="of:=[$dadosV2.$A550]" office:value-type="float" office:value="0.047489" calcext:value-type="float">
            <text:p>0.047489</text:p>
          </table:table-cell>
          <table:table-cell table:style-name="ce5" table:formula="of:=[$dadosV2.$A561]" office:value-type="float" office:value="0.065952" calcext:value-type="float">
            <text:p>0.065952</text:p>
          </table:table-cell>
          <table:table-cell table:style-name="ce5" table:formula="of:=[$dadosV2.$A572]" office:value-type="float" office:value="0.087152" calcext:value-type="float">
            <text:p>0.087152</text:p>
          </table:table-cell>
          <table:table-cell table:style-name="ce5" table:formula="of:=[$dadosV2.$A583]" office:value-type="float" office:value="0.141161" calcext:value-type="float">
            <text:p>0.141161</text:p>
          </table:table-cell>
          <table:table-cell table:style-name="ce5" table:formula="of:=[$dadosV2.$A594]" office:value-type="float" office:value="0.23876" calcext:value-type="float">
            <text:p>0.238760</text:p>
          </table:table-cell>
          <table:table-cell table:style-name="ce5" table:formula="of:=[$dadosV2.$A605]" office:value-type="float" office:value="1.850835" calcext:value-type="float">
            <text:p>1.850835</text:p>
          </table:table-cell>
          <table:table-cell table:style-name="ce5" table:formula="of:=[$dadosV2.$A616]" office:value-type="float" office:value="3.821792" calcext:value-type="float">
            <text:p>3.821792</text:p>
          </table:table-cell>
          <table:table-cell table:style-name="ce5" table:formula="of:=[$dadosV2.$A627]" office:value-type="float" office:value="0.456444" calcext:value-type="float">
            <text:p>0.456444</text:p>
          </table:table-cell>
          <table:table-cell table:style-name="ce5" table:formula="of:=[$dadosV2.$A638]" office:value-type="float" office:value="0.879196" calcext:value-type="float">
            <text:p>0.879196</text:p>
          </table:table-cell>
          <table:table-cell table:style-name="ce5" table:formula="of:=[$dadosV2.$A649]" office:value-type="float" office:value="2.129718" calcext:value-type="float">
            <text:p>2.129718</text:p>
          </table:table-cell>
          <table:table-cell table:style-name="ce5" table:formula="of:=[$dadosV2.$A660]" office:value-type="float" office:value="4.226022" calcext:value-type="float">
            <text:p>4.226022</text:p>
          </table:table-cell>
          <table:table-cell table:style-name="ce5" table:formula="of:=[$dadosV2.$A671]" office:value-type="float" office:value="7.727908" calcext:value-type="float">
            <text:p>7.727908</text:p>
          </table:table-cell>
          <table:table-cell table:style-name="ce5" table:formula="of:=[$dadosV2.$A682]" office:value-type="float" office:value="54.028038" calcext:value-type="float">
            <text:p>54.028038</text:p>
          </table:table-cell>
          <table:table-cell table:style-name="ce5" table:formula="of:=[$dadosV2.$A693]" office:value-type="float" office:value="109.541491" calcext:value-type="float">
            <text:p>109.541491</text:p>
          </table:table-cell>
          <table:table-cell table:number-columns-repeated="979"/>
        </table:table-row>
        <table:table-row table:style-name="ro2">
          <table:table-cell table:style-name="ce3" office:value-type="string" calcext:value-type="string">
            <text:p>Média (ms)</text:p>
          </table:table-cell>
          <table:table-cell table:style-name="ce5" table:formula="of:=AVERAGE([.B5:.B14])" office:value-type="float" office:value="0.0493375" calcext:value-type="float">
            <text:p>0.049338</text:p>
          </table:table-cell>
          <table:table-cell table:style-name="ce5" table:formula="of:=AVERAGE([.C5:.C14])" office:value-type="float" office:value="0.0615139" calcext:value-type="float">
            <text:p>0.061514</text:p>
          </table:table-cell>
          <table:table-cell table:style-name="ce5" table:formula="of:=AVERAGE([.D5:.D14])" office:value-type="float" office:value="0.0873048" calcext:value-type="float">
            <text:p>0.087305</text:p>
          </table:table-cell>
          <table:table-cell table:style-name="ce5" table:formula="of:=AVERAGE([.E5:.E14])" office:value-type="float" office:value="0.1351322" calcext:value-type="float">
            <text:p>0.135132</text:p>
          </table:table-cell>
          <table:table-cell table:style-name="ce5" table:formula="of:=AVERAGE([.F5:.F14])" office:value-type="float" office:value="0.2349138" calcext:value-type="float">
            <text:p>0.234914</text:p>
          </table:table-cell>
          <table:table-cell table:style-name="ce5" table:formula="of:=AVERAGE([.G5:.G14])" office:value-type="float" office:value="0.0496017" calcext:value-type="float">
            <text:p>0.049602</text:p>
          </table:table-cell>
          <table:table-cell table:style-name="ce5" table:formula="of:=AVERAGE([.H5:.H14])" office:value-type="float" office:value="0.0615001" calcext:value-type="float">
            <text:p>0.061500</text:p>
          </table:table-cell>
          <table:table-cell table:style-name="ce5" table:formula="of:=AVERAGE([.I5:.I14])" office:value-type="float" office:value="0.0861785" calcext:value-type="float">
            <text:p>0.086179</text:p>
          </table:table-cell>
          <table:table-cell table:style-name="ce5" table:formula="of:=AVERAGE([.J5:.J14])" office:value-type="float" office:value="0.1412654" calcext:value-type="float">
            <text:p>0.141265</text:p>
          </table:table-cell>
          <table:table-cell table:style-name="ce5" table:formula="of:=AVERAGE([.K5:.K14])" office:value-type="float" office:value="0.2343358" calcext:value-type="float">
            <text:p>0.234336</text:p>
          </table:table-cell>
          <table:table-cell table:style-name="ce5" table:formula="of:=AVERAGE([.L5:.L14])" office:value-type="float" office:value="0.0869279" calcext:value-type="float">
            <text:p>0.086928</text:p>
          </table:table-cell>
          <table:table-cell table:style-name="ce5" table:formula="of:=AVERAGE([.M5:.M14])" office:value-type="float" office:value="0.1414474" calcext:value-type="float">
            <text:p>0.141447</text:p>
          </table:table-cell>
          <table:table-cell table:style-name="ce5" table:formula="of:=AVERAGE([.N5:.N14])" office:value-type="float" office:value="0.2424986" calcext:value-type="float">
            <text:p>0.242499</text:p>
          </table:table-cell>
          <table:table-cell table:style-name="ce5" table:formula="of:=AVERAGE([.O5:.O14])" office:value-type="float" office:value="0.4461668" calcext:value-type="float">
            <text:p>0.446167</text:p>
          </table:table-cell>
          <table:table-cell table:style-name="ce5" table:formula="of:=AVERAGE([.P5:.P14])" office:value-type="float" office:value="0.8551289" calcext:value-type="float">
            <text:p>0.855129</text:p>
          </table:table-cell>
          <table:covered-table-cell table:style-name="ce10"/>
          <table:table-cell table:style-name="ce5" table:formula="of:=AVERAGE([.R5:.R14])" office:value-type="float" office:value="1.8411582" calcext:value-type="float">
            <text:p>1.841158</text:p>
          </table:table-cell>
          <table:table-cell table:style-name="ce5" table:formula="of:=AVERAGE([.S5:.S14])" office:value-type="float" office:value="3.8150623" calcext:value-type="float">
            <text:p>3.815062</text:p>
          </table:table-cell>
          <table:table-cell table:style-name="ce5" table:formula="of:=AVERAGE([.T5:.T14])" office:value-type="float" office:value="1.8359503" calcext:value-type="float">
            <text:p>1.835950</text:p>
          </table:table-cell>
          <table:table-cell table:style-name="ce5" table:formula="of:=AVERAGE([.U5:.U14])" office:value-type="float" office:value="3.7944269" calcext:value-type="float">
            <text:p>3.794427</text:p>
          </table:table-cell>
          <table:table-cell table:style-name="ce5" table:formula="of:=AVERAGE([.V5:.V14])" office:value-type="float" office:value="5.4029615" calcext:value-type="float">
            <text:p>5.402962</text:p>
          </table:table-cell>
          <table:table-cell table:style-name="ce5" table:formula="of:=AVERAGE([.W5:.W14])" office:value-type="float" office:value="10.6463072" calcext:value-type="float">
            <text:p>10.646307</text:p>
          </table:table-cell>
          <table:covered-table-cell table:style-name="ce10"/>
          <table:table-cell table:style-name="ce5" table:formula="of:=AVERAGE([.Y5:.Y14])" office:value-type="float" office:value="0.0483526" calcext:value-type="float">
            <text:p>0.048353</text:p>
          </table:table-cell>
          <table:table-cell table:style-name="ce5" table:formula="of:=AVERAGE([.Z5:.Z14])" office:value-type="float" office:value="0.062821" calcext:value-type="float">
            <text:p>0.062821</text:p>
          </table:table-cell>
          <table:table-cell table:style-name="ce5" table:formula="of:=AVERAGE([.AA5:.AA14])" office:value-type="float" office:value="0.0862512" calcext:value-type="float">
            <text:p>0.086251</text:p>
          </table:table-cell>
          <table:table-cell table:style-name="ce5" table:formula="of:=AVERAGE([.AB5:.AB14])" office:value-type="float" office:value="0.1336449" calcext:value-type="float">
            <text:p>0.133645</text:p>
          </table:table-cell>
          <table:table-cell table:style-name="ce5" table:formula="of:=AVERAGE([.AC5:.AC14])" office:value-type="float" office:value="0.2311051" calcext:value-type="float">
            <text:p>0.231105</text:p>
          </table:table-cell>
          <table:table-cell table:style-name="ce5" table:formula="of:=AVERAGE([.AD5:.AD14])" office:value-type="float" office:value="1.8518151" calcext:value-type="float">
            <text:p>1.851815</text:p>
          </table:table-cell>
          <table:table-cell table:style-name="ce5" table:formula="of:=AVERAGE([.AE5:.AE14])" office:value-type="float" office:value="3.8325931" calcext:value-type="float">
            <text:p>3.832593</text:p>
          </table:table-cell>
          <table:table-cell table:style-name="ce5" table:formula="of:=AVERAGE([.AF5:.AF14])" office:value-type="float" office:value="0.0483037" calcext:value-type="float">
            <text:p>0.048304</text:p>
          </table:table-cell>
          <table:table-cell table:style-name="ce5" table:formula="of:=AVERAGE([.AG5:.AG14])" office:value-type="float" office:value="0.0621849" calcext:value-type="float">
            <text:p>0.062185</text:p>
          </table:table-cell>
          <table:table-cell table:style-name="ce5" table:formula="of:=AVERAGE([.AH5:.AH14])" office:value-type="float" office:value="0.0859822" calcext:value-type="float">
            <text:p>0.085982</text:p>
          </table:table-cell>
          <table:table-cell table:style-name="ce5" table:formula="of:=AVERAGE([.AI5:.AI14])" office:value-type="float" office:value="0.1390194" calcext:value-type="float">
            <text:p>0.139019</text:p>
          </table:table-cell>
          <table:table-cell table:style-name="ce5" table:formula="of:=AVERAGE([.AJ5:.AJ14])" office:value-type="float" office:value="0.2407768" calcext:value-type="float">
            <text:p>0.240777</text:p>
          </table:table-cell>
          <table:table-cell table:style-name="ce5" table:formula="of:=AVERAGE([.AK5:.AK14])" office:value-type="float" office:value="1.8489831" calcext:value-type="float">
            <text:p>1.848983</text:p>
          </table:table-cell>
          <table:table-cell table:style-name="ce5" table:formula="of:=AVERAGE([.AL5:.AL14])" office:value-type="float" office:value="3.8235825" calcext:value-type="float">
            <text:p>3.823583</text:p>
          </table:table-cell>
          <table:table-cell table:style-name="ce5" table:formula="of:=AVERAGE([.AM5:.AM14])" office:value-type="float" office:value="0.4649597" calcext:value-type="float">
            <text:p>0.464960</text:p>
          </table:table-cell>
          <table:table-cell table:style-name="ce5" table:formula="of:=AVERAGE([.AN5:.AN14])" office:value-type="float" office:value="0.8798885" calcext:value-type="float">
            <text:p>0.879889</text:p>
          </table:table-cell>
          <table:table-cell table:style-name="ce5" table:formula="of:=AVERAGE([.AO5:.AO14])" office:value-type="float" office:value="1.8868212" calcext:value-type="float">
            <text:p>1.886821</text:p>
          </table:table-cell>
          <table:table-cell table:style-name="ce5" table:formula="of:=AVERAGE([.AP5:.AP14])" office:value-type="float" office:value="4.2209948" calcext:value-type="float">
            <text:p>4.220995</text:p>
          </table:table-cell>
          <table:table-cell table:style-name="ce5" table:formula="of:=AVERAGE([.AQ5:.AQ14])" office:value-type="float" office:value="7.9356031" calcext:value-type="float">
            <text:p>7.935603</text:p>
          </table:table-cell>
          <table:table-cell table:style-name="ce5" table:formula="of:=AVERAGE([.AR5:.AR14])" office:value-type="float" office:value="54.9569417" calcext:value-type="float">
            <text:p>54.956942</text:p>
          </table:table-cell>
          <table:table-cell table:style-name="ce5" table:formula="of:=AVERAGE([.AS5:.AS14])" office:value-type="float" office:value="108.4263825" calcext:value-type="float">
            <text:p>108.426383</text:p>
          </table:table-cell>
          <table:table-cell table:number-columns-repeated="979"/>
        </table:table-row>
        <table:table-row table:style-name="ro3">
          <table:table-cell table:style-name="ce3" office:value-type="string" calcext:value-type="string">
            <text:p>Throughput médio</text:p>
            <text:p>(Em GOP/ms)</text:p>
          </table:table-cell>
          <table:table-cell table:style-name="ce8" table:formula="of:=[$dadosV2.$C$167]" office:value-type="float" office:value="21.5096945" calcext:value-type="float">
            <text:p>21.51</text:p>
          </table:table-cell>
          <table:table-cell table:style-name="ce8" table:formula="of:=[$dadosV2.$C$178]" office:value-type="float" office:value="33.5119814" calcext:value-type="float">
            <text:p>33.51</text:p>
          </table:table-cell>
          <table:table-cell table:style-name="ce8" table:formula="of:=[$dadosV2.$C$189]" office:value-type="float" office:value="48.1727059" calcext:value-type="float">
            <text:p>48.17</text:p>
          </table:table-cell>
          <table:table-cell table:style-name="ce8" table:formula="of:=[$dadosV2.$C$200]" office:value-type="float" office:value="61.8767511" calcext:value-type="float">
            <text:p>61.88</text:p>
          </table:table-cell>
          <table:table-cell table:style-name="ce8" table:formula="of:=[$dadosV2.$C$211]" office:value-type="float" office:value="71.3014599" calcext:value-type="float">
            <text:p>71.30</text:p>
          </table:table-cell>
          <table:table-cell table:style-name="ce8" table:formula="of:=[$dadosV2.$C$222]" office:value-type="float" office:value="21.7457243" calcext:value-type="float">
            <text:p>21.75</text:p>
          </table:table-cell>
          <table:table-cell table:style-name="ce8" table:formula="of:=[$dadosV2.$C$233]" office:value-type="float" office:value="33.6094334" calcext:value-type="float">
            <text:p>33.61</text:p>
          </table:table-cell>
          <table:table-cell table:style-name="ce8" table:formula="of:=[$dadosV2.$C$244]" office:value-type="float" office:value="48.5921586" calcext:value-type="float">
            <text:p>48.59</text:p>
          </table:table-cell>
          <table:table-cell table:style-name="ce8" table:formula="of:=[$dadosV2.$C$255]" office:value-type="float" office:value="62.2818849" calcext:value-type="float">
            <text:p>62.28</text:p>
          </table:table-cell>
          <table:table-cell table:style-name="ce8" table:formula="of:=[$dadosV2.$C$266]" office:value-type="float" office:value="68.4840107" calcext:value-type="float">
            <text:p>68.48</text:p>
          </table:table-cell>
          <table:table-cell table:style-name="ce8" table:formula="of:=[$dadosV2.$C$277]" office:value-type="float" office:value="12.2058902" calcext:value-type="float">
            <text:p>12.21</text:p>
          </table:table-cell>
          <table:table-cell table:style-name="ce8" table:formula="of:=[$dadosV2.$C$288]" office:value-type="float" office:value="14.9418927" calcext:value-type="float">
            <text:p>14.94</text:p>
          </table:table-cell>
          <table:table-cell table:style-name="ce8" table:formula="of:=[$dadosV2.$C$299]" office:value-type="float" office:value="17.2914718" calcext:value-type="float">
            <text:p>17.29</text:p>
          </table:table-cell>
          <table:table-cell table:style-name="ce8" table:formula="of:=[$dadosV2.$C$310]" office:value-type="float" office:value="18.7339621" calcext:value-type="float">
            <text:p>18.73</text:p>
          </table:table-cell>
          <table:table-cell table:style-name="ce8" table:formula="of:=[$dadosV2.$C$321]" office:value-type="float" office:value="19.4976158" calcext:value-type="float">
            <text:p>19.50</text:p>
          </table:table-cell>
          <table:covered-table-cell table:style-name="ce10"/>
          <table:table-cell table:style-name="ce8" table:formula="of:=[$dadosV2.$C$398]" office:value-type="float" office:value="73.2813361" calcext:value-type="float">
            <text:p>73.28</text:p>
          </table:table-cell>
          <table:table-cell table:style-name="ce8" table:formula="of:=[$dadosV2.$C$409]" office:value-type="float" office:value="70.5803323" calcext:value-type="float">
            <text:p>70.58</text:p>
          </table:table-cell>
          <table:table-cell table:style-name="ce8" table:formula="of:=[$dadosV2.$C$420]" office:value-type="float" office:value="73.3079741" calcext:value-type="float">
            <text:p>73.31</text:p>
          </table:table-cell>
          <table:table-cell table:style-name="ce8" table:formula="of:=[$dadosV2.$C$431]" office:value-type="float" office:value="70.7071619" calcext:value-type="float">
            <text:p>70.71</text:p>
          </table:table-cell>
          <table:table-cell table:style-name="ce8" table:formula="of:=[$dadosV2.$C$442]" office:value-type="float" office:value="24.6736998" calcext:value-type="float">
            <text:p>24.67</text:p>
          </table:table-cell>
          <table:table-cell table:style-name="ce8" table:formula="of:=[$dadosV2.$C$453]" office:value-type="float" office:value="25.2660638" calcext:value-type="float">
            <text:p>25.27</text:p>
          </table:table-cell>
          <table:covered-table-cell table:style-name="ce10"/>
          <table:table-cell table:style-name="ce8" table:formula="of:=[$dadosV2.$C$695]" office:value-type="float" office:value="22.3391213" calcext:value-type="float">
            <text:p>22.34</text:p>
          </table:table-cell>
          <table:table-cell table:style-name="ce8" table:formula="of:=[$dadosV2.$C$706]" office:value-type="float" office:value="33.4796811" calcext:value-type="float">
            <text:p>33.48</text:p>
          </table:table-cell>
          <table:table-cell table:style-name="ce8" table:formula="of:=[$dadosV2.$C$717]" office:value-type="float" office:value="47.9335217" calcext:value-type="float">
            <text:p>47.93</text:p>
          </table:table-cell>
          <table:table-cell table:style-name="ce8" table:formula="of:=[$dadosV2.$C$728]" office:value-type="float" office:value="62.5717687" calcext:value-type="float">
            <text:p>62.57</text:p>
          </table:table-cell>
          <table:table-cell table:style-name="ce8" table:formula="of:=[$dadosV2.$C$739]" office:value-type="float" office:value="69.9689087" calcext:value-type="float">
            <text:p>69.97</text:p>
          </table:table-cell>
          <table:table-cell table:style-name="ce8" table:formula="of:=[$dadosV2.$C$750]" office:value-type="float" office:value="72.3669047" calcext:value-type="float">
            <text:p>72.37</text:p>
          </table:table-cell>
          <table:table-cell table:style-name="ce8" table:formula="of:=[$dadosV2.$C$761]" office:value-type="float" office:value="70.0142196" calcext:value-type="float">
            <text:p>70.01</text:p>
          </table:table-cell>
          <table:table-cell table:style-name="ce8" table:formula="of:=[$dadosV2.$C$772]" office:value-type="float" office:value="21.959422" calcext:value-type="float">
            <text:p>21.96</text:p>
          </table:table-cell>
          <table:table-cell table:style-name="ce8" table:formula="of:=[$dadosV2.$C$783]" office:value-type="float" office:value="34.769814" calcext:value-type="float">
            <text:p>34.77</text:p>
          </table:table-cell>
          <table:table-cell table:style-name="ce8" table:formula="of:=[$dadosV2.$C$794]" office:value-type="float" office:value="46.5167887" calcext:value-type="float">
            <text:p>46.52</text:p>
          </table:table-cell>
          <table:table-cell table:style-name="ce8" table:formula="of:=[$dadosV2.$C$805]" office:value-type="float" office:value="60.8676356" calcext:value-type="float">
            <text:p>60.87</text:p>
          </table:table-cell>
          <table:table-cell table:style-name="ce8" table:formula="of:=[$dadosV2.$C$816]" office:value-type="float" office:value="71.2420559" calcext:value-type="float">
            <text:p>71.24</text:p>
          </table:table-cell>
          <table:table-cell table:style-name="ce8" table:formula="of:=[$dadosV2.$C$827]" office:value-type="float" office:value="72.0205442" calcext:value-type="float">
            <text:p>72.02</text:p>
          </table:table-cell>
          <table:table-cell table:style-name="ce8" table:formula="of:=[$dadosV2.$C$838]" office:value-type="float" office:value="70.2479542" calcext:value-type="float">
            <text:p>70.25</text:p>
          </table:table-cell>
          <table:table-cell table:style-name="ce8" table:formula="of:=[$dadosV2.$C$849]" office:value-type="float" office:value="2.2839041" calcext:value-type="float">
            <text:p>2.28</text:p>
          </table:table-cell>
          <table:table-cell table:style-name="ce8" table:formula="of:=[$dadosV2.$C$860]" office:value-type="float" office:value="2.3798996" calcext:value-type="float">
            <text:p>2.38</text:p>
          </table:table-cell>
          <table:table-cell table:style-name="ce8" table:formula="of:=[$dadosV2.$C$871]" office:value-type="float" office:value="2.431765" calcext:value-type="float">
            <text:p>2.43</text:p>
          </table:table-cell>
          <table:table-cell table:style-name="ce8" table:formula="of:=[$dadosV2.$C$882]" office:value-type="float" office:value="2.4574071" calcext:value-type="float">
            <text:p>2.46</text:p>
          </table:table-cell>
          <table:table-cell table:style-name="ce8" table:formula="of:=[$dadosV2.$C$893]" office:value-type="float" office:value="2.4698243" calcext:value-type="float">
            <text:p>2.47</text:p>
          </table:table-cell>
          <table:table-cell table:style-name="ce8" table:formula="of:=[$dadosV2.$C$904]" office:value-type="float" office:value="2.4259245" calcext:value-type="float">
            <text:p>2.43</text:p>
          </table:table-cell>
          <table:table-cell table:style-name="ce8" table:formula="of:=[$dadosV2.$C$915]" office:value-type="float" office:value="2.4784352" calcext:value-type="float">
            <text:p>2.48</text:p>
          </table:table-cell>
          <table:table-cell table:number-columns-repeated="979"/>
        </table:table-row>
        <table:table-row table:style-name="ro2">
          <table:table-cell table:style-name="ce3" office:value-type="string" calcext:value-type="string">
            <text:p>Tempo Mínimo (ms)</text:p>
          </table:table-cell>
          <table:table-cell table:style-name="ce3" table:formula="of:=MIN([.B5:.B14])" office:value-type="float" office:value="0.04739" calcext:value-type="float">
            <text:p>0,04739</text:p>
          </table:table-cell>
          <table:table-cell table:style-name="ce3" table:formula="of:=MIN([.C5:.C14])" office:value-type="float" office:value="0.060459" calcext:value-type="float">
            <text:p>0,060459</text:p>
          </table:table-cell>
          <table:table-cell table:style-name="ce3" table:formula="of:=MIN([.D5:.D14])" office:value-type="float" office:value="0.084695" calcext:value-type="float">
            <text:p>0,084695</text:p>
          </table:table-cell>
          <table:table-cell table:style-name="ce3" table:formula="of:=MIN([.E5:.E14])" office:value-type="float" office:value="0.132722" calcext:value-type="float">
            <text:p>0,132722</text:p>
          </table:table-cell>
          <table:table-cell table:style-name="ce3" table:formula="of:=MIN([.F5:.F14])" office:value-type="float" office:value="0.231016" calcext:value-type="float">
            <text:p>0,231016</text:p>
          </table:table-cell>
          <table:table-cell table:style-name="ce3" table:formula="of:=MIN([.G5:.G14])" office:value-type="float" office:value="0.04733" calcext:value-type="float">
            <text:p>0,04733</text:p>
          </table:table-cell>
          <table:table-cell table:style-name="ce3" table:formula="of:=MIN([.H5:.H14])" office:value-type="float" office:value="0.059039" calcext:value-type="float">
            <text:p>0,059039</text:p>
          </table:table-cell>
          <table:table-cell table:style-name="ce3" table:formula="of:=MIN([.I5:.I14])" office:value-type="float" office:value="0.085371" calcext:value-type="float">
            <text:p>0,085371</text:p>
          </table:table-cell>
          <table:table-cell table:style-name="ce3" table:formula="of:=MIN([.J5:.J14])" office:value-type="float" office:value="0.133094" calcext:value-type="float">
            <text:p>0,133094</text:p>
          </table:table-cell>
          <table:table-cell table:style-name="ce3" table:formula="of:=MIN([.K5:.K14])" office:value-type="float" office:value="0.228787" calcext:value-type="float">
            <text:p>0,228787</text:p>
          </table:table-cell>
          <table:table-cell table:style-name="ce3" table:formula="of:=MIN([.L5:.L14])" office:value-type="float" office:value="0.084994" calcext:value-type="float">
            <text:p>0,084994</text:p>
          </table:table-cell>
          <table:table-cell table:style-name="ce3" table:formula="of:=MIN([.M5:.M14])" office:value-type="float" office:value="0.137534" calcext:value-type="float">
            <text:p>0,137534</text:p>
          </table:table-cell>
          <table:table-cell table:style-name="ce3" table:formula="of:=MIN([.N5:.N14])" office:value-type="float" office:value="0.240561" calcext:value-type="float">
            <text:p>0,240561</text:p>
          </table:table-cell>
          <table:table-cell table:style-name="ce3" table:formula="of:=MIN([.O5:.O14])" office:value-type="float" office:value="0.44382" calcext:value-type="float">
            <text:p>0,44382</text:p>
          </table:table-cell>
          <table:table-cell table:style-name="ce3" table:formula="of:=MIN([.P5:.P14])" office:value-type="float" office:value="0.853132" calcext:value-type="float">
            <text:p>0,853132</text:p>
          </table:table-cell>
          <table:covered-table-cell table:style-name="ce10"/>
          <table:table-cell table:style-name="ce3" table:formula="of:=MIN([.R5:.R14])" office:value-type="float" office:value="1.825198" calcext:value-type="float">
            <text:p>1,825198</text:p>
          </table:table-cell>
          <table:table-cell table:style-name="ce3" table:formula="of:=MIN([.S5:.S14])" office:value-type="float" office:value="3.787867" calcext:value-type="float">
            <text:p>3,787867</text:p>
          </table:table-cell>
          <table:table-cell table:style-name="ce3" table:formula="of:=MIN([.T5:.T14])" office:value-type="float" office:value="1.806142" calcext:value-type="float">
            <text:p>1,806142</text:p>
          </table:table-cell>
          <table:table-cell table:style-name="ce3" table:formula="of:=MIN([.U5:.U14])" office:value-type="float" office:value="3.777555" calcext:value-type="float">
            <text:p>3,777555</text:p>
          </table:table-cell>
          <table:table-cell table:style-name="ce3" table:formula="of:=MIN([.V5:.V14])" office:value-type="float" office:value="5.303352" calcext:value-type="float">
            <text:p>5,303352</text:p>
          </table:table-cell>
          <table:table-cell table:style-name="ce3" table:formula="of:=MIN([.W5:.W14])" office:value-type="float" office:value="10.573978" calcext:value-type="float">
            <text:p>10,573978</text:p>
          </table:table-cell>
          <table:covered-table-cell table:style-name="ce10"/>
          <table:table-cell table:style-name="ce3" table:formula="of:=MIN([.Y5:.Y14])" office:value-type="float" office:value="0.046042" calcext:value-type="float">
            <text:p>0,046042</text:p>
          </table:table-cell>
          <table:table-cell table:style-name="ce3" table:formula="of:=MIN([.Z5:.Z14])" office:value-type="float" office:value="0.059137" calcext:value-type="float">
            <text:p>0,059137</text:p>
          </table:table-cell>
          <table:table-cell table:style-name="ce3" table:formula="of:=MIN([.AA5:.AA14])" office:value-type="float" office:value="0.083592" calcext:value-type="float">
            <text:p>0,083592</text:p>
          </table:table-cell>
          <table:table-cell table:style-name="ce3" table:formula="of:=MIN([.AB5:.AB14])" office:value-type="float" office:value="0.131783" calcext:value-type="float">
            <text:p>0,131783</text:p>
          </table:table-cell>
          <table:table-cell table:style-name="ce3" table:formula="of:=MIN([.AC5:.AC14])" office:value-type="float" office:value="0.228214" calcext:value-type="float">
            <text:p>0,228214</text:p>
          </table:table-cell>
          <table:table-cell table:style-name="ce3" table:formula="of:=MIN([.AD5:.AD14])" office:value-type="float" office:value="1.825608" calcext:value-type="float">
            <text:p>1,825608</text:p>
          </table:table-cell>
          <table:table-cell table:style-name="ce3" table:formula="of:=MIN([.AE5:.AE14])" office:value-type="float" office:value="3.805332" calcext:value-type="float">
            <text:p>3,805332</text:p>
          </table:table-cell>
          <table:table-cell table:style-name="ce3" table:formula="of:=MIN([.AF5:.AF14])" office:value-type="float" office:value="0.046024" calcext:value-type="float">
            <text:p>0,046024</text:p>
          </table:table-cell>
          <table:table-cell table:style-name="ce3" table:formula="of:=MIN([.AG5:.AG14])" office:value-type="float" office:value="0.059544" calcext:value-type="float">
            <text:p>0,059544</text:p>
          </table:table-cell>
          <table:table-cell table:style-name="ce3" table:formula="of:=MIN([.AH5:.AH14])" office:value-type="float" office:value="0.083075" calcext:value-type="float">
            <text:p>0,083075</text:p>
          </table:table-cell>
          <table:table-cell table:style-name="ce3" table:formula="of:=MIN([.AI5:.AI14])" office:value-type="float" office:value="0.135392" calcext:value-type="float">
            <text:p>0,135392</text:p>
          </table:table-cell>
          <table:table-cell table:style-name="ce3" table:formula="of:=MIN([.AJ5:.AJ14])" office:value-type="float" office:value="0.238002" calcext:value-type="float">
            <text:p>0,238002</text:p>
          </table:table-cell>
          <table:table-cell table:style-name="ce3" table:formula="of:=MIN([.AK5:.AK14])" office:value-type="float" office:value="1.829286" calcext:value-type="float">
            <text:p>1,829286</text:p>
          </table:table-cell>
          <table:table-cell table:style-name="ce3" table:formula="of:=MIN([.AL5:.AL14])" office:value-type="float" office:value="3.796046" calcext:value-type="float">
            <text:p>3,796046</text:p>
          </table:table-cell>
          <table:table-cell table:style-name="ce3" table:formula="of:=MIN([.AM5:.AM14])" office:value-type="float" office:value="0.454777" calcext:value-type="float">
            <text:p>0,454777</text:p>
          </table:table-cell>
          <table:table-cell table:style-name="ce3" table:formula="of:=MIN([.AN5:.AN14])" office:value-type="float" office:value="0.878505" calcext:value-type="float">
            <text:p>0,878505</text:p>
          </table:table-cell>
          <table:table-cell table:style-name="ce3" table:formula="of:=MIN([.AO5:.AO14])" office:value-type="float" office:value="1.723471" calcext:value-type="float">
            <text:p>1,723471</text:p>
          </table:table-cell>
          <table:table-cell table:style-name="ce3" table:formula="of:=MIN([.AP5:.AP14])" office:value-type="float" office:value="4.21723" calcext:value-type="float">
            <text:p>4,21723</text:p>
          </table:table-cell>
          <table:table-cell table:style-name="ce3" table:formula="of:=MIN([.AQ5:.AQ14])" office:value-type="float" office:value="7.727847" calcext:value-type="float">
            <text:p>7,727847</text:p>
          </table:table-cell>
          <table:table-cell table:style-name="ce3" table:formula="of:=MIN([.AR5:.AR14])" office:value-type="float" office:value="54.028038" calcext:value-type="float">
            <text:p>54,028038</text:p>
          </table:table-cell>
          <table:table-cell table:style-name="ce3" table:formula="of:=MIN([.AS5:.AS14])" office:value-type="float" office:value="107.91496" calcext:value-type="float">
            <text:p>107,91496</text:p>
          </table:table-cell>
          <table:table-cell table:number-columns-repeated="979"/>
        </table:table-row>
        <table:table-row table:style-name="ro2">
          <table:table-cell table:style-name="Default"/>
          <table:table-cell table:number-columns-repeated="5"/>
          <table:table-cell table:style-name="ce4" table:number-columns-repeated="1018"/>
        </table:table-row>
        <table:table-row table:style-name="ro2">
          <table:table-cell table:style-name="ce6" office:value-type="string" calcext:value-type="string">
            <text:p>n (em int)</text:p>
          </table:table-cell>
          <table:table-cell table:style-name="ce6" table:formula="of:=2^20" office:value-type="float" office:value="1048576" calcext:value-type="float">
            <text:p>1048576</text:p>
          </table:table-cell>
          <table:table-cell table:style-name="ce6" table:formula="of:=2^21" office:value-type="float" office:value="2097152" calcext:value-type="float">
            <text:p>2097152</text:p>
          </table:table-cell>
          <table:table-cell table:style-name="ce6" table:formula="of:=2^22" office:value-type="float" office:value="4194304" calcext:value-type="float">
            <text:p>4194304</text:p>
          </table:table-cell>
          <table:table-cell table:style-name="ce6" table:formula="of:=2^23" office:value-type="float" office:value="8388608" calcext:value-type="float">
            <text:p>8388608</text:p>
          </table:table-cell>
          <table:table-cell table:style-name="ce6" table:formula="of:=2^24" office:value-type="float" office:value="16777216" calcext:value-type="float">
            <text:p>16777216</text:p>
          </table:table-cell>
          <table:table-cell table:style-name="ce6" table:formula="of:=2^27" office:value-type="float" office:value="134217728" calcext:value-type="float">
            <text:p>134217728</text:p>
          </table:table-cell>
          <table:table-cell table:style-name="ce6" table:formula="of:=2^28" office:value-type="float" office:value="268435456" calcext:value-type="float">
            <text:p>268435456</text:p>
          </table:table-cell>
          <table:table-cell table:number-columns-repeated="1016"/>
        </table:table-row>
        <table:table-row table:style-name="ro2">
          <table:table-cell table:style-name="Default"/>
          <table:table-cell table:number-columns-repeated="7"/>
          <table:table-cell>
            <draw:frame draw:z-index="1" draw:style-name="gr1" draw:text-style-name="P1" svg:width="16.008cm" svg:height="9.004cm" svg:x="1.201cm" svg:y="0.151cm">
              <draw:object draw:notify-on-update-of-ranges="'tempo-e-vazaoV2'.B19:'tempo-e-vazaoV2'.H19 'tempo-e-vazaoV2'.B3:'tempo-e-vazaoV2'.B3 'tempo-e-vazaoV2'.G3:'tempo-e-vazaoV2'.G3 'tempo-e-vazaoV2'.L3:'tempo-e-vazaoV2'.L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draw:z-index="3" draw:style-name="gr1" draw:text-style-name="P1" svg:width="16.008cm" svg:height="9.004cm" svg:x="2.151cm" svg:y="0.239cm">
              <draw:object draw:notify-on-update-of-ranges="'tempo-e-vazaoV2'.B19:'tempo-e-vazaoV2'.F19 'tempo-e-vazaoV2'.B3:'tempo-e-vazaoV2'.B3 'tempo-e-vazaoV2'.Y15:'tempo-e-vazaoV2'.AC15 'tempo-e-vazaoV2'.G3:'tempo-e-vazaoV2'.G3 'tempo-e-vazaoV2'.AF15:'tempo-e-vazaoV2'.AJ15 'tempo-e-vazaoV2'.L3:'tempo-e-vazaoV2'.L3 'tempo-e-vazaoV2'.AM15:'tempo-e-vazaoV2'.AQ1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draw:z-index="2" draw:style-name="gr1" draw:text-style-name="P1" svg:width="16.008cm" svg:height="9.004cm" svg:x="1.048cm" svg:y="0.275cm">
              <draw:object draw:notify-on-update-of-ranges="'tempo-e-vazaoV2'.B19:'tempo-e-vazaoV2'.H19 'tempo-e-vazaoV2'.B3:'tempo-e-vazaoV2'.B3 'tempo-e-vazaoV2'.Y15:'tempo-e-vazaoV2'.AE15 'tempo-e-vazaoV2'.G3:'tempo-e-vazaoV2'.G3 'tempo-e-vazaoV2'.AF15:'tempo-e-vazaoV2'.AL15 'tempo-e-vazaoV2'.L3:'tempo-e-vazaoV2'.L3 'tempo-e-vazaoV2'.AM15:'tempo-e-vazaoV2'.AS1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00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21">
          <table:table-cell table:number-columns-repeated="1024"/>
        </table:table-row>
        <table:table-row table:style-name="ro2" table:number-rows-repeated="4">
          <table:table-cell table:style-name="Default"/>
          <table:table-cell table:number-columns-repeated="102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2" table:style-name="ta1">
        <office:forms form:automatic-focus="false" form:apply-design-mode="false"/>
        <table:table-column table:style-name="co3" table:number-columns-repeated="17" table:default-cell-style-name="Default"/>
        <table:table-row table:style-name="ro2">
          <table:table-cell office:value-type="string" calcext:value-type="string">
            <text:p>Executando 10 vezes com [nTotalElementos = 1048576 (2^20)] e [h=2048]:</text:p>
          </table:table-cell>
          <table:table-cell table:number-columns-repeated="16"/>
        </table:table-row>
        <table:table-row table:style-name="ro2">
          <table:table-cell office:value-type="float" office:value="0.056968" calcext:value-type="float">
            <text:p>0,056968</text:p>
          </table:table-cell>
          <table:table-cell table:number-columns-repeated="16"/>
        </table:table-row>
        <table:table-row table:style-name="ro2">
          <table:table-cell office:value-type="float" office:value="0.048903" calcext:value-type="float">
            <text:p>0,048903</text:p>
          </table:table-cell>
          <table:table-cell table:number-columns-repeated="16"/>
        </table:table-row>
        <table:table-row table:style-name="ro2">
          <table:table-cell office:value-type="float" office:value="0.049904" calcext:value-type="float">
            <text:p>0,049904</text:p>
          </table:table-cell>
          <table:table-cell table:number-columns-repeated="16"/>
        </table:table-row>
        <table:table-row table:style-name="ro2">
          <table:table-cell office:value-type="float" office:value="0.048355" calcext:value-type="float">
            <text:p>0,048355</text:p>
          </table:table-cell>
          <table:table-cell table:number-columns-repeated="16"/>
        </table:table-row>
        <table:table-row table:style-name="ro2">
          <table:table-cell office:value-type="float" office:value="0.04807" calcext:value-type="float">
            <text:p>0,04807</text:p>
          </table:table-cell>
          <table:table-cell table:number-columns-repeated="16"/>
        </table:table-row>
        <table:table-row table:style-name="ro2">
          <table:table-cell office:value-type="float" office:value="0.048484" calcext:value-type="float">
            <text:p>0,048484</text:p>
          </table:table-cell>
          <table:table-cell table:number-columns-repeated="16"/>
        </table:table-row>
        <table:table-row table:style-name="ro2">
          <table:table-cell table:style-name="ce34" office:value-type="float" office:value="0.04739" calcext:value-type="float">
            <text:p>0,05</text:p>
          </table:table-cell>
          <table:table-cell table:number-columns-repeated="16"/>
        </table:table-row>
        <table:table-row table:style-name="ro2">
          <table:table-cell office:value-type="float" office:value="0.048454" calcext:value-type="float">
            <text:p>0,048454</text:p>
          </table:table-cell>
          <table:table-cell table:number-columns-repeated="16"/>
        </table:table-row>
        <table:table-row table:style-name="ro2">
          <table:table-cell office:value-type="float" office:value="0.048135" calcext:value-type="float">
            <text:p>0,048135</text:p>
          </table:table-cell>
          <table:table-cell table:number-columns-repeated="16"/>
        </table:table-row>
        <table:table-row table:style-name="ro2">
          <table:table-cell office:value-type="float" office:value="0.048712" calcext:value-type="float">
            <text:p>0,04871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2097152 (2^21)] e [h=2048]:</text:p>
          </table:table-cell>
          <table:table-cell table:number-columns-repeated="16"/>
        </table:table-row>
        <table:table-row table:style-name="ro2">
          <table:table-cell office:value-type="float" office:value="0.061681" calcext:value-type="float">
            <text:p>0,061681</text:p>
          </table:table-cell>
          <table:table-cell table:number-columns-repeated="16"/>
        </table:table-row>
        <table:table-row table:style-name="ro2">
          <table:table-cell office:value-type="float" office:value="0.061861" calcext:value-type="float">
            <text:p>0,061861</text:p>
          </table:table-cell>
          <table:table-cell table:number-columns-repeated="16"/>
        </table:table-row>
        <table:table-row table:style-name="ro2">
          <table:table-cell office:value-type="float" office:value="0.062081" calcext:value-type="float">
            <text:p>0,062081</text:p>
          </table:table-cell>
          <table:table-cell table:number-columns-repeated="16"/>
        </table:table-row>
        <table:table-row table:style-name="ro2">
          <table:table-cell office:value-type="float" office:value="0.062273" calcext:value-type="float">
            <text:p>0,062273</text:p>
          </table:table-cell>
          <table:table-cell table:number-columns-repeated="16"/>
        </table:table-row>
        <table:table-row table:style-name="ro2">
          <table:table-cell office:value-type="float" office:value="0.061031" calcext:value-type="float">
            <text:p>0,061031</text:p>
          </table:table-cell>
          <table:table-cell table:number-columns-repeated="16"/>
        </table:table-row>
        <table:table-row table:style-name="ro2">
          <table:table-cell office:value-type="float" office:value="0.061599" calcext:value-type="float">
            <text:p>0,061599</text:p>
          </table:table-cell>
          <table:table-cell table:number-columns-repeated="16"/>
        </table:table-row>
        <table:table-row table:style-name="ro2">
          <table:table-cell office:value-type="float" office:value="0.061012" calcext:value-type="float">
            <text:p>0,061012</text:p>
          </table:table-cell>
          <table:table-cell table:number-columns-repeated="16"/>
        </table:table-row>
        <table:table-row table:style-name="ro2">
          <table:table-cell office:value-type="float" office:value="0.060459" calcext:value-type="float">
            <text:p>0,060459</text:p>
          </table:table-cell>
          <table:table-cell table:number-columns-repeated="16"/>
        </table:table-row>
        <table:table-row table:style-name="ro2">
          <table:table-cell office:value-type="float" office:value="0.061995" calcext:value-type="float">
            <text:p>0,061995</text:p>
          </table:table-cell>
          <table:table-cell table:number-columns-repeated="16"/>
        </table:table-row>
        <table:table-row table:style-name="ro2">
          <table:table-cell office:value-type="float" office:value="0.061147" calcext:value-type="float">
            <text:p>0,061147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4194304 (2^22)] e [h=2048]:</text:p>
          </table:table-cell>
          <table:table-cell table:number-columns-repeated="16"/>
        </table:table-row>
        <table:table-row table:style-name="ro2">
          <table:table-cell office:value-type="float" office:value="0.084695" calcext:value-type="float">
            <text:p>0,084695</text:p>
          </table:table-cell>
          <table:table-cell table:number-columns-repeated="16"/>
        </table:table-row>
        <table:table-row table:style-name="ro2">
          <table:table-cell office:value-type="float" office:value="0.085522" calcext:value-type="float">
            <text:p>0,085522</text:p>
          </table:table-cell>
          <table:table-cell table:number-columns-repeated="16"/>
        </table:table-row>
        <table:table-row table:style-name="ro2">
          <table:table-cell office:value-type="float" office:value="0.08529" calcext:value-type="float">
            <text:p>0,08529</text:p>
          </table:table-cell>
          <table:table-cell table:style-name="ce34"/>
          <table:table-cell table:number-columns-repeated="15"/>
        </table:table-row>
        <table:table-row table:style-name="ro2">
          <table:table-cell office:value-type="float" office:value="0.090538" calcext:value-type="float">
            <text:p>0,090538</text:p>
          </table:table-cell>
          <table:table-cell table:number-columns-repeated="16"/>
        </table:table-row>
        <table:table-row table:style-name="ro2">
          <table:table-cell office:value-type="float" office:value="0.093895" calcext:value-type="float">
            <text:p>0,093895</text:p>
          </table:table-cell>
          <table:table-cell table:number-columns-repeated="16"/>
        </table:table-row>
        <table:table-row table:style-name="ro2">
          <table:table-cell office:value-type="float" office:value="0.085938" calcext:value-type="float">
            <text:p>0,085938</text:p>
          </table:table-cell>
          <table:table-cell table:number-columns-repeated="16"/>
        </table:table-row>
        <table:table-row table:style-name="ro2">
          <table:table-cell office:value-type="float" office:value="0.085807" calcext:value-type="float">
            <text:p>0,085807</text:p>
          </table:table-cell>
          <table:table-cell table:number-columns-repeated="16"/>
        </table:table-row>
        <table:table-row table:style-name="ro2">
          <table:table-cell office:value-type="float" office:value="0.087166" calcext:value-type="float">
            <text:p>0,087166</text:p>
          </table:table-cell>
          <table:table-cell table:number-columns-repeated="16"/>
        </table:table-row>
        <table:table-row table:style-name="ro2">
          <table:table-cell office:value-type="float" office:value="0.087028" calcext:value-type="float">
            <text:p>0,087028</text:p>
          </table:table-cell>
          <table:table-cell table:number-columns-repeated="16"/>
        </table:table-row>
        <table:table-row table:style-name="ro2">
          <table:table-cell office:value-type="float" office:value="0.087169" calcext:value-type="float">
            <text:p>0,087169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8388608 (2^23)] e [h=2048]:</text:p>
          </table:table-cell>
          <table:table-cell table:number-columns-repeated="16"/>
        </table:table-row>
        <table:table-row table:style-name="ro2">
          <table:table-cell office:value-type="float" office:value="0.133692" calcext:value-type="float">
            <text:p>0,133692</text:p>
          </table:table-cell>
          <table:table-cell table:number-columns-repeated="16"/>
        </table:table-row>
        <table:table-row table:style-name="ro2">
          <table:table-cell office:value-type="float" office:value="0.137755" calcext:value-type="float">
            <text:p>0,137755</text:p>
          </table:table-cell>
          <table:table-cell table:number-columns-repeated="16"/>
        </table:table-row>
        <table:table-row table:style-name="ro2">
          <table:table-cell office:value-type="float" office:value="0.134344" calcext:value-type="float">
            <text:p>0,134344</text:p>
          </table:table-cell>
          <table:table-cell table:number-columns-repeated="16"/>
        </table:table-row>
        <table:table-row table:style-name="ro2">
          <table:table-cell office:value-type="float" office:value="0.135171" calcext:value-type="float">
            <text:p>0,135171</text:p>
          </table:table-cell>
          <table:table-cell table:number-columns-repeated="16"/>
        </table:table-row>
        <table:table-row table:style-name="ro2">
          <table:table-cell office:value-type="float" office:value="0.135563" calcext:value-type="float">
            <text:p>0,135563</text:p>
          </table:table-cell>
          <table:table-cell table:number-columns-repeated="16"/>
        </table:table-row>
        <table:table-row table:style-name="ro2">
          <table:table-cell office:value-type="float" office:value="0.132722" calcext:value-type="float">
            <text:p>0,132722</text:p>
          </table:table-cell>
          <table:table-cell table:number-columns-repeated="16"/>
        </table:table-row>
        <table:table-row table:style-name="ro2">
          <table:table-cell office:value-type="float" office:value="0.139908" calcext:value-type="float">
            <text:p>0,139908</text:p>
          </table:table-cell>
          <table:table-cell table:number-columns-repeated="16"/>
        </table:table-row>
        <table:table-row table:style-name="ro2">
          <table:table-cell office:value-type="float" office:value="0.132842" calcext:value-type="float">
            <text:p>0,132842</text:p>
          </table:table-cell>
          <table:table-cell table:number-columns-repeated="16"/>
        </table:table-row>
        <table:table-row table:style-name="ro2">
          <table:table-cell office:value-type="float" office:value="0.134981" calcext:value-type="float">
            <text:p>0,134981</text:p>
          </table:table-cell>
          <table:table-cell table:number-columns-repeated="16"/>
        </table:table-row>
        <table:table-row table:style-name="ro2">
          <table:table-cell office:value-type="float" office:value="0.134344" calcext:value-type="float">
            <text:p>0,13434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16777216 (2^24)] e [h=2048]:</text:p>
          </table:table-cell>
          <table:table-cell table:number-columns-repeated="16"/>
        </table:table-row>
        <table:table-row table:style-name="ro2">
          <table:table-cell office:value-type="float" office:value="0.235635" calcext:value-type="float">
            <text:p>0,235635</text:p>
          </table:table-cell>
          <table:table-cell table:number-columns-repeated="16"/>
        </table:table-row>
        <table:table-row table:style-name="ro2">
          <table:table-cell office:value-type="float" office:value="0.231645" calcext:value-type="float">
            <text:p>0,231645</text:p>
          </table:table-cell>
          <table:table-cell table:number-columns-repeated="16"/>
        </table:table-row>
        <table:table-row table:style-name="ro2">
          <table:table-cell office:value-type="float" office:value="0.234139" calcext:value-type="float">
            <text:p>0,234139</text:p>
          </table:table-cell>
          <table:table-cell table:number-columns-repeated="16"/>
        </table:table-row>
        <table:table-row table:style-name="ro2">
          <table:table-cell office:value-type="float" office:value="0.231016" calcext:value-type="float">
            <text:p>0,231016</text:p>
          </table:table-cell>
          <table:table-cell table:number-columns-repeated="16"/>
        </table:table-row>
        <table:table-row table:style-name="ro2">
          <table:table-cell office:value-type="float" office:value="0.238464" calcext:value-type="float">
            <text:p>0,238464</text:p>
          </table:table-cell>
          <table:table-cell table:number-columns-repeated="16"/>
        </table:table-row>
        <table:table-row table:style-name="ro2">
          <table:table-cell office:value-type="float" office:value="0.231896" calcext:value-type="float">
            <text:p>0,231896</text:p>
          </table:table-cell>
          <table:table-cell table:number-columns-repeated="16"/>
        </table:table-row>
        <table:table-row table:style-name="ro2">
          <table:table-cell office:value-type="float" office:value="0.236227" calcext:value-type="float">
            <text:p>0,236227</text:p>
          </table:table-cell>
          <table:table-cell table:number-columns-repeated="16"/>
        </table:table-row>
        <table:table-row table:style-name="ro2">
          <table:table-cell office:value-type="float" office:value="0.234791" calcext:value-type="float">
            <text:p>0,234791</text:p>
          </table:table-cell>
          <table:table-cell table:number-columns-repeated="16"/>
        </table:table-row>
        <table:table-row table:style-name="ro2">
          <table:table-cell office:value-type="float" office:value="0.241278" calcext:value-type="float">
            <text:p>0,241278</text:p>
          </table:table-cell>
          <table:table-cell table:number-columns-repeated="16"/>
        </table:table-row>
        <table:table-row table:style-name="ro2">
          <table:table-cell office:value-type="float" office:value="0.234047" calcext:value-type="float">
            <text:p>0,234047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1048576 (2^20)] e [h=2048]:</text:p>
          </table:table-cell>
          <table:table-cell table:number-columns-repeated="16"/>
        </table:table-row>
        <table:table-row table:style-name="ro2">
          <table:table-cell office:value-type="float" office:value="0.04733" calcext:value-type="float">
            <text:p>0,04733</text:p>
          </table:table-cell>
          <table:table-cell table:number-columns-repeated="16"/>
        </table:table-row>
        <table:table-row table:style-name="ro2">
          <table:table-cell office:value-type="float" office:value="0.047616" calcext:value-type="float">
            <text:p>0,047616</text:p>
          </table:table-cell>
          <table:table-cell table:number-columns-repeated="16"/>
        </table:table-row>
        <table:table-row table:style-name="ro2">
          <table:table-cell office:value-type="float" office:value="0.04792" calcext:value-type="float">
            <text:p>0,04792</text:p>
          </table:table-cell>
          <table:table-cell table:number-columns-repeated="16"/>
        </table:table-row>
        <table:table-row table:style-name="ro2">
          <table:table-cell office:value-type="float" office:value="0.053053" calcext:value-type="float">
            <text:p>0,053053</text:p>
          </table:table-cell>
          <table:table-cell table:number-columns-repeated="16"/>
        </table:table-row>
        <table:table-row table:style-name="ro2">
          <table:table-cell office:value-type="float" office:value="0.047454" calcext:value-type="float">
            <text:p>0,047454</text:p>
          </table:table-cell>
          <table:table-cell table:number-columns-repeated="16"/>
        </table:table-row>
        <table:table-row table:style-name="ro2">
          <table:table-cell office:value-type="float" office:value="0.047335" calcext:value-type="float">
            <text:p>0,047335</text:p>
          </table:table-cell>
          <table:table-cell table:number-columns-repeated="16"/>
        </table:table-row>
        <table:table-row table:style-name="ro2">
          <table:table-cell office:value-type="float" office:value="0.048627" calcext:value-type="float">
            <text:p>0,048627</text:p>
          </table:table-cell>
          <table:table-cell table:number-columns-repeated="16"/>
        </table:table-row>
        <table:table-row table:style-name="ro2">
          <table:table-cell office:value-type="float" office:value="0.059026" calcext:value-type="float">
            <text:p>0,059026</text:p>
          </table:table-cell>
          <table:table-cell table:number-columns-repeated="16"/>
        </table:table-row>
        <table:table-row table:style-name="ro2">
          <table:table-cell office:value-type="float" office:value="0.048958" calcext:value-type="float">
            <text:p>0,048958</text:p>
          </table:table-cell>
          <table:table-cell table:number-columns-repeated="16"/>
        </table:table-row>
        <table:table-row table:style-name="ro2">
          <table:table-cell office:value-type="float" office:value="0.048698" calcext:value-type="float">
            <text:p>0,048698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2097152 (2^21)] e [h=2048]:</text:p>
          </table:table-cell>
          <table:table-cell table:number-columns-repeated="16"/>
        </table:table-row>
        <table:table-row table:style-name="ro2">
          <table:table-cell office:value-type="float" office:value="0.061071" calcext:value-type="float">
            <text:p>0,061071</text:p>
          </table:table-cell>
          <table:table-cell table:number-columns-repeated="16"/>
        </table:table-row>
        <table:table-row table:style-name="ro2">
          <table:table-cell office:value-type="float" office:value="0.059039" calcext:value-type="float">
            <text:p>0,059039</text:p>
          </table:table-cell>
          <table:table-cell table:number-columns-repeated="16"/>
        </table:table-row>
        <table:table-row table:style-name="ro2">
          <table:table-cell office:value-type="float" office:value="0.061026" calcext:value-type="float">
            <text:p>0,061026</text:p>
          </table:table-cell>
          <table:table-cell table:number-columns-repeated="16"/>
        </table:table-row>
        <table:table-row table:style-name="ro2">
          <table:table-cell office:value-type="float" office:value="0.061327" calcext:value-type="float">
            <text:p>0,061327</text:p>
          </table:table-cell>
          <table:table-cell table:number-columns-repeated="16"/>
        </table:table-row>
        <table:table-row table:style-name="ro2">
          <table:table-cell office:value-type="float" office:value="0.062007" calcext:value-type="float">
            <text:p>0,062007</text:p>
          </table:table-cell>
          <table:table-cell table:number-columns-repeated="16"/>
        </table:table-row>
        <table:table-row table:style-name="ro2">
          <table:table-cell office:value-type="float" office:value="0.060363" calcext:value-type="float">
            <text:p>0,060363</text:p>
          </table:table-cell>
          <table:table-cell table:number-columns-repeated="16"/>
        </table:table-row>
        <table:table-row table:style-name="ro2">
          <table:table-cell office:value-type="float" office:value="0.060724" calcext:value-type="float">
            <text:p>0,060724</text:p>
          </table:table-cell>
          <table:table-cell table:number-columns-repeated="16"/>
        </table:table-row>
        <table:table-row table:style-name="ro2">
          <table:table-cell office:value-type="float" office:value="0.066564" calcext:value-type="float">
            <text:p>0,066564</text:p>
          </table:table-cell>
          <table:table-cell table:number-columns-repeated="16"/>
        </table:table-row>
        <table:table-row table:style-name="ro2">
          <table:table-cell office:value-type="float" office:value="0.061374" calcext:value-type="float">
            <text:p>0,061374</text:p>
          </table:table-cell>
          <table:table-cell table:number-columns-repeated="16"/>
        </table:table-row>
        <table:table-row table:style-name="ro2">
          <table:table-cell office:value-type="float" office:value="0.061506" calcext:value-type="float">
            <text:p>0,06150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4194304 (2^22)] e [h=2048]:</text:p>
          </table:table-cell>
          <table:table-cell table:number-columns-repeated="16"/>
        </table:table-row>
        <table:table-row table:style-name="ro2">
          <table:table-cell office:value-type="float" office:value="0.086924" calcext:value-type="float">
            <text:p>0,086924</text:p>
          </table:table-cell>
          <table:table-cell table:number-columns-repeated="16"/>
        </table:table-row>
        <table:table-row table:style-name="ro2">
          <table:table-cell office:value-type="float" office:value="0.085584" calcext:value-type="float">
            <text:p>0,085584</text:p>
          </table:table-cell>
          <table:table-cell table:number-columns-repeated="16"/>
        </table:table-row>
        <table:table-row table:style-name="ro2">
          <table:table-cell office:value-type="float" office:value="0.085371" calcext:value-type="float">
            <text:p>0,085371</text:p>
          </table:table-cell>
          <table:table-cell table:number-columns-repeated="16"/>
        </table:table-row>
        <table:table-row table:style-name="ro2">
          <table:table-cell office:value-type="float" office:value="0.085794" calcext:value-type="float">
            <text:p>0,085794</text:p>
          </table:table-cell>
          <table:table-cell table:number-columns-repeated="16"/>
        </table:table-row>
        <table:table-row table:style-name="ro2">
          <table:table-cell office:value-type="float" office:value="0.088452" calcext:value-type="float">
            <text:p>0,088452</text:p>
          </table:table-cell>
          <table:table-cell table:number-columns-repeated="16"/>
        </table:table-row>
        <table:table-row table:style-name="ro2">
          <table:table-cell office:value-type="float" office:value="0.085669" calcext:value-type="float">
            <text:p>0,085669</text:p>
          </table:table-cell>
          <table:table-cell table:number-columns-repeated="16"/>
        </table:table-row>
        <table:table-row table:style-name="ro2">
          <table:table-cell office:value-type="float" office:value="0.085557" calcext:value-type="float">
            <text:p>0,085557</text:p>
          </table:table-cell>
          <table:table-cell table:number-columns-repeated="16"/>
        </table:table-row>
        <table:table-row table:style-name="ro2">
          <table:table-cell office:value-type="float" office:value="0.085635" calcext:value-type="float">
            <text:p>0,085635</text:p>
          </table:table-cell>
          <table:table-cell table:number-columns-repeated="16"/>
        </table:table-row>
        <table:table-row table:style-name="ro2">
          <table:table-cell office:value-type="float" office:value="0.086091" calcext:value-type="float">
            <text:p>0,086091</text:p>
          </table:table-cell>
          <table:table-cell table:number-columns-repeated="16"/>
        </table:table-row>
        <table:table-row table:style-name="ro2">
          <table:table-cell office:value-type="float" office:value="0.086708" calcext:value-type="float">
            <text:p>0,086708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8388608 (2^23)] e [h=2048]:</text:p>
          </table:table-cell>
          <table:table-cell table:number-columns-repeated="16"/>
        </table:table-row>
        <table:table-row table:style-name="ro2">
          <table:table-cell office:value-type="float" office:value="0.135967" calcext:value-type="float">
            <text:p>0,135967</text:p>
          </table:table-cell>
          <table:table-cell table:number-columns-repeated="16"/>
        </table:table-row>
        <table:table-row table:style-name="ro2">
          <table:table-cell office:value-type="float" office:value="0.193044" calcext:value-type="float">
            <text:p>0,193044</text:p>
          </table:table-cell>
          <table:table-cell table:number-columns-repeated="16"/>
        </table:table-row>
        <table:table-row table:style-name="ro2">
          <table:table-cell office:value-type="float" office:value="0.134048" calcext:value-type="float">
            <text:p>0,134048</text:p>
          </table:table-cell>
          <table:table-cell table:number-columns-repeated="16"/>
        </table:table-row>
        <table:table-row table:style-name="ro2">
          <table:table-cell office:value-type="float" office:value="0.134794" calcext:value-type="float">
            <text:p>0,134794</text:p>
          </table:table-cell>
          <table:table-cell table:number-columns-repeated="16"/>
        </table:table-row>
        <table:table-row table:style-name="ro2">
          <table:table-cell office:value-type="float" office:value="0.136363" calcext:value-type="float">
            <text:p>0,136363</text:p>
          </table:table-cell>
          <table:table-cell table:number-columns-repeated="16"/>
        </table:table-row>
        <table:table-row table:style-name="ro2">
          <table:table-cell office:value-type="float" office:value="0.133454" calcext:value-type="float">
            <text:p>0,133454</text:p>
          </table:table-cell>
          <table:table-cell table:number-columns-repeated="16"/>
        </table:table-row>
        <table:table-row table:style-name="ro2">
          <table:table-cell office:value-type="float" office:value="0.135472" calcext:value-type="float">
            <text:p>0,135472</text:p>
          </table:table-cell>
          <table:table-cell table:number-columns-repeated="16"/>
        </table:table-row>
        <table:table-row table:style-name="ro2">
          <table:table-cell office:value-type="float" office:value="0.133094" calcext:value-type="float">
            <text:p>0,133094</text:p>
          </table:table-cell>
          <table:table-cell table:number-columns-repeated="16"/>
        </table:table-row>
        <table:table-row table:style-name="ro2">
          <table:table-cell office:value-type="float" office:value="0.141174" calcext:value-type="float">
            <text:p>0,141174</text:p>
          </table:table-cell>
          <table:table-cell table:number-columns-repeated="16"/>
        </table:table-row>
        <table:table-row table:style-name="ro2">
          <table:table-cell office:value-type="float" office:value="0.135244" calcext:value-type="float">
            <text:p>0,13524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16777216 (2^24)] e [h=2048]:</text:p>
          </table:table-cell>
          <table:table-cell table:number-columns-repeated="16"/>
        </table:table-row>
        <table:table-row table:style-name="ro2">
          <table:table-cell office:value-type="float" office:value="0.233113" calcext:value-type="float">
            <text:p>0,233113</text:p>
          </table:table-cell>
          <table:table-cell table:number-columns-repeated="16"/>
        </table:table-row>
        <table:table-row table:style-name="ro2">
          <table:table-cell office:value-type="float" office:value="0.233083" calcext:value-type="float">
            <text:p>0,233083</text:p>
          </table:table-cell>
          <table:table-cell table:number-columns-repeated="16"/>
        </table:table-row>
        <table:table-row table:style-name="ro2">
          <table:table-cell office:value-type="float" office:value="0.228787" calcext:value-type="float">
            <text:p>0,228787</text:p>
          </table:table-cell>
          <table:table-cell table:number-columns-repeated="16"/>
        </table:table-row>
        <table:table-row table:style-name="ro2">
          <table:table-cell office:value-type="float" office:value="0.233169" calcext:value-type="float">
            <text:p>0,233169</text:p>
          </table:table-cell>
          <table:table-cell table:number-columns-repeated="16"/>
        </table:table-row>
        <table:table-row table:style-name="ro2">
          <table:table-cell office:value-type="float" office:value="0.232955" calcext:value-type="float">
            <text:p>0,232955</text:p>
          </table:table-cell>
          <table:table-cell table:number-columns-repeated="16"/>
        </table:table-row>
        <table:table-row table:style-name="ro2">
          <table:table-cell office:value-type="float" office:value="0.251672" calcext:value-type="float">
            <text:p>0,251672</text:p>
          </table:table-cell>
          <table:table-cell table:number-columns-repeated="16"/>
        </table:table-row>
        <table:table-row table:style-name="ro2">
          <table:table-cell office:value-type="float" office:value="0.234641" calcext:value-type="float">
            <text:p>0,234641</text:p>
          </table:table-cell>
          <table:table-cell table:number-columns-repeated="16"/>
        </table:table-row>
        <table:table-row table:style-name="ro2">
          <table:table-cell office:value-type="float" office:value="0.231981" calcext:value-type="float">
            <text:p>0,231981</text:p>
          </table:table-cell>
          <table:table-cell table:number-columns-repeated="16"/>
        </table:table-row>
        <table:table-row table:style-name="ro2">
          <table:table-cell office:value-type="float" office:value="0.232603" calcext:value-type="float">
            <text:p>0,232603</text:p>
          </table:table-cell>
          <table:table-cell table:number-columns-repeated="16"/>
        </table:table-row>
        <table:table-row table:style-name="ro2">
          <table:table-cell office:value-type="float" office:value="0.231354" calcext:value-type="float">
            <text:p>0,23135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1048576 (2^20)] e [h=2048]:</text:p>
          </table:table-cell>
          <table:table-cell table:number-columns-repeated="16"/>
        </table:table-row>
        <table:table-row table:style-name="ro2">
          <table:table-cell office:value-type="float" office:value="0.08653" calcext:value-type="float">
            <text:p>0,08653</text:p>
          </table:table-cell>
          <table:table-cell table:style-name="ce24"/>
          <table:table-cell table:number-columns-repeated="15"/>
        </table:table-row>
        <table:table-row table:style-name="ro2">
          <table:table-cell office:value-type="float" office:value="0.0929" calcext:value-type="float">
            <text:p>0,0929</text:p>
          </table:table-cell>
          <table:table-cell table:number-columns-repeated="16"/>
        </table:table-row>
        <table:table-row table:style-name="ro2">
          <table:table-cell office:value-type="float" office:value="0.087704" calcext:value-type="float">
            <text:p>0,087704</text:p>
          </table:table-cell>
          <table:table-cell table:number-columns-repeated="16"/>
        </table:table-row>
        <table:table-row table:style-name="ro2">
          <table:table-cell office:value-type="float" office:value="0.08662" calcext:value-type="float">
            <text:p>0,08662</text:p>
          </table:table-cell>
          <table:table-cell table:number-columns-repeated="16"/>
        </table:table-row>
        <table:table-row table:style-name="ro2">
          <table:table-cell office:value-type="float" office:value="0.087732" calcext:value-type="float">
            <text:p>0,087732</text:p>
          </table:table-cell>
          <table:table-cell table:number-columns-repeated="16"/>
        </table:table-row>
        <table:table-row table:style-name="ro2">
          <table:table-cell office:value-type="float" office:value="0.084994" calcext:value-type="float">
            <text:p>0,084994</text:p>
          </table:table-cell>
          <table:table-cell table:number-columns-repeated="16"/>
        </table:table-row>
        <table:table-row table:style-name="ro2">
          <table:table-cell office:value-type="float" office:value="0.085453" calcext:value-type="float">
            <text:p>0,085453</text:p>
          </table:table-cell>
          <table:table-cell table:number-columns-repeated="16"/>
        </table:table-row>
        <table:table-row table:style-name="ro2">
          <table:table-cell office:value-type="float" office:value="0.085315" calcext:value-type="float">
            <text:p>0,085315</text:p>
          </table:table-cell>
          <table:table-cell table:number-columns-repeated="16"/>
        </table:table-row>
        <table:table-row table:style-name="ro2">
          <table:table-cell office:value-type="float" office:value="0.086414" calcext:value-type="float">
            <text:p>0,086414</text:p>
          </table:table-cell>
          <table:table-cell table:number-columns-repeated="16"/>
        </table:table-row>
        <table:table-row table:style-name="ro2">
          <table:table-cell office:value-type="float" office:value="0.085617" calcext:value-type="float">
            <text:p>0,085617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2097152 (2^21)] e [h=2048]:</text:p>
          </table:table-cell>
          <table:table-cell table:number-columns-repeated="16"/>
        </table:table-row>
        <table:table-row table:style-name="ro2">
          <table:table-cell office:value-type="float" office:value="0.159441" calcext:value-type="float">
            <text:p>0,159441</text:p>
          </table:table-cell>
          <table:table-cell table:style-name="ce24"/>
          <table:table-cell table:number-columns-repeated="15"/>
        </table:table-row>
        <table:table-row table:style-name="ro2">
          <table:table-cell office:value-type="float" office:value="0.137981" calcext:value-type="float">
            <text:p>0,137981</text:p>
          </table:table-cell>
          <table:table-cell table:number-columns-repeated="16"/>
        </table:table-row>
        <table:table-row table:style-name="ro2">
          <table:table-cell office:value-type="float" office:value="0.139018" calcext:value-type="float">
            <text:p>0,139018</text:p>
          </table:table-cell>
          <table:table-cell table:number-columns-repeated="16"/>
        </table:table-row>
        <table:table-row table:style-name="ro2">
          <table:table-cell office:value-type="float" office:value="0.137928" calcext:value-type="float">
            <text:p>0,137928</text:p>
          </table:table-cell>
          <table:table-cell table:number-columns-repeated="16"/>
        </table:table-row>
        <table:table-row table:style-name="ro2">
          <table:table-cell office:value-type="float" office:value="0.138535" calcext:value-type="float">
            <text:p>0,138535</text:p>
          </table:table-cell>
          <table:table-cell table:number-columns-repeated="16"/>
        </table:table-row>
        <table:table-row table:style-name="ro2">
          <table:table-cell office:value-type="float" office:value="0.143837" calcext:value-type="float">
            <text:p>0,143837</text:p>
          </table:table-cell>
          <table:table-cell table:number-columns-repeated="16"/>
        </table:table-row>
        <table:table-row table:style-name="ro2">
          <table:table-cell office:value-type="float" office:value="0.138299" calcext:value-type="float">
            <text:p>0,138299</text:p>
          </table:table-cell>
          <table:table-cell table:number-columns-repeated="16"/>
        </table:table-row>
        <table:table-row table:style-name="ro2">
          <table:table-cell office:value-type="float" office:value="0.137534" calcext:value-type="float">
            <text:p>0,137534</text:p>
          </table:table-cell>
          <table:table-cell table:number-columns-repeated="16"/>
        </table:table-row>
        <table:table-row table:style-name="ro2">
          <table:table-cell office:value-type="float" office:value="0.137735" calcext:value-type="float">
            <text:p>0,137735</text:p>
          </table:table-cell>
          <table:table-cell table:number-columns-repeated="16"/>
        </table:table-row>
        <table:table-row table:style-name="ro2">
          <table:table-cell office:value-type="float" office:value="0.144166" calcext:value-type="float">
            <text:p>0,14416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4194304 (2^22)] e [h=2048]:</text:p>
          </table:table-cell>
          <table:table-cell table:number-columns-repeated="16"/>
        </table:table-row>
        <table:table-row table:style-name="ro2">
          <table:table-cell office:value-type="float" office:value="0.240874" calcext:value-type="float">
            <text:p>0,240874</text:p>
          </table:table-cell>
          <table:table-cell table:style-name="ce24"/>
          <table:table-cell table:number-columns-repeated="15"/>
        </table:table-row>
        <table:table-row table:style-name="ro2">
          <table:table-cell office:value-type="float" office:value="0.240907" calcext:value-type="float">
            <text:p>0,240907</text:p>
          </table:table-cell>
          <table:table-cell table:number-columns-repeated="16"/>
        </table:table-row>
        <table:table-row table:style-name="ro2">
          <table:table-cell office:value-type="float" office:value="0.250831" calcext:value-type="float">
            <text:p>0,250831</text:p>
          </table:table-cell>
          <table:table-cell table:number-columns-repeated="16"/>
        </table:table-row>
        <table:table-row table:style-name="ro2">
          <table:table-cell office:value-type="float" office:value="0.246896" calcext:value-type="float">
            <text:p>0,246896</text:p>
          </table:table-cell>
          <table:table-cell table:number-columns-repeated="16"/>
        </table:table-row>
        <table:table-row table:style-name="ro2">
          <table:table-cell office:value-type="float" office:value="0.240885" calcext:value-type="float">
            <text:p>0,240885</text:p>
          </table:table-cell>
          <table:table-cell table:number-columns-repeated="16"/>
        </table:table-row>
        <table:table-row table:style-name="ro2">
          <table:table-cell office:value-type="float" office:value="0.241524" calcext:value-type="float">
            <text:p>0,241524</text:p>
          </table:table-cell>
          <table:table-cell table:number-columns-repeated="16"/>
        </table:table-row>
        <table:table-row table:style-name="ro2">
          <table:table-cell office:value-type="float" office:value="0.240561" calcext:value-type="float">
            <text:p>0,240561</text:p>
          </table:table-cell>
          <table:table-cell table:number-columns-repeated="16"/>
        </table:table-row>
        <table:table-row table:style-name="ro2">
          <table:table-cell office:value-type="float" office:value="0.240966" calcext:value-type="float">
            <text:p>0,240966</text:p>
          </table:table-cell>
          <table:table-cell table:number-columns-repeated="16"/>
        </table:table-row>
        <table:table-row table:style-name="ro2">
          <table:table-cell office:value-type="float" office:value="0.240932" calcext:value-type="float">
            <text:p>0,240932</text:p>
          </table:table-cell>
          <table:table-cell table:number-columns-repeated="16"/>
        </table:table-row>
        <table:table-row table:style-name="ro2">
          <table:table-cell office:value-type="float" office:value="0.24061" calcext:value-type="float">
            <text:p>0,2406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8388608 (2^23)] e [h=2048]:</text:p>
          </table:table-cell>
          <table:table-cell table:number-columns-repeated="16"/>
        </table:table-row>
        <table:table-row table:style-name="ro2">
          <table:table-cell office:value-type="float" office:value="0.44646" calcext:value-type="float">
            <text:p>0,44646</text:p>
          </table:table-cell>
          <table:table-cell table:style-name="ce24"/>
          <table:table-cell table:number-columns-repeated="15"/>
        </table:table-row>
        <table:table-row table:style-name="ro2">
          <table:table-cell office:value-type="float" office:value="0.447251" calcext:value-type="float">
            <text:p>0,447251</text:p>
          </table:table-cell>
          <table:table-cell table:number-columns-repeated="16"/>
        </table:table-row>
        <table:table-row table:style-name="ro2">
          <table:table-cell office:value-type="float" office:value="0.44443" calcext:value-type="float">
            <text:p>0,44443</text:p>
          </table:table-cell>
          <table:table-cell table:number-columns-repeated="16"/>
        </table:table-row>
        <table:table-row table:style-name="ro2">
          <table:table-cell office:value-type="float" office:value="0.44382" calcext:value-type="float">
            <text:p>0,44382</text:p>
          </table:table-cell>
          <table:table-cell table:number-columns-repeated="16"/>
        </table:table-row>
        <table:table-row table:style-name="ro2">
          <table:table-cell office:value-type="float" office:value="0.445345" calcext:value-type="float">
            <text:p>0,445345</text:p>
          </table:table-cell>
          <table:table-cell table:number-columns-repeated="16"/>
        </table:table-row>
        <table:table-row table:style-name="ro2">
          <table:table-cell office:value-type="float" office:value="0.445675" calcext:value-type="float">
            <text:p>0,445675</text:p>
          </table:table-cell>
          <table:table-cell table:number-columns-repeated="16"/>
        </table:table-row>
        <table:table-row table:style-name="ro2">
          <table:table-cell office:value-type="float" office:value="0.447223" calcext:value-type="float">
            <text:p>0,447223</text:p>
          </table:table-cell>
          <table:table-cell table:number-columns-repeated="16"/>
        </table:table-row>
        <table:table-row table:style-name="ro2">
          <table:table-cell office:value-type="float" office:value="0.444539" calcext:value-type="float">
            <text:p>0,444539</text:p>
          </table:table-cell>
          <table:table-cell table:number-columns-repeated="16"/>
        </table:table-row>
        <table:table-row table:style-name="ro2">
          <table:table-cell office:value-type="float" office:value="0.446061" calcext:value-type="float">
            <text:p>0,446061</text:p>
          </table:table-cell>
          <table:table-cell table:number-columns-repeated="16"/>
        </table:table-row>
        <table:table-row table:style-name="ro2">
          <table:table-cell office:value-type="float" office:value="0.450864" calcext:value-type="float">
            <text:p>0,45086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16777216 (2^24)] e [h=2048]:</text:p>
          </table:table-cell>
          <table:table-cell table:number-columns-repeated="16"/>
        </table:table-row>
        <table:table-row table:style-name="ro2">
          <table:table-cell office:value-type="float" office:value="0.853132" calcext:value-type="float">
            <text:p>0,853132</text:p>
          </table:table-cell>
          <table:table-cell table:style-name="ce24"/>
          <table:table-cell table:number-columns-repeated="15"/>
        </table:table-row>
        <table:table-row table:style-name="ro2">
          <table:table-cell office:value-type="float" office:value="0.853631" calcext:value-type="float">
            <text:p>0,853631</text:p>
          </table:table-cell>
          <table:table-cell table:number-columns-repeated="16"/>
        </table:table-row>
        <table:table-row table:style-name="ro2">
          <table:table-cell office:value-type="float" office:value="0.854231" calcext:value-type="float">
            <text:p>0,854231</text:p>
          </table:table-cell>
          <table:table-cell table:number-columns-repeated="16"/>
        </table:table-row>
        <table:table-row table:style-name="ro2">
          <table:table-cell office:value-type="float" office:value="0.853321" calcext:value-type="float">
            <text:p>0,853321</text:p>
          </table:table-cell>
          <table:table-cell table:number-columns-repeated="16"/>
        </table:table-row>
        <table:table-row table:style-name="ro2">
          <table:table-cell office:value-type="float" office:value="0.856231" calcext:value-type="float">
            <text:p>0,856231</text:p>
          </table:table-cell>
          <table:table-cell table:number-columns-repeated="16"/>
        </table:table-row>
        <table:table-row table:style-name="ro2">
          <table:table-cell office:value-type="float" office:value="0.855295" calcext:value-type="float">
            <text:p>0,855295</text:p>
          </table:table-cell>
          <table:table-cell table:number-columns-repeated="16"/>
        </table:table-row>
        <table:table-row table:style-name="ro2">
          <table:table-cell office:value-type="float" office:value="0.854947" calcext:value-type="float">
            <text:p>0,854947</text:p>
          </table:table-cell>
          <table:table-cell table:number-columns-repeated="16"/>
        </table:table-row>
        <table:table-row table:style-name="ro2">
          <table:table-cell office:value-type="float" office:value="0.854149" calcext:value-type="float">
            <text:p>0,854149</text:p>
          </table:table-cell>
          <table:table-cell table:number-columns-repeated="16"/>
        </table:table-row>
        <table:table-row table:style-name="ro2">
          <table:table-cell office:value-type="float" office:value="0.855234" calcext:value-type="float">
            <text:p>0,855234</text:p>
          </table:table-cell>
          <table:table-cell table:number-columns-repeated="16"/>
        </table:table-row>
        <table:table-row table:style-name="ro2">
          <table:table-cell office:value-type="float" office:value="0.861118" calcext:value-type="float">
            <text:p>0,861118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1048576 (2^20)] e [h=2048]:</text:p>
          </table:table-cell>
          <table:table-cell table:number-columns-repeated="6"/>
          <table:table-cell office:value-type="string" calcext:value-type="string">
            <text:p>A partir daqui, throughput</text:p>
          </table:table-cell>
          <table:table-cell table:number-columns-repeated="9"/>
        </table:table-row>
        <table:table-row table:style-name="ro2">
          <table:table-cell office:value-type="float" office:value="21.342452" calcext:value-type="float">
            <text:p>21,342452</text:p>
          </table:table-cell>
          <table:table-cell table:style-name="ce24" office:value-type="string" calcext:value-type="string">
            <text:p>Média:</text:p>
          </table:table-cell>
          <table:table-cell table:formula="of:=AVERAGE([.A167:.A176])" office:value-type="float" office:value="21.5096945" calcext:value-type="float">
            <text:p>21,5096945</text:p>
          </table:table-cell>
          <table:table-cell table:number-columns-repeated="14"/>
        </table:table-row>
        <table:table-row table:style-name="ro2">
          <table:table-cell office:value-type="float" office:value="21.845788" calcext:value-type="float">
            <text:p>21,845788</text:p>
          </table:table-cell>
          <table:table-cell table:number-columns-repeated="16"/>
        </table:table-row>
        <table:table-row table:style-name="ro2">
          <table:table-cell office:value-type="float" office:value="21.431001" calcext:value-type="float">
            <text:p>21,431001</text:p>
          </table:table-cell>
          <table:table-cell table:number-columns-repeated="16"/>
        </table:table-row>
        <table:table-row table:style-name="ro2">
          <table:table-cell office:value-type="float" office:value="21.452485" calcext:value-type="float">
            <text:p>21,452485</text:p>
          </table:table-cell>
          <table:table-cell table:number-columns-repeated="16"/>
        </table:table-row>
        <table:table-row table:style-name="ro2">
          <table:table-cell office:value-type="float" office:value="19.197305" calcext:value-type="float">
            <text:p>19,197305</text:p>
          </table:table-cell>
          <table:table-cell table:number-columns-repeated="16"/>
        </table:table-row>
        <table:table-row table:style-name="ro2">
          <table:table-cell office:value-type="float" office:value="22.225011" calcext:value-type="float">
            <text:p>22,225011</text:p>
          </table:table-cell>
          <table:table-cell table:number-columns-repeated="16"/>
        </table:table-row>
        <table:table-row table:style-name="ro2">
          <table:table-cell office:value-type="float" office:value="22.11719" calcext:value-type="float">
            <text:p>22,11719</text:p>
          </table:table-cell>
          <table:table-cell table:number-columns-repeated="16"/>
        </table:table-row>
        <table:table-row table:style-name="ro2">
          <table:table-cell office:value-type="float" office:value="21.754689" calcext:value-type="float">
            <text:p>21,754689</text:p>
          </table:table-cell>
          <table:table-cell table:number-columns-repeated="16"/>
        </table:table-row>
        <table:table-row table:style-name="ro2">
          <table:table-cell office:value-type="float" office:value="21.731695" calcext:value-type="float">
            <text:p>21,731695</text:p>
          </table:table-cell>
          <table:table-cell table:number-columns-repeated="16"/>
        </table:table-row>
        <table:table-row table:style-name="ro2">
          <table:table-cell office:value-type="float" office:value="21.999329" calcext:value-type="float">
            <text:p>21,999329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2097152 (2^21)] e [h=2048]:</text:p>
          </table:table-cell>
          <table:table-cell table:number-columns-repeated="16"/>
        </table:table-row>
        <table:table-row table:style-name="ro2">
          <table:table-cell office:value-type="float" office:value="33.918033" calcext:value-type="float">
            <text:p>33,918033</text:p>
          </table:table-cell>
          <table:table-cell table:style-name="ce24" office:value-type="string" calcext:value-type="string">
            <text:p>Média:</text:p>
          </table:table-cell>
          <table:table-cell table:formula="of:=AVERAGE([.A178:.A187])" office:value-type="float" office:value="33.5119814" calcext:value-type="float">
            <text:p>33,5119814</text:p>
          </table:table-cell>
          <table:table-cell table:number-columns-repeated="14"/>
        </table:table-row>
        <table:table-row table:style-name="ro2">
          <table:table-cell office:value-type="float" office:value="34.27447" calcext:value-type="float">
            <text:p>34,27447</text:p>
          </table:table-cell>
          <table:table-cell table:number-columns-repeated="16"/>
        </table:table-row>
        <table:table-row table:style-name="ro2">
          <table:table-cell office:value-type="float" office:value="34.313726" calcext:value-type="float">
            <text:p>34,313726</text:p>
          </table:table-cell>
          <table:table-cell table:number-columns-repeated="16"/>
        </table:table-row>
        <table:table-row table:style-name="ro2">
          <table:table-cell office:value-type="float" office:value="34.092272" calcext:value-type="float">
            <text:p>34,092272</text:p>
          </table:table-cell>
          <table:table-cell table:number-columns-repeated="16"/>
        </table:table-row>
        <table:table-row table:style-name="ro2">
          <table:table-cell office:value-type="float" office:value="34.498873" calcext:value-type="float">
            <text:p>34,498873</text:p>
          </table:table-cell>
          <table:table-cell table:number-columns-repeated="16"/>
        </table:table-row>
        <table:table-row table:style-name="ro2">
          <table:table-cell office:value-type="float" office:value="34.369399" calcext:value-type="float">
            <text:p>34,369399</text:p>
          </table:table-cell>
          <table:table-cell table:number-columns-repeated="16"/>
        </table:table-row>
        <table:table-row table:style-name="ro2">
          <table:table-cell office:value-type="float" office:value="27.847296" calcext:value-type="float">
            <text:p>27,847296</text:p>
          </table:table-cell>
          <table:table-cell table:number-columns-repeated="16"/>
        </table:table-row>
        <table:table-row table:style-name="ro2">
          <table:table-cell office:value-type="float" office:value="33.613592" calcext:value-type="float">
            <text:p>33,613592</text:p>
          </table:table-cell>
          <table:table-cell table:number-columns-repeated="16"/>
        </table:table-row>
        <table:table-row table:style-name="ro2">
          <table:table-cell office:value-type="float" office:value="34.399278" calcext:value-type="float">
            <text:p>34,399278</text:p>
          </table:table-cell>
          <table:table-cell table:number-columns-repeated="16"/>
        </table:table-row>
        <table:table-row table:style-name="ro2">
          <table:table-cell office:value-type="float" office:value="33.792875" calcext:value-type="float">
            <text:p>33,79287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4194304 (2^22)] e [h=2048]:</text:p>
          </table:table-cell>
          <table:table-cell table:number-columns-repeated="16"/>
        </table:table-row>
        <table:table-row table:style-name="ro2">
          <table:table-cell office:value-type="float" office:value="48.777783" calcext:value-type="float">
            <text:p>48,777783</text:p>
          </table:table-cell>
          <table:table-cell table:style-name="ce24" office:value-type="string" calcext:value-type="string">
            <text:p>Média:</text:p>
          </table:table-cell>
          <table:table-cell table:formula="of:=AVERAGE([.A189:.A198])" office:value-type="float" office:value="48.1727059" calcext:value-type="float">
            <text:p>48,1727059</text:p>
          </table:table-cell>
          <table:table-cell table:number-columns-repeated="14"/>
        </table:table-row>
        <table:table-row table:style-name="ro2">
          <table:table-cell office:value-type="float" office:value="48.550243" calcext:value-type="float">
            <text:p>48,550243</text:p>
          </table:table-cell>
          <table:table-cell table:number-columns-repeated="16"/>
        </table:table-row>
        <table:table-row table:style-name="ro2">
          <table:table-cell office:value-type="float" office:value="45.773854" calcext:value-type="float">
            <text:p>45,773854</text:p>
          </table:table-cell>
          <table:table-cell table:number-columns-repeated="16"/>
        </table:table-row>
        <table:table-row table:style-name="ro2">
          <table:table-cell office:value-type="float" office:value="49.254357" calcext:value-type="float">
            <text:p>49,254357</text:p>
          </table:table-cell>
          <table:table-cell table:number-columns-repeated="16"/>
        </table:table-row>
        <table:table-row table:style-name="ro2">
          <table:table-cell office:value-type="float" office:value="48.264758" calcext:value-type="float">
            <text:p>48,264758</text:p>
          </table:table-cell>
          <table:table-cell table:number-columns-repeated="16"/>
        </table:table-row>
        <table:table-row table:style-name="ro2">
          <table:table-cell office:value-type="float" office:value="47.831587" calcext:value-type="float">
            <text:p>47,831587</text:p>
          </table:table-cell>
          <table:table-cell table:number-columns-repeated="16"/>
        </table:table-row>
        <table:table-row table:style-name="ro2">
          <table:table-cell office:value-type="float" office:value="47.524831" calcext:value-type="float">
            <text:p>47,524831</text:p>
          </table:table-cell>
          <table:table-cell table:number-columns-repeated="16"/>
        </table:table-row>
        <table:table-row table:style-name="ro2">
          <table:table-cell office:value-type="float" office:value="48.664029" calcext:value-type="float">
            <text:p>48,664029</text:p>
          </table:table-cell>
          <table:table-cell table:number-columns-repeated="16"/>
        </table:table-row>
        <table:table-row table:style-name="ro2">
          <table:table-cell office:value-type="float" office:value="48.323145" calcext:value-type="float">
            <text:p>48,323145</text:p>
          </table:table-cell>
          <table:table-cell table:number-columns-repeated="16"/>
        </table:table-row>
        <table:table-row table:style-name="ro2">
          <table:table-cell office:value-type="float" office:value="48.762472" calcext:value-type="float">
            <text:p>48,76247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8388608 (2^23)] e [h=2048]:</text:p>
          </table:table-cell>
          <table:table-cell table:number-columns-repeated="16"/>
        </table:table-row>
        <table:table-row table:style-name="ro2">
          <table:table-cell office:value-type="float" office:value="58.897597" calcext:value-type="float">
            <text:p>58,897597</text:p>
          </table:table-cell>
          <table:table-cell table:style-name="ce24" office:value-type="string" calcext:value-type="string">
            <text:p>Média:</text:p>
          </table:table-cell>
          <table:table-cell table:formula="of:=AVERAGE([.A200:.A209])" office:value-type="float" office:value="61.8767511" calcext:value-type="float">
            <text:p>61,8767511</text:p>
          </table:table-cell>
          <table:table-cell table:number-columns-repeated="14"/>
        </table:table-row>
        <table:table-row table:style-name="ro2">
          <table:table-cell office:value-type="float" office:value="62.229106" calcext:value-type="float">
            <text:p>62,229106</text:p>
          </table:table-cell>
          <table:table-cell table:number-columns-repeated="16"/>
        </table:table-row>
        <table:table-row table:style-name="ro2">
          <table:table-cell office:value-type="float" office:value="62.200037" calcext:value-type="float">
            <text:p>62,200037</text:p>
          </table:table-cell>
          <table:table-cell table:number-columns-repeated="16"/>
        </table:table-row>
        <table:table-row table:style-name="ro2">
          <table:table-cell office:value-type="float" office:value="63.308338" calcext:value-type="float">
            <text:p>63,308338</text:p>
          </table:table-cell>
          <table:table-cell table:number-columns-repeated="16"/>
        </table:table-row>
        <table:table-row table:style-name="ro2">
          <table:table-cell office:value-type="float" office:value="62.207879" calcext:value-type="float">
            <text:p>62,207879</text:p>
          </table:table-cell>
          <table:table-cell table:number-columns-repeated="16"/>
        </table:table-row>
        <table:table-row table:style-name="ro2">
          <table:table-cell office:value-type="float" office:value="61.834618" calcext:value-type="float">
            <text:p>61,834618</text:p>
          </table:table-cell>
          <table:table-cell table:number-columns-repeated="16"/>
        </table:table-row>
        <table:table-row table:style-name="ro2">
          <table:table-cell office:value-type="float" office:value="62.093682" calcext:value-type="float">
            <text:p>62,093682</text:p>
          </table:table-cell>
          <table:table-cell table:number-columns-repeated="16"/>
        </table:table-row>
        <table:table-row table:style-name="ro2">
          <table:table-cell office:value-type="float" office:value="62.3489" calcext:value-type="float">
            <text:p>62,3489</text:p>
          </table:table-cell>
          <table:table-cell table:number-columns-repeated="16"/>
        </table:table-row>
        <table:table-row table:style-name="ro2">
          <table:table-cell office:value-type="float" office:value="62.198653" calcext:value-type="float">
            <text:p>62,198653</text:p>
          </table:table-cell>
          <table:table-cell table:number-columns-repeated="16"/>
        </table:table-row>
        <table:table-row table:style-name="ro2">
          <table:table-cell office:value-type="float" office:value="61.448701" calcext:value-type="float">
            <text:p>61,44870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16777216 (2^24)] e [h=2048]:</text:p>
          </table:table-cell>
          <table:table-cell table:number-columns-repeated="16"/>
        </table:table-row>
        <table:table-row table:style-name="ro2">
          <table:table-cell office:value-type="float" office:value="71.184912" calcext:value-type="float">
            <text:p>71,184912</text:p>
          </table:table-cell>
          <table:table-cell table:style-name="ce24" office:value-type="string" calcext:value-type="string">
            <text:p>Média:</text:p>
          </table:table-cell>
          <table:table-cell table:formula="of:=AVERAGE([.A211:.A220])" office:value-type="float" office:value="71.3014599" calcext:value-type="float">
            <text:p>71,3014599</text:p>
          </table:table-cell>
          <table:table-cell table:number-columns-repeated="14"/>
        </table:table-row>
        <table:table-row table:style-name="ro2">
          <table:table-cell office:value-type="float" office:value="72.454874" calcext:value-type="float">
            <text:p>72,454874</text:p>
          </table:table-cell>
          <table:table-cell table:number-columns-repeated="16"/>
        </table:table-row>
        <table:table-row table:style-name="ro2">
          <table:table-cell office:value-type="float" office:value="69.104605" calcext:value-type="float">
            <text:p>69,104605</text:p>
          </table:table-cell>
          <table:table-cell table:number-columns-repeated="16"/>
        </table:table-row>
        <table:table-row table:style-name="ro2">
          <table:table-cell office:value-type="float" office:value="72.444863" calcext:value-type="float">
            <text:p>72,444863</text:p>
          </table:table-cell>
          <table:table-cell table:number-columns-repeated="16"/>
        </table:table-row>
        <table:table-row table:style-name="ro2">
          <table:table-cell office:value-type="float" office:value="71.24537" calcext:value-type="float">
            <text:p>71,24537</text:p>
          </table:table-cell>
          <table:table-cell table:number-columns-repeated="16"/>
        </table:table-row>
        <table:table-row table:style-name="ro2">
          <table:table-cell office:value-type="float" office:value="71.664735" calcext:value-type="float">
            <text:p>71,664735</text:p>
          </table:table-cell>
          <table:table-cell table:number-columns-repeated="16"/>
        </table:table-row>
        <table:table-row table:style-name="ro2">
          <table:table-cell office:value-type="float" office:value="70.787253" calcext:value-type="float">
            <text:p>70,787253</text:p>
          </table:table-cell>
          <table:table-cell table:number-columns-repeated="16"/>
        </table:table-row>
        <table:table-row table:style-name="ro2">
          <table:table-cell office:value-type="float" office:value="72.453936" calcext:value-type="float">
            <text:p>72,453936</text:p>
          </table:table-cell>
          <table:table-cell table:number-columns-repeated="16"/>
        </table:table-row>
        <table:table-row table:style-name="ro2">
          <table:table-cell office:value-type="float" office:value="70.527175" calcext:value-type="float">
            <text:p>70,527175</text:p>
          </table:table-cell>
          <table:table-cell table:number-columns-repeated="16"/>
        </table:table-row>
        <table:table-row table:style-name="ro2">
          <table:table-cell office:value-type="float" office:value="71.146876" calcext:value-type="float">
            <text:p>71,14687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1048576 (2^20)] e [h=2048]:</text:p>
          </table:table-cell>
          <table:table-cell table:number-columns-repeated="16"/>
        </table:table-row>
        <table:table-row table:style-name="ro2">
          <table:table-cell office:value-type="float" office:value="20.606375" calcext:value-type="float">
            <text:p>20,606375</text:p>
          </table:table-cell>
          <table:table-cell table:style-name="ce24" office:value-type="string" calcext:value-type="string">
            <text:p>Média:</text:p>
          </table:table-cell>
          <table:table-cell table:formula="of:=AVERAGE([.A222:.A231])" office:value-type="float" office:value="21.7457243" calcext:value-type="float">
            <text:p>21,7457243</text:p>
          </table:table-cell>
          <table:table-cell table:number-columns-repeated="14"/>
        </table:table-row>
        <table:table-row table:style-name="ro2">
          <table:table-cell office:value-type="float" office:value="22.168626" calcext:value-type="float">
            <text:p>22,168626</text:p>
          </table:table-cell>
          <table:table-cell table:number-columns-repeated="16"/>
        </table:table-row>
        <table:table-row table:style-name="ro2">
          <table:table-cell office:value-type="float" office:value="21.906489" calcext:value-type="float">
            <text:p>21,906489</text:p>
          </table:table-cell>
          <table:table-cell table:number-columns-repeated="16"/>
        </table:table-row>
        <table:table-row table:style-name="ro2">
          <table:table-cell office:value-type="float" office:value="21.524705" calcext:value-type="float">
            <text:p>21,524705</text:p>
          </table:table-cell>
          <table:table-cell table:number-columns-repeated="16"/>
        </table:table-row>
        <table:table-row table:style-name="ro2">
          <table:table-cell office:value-type="float" office:value="22.227837" calcext:value-type="float">
            <text:p>22,227837</text:p>
          </table:table-cell>
          <table:table-cell table:number-columns-repeated="16"/>
        </table:table-row>
        <table:table-row table:style-name="ro2">
          <table:table-cell office:value-type="float" office:value="21.428811" calcext:value-type="float">
            <text:p>21,428811</text:p>
          </table:table-cell>
          <table:table-cell table:number-columns-repeated="16"/>
        </table:table-row>
        <table:table-row table:style-name="ro2">
          <table:table-cell office:value-type="float" office:value="22.170969" calcext:value-type="float">
            <text:p>22,170969</text:p>
          </table:table-cell>
          <table:table-cell table:number-columns-repeated="16"/>
        </table:table-row>
        <table:table-row table:style-name="ro2">
          <table:table-cell office:value-type="float" office:value="21.621907" calcext:value-type="float">
            <text:p>21,621907</text:p>
          </table:table-cell>
          <table:table-cell table:number-columns-repeated="16"/>
        </table:table-row>
        <table:table-row table:style-name="ro2">
          <table:table-cell office:value-type="float" office:value="21.677334" calcext:value-type="float">
            <text:p>21,677334</text:p>
          </table:table-cell>
          <table:table-cell table:number-columns-repeated="16"/>
        </table:table-row>
        <table:table-row table:style-name="ro2">
          <table:table-cell office:value-type="float" office:value="22.12419" calcext:value-type="float">
            <text:p>22,12419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2097152 (2^21)] e [h=2048]:</text:p>
          </table:table-cell>
          <table:table-cell table:number-columns-repeated="16"/>
        </table:table-row>
        <table:table-row table:style-name="ro2">
          <table:table-cell office:value-type="float" office:value="34.71129" calcext:value-type="float">
            <text:p>34,71129</text:p>
          </table:table-cell>
          <table:table-cell table:style-name="ce24" office:value-type="string" calcext:value-type="string">
            <text:p>Média:</text:p>
          </table:table-cell>
          <table:table-cell table:formula="of:=AVERAGE([.A233:.A242])" office:value-type="float" office:value="33.6094334" calcext:value-type="float">
            <text:p>33,6094334</text:p>
          </table:table-cell>
          <table:table-cell table:number-columns-repeated="14"/>
        </table:table-row>
        <table:table-row table:style-name="ro2">
          <table:table-cell office:value-type="float" office:value="34.311481" calcext:value-type="float">
            <text:p>34,311481</text:p>
          </table:table-cell>
          <table:table-cell table:number-columns-repeated="16"/>
        </table:table-row>
        <table:table-row table:style-name="ro2">
          <table:table-cell office:value-type="float" office:value="34.772873" calcext:value-type="float">
            <text:p>34,772873</text:p>
          </table:table-cell>
          <table:table-cell table:number-columns-repeated="16"/>
        </table:table-row>
        <table:table-row table:style-name="ro2">
          <table:table-cell office:value-type="float" office:value="31.127484" calcext:value-type="float">
            <text:p>31,127484</text:p>
          </table:table-cell>
          <table:table-cell table:number-columns-repeated="16"/>
        </table:table-row>
        <table:table-row table:style-name="ro2">
          <table:table-cell office:value-type="float" office:value="34.635045" calcext:value-type="float">
            <text:p>34,635045</text:p>
          </table:table-cell>
          <table:table-cell table:number-columns-repeated="16"/>
        </table:table-row>
        <table:table-row table:style-name="ro2">
          <table:table-cell office:value-type="float" office:value="33.058814" calcext:value-type="float">
            <text:p>33,058814</text:p>
          </table:table-cell>
          <table:table-cell table:number-columns-repeated="16"/>
        </table:table-row>
        <table:table-row table:style-name="ro2">
          <table:table-cell office:value-type="float" office:value="34.208498" calcext:value-type="float">
            <text:p>34,208498</text:p>
          </table:table-cell>
          <table:table-cell table:number-columns-repeated="16"/>
        </table:table-row>
        <table:table-row table:style-name="ro2">
          <table:table-cell office:value-type="float" office:value="31.207619" calcext:value-type="float">
            <text:p>31,207619</text:p>
          </table:table-cell>
          <table:table-cell table:number-columns-repeated="16"/>
        </table:table-row>
        <table:table-row table:style-name="ro2">
          <table:table-cell office:value-type="float" office:value="34.269989" calcext:value-type="float">
            <text:p>34,269989</text:p>
          </table:table-cell>
          <table:table-cell table:number-columns-repeated="16"/>
        </table:table-row>
        <table:table-row table:style-name="ro2">
          <table:table-cell office:value-type="float" office:value="33.791241" calcext:value-type="float">
            <text:p>33,79124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4194304 (2^22)] e [h=2048]:</text:p>
          </table:table-cell>
          <table:table-cell table:number-columns-repeated="16"/>
        </table:table-row>
        <table:table-row table:style-name="ro2">
          <table:table-cell office:value-type="float" office:value="48.687755" calcext:value-type="float">
            <text:p>48,687755</text:p>
          </table:table-cell>
          <table:table-cell table:style-name="ce24" office:value-type="string" calcext:value-type="string">
            <text:p>Média:</text:p>
          </table:table-cell>
          <table:table-cell table:formula="of:=AVERAGE([.A244:.A253])" office:value-type="float" office:value="48.5921586" calcext:value-type="float">
            <text:p>48,5921586</text:p>
          </table:table-cell>
          <table:table-cell table:number-columns-repeated="14"/>
        </table:table-row>
        <table:table-row table:style-name="ro2">
          <table:table-cell office:value-type="float" office:value="48.323145" calcext:value-type="float">
            <text:p>48,323145</text:p>
          </table:table-cell>
          <table:table-cell table:number-columns-repeated="16"/>
        </table:table-row>
        <table:table-row table:style-name="ro2">
          <table:table-cell office:value-type="float" office:value="48.393396" calcext:value-type="float">
            <text:p>48,393396</text:p>
          </table:table-cell>
          <table:table-cell table:number-columns-repeated="16"/>
        </table:table-row>
        <table:table-row table:style-name="ro2">
          <table:table-cell office:value-type="float" office:value="49.568687" calcext:value-type="float">
            <text:p>49,568687</text:p>
          </table:table-cell>
          <table:table-cell table:number-columns-repeated="16"/>
        </table:table-row>
        <table:table-row table:style-name="ro2">
          <table:table-cell office:value-type="float" office:value="48.925719" calcext:value-type="float">
            <text:p>48,925719</text:p>
          </table:table-cell>
          <table:table-cell table:number-columns-repeated="16"/>
        </table:table-row>
        <table:table-row table:style-name="ro2">
          <table:table-cell office:value-type="float" office:value="49.884681" calcext:value-type="float">
            <text:p>49,884681</text:p>
          </table:table-cell>
          <table:table-cell table:number-columns-repeated="16"/>
        </table:table-row>
        <table:table-row table:style-name="ro2">
          <table:table-cell office:value-type="float" office:value="48.617774" calcext:value-type="float">
            <text:p>48,617774</text:p>
          </table:table-cell>
          <table:table-cell table:number-columns-repeated="16"/>
        </table:table-row>
        <table:table-row table:style-name="ro2">
          <table:table-cell office:value-type="float" office:value="48.794807" calcext:value-type="float">
            <text:p>48,794807</text:p>
          </table:table-cell>
          <table:table-cell table:number-columns-repeated="16"/>
        </table:table-row>
        <table:table-row table:style-name="ro2">
          <table:table-cell office:value-type="float" office:value="45.975052" calcext:value-type="float">
            <text:p>45,975052</text:p>
          </table:table-cell>
          <table:table-cell table:number-columns-repeated="16"/>
        </table:table-row>
        <table:table-row table:style-name="ro2">
          <table:table-cell office:value-type="float" office:value="48.75057" calcext:value-type="float">
            <text:p>48,75057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8388608 (2^23)] e [h=2048]:</text:p>
          </table:table-cell>
          <table:table-cell table:number-columns-repeated="16"/>
        </table:table-row>
        <table:table-row table:style-name="ro2">
          <table:table-cell office:value-type="float" office:value="61.864716" calcext:value-type="float">
            <text:p>61,864716</text:p>
          </table:table-cell>
          <table:table-cell table:style-name="ce24" office:value-type="string" calcext:value-type="string">
            <text:p>Média:</text:p>
          </table:table-cell>
          <table:table-cell table:formula="of:=AVERAGE([.A255:.A264])" office:value-type="float" office:value="62.2818849" calcext:value-type="float">
            <text:p>62,2818849</text:p>
          </table:table-cell>
          <table:table-cell table:number-columns-repeated="14"/>
        </table:table-row>
        <table:table-row table:style-name="ro2">
          <table:table-cell office:value-type="float" office:value="63.162473" calcext:value-type="float">
            <text:p>63,162473</text:p>
          </table:table-cell>
          <table:table-cell table:number-columns-repeated="16"/>
        </table:table-row>
        <table:table-row table:style-name="ro2">
          <table:table-cell office:value-type="float" office:value="62.289177" calcext:value-type="float">
            <text:p>62,289177</text:p>
          </table:table-cell>
          <table:table-cell table:number-columns-repeated="16"/>
        </table:table-row>
        <table:table-row table:style-name="ro2">
          <table:table-cell office:value-type="float" office:value="63.264889" calcext:value-type="float">
            <text:p>63,264889</text:p>
          </table:table-cell>
          <table:table-cell table:number-columns-repeated="16"/>
        </table:table-row>
        <table:table-row table:style-name="ro2">
          <table:table-cell office:value-type="float" office:value="62.720909" calcext:value-type="float">
            <text:p>62,720909</text:p>
          </table:table-cell>
          <table:table-cell table:number-columns-repeated="16"/>
        </table:table-row>
        <table:table-row table:style-name="ro2">
          <table:table-cell office:value-type="float" office:value="62.914245" calcext:value-type="float">
            <text:p>62,914245</text:p>
          </table:table-cell>
          <table:table-cell table:number-columns-repeated="16"/>
        </table:table-row>
        <table:table-row table:style-name="ro2">
          <table:table-cell office:value-type="float" office:value="61.50096" calcext:value-type="float">
            <text:p>61,50096</text:p>
          </table:table-cell>
          <table:table-cell table:number-columns-repeated="16"/>
        </table:table-row>
        <table:table-row table:style-name="ro2">
          <table:table-cell office:value-type="float" office:value="61.7959" calcext:value-type="float">
            <text:p>61,7959</text:p>
          </table:table-cell>
          <table:table-cell table:number-columns-repeated="16"/>
        </table:table-row>
        <table:table-row table:style-name="ro2">
          <table:table-cell office:value-type="float" office:value="61.758594" calcext:value-type="float">
            <text:p>61,758594</text:p>
          </table:table-cell>
          <table:table-cell table:number-columns-repeated="16"/>
        </table:table-row>
        <table:table-row table:style-name="ro2">
          <table:table-cell office:value-type="float" office:value="61.546986" calcext:value-type="float">
            <text:p>61,54698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16777216 (2^24)] e [h=2048]:</text:p>
          </table:table-cell>
          <table:table-cell table:number-columns-repeated="16"/>
        </table:table-row>
        <table:table-row table:style-name="ro2">
          <table:table-cell office:value-type="float" office:value="67.530796" calcext:value-type="float">
            <text:p>67,530796</text:p>
          </table:table-cell>
          <table:table-cell table:style-name="ce24" office:value-type="string" calcext:value-type="string">
            <text:p>Média:</text:p>
          </table:table-cell>
          <table:table-cell table:formula="of:=AVERAGE([.A266:.A275])" office:value-type="float" office:value="68.4840107" calcext:value-type="float">
            <text:p>68,4840107</text:p>
          </table:table-cell>
          <table:table-cell table:number-columns-repeated="14"/>
        </table:table-row>
        <table:table-row table:style-name="ro2">
          <table:table-cell office:value-type="float" office:value="72.13959" calcext:value-type="float">
            <text:p>72,13959</text:p>
          </table:table-cell>
          <table:table-cell table:number-columns-repeated="16"/>
        </table:table-row>
        <table:table-row table:style-name="ro2">
          <table:table-cell office:value-type="float" office:value="71.710988" calcext:value-type="float">
            <text:p>71,710988</text:p>
          </table:table-cell>
          <table:table-cell table:number-columns-repeated="16"/>
        </table:table-row>
        <table:table-row table:style-name="ro2">
          <table:table-cell office:value-type="float" office:value="71.511086" calcext:value-type="float">
            <text:p>71,511086</text:p>
          </table:table-cell>
          <table:table-cell table:number-columns-repeated="16"/>
        </table:table-row>
        <table:table-row table:style-name="ro2">
          <table:table-cell office:value-type="float" office:value="71.678819" calcext:value-type="float">
            <text:p>71,678819</text:p>
          </table:table-cell>
          <table:table-cell table:number-columns-repeated="16"/>
        </table:table-row>
        <table:table-row table:style-name="ro2">
          <table:table-cell office:value-type="float" office:value="47.447549" calcext:value-type="float">
            <text:p>47,447549</text:p>
          </table:table-cell>
          <table:table-cell table:number-columns-repeated="16"/>
        </table:table-row>
        <table:table-row table:style-name="ro2">
          <table:table-cell office:value-type="float" office:value="69.975334" calcext:value-type="float">
            <text:p>69,975334</text:p>
          </table:table-cell>
          <table:table-cell table:number-columns-repeated="16"/>
        </table:table-row>
        <table:table-row table:style-name="ro2">
          <table:table-cell office:value-type="float" office:value="72.367991" calcext:value-type="float">
            <text:p>72,367991</text:p>
          </table:table-cell>
          <table:table-cell table:number-columns-repeated="16"/>
        </table:table-row>
        <table:table-row table:style-name="ro2">
          <table:table-cell office:value-type="float" office:value="71.299264" calcext:value-type="float">
            <text:p>71,299264</text:p>
          </table:table-cell>
          <table:table-cell table:number-columns-repeated="16"/>
        </table:table-row>
        <table:table-row table:style-name="ro2">
          <table:table-cell office:value-type="float" office:value="69.17869" calcext:value-type="float">
            <text:p>69,17869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1048576 (2^20)] e [h=2048]:</text:p>
          </table:table-cell>
          <table:table-cell table:number-columns-repeated="16"/>
        </table:table-row>
        <table:table-row table:style-name="ro2">
          <table:table-cell office:value-type="float" office:value="12.29482" calcext:value-type="float">
            <text:p>12,29482</text:p>
          </table:table-cell>
          <table:table-cell table:style-name="ce24" office:value-type="string" calcext:value-type="string">
            <text:p>Média:</text:p>
          </table:table-cell>
          <table:table-cell table:formula="of:=AVERAGE([.A277:.A286])" office:value-type="float" office:value="12.2058902" calcext:value-type="float">
            <text:p>12,2058902</text:p>
          </table:table-cell>
          <table:table-cell table:number-columns-repeated="14"/>
        </table:table-row>
        <table:table-row table:style-name="ro2">
          <table:table-cell office:value-type="float" office:value="12.281284" calcext:value-type="float">
            <text:p>12,281284</text:p>
          </table:table-cell>
          <table:table-cell table:number-columns-repeated="16"/>
        </table:table-row>
        <table:table-row table:style-name="ro2">
          <table:table-cell office:value-type="float" office:value="12.248289" calcext:value-type="float">
            <text:p>12,248289</text:p>
          </table:table-cell>
          <table:table-cell table:number-columns-repeated="16"/>
        </table:table-row>
        <table:table-row table:style-name="ro2">
          <table:table-cell office:value-type="float" office:value="12.074109" calcext:value-type="float">
            <text:p>12,074109</text:p>
          </table:table-cell>
          <table:table-cell table:number-columns-repeated="16"/>
        </table:table-row>
        <table:table-row table:style-name="ro2">
          <table:table-cell office:value-type="float" office:value="12.086635" calcext:value-type="float">
            <text:p>12,086635</text:p>
          </table:table-cell>
          <table:table-cell table:number-columns-repeated="16"/>
        </table:table-row>
        <table:table-row table:style-name="ro2">
          <table:table-cell office:value-type="float" office:value="12.128716" calcext:value-type="float">
            <text:p>12,128716</text:p>
          </table:table-cell>
          <table:table-cell table:number-columns-repeated="16"/>
        </table:table-row>
        <table:table-row table:style-name="ro2">
          <table:table-cell office:value-type="float" office:value="12.266773" calcext:value-type="float">
            <text:p>12,266773</text:p>
          </table:table-cell>
          <table:table-cell table:number-columns-repeated="16"/>
        </table:table-row>
        <table:table-row table:style-name="ro2">
          <table:table-cell office:value-type="float" office:value="12.277832" calcext:value-type="float">
            <text:p>12,277832</text:p>
          </table:table-cell>
          <table:table-cell table:number-columns-repeated="16"/>
        </table:table-row>
        <table:table-row table:style-name="ro2">
          <table:table-cell office:value-type="float" office:value="12.303909" calcext:value-type="float">
            <text:p>12,303909</text:p>
          </table:table-cell>
          <table:table-cell table:number-columns-repeated="16"/>
        </table:table-row>
        <table:table-row table:style-name="ro2">
          <table:table-cell office:value-type="float" office:value="12.096535" calcext:value-type="float">
            <text:p>12,09653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2097152 (2^21)] e [h=2048]:</text:p>
          </table:table-cell>
          <table:table-cell table:number-columns-repeated="16"/>
        </table:table-row>
        <table:table-row table:style-name="ro2">
          <table:table-cell office:value-type="float" office:value="15.04478" calcext:value-type="float">
            <text:p>15,04478</text:p>
          </table:table-cell>
          <table:table-cell table:style-name="ce24" office:value-type="string" calcext:value-type="string">
            <text:p>Média:</text:p>
          </table:table-cell>
          <table:table-cell table:formula="of:=AVERAGE([.A288:.A297])" office:value-type="float" office:value="14.9418927" calcext:value-type="float">
            <text:p>14,9418927</text:p>
          </table:table-cell>
          <table:table-cell table:number-columns-repeated="14"/>
        </table:table-row>
        <table:table-row table:style-name="ro2">
          <table:table-cell office:value-type="float" office:value="15.035827" calcext:value-type="float">
            <text:p>15,035827</text:p>
          </table:table-cell>
          <table:table-cell table:number-columns-repeated="16"/>
        </table:table-row>
        <table:table-row table:style-name="ro2">
          <table:table-cell office:value-type="float" office:value="15.006132" calcext:value-type="float">
            <text:p>15,006132</text:p>
          </table:table-cell>
          <table:table-cell table:number-columns-repeated="16"/>
        </table:table-row>
        <table:table-row table:style-name="ro2">
          <table:table-cell office:value-type="float" office:value="15.090573" calcext:value-type="float">
            <text:p>15,090573</text:p>
          </table:table-cell>
          <table:table-cell table:number-columns-repeated="16"/>
        </table:table-row>
        <table:table-row table:style-name="ro2">
          <table:table-cell office:value-type="float" office:value="14.690156" calcext:value-type="float">
            <text:p>14,690156</text:p>
          </table:table-cell>
          <table:table-cell table:number-columns-repeated="16"/>
        </table:table-row>
        <table:table-row table:style-name="ro2">
          <table:table-cell office:value-type="float" office:value="14.83743" calcext:value-type="float">
            <text:p>14,83743</text:p>
          </table:table-cell>
          <table:table-cell table:number-columns-repeated="16"/>
        </table:table-row>
        <table:table-row table:style-name="ro2">
          <table:table-cell office:value-type="float" office:value="15.09633" calcext:value-type="float">
            <text:p>15,09633</text:p>
          </table:table-cell>
          <table:table-cell table:number-columns-repeated="16"/>
        </table:table-row>
        <table:table-row table:style-name="ro2">
          <table:table-cell office:value-type="float" office:value="14.543558" calcext:value-type="float">
            <text:p>14,543558</text:p>
          </table:table-cell>
          <table:table-cell table:number-columns-repeated="16"/>
        </table:table-row>
        <table:table-row table:style-name="ro2">
          <table:table-cell office:value-type="float" office:value="15.045103" calcext:value-type="float">
            <text:p>15,045103</text:p>
          </table:table-cell>
          <table:table-cell table:number-columns-repeated="16"/>
        </table:table-row>
        <table:table-row table:style-name="ro2">
          <table:table-cell office:value-type="float" office:value="15.029038" calcext:value-type="float">
            <text:p>15,029038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4194304 (2^22)] e [h=2048]:</text:p>
          </table:table-cell>
          <table:table-cell table:number-columns-repeated="16"/>
        </table:table-row>
        <table:table-row table:style-name="ro2">
          <table:table-cell office:value-type="float" office:value="17.274728" calcext:value-type="float">
            <text:p>17,274728</text:p>
          </table:table-cell>
          <table:table-cell table:style-name="ce24" office:value-type="string" calcext:value-type="string">
            <text:p>Média:</text:p>
          </table:table-cell>
          <table:table-cell table:formula="of:=AVERAGE([.A299:.A308])" office:value-type="float" office:value="17.2914718" calcext:value-type="float">
            <text:p>17,2914718</text:p>
          </table:table-cell>
          <table:table-cell table:number-columns-repeated="14"/>
        </table:table-row>
        <table:table-row table:style-name="ro2">
          <table:table-cell office:value-type="float" office:value="17.309304" calcext:value-type="float">
            <text:p>17,309304</text:p>
          </table:table-cell>
          <table:table-cell table:number-columns-repeated="16"/>
        </table:table-row>
        <table:table-row table:style-name="ro2">
          <table:table-cell office:value-type="float" office:value="17.309447" calcext:value-type="float">
            <text:p>17,309447</text:p>
          </table:table-cell>
          <table:table-cell table:number-columns-repeated="16"/>
        </table:table-row>
        <table:table-row table:style-name="ro2">
          <table:table-cell office:value-type="float" office:value="17.38759" calcext:value-type="float">
            <text:p>17,38759</text:p>
          </table:table-cell>
          <table:table-cell table:number-columns-repeated="16"/>
        </table:table-row>
        <table:table-row table:style-name="ro2">
          <table:table-cell office:value-type="float" office:value="17.330331" calcext:value-type="float">
            <text:p>17,330331</text:p>
          </table:table-cell>
          <table:table-cell table:number-columns-repeated="16"/>
        </table:table-row>
        <table:table-row table:style-name="ro2">
          <table:table-cell office:value-type="float" office:value="17.348251" calcext:value-type="float">
            <text:p>17,348251</text:p>
          </table:table-cell>
          <table:table-cell table:number-columns-repeated="16"/>
        </table:table-row>
        <table:table-row table:style-name="ro2">
          <table:table-cell office:value-type="float" office:value="17.382834" calcext:value-type="float">
            <text:p>17,382834</text:p>
          </table:table-cell>
          <table:table-cell table:number-columns-repeated="16"/>
        </table:table-row>
        <table:table-row table:style-name="ro2">
          <table:table-cell office:value-type="float" office:value="17.339143" calcext:value-type="float">
            <text:p>17,339143</text:p>
          </table:table-cell>
          <table:table-cell table:number-columns-repeated="16"/>
        </table:table-row>
        <table:table-row table:style-name="ro2">
          <table:table-cell office:value-type="float" office:value="17.330116" calcext:value-type="float">
            <text:p>17,330116</text:p>
          </table:table-cell>
          <table:table-cell table:number-columns-repeated="16"/>
        </table:table-row>
        <table:table-row table:style-name="ro2">
          <table:table-cell office:value-type="float" office:value="16.902974" calcext:value-type="float">
            <text:p>16,90297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8388608 (2^23)] e [h=2048]:</text:p>
          </table:table-cell>
          <table:table-cell table:number-columns-repeated="16"/>
        </table:table-row>
        <table:table-row table:style-name="ro2">
          <table:table-cell office:value-type="float" office:value="18.760963" calcext:value-type="float">
            <text:p>18,760963</text:p>
          </table:table-cell>
          <table:table-cell table:style-name="ce24" office:value-type="string" calcext:value-type="string">
            <text:p>Média:</text:p>
          </table:table-cell>
          <table:table-cell table:formula="of:=AVERAGE([.A310:.A319])" office:value-type="float" office:value="18.7339621" calcext:value-type="float">
            <text:p>18,7339621</text:p>
          </table:table-cell>
          <table:table-cell table:number-columns-repeated="14"/>
        </table:table-row>
        <table:table-row table:style-name="ro2">
          <table:table-cell office:value-type="float" office:value="18.741263" calcext:value-type="float">
            <text:p>18,741263</text:p>
          </table:table-cell>
          <table:table-cell table:number-columns-repeated="16"/>
        </table:table-row>
        <table:table-row table:style-name="ro2">
          <table:table-cell office:value-type="float" office:value="18.682702" calcext:value-type="float">
            <text:p>18,682702</text:p>
          </table:table-cell>
          <table:table-cell table:number-columns-repeated="16"/>
        </table:table-row>
        <table:table-row table:style-name="ro2">
          <table:table-cell office:value-type="float" office:value="18.723903" calcext:value-type="float">
            <text:p>18,723903</text:p>
          </table:table-cell>
          <table:table-cell table:number-columns-repeated="16"/>
        </table:table-row>
        <table:table-row table:style-name="ro2">
          <table:table-cell office:value-type="float" office:value="18.736282" calcext:value-type="float">
            <text:p>18,736282</text:p>
          </table:table-cell>
          <table:table-cell table:number-columns-repeated="16"/>
        </table:table-row>
        <table:table-row table:style-name="ro2">
          <table:table-cell office:value-type="float" office:value="18.678334" calcext:value-type="float">
            <text:p>18,678334</text:p>
          </table:table-cell>
          <table:table-cell table:number-columns-repeated="16"/>
        </table:table-row>
        <table:table-row table:style-name="ro2">
          <table:table-cell office:value-type="float" office:value="18.78268" calcext:value-type="float">
            <text:p>18,78268</text:p>
          </table:table-cell>
          <table:table-cell table:number-columns-repeated="16"/>
        </table:table-row>
        <table:table-row table:style-name="ro2">
          <table:table-cell office:value-type="float" office:value="18.724571" calcext:value-type="float">
            <text:p>18,724571</text:p>
          </table:table-cell>
          <table:table-cell table:number-columns-repeated="16"/>
        </table:table-row>
        <table:table-row table:style-name="ro2">
          <table:table-cell office:value-type="float" office:value="18.755887" calcext:value-type="float">
            <text:p>18,755887</text:p>
          </table:table-cell>
          <table:table-cell table:number-columns-repeated="16"/>
        </table:table-row>
        <table:table-row table:style-name="ro2">
          <table:table-cell office:value-type="float" office:value="18.753036" calcext:value-type="float">
            <text:p>18,75303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16777216 (2^24)] e [h=2048]:</text:p>
          </table:table-cell>
          <table:table-cell table:number-columns-repeated="16"/>
        </table:table-row>
        <table:table-row table:style-name="ro2">
          <table:table-cell office:value-type="float" office:value="19.554685" calcext:value-type="float">
            <text:p>19,554685</text:p>
          </table:table-cell>
          <table:table-cell table:style-name="ce24" office:value-type="string" calcext:value-type="string">
            <text:p>Média:</text:p>
          </table:table-cell>
          <table:table-cell table:formula="of:=AVERAGE([.A321:.A330])" office:value-type="float" office:value="19.4976158" calcext:value-type="float">
            <text:p>19,4976158</text:p>
          </table:table-cell>
          <table:table-cell table:number-columns-repeated="14"/>
        </table:table-row>
        <table:table-row table:style-name="ro2">
          <table:table-cell office:value-type="float" office:value="19.473293" calcext:value-type="float">
            <text:p>19,473293</text:p>
          </table:table-cell>
          <table:table-cell table:number-columns-repeated="16"/>
        </table:table-row>
        <table:table-row table:style-name="ro2">
          <table:table-cell office:value-type="float" office:value="19.539427" calcext:value-type="float">
            <text:p>19,539427</text:p>
          </table:table-cell>
          <table:table-cell table:number-columns-repeated="16"/>
        </table:table-row>
        <table:table-row table:style-name="ro2">
          <table:table-cell office:value-type="float" office:value="19.439921" calcext:value-type="float">
            <text:p>19,439921</text:p>
          </table:table-cell>
          <table:table-cell table:number-columns-repeated="16"/>
        </table:table-row>
        <table:table-row table:style-name="ro2">
          <table:table-cell office:value-type="float" office:value="19.555985" calcext:value-type="float">
            <text:p>19,555985</text:p>
          </table:table-cell>
          <table:table-cell table:number-columns-repeated="16"/>
        </table:table-row>
        <table:table-row table:style-name="ro2">
          <table:table-cell office:value-type="float" office:value="19.42302" calcext:value-type="float">
            <text:p>19,42302</text:p>
          </table:table-cell>
          <table:table-cell table:number-columns-repeated="16"/>
        </table:table-row>
        <table:table-row table:style-name="ro2">
          <table:table-cell office:value-type="float" office:value="19.472073" calcext:value-type="float">
            <text:p>19,472073</text:p>
          </table:table-cell>
          <table:table-cell table:number-columns-repeated="16"/>
        </table:table-row>
        <table:table-row table:style-name="ro2">
          <table:table-cell office:value-type="float" office:value="19.546666" calcext:value-type="float">
            <text:p>19,546666</text:p>
          </table:table-cell>
          <table:table-cell table:number-columns-repeated="16"/>
        </table:table-row>
        <table:table-row table:style-name="ro2">
          <table:table-cell office:value-type="float" office:value="19.502427" calcext:value-type="float">
            <text:p>19,502427</text:p>
          </table:table-cell>
          <table:table-cell table:number-columns-repeated="16"/>
        </table:table-row>
        <table:table-row table:style-name="ro2">
          <table:table-cell office:value-type="float" office:value="19.468661" calcext:value-type="float">
            <text:p>19,46866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134,217,728 (2^27)] e [h=2048]:</text:p>
          </table:table-cell>
          <table:table-cell table:number-columns-repeated="6"/>
          <table:table-cell office:value-type="string" calcext:value-type="string">
            <text:p>Números maiores</text:p>
          </table:table-cell>
          <table:table-cell table:number-columns-repeated="9"/>
        </table:table-row>
        <table:table-row table:style-name="ro2">
          <table:table-cell office:value-type="float" office:value="1.84815" calcext:value-type="float">
            <text:p>1,84815</text:p>
          </table:table-cell>
          <table:table-cell table:number-columns-repeated="16"/>
        </table:table-row>
        <table:table-row table:style-name="ro2">
          <table:table-cell office:value-type="float" office:value="1.830314" calcext:value-type="float">
            <text:p>1,830314</text:p>
          </table:table-cell>
          <table:table-cell table:number-columns-repeated="16"/>
        </table:table-row>
        <table:table-row table:style-name="ro2">
          <table:table-cell office:value-type="float" office:value="1.846551" calcext:value-type="float">
            <text:p>1,846551</text:p>
          </table:table-cell>
          <table:table-cell table:number-columns-repeated="16"/>
        </table:table-row>
        <table:table-row table:style-name="ro2">
          <table:table-cell office:value-type="float" office:value="1.82858" calcext:value-type="float">
            <text:p>1,82858</text:p>
          </table:table-cell>
          <table:table-cell table:number-columns-repeated="16"/>
        </table:table-row>
        <table:table-row table:style-name="ro2">
          <table:table-cell office:value-type="float" office:value="1.825198" calcext:value-type="float">
            <text:p>1,825198</text:p>
          </table:table-cell>
          <table:table-cell table:number-columns-repeated="16"/>
        </table:table-row>
        <table:table-row table:style-name="ro2">
          <table:table-cell office:value-type="float" office:value="1.864946" calcext:value-type="float">
            <text:p>1,864946</text:p>
          </table:table-cell>
          <table:table-cell table:number-columns-repeated="16"/>
        </table:table-row>
        <table:table-row table:style-name="ro2">
          <table:table-cell office:value-type="float" office:value="1.851891" calcext:value-type="float">
            <text:p>1,851891</text:p>
          </table:table-cell>
          <table:table-cell table:number-columns-repeated="16"/>
        </table:table-row>
        <table:table-row table:style-name="ro2">
          <table:table-cell office:value-type="float" office:value="1.827948" calcext:value-type="float">
            <text:p>1,827948</text:p>
          </table:table-cell>
          <table:table-cell table:number-columns-repeated="16"/>
        </table:table-row>
        <table:table-row table:style-name="ro2">
          <table:table-cell office:value-type="float" office:value="1.832736" calcext:value-type="float">
            <text:p>1,832736</text:p>
          </table:table-cell>
          <table:table-cell table:number-columns-repeated="16"/>
        </table:table-row>
        <table:table-row table:style-name="ro2">
          <table:table-cell office:value-type="float" office:value="1.855268" calcext:value-type="float">
            <text:p>1,855268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268,435,456 (2^28)] e [h=2048]:</text:p>
          </table:table-cell>
          <table:table-cell table:number-columns-repeated="16"/>
        </table:table-row>
        <table:table-row table:style-name="ro2">
          <table:table-cell office:value-type="float" office:value="3.82499" calcext:value-type="float">
            <text:p>3,82499</text:p>
          </table:table-cell>
          <table:table-cell table:number-columns-repeated="16"/>
        </table:table-row>
        <table:table-row table:style-name="ro2">
          <table:table-cell office:value-type="float" office:value="3.796277" calcext:value-type="float">
            <text:p>3,796277</text:p>
          </table:table-cell>
          <table:table-cell table:number-columns-repeated="16"/>
        </table:table-row>
        <table:table-row table:style-name="ro2">
          <table:table-cell office:value-type="float" office:value="3.856366" calcext:value-type="float">
            <text:p>3,856366</text:p>
          </table:table-cell>
          <table:table-cell table:number-columns-repeated="16"/>
        </table:table-row>
        <table:table-row table:style-name="ro2">
          <table:table-cell office:value-type="float" office:value="3.787867" calcext:value-type="float">
            <text:p>3,787867</text:p>
          </table:table-cell>
          <table:table-cell table:number-columns-repeated="16"/>
        </table:table-row>
        <table:table-row table:style-name="ro2">
          <table:table-cell office:value-type="float" office:value="3.815617" calcext:value-type="float">
            <text:p>3,815617</text:p>
          </table:table-cell>
          <table:table-cell table:number-columns-repeated="16"/>
        </table:table-row>
        <table:table-row table:style-name="ro2">
          <table:table-cell office:value-type="float" office:value="3.804726" calcext:value-type="float">
            <text:p>3,804726</text:p>
          </table:table-cell>
          <table:table-cell table:number-columns-repeated="16"/>
        </table:table-row>
        <table:table-row table:style-name="ro2">
          <table:table-cell office:value-type="float" office:value="3.847243" calcext:value-type="float">
            <text:p>3,847243</text:p>
          </table:table-cell>
          <table:table-cell table:number-columns-repeated="16"/>
        </table:table-row>
        <table:table-row table:style-name="ro2">
          <table:table-cell office:value-type="float" office:value="3.791944" calcext:value-type="float">
            <text:p>3,791944</text:p>
          </table:table-cell>
          <table:table-cell table:number-columns-repeated="16"/>
        </table:table-row>
        <table:table-row table:style-name="ro2">
          <table:table-cell office:value-type="float" office:value="3.818375" calcext:value-type="float">
            <text:p>3,818375</text:p>
          </table:table-cell>
          <table:table-cell table:number-columns-repeated="16"/>
        </table:table-row>
        <table:table-row table:style-name="ro2">
          <table:table-cell office:value-type="float" office:value="3.807218" calcext:value-type="float">
            <text:p>3,807218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134,217,728 (2^27)] e [h=2048]:</text:p>
          </table:table-cell>
          <table:table-cell table:number-columns-repeated="16"/>
        </table:table-row>
        <table:table-row table:style-name="ro2">
          <table:table-cell office:value-type="float" office:value="1.846038" calcext:value-type="float">
            <text:p>1,846038</text:p>
          </table:table-cell>
          <table:table-cell table:number-columns-repeated="16"/>
        </table:table-row>
        <table:table-row table:style-name="ro2">
          <table:table-cell office:value-type="float" office:value="1.844993" calcext:value-type="float">
            <text:p>1,844993</text:p>
          </table:table-cell>
          <table:table-cell table:number-columns-repeated="16"/>
        </table:table-row>
        <table:table-row table:style-name="ro2">
          <table:table-cell office:value-type="float" office:value="1.844188" calcext:value-type="float">
            <text:p>1,844188</text:p>
          </table:table-cell>
          <table:table-cell table:number-columns-repeated="16"/>
        </table:table-row>
        <table:table-row table:style-name="ro2">
          <table:table-cell office:value-type="float" office:value="1.834469" calcext:value-type="float">
            <text:p>1,834469</text:p>
          </table:table-cell>
          <table:table-cell table:number-columns-repeated="16"/>
        </table:table-row>
        <table:table-row table:style-name="ro2">
          <table:table-cell office:value-type="float" office:value="1.856238" calcext:value-type="float">
            <text:p>1,856238</text:p>
          </table:table-cell>
          <table:table-cell table:number-columns-repeated="16"/>
        </table:table-row>
        <table:table-row table:style-name="ro2">
          <table:table-cell office:value-type="float" office:value="1.806142" calcext:value-type="float">
            <text:p>1,806142</text:p>
          </table:table-cell>
          <table:table-cell table:number-columns-repeated="16"/>
        </table:table-row>
        <table:table-row table:style-name="ro2">
          <table:table-cell office:value-type="float" office:value="1.815106" calcext:value-type="float">
            <text:p>1,815106</text:p>
          </table:table-cell>
          <table:table-cell table:number-columns-repeated="16"/>
        </table:table-row>
        <table:table-row table:style-name="ro2">
          <table:table-cell office:value-type="float" office:value="1.833761" calcext:value-type="float">
            <text:p>1,833761</text:p>
          </table:table-cell>
          <table:table-cell table:number-columns-repeated="16"/>
        </table:table-row>
        <table:table-row table:style-name="ro2">
          <table:table-cell office:value-type="float" office:value="1.844877" calcext:value-type="float">
            <text:p>1,844877</text:p>
          </table:table-cell>
          <table:table-cell table:number-columns-repeated="16"/>
        </table:table-row>
        <table:table-row table:style-name="ro2">
          <table:table-cell office:value-type="float" office:value="1.833691" calcext:value-type="float">
            <text:p>1,83369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268,435,456 (2^28)] e [h=2048]:</text:p>
          </table:table-cell>
          <table:table-cell table:number-columns-repeated="16"/>
        </table:table-row>
        <table:table-row table:style-name="ro2">
          <table:table-cell office:value-type="float" office:value="3.811713" calcext:value-type="float">
            <text:p>3,811713</text:p>
          </table:table-cell>
          <table:table-cell table:number-columns-repeated="16"/>
        </table:table-row>
        <table:table-row table:style-name="ro2">
          <table:table-cell office:value-type="float" office:value="3.783205" calcext:value-type="float">
            <text:p>3,783205</text:p>
          </table:table-cell>
          <table:table-cell table:number-columns-repeated="16"/>
        </table:table-row>
        <table:table-row table:style-name="ro2">
          <table:table-cell office:value-type="float" office:value="3.795709" calcext:value-type="float">
            <text:p>3,795709</text:p>
          </table:table-cell>
          <table:table-cell table:number-columns-repeated="16"/>
        </table:table-row>
        <table:table-row table:style-name="ro2">
          <table:table-cell office:value-type="float" office:value="3.78673" calcext:value-type="float">
            <text:p>3,78673</text:p>
          </table:table-cell>
          <table:table-cell table:number-columns-repeated="16"/>
        </table:table-row>
        <table:table-row table:style-name="ro2">
          <table:table-cell office:value-type="float" office:value="3.777555" calcext:value-type="float">
            <text:p>3,777555</text:p>
          </table:table-cell>
          <table:table-cell table:number-columns-repeated="16"/>
        </table:table-row>
        <table:table-row table:style-name="ro2">
          <table:table-cell office:value-type="float" office:value="3.788349" calcext:value-type="float">
            <text:p>3,788349</text:p>
          </table:table-cell>
          <table:table-cell table:number-columns-repeated="16"/>
        </table:table-row>
        <table:table-row table:style-name="ro2">
          <table:table-cell office:value-type="float" office:value="3.822085" calcext:value-type="float">
            <text:p>3,822085</text:p>
          </table:table-cell>
          <table:table-cell table:number-columns-repeated="16"/>
        </table:table-row>
        <table:table-row table:style-name="ro2">
          <table:table-cell office:value-type="float" office:value="3.792566" calcext:value-type="float">
            <text:p>3,792566</text:p>
          </table:table-cell>
          <table:table-cell table:number-columns-repeated="16"/>
        </table:table-row>
        <table:table-row table:style-name="ro2">
          <table:table-cell office:value-type="float" office:value="3.794441" calcext:value-type="float">
            <text:p>3,794441</text:p>
          </table:table-cell>
          <table:table-cell table:number-columns-repeated="16"/>
        </table:table-row>
        <table:table-row table:style-name="ro2">
          <table:table-cell office:value-type="float" office:value="3.791916" calcext:value-type="float">
            <text:p>3,79191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134,217,728 (2^27)] e [h=2048]:</text:p>
          </table:table-cell>
          <table:table-cell table:number-columns-repeated="16"/>
        </table:table-row>
        <table:table-row table:style-name="ro2">
          <table:table-cell office:value-type="float" office:value="5.305793" calcext:value-type="float">
            <text:p>5,305793</text:p>
          </table:table-cell>
          <table:table-cell table:number-columns-repeated="16"/>
        </table:table-row>
        <table:table-row table:style-name="ro2">
          <table:table-cell office:value-type="float" office:value="5.305461" calcext:value-type="float">
            <text:p>5,305461</text:p>
          </table:table-cell>
          <table:table-cell table:number-columns-repeated="16"/>
        </table:table-row>
        <table:table-row table:style-name="ro2">
          <table:table-cell office:value-type="float" office:value="5.306284" calcext:value-type="float">
            <text:p>5,306284</text:p>
          </table:table-cell>
          <table:table-cell table:number-columns-repeated="16"/>
        </table:table-row>
        <table:table-row table:style-name="ro2">
          <table:table-cell office:value-type="float" office:value="5.315405" calcext:value-type="float">
            <text:p>5,315405</text:p>
          </table:table-cell>
          <table:table-cell table:number-columns-repeated="16"/>
        </table:table-row>
        <table:table-row table:style-name="ro2">
          <table:table-cell office:value-type="float" office:value="5.303352" calcext:value-type="float">
            <text:p>5,303352</text:p>
          </table:table-cell>
          <table:table-cell table:number-columns-repeated="16"/>
        </table:table-row>
        <table:table-row table:style-name="ro2">
          <table:table-cell office:value-type="float" office:value="6.263692" calcext:value-type="float">
            <text:p>6,263692</text:p>
          </table:table-cell>
          <table:table-cell table:number-columns-repeated="16"/>
        </table:table-row>
        <table:table-row table:style-name="ro2">
          <table:table-cell office:value-type="float" office:value="5.309791" calcext:value-type="float">
            <text:p>5,309791</text:p>
          </table:table-cell>
          <table:table-cell table:number-columns-repeated="16"/>
        </table:table-row>
        <table:table-row table:style-name="ro2">
          <table:table-cell office:value-type="float" office:value="5.306178" calcext:value-type="float">
            <text:p>5,306178</text:p>
          </table:table-cell>
          <table:table-cell table:number-columns-repeated="16"/>
        </table:table-row>
        <table:table-row table:style-name="ro2">
          <table:table-cell office:value-type="float" office:value="5.305704" calcext:value-type="float">
            <text:p>5,305704</text:p>
          </table:table-cell>
          <table:table-cell table:number-columns-repeated="16"/>
        </table:table-row>
        <table:table-row table:style-name="ro2">
          <table:table-cell office:value-type="float" office:value="5.307955" calcext:value-type="float">
            <text:p>5,30795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268,435,456 (2^28)] e [h=2048]:</text:p>
          </table:table-cell>
          <table:table-cell table:number-columns-repeated="16"/>
        </table:table-row>
        <table:table-row table:style-name="ro2">
          <table:table-cell office:value-type="float" office:value="10.574355" calcext:value-type="float">
            <text:p>10,574355</text:p>
          </table:table-cell>
          <table:table-cell table:number-columns-repeated="16"/>
        </table:table-row>
        <table:table-row table:style-name="ro2">
          <table:table-cell office:value-type="float" office:value="10.815601" calcext:value-type="float">
            <text:p>10,815601</text:p>
          </table:table-cell>
          <table:table-cell table:number-columns-repeated="16"/>
        </table:table-row>
        <table:table-row table:style-name="ro2">
          <table:table-cell office:value-type="float" office:value="10.57541" calcext:value-type="float">
            <text:p>10,57541</text:p>
          </table:table-cell>
          <table:table-cell table:number-columns-repeated="16"/>
        </table:table-row>
        <table:table-row table:style-name="ro2">
          <table:table-cell office:value-type="float" office:value="10.576636" calcext:value-type="float">
            <text:p>10,576636</text:p>
          </table:table-cell>
          <table:table-cell table:number-columns-repeated="16"/>
        </table:table-row>
        <table:table-row table:style-name="ro2">
          <table:table-cell office:value-type="float" office:value="10.579578" calcext:value-type="float">
            <text:p>10,579578</text:p>
          </table:table-cell>
          <table:table-cell table:number-columns-repeated="16"/>
        </table:table-row>
        <table:table-row table:style-name="ro2">
          <table:table-cell office:value-type="float" office:value="10.801969" calcext:value-type="float">
            <text:p>10,801969</text:p>
          </table:table-cell>
          <table:table-cell table:number-columns-repeated="16"/>
        </table:table-row>
        <table:table-row table:style-name="ro2">
          <table:table-cell office:value-type="float" office:value="10.580558" calcext:value-type="float">
            <text:p>10,580558</text:p>
          </table:table-cell>
          <table:table-cell table:number-columns-repeated="16"/>
        </table:table-row>
        <table:table-row table:style-name="ro2">
          <table:table-cell office:value-type="float" office:value="10.573978" calcext:value-type="float">
            <text:p>10,573978</text:p>
          </table:table-cell>
          <table:table-cell table:number-columns-repeated="16"/>
        </table:table-row>
        <table:table-row table:style-name="ro2">
          <table:table-cell office:value-type="float" office:value="10.576461" calcext:value-type="float">
            <text:p>10,576461</text:p>
          </table:table-cell>
          <table:table-cell table:number-columns-repeated="16"/>
        </table:table-row>
        <table:table-row table:style-name="ro2">
          <table:table-cell office:value-type="float" office:value="10.808526" calcext:value-type="float">
            <text:p>10,80852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134,217,728 (2^27)] e [h=2048]:</text:p>
          </table:table-cell>
          <table:table-cell table:number-columns-repeated="6"/>
          <table:table-cell office:value-type="string" calcext:value-type="string">
            <text:p>Throughput</text:p>
          </table:table-cell>
          <table:table-cell table:number-columns-repeated="9"/>
        </table:table-row>
        <table:table-row table:style-name="ro2">
          <table:table-cell office:value-type="float" office:value="73.868821" calcext:value-type="float">
            <text:p>73,868821</text:p>
          </table:table-cell>
          <table:table-cell table:style-name="ce24" office:value-type="string" calcext:value-type="string">
            <text:p>Média:</text:p>
          </table:table-cell>
          <table:table-cell table:formula="of:=AVERAGE([.A398:.A407])" office:value-type="float" office:value="73.2813361" calcext:value-type="float">
            <text:p>73,2813361</text:p>
          </table:table-cell>
          <table:table-cell table:number-columns-repeated="14"/>
        </table:table-row>
        <table:table-row table:style-name="ro2">
          <table:table-cell office:value-type="float" office:value="73.467876" calcext:value-type="float">
            <text:p>73,467876</text:p>
          </table:table-cell>
          <table:table-cell table:number-columns-repeated="16"/>
        </table:table-row>
        <table:table-row table:style-name="ro2">
          <table:table-cell office:value-type="float" office:value="73.09235" calcext:value-type="float">
            <text:p>73,09235</text:p>
          </table:table-cell>
          <table:table-cell table:number-columns-repeated="16"/>
        </table:table-row>
        <table:table-row table:style-name="ro2">
          <table:table-cell office:value-type="float" office:value="72.944853" calcext:value-type="float">
            <text:p>72,944853</text:p>
          </table:table-cell>
          <table:table-cell table:number-columns-repeated="16"/>
        </table:table-row>
        <table:table-row table:style-name="ro2">
          <table:table-cell office:value-type="float" office:value="73.197825" calcext:value-type="float">
            <text:p>73,197825</text:p>
          </table:table-cell>
          <table:table-cell table:number-columns-repeated="16"/>
        </table:table-row>
        <table:table-row table:style-name="ro2">
          <table:table-cell office:value-type="float" office:value="72.95897" calcext:value-type="float">
            <text:p>72,95897</text:p>
          </table:table-cell>
          <table:table-cell table:number-columns-repeated="16"/>
        </table:table-row>
        <table:table-row table:style-name="ro2">
          <table:table-cell office:value-type="float" office:value="73.816942" calcext:value-type="float">
            <text:p>73,816942</text:p>
          </table:table-cell>
          <table:table-cell table:number-columns-repeated="16"/>
        </table:table-row>
        <table:table-row table:style-name="ro2">
          <table:table-cell office:value-type="float" office:value="73.268591" calcext:value-type="float">
            <text:p>73,268591</text:p>
          </table:table-cell>
          <table:table-cell table:number-columns-repeated="16"/>
        </table:table-row>
        <table:table-row table:style-name="ro2">
          <table:table-cell office:value-type="float" office:value="72.469115" calcext:value-type="float">
            <text:p>72,469115</text:p>
          </table:table-cell>
          <table:table-cell table:number-columns-repeated="16"/>
        </table:table-row>
        <table:table-row table:style-name="ro2">
          <table:table-cell office:value-type="float" office:value="73.728018" calcext:value-type="float">
            <text:p>73,728018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268,435,456 (2^28)] e [h=2048]:</text:p>
          </table:table-cell>
          <table:table-cell table:number-columns-repeated="16"/>
        </table:table-row>
        <table:table-row table:style-name="ro2">
          <table:table-cell office:value-type="float" office:value="70.469206" calcext:value-type="float">
            <text:p>70,469206</text:p>
          </table:table-cell>
          <table:table-cell table:style-name="ce24" office:value-type="string" calcext:value-type="string">
            <text:p>Média:</text:p>
          </table:table-cell>
          <table:table-cell table:formula="of:=AVERAGE([.A409:.A418])" office:value-type="float" office:value="70.5803323" calcext:value-type="float">
            <text:p>70,5803323</text:p>
          </table:table-cell>
          <table:table-cell table:number-columns-repeated="14"/>
        </table:table-row>
        <table:table-row table:style-name="ro2">
          <table:table-cell office:value-type="float" office:value="70.709609" calcext:value-type="float">
            <text:p>70,709609</text:p>
          </table:table-cell>
          <table:table-cell table:number-columns-repeated="16"/>
        </table:table-row>
        <table:table-row table:style-name="ro2">
          <table:table-cell office:value-type="float" office:value="69.967217" calcext:value-type="float">
            <text:p>69,967217</text:p>
          </table:table-cell>
          <table:table-cell table:number-columns-repeated="16"/>
        </table:table-row>
        <table:table-row table:style-name="ro2">
          <table:table-cell office:value-type="float" office:value="71.031621" calcext:value-type="float">
            <text:p>71,031621</text:p>
          </table:table-cell>
          <table:table-cell table:number-columns-repeated="16"/>
        </table:table-row>
        <table:table-row table:style-name="ro2">
          <table:table-cell office:value-type="float" office:value="70.831035" calcext:value-type="float">
            <text:p>70,831035</text:p>
          </table:table-cell>
          <table:table-cell table:number-columns-repeated="16"/>
        </table:table-row>
        <table:table-row table:style-name="ro2">
          <table:table-cell office:value-type="float" office:value="70.268652" calcext:value-type="float">
            <text:p>70,268652</text:p>
          </table:table-cell>
          <table:table-cell table:number-columns-repeated="16"/>
        </table:table-row>
        <table:table-row table:style-name="ro2">
          <table:table-cell office:value-type="float" office:value="71.04636" calcext:value-type="float">
            <text:p>71,04636</text:p>
          </table:table-cell>
          <table:table-cell table:number-columns-repeated="16"/>
        </table:table-row>
        <table:table-row table:style-name="ro2">
          <table:table-cell office:value-type="float" office:value="70.396042" calcext:value-type="float">
            <text:p>70,396042</text:p>
          </table:table-cell>
          <table:table-cell table:number-columns-repeated="16"/>
        </table:table-row>
        <table:table-row table:style-name="ro2">
          <table:table-cell office:value-type="float" office:value="70.713633" calcext:value-type="float">
            <text:p>70,713633</text:p>
          </table:table-cell>
          <table:table-cell table:number-columns-repeated="16"/>
        </table:table-row>
        <table:table-row table:style-name="ro2">
          <table:table-cell office:value-type="float" office:value="70.369948" calcext:value-type="float">
            <text:p>70,369948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134,217,728 (2^27)] e [h=2048]:</text:p>
          </table:table-cell>
          <table:table-cell table:number-columns-repeated="16"/>
        </table:table-row>
        <table:table-row table:style-name="ro2">
          <table:table-cell office:value-type="float" office:value="73.005321" calcext:value-type="float">
            <text:p>73,005321</text:p>
          </table:table-cell>
          <table:table-cell table:style-name="ce24" office:value-type="string" calcext:value-type="string">
            <text:p>Média:</text:p>
          </table:table-cell>
          <table:table-cell table:formula="of:=AVERAGE([.A420:.A429])" office:value-type="float" office:value="73.3079741" calcext:value-type="float">
            <text:p>73,3079741</text:p>
          </table:table-cell>
          <table:table-cell table:number-columns-repeated="14"/>
        </table:table-row>
        <table:table-row table:style-name="ro2">
          <table:table-cell office:value-type="float" office:value="73.808904" calcext:value-type="float">
            <text:p>73,808904</text:p>
          </table:table-cell>
          <table:table-cell table:number-columns-repeated="16"/>
        </table:table-row>
        <table:table-row table:style-name="ro2">
          <table:table-cell office:value-type="float" office:value="73.647794" calcext:value-type="float">
            <text:p>73,647794</text:p>
          </table:table-cell>
          <table:table-cell table:number-columns-repeated="16"/>
        </table:table-row>
        <table:table-row table:style-name="ro2">
          <table:table-cell office:value-type="float" office:value="73.625089" calcext:value-type="float">
            <text:p>73,625089</text:p>
          </table:table-cell>
          <table:table-cell table:number-columns-repeated="16"/>
        </table:table-row>
        <table:table-row table:style-name="ro2">
          <table:table-cell office:value-type="float" office:value="73.485816" calcext:value-type="float">
            <text:p>73,485816</text:p>
          </table:table-cell>
          <table:table-cell table:number-columns-repeated="16"/>
        </table:table-row>
        <table:table-row table:style-name="ro2">
          <table:table-cell office:value-type="float" office:value="71.919409" calcext:value-type="float">
            <text:p>71,919409</text:p>
          </table:table-cell>
          <table:table-cell table:number-columns-repeated="16"/>
        </table:table-row>
        <table:table-row table:style-name="ro2">
          <table:table-cell office:value-type="float" office:value="73.915767" calcext:value-type="float">
            <text:p>73,915767</text:p>
          </table:table-cell>
          <table:table-cell table:number-columns-repeated="16"/>
        </table:table-row>
        <table:table-row table:style-name="ro2">
          <table:table-cell office:value-type="float" office:value="72.890225" calcext:value-type="float">
            <text:p>72,890225</text:p>
          </table:table-cell>
          <table:table-cell table:number-columns-repeated="16"/>
        </table:table-row>
        <table:table-row table:style-name="ro2">
          <table:table-cell office:value-type="float" office:value="73.933641" calcext:value-type="float">
            <text:p>73,933641</text:p>
          </table:table-cell>
          <table:table-cell table:number-columns-repeated="16"/>
        </table:table-row>
        <table:table-row table:style-name="ro2">
          <table:table-cell office:value-type="float" office:value="72.847775" calcext:value-type="float">
            <text:p>72,84777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268,435,456 (2^28)] e [h=2048]:</text:p>
          </table:table-cell>
          <table:table-cell table:number-columns-repeated="16"/>
        </table:table-row>
        <table:table-row table:style-name="ro2">
          <table:table-cell office:value-type="float" office:value="70.904506" calcext:value-type="float">
            <text:p>70,904506</text:p>
          </table:table-cell>
          <table:table-cell table:style-name="ce24" office:value-type="string" calcext:value-type="string">
            <text:p>Média:</text:p>
          </table:table-cell>
          <table:table-cell table:formula="of:=AVERAGE([.A431:.A440])" office:value-type="float" office:value="70.7071619" calcext:value-type="float">
            <text:p>70,7071619</text:p>
          </table:table-cell>
          <table:table-cell table:number-columns-repeated="14"/>
        </table:table-row>
        <table:table-row table:style-name="ro2">
          <table:table-cell office:value-type="float" office:value="70.803104" calcext:value-type="float">
            <text:p>70,803104</text:p>
          </table:table-cell>
          <table:table-cell table:number-columns-repeated="16"/>
        </table:table-row>
        <table:table-row table:style-name="ro2">
          <table:table-cell office:value-type="float" office:value="70.262325" calcext:value-type="float">
            <text:p>70,262325</text:p>
          </table:table-cell>
          <table:table-cell table:number-columns-repeated="16"/>
        </table:table-row>
        <table:table-row table:style-name="ro2">
          <table:table-cell office:value-type="float" office:value="70.967078" calcext:value-type="float">
            <text:p>70,967078</text:p>
          </table:table-cell>
          <table:table-cell table:number-columns-repeated="16"/>
        </table:table-row>
        <table:table-row table:style-name="ro2">
          <table:table-cell office:value-type="float" office:value="70.671726" calcext:value-type="float">
            <text:p>70,671726</text:p>
          </table:table-cell>
          <table:table-cell table:number-columns-repeated="16"/>
        </table:table-row>
        <table:table-row table:style-name="ro2">
          <table:table-cell office:value-type="float" office:value="70.788167" calcext:value-type="float">
            <text:p>70,788167</text:p>
          </table:table-cell>
          <table:table-cell table:number-columns-repeated="16"/>
        </table:table-row>
        <table:table-row table:style-name="ro2">
          <table:table-cell office:value-type="float" office:value="70.785554" calcext:value-type="float">
            <text:p>70,785554</text:p>
          </table:table-cell>
          <table:table-cell table:number-columns-repeated="16"/>
        </table:table-row>
        <table:table-row table:style-name="ro2">
          <table:table-cell office:value-type="float" office:value="70.421417" calcext:value-type="float">
            <text:p>70,421417</text:p>
          </table:table-cell>
          <table:table-cell table:number-columns-repeated="16"/>
        </table:table-row>
        <table:table-row table:style-name="ro2">
          <table:table-cell office:value-type="float" office:value="70.418073" calcext:value-type="float">
            <text:p>70,418073</text:p>
          </table:table-cell>
          <table:table-cell table:number-columns-repeated="16"/>
        </table:table-row>
        <table:table-row table:style-name="ro2">
          <table:table-cell office:value-type="float" office:value="71.049669" calcext:value-type="float">
            <text:p>71,049669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134,217,728 (2^27)] e [h=2048]:</text:p>
          </table:table-cell>
          <table:table-cell table:number-columns-repeated="16"/>
        </table:table-row>
        <table:table-row table:style-name="ro2">
          <table:table-cell office:value-type="float" office:value="25.292327" calcext:value-type="float">
            <text:p>25,292327</text:p>
          </table:table-cell>
          <table:table-cell table:style-name="ce24" office:value-type="string" calcext:value-type="string">
            <text:p>Média:</text:p>
          </table:table-cell>
          <table:table-cell table:formula="of:=AVERAGE([.A442:.A451])" office:value-type="float" office:value="24.6736998" calcext:value-type="float">
            <text:p>24,6736998</text:p>
          </table:table-cell>
          <table:table-cell table:number-columns-repeated="14"/>
        </table:table-row>
        <table:table-row table:style-name="ro2">
          <table:table-cell office:value-type="float" office:value="22.518" calcext:value-type="float">
            <text:p>22,518</text:p>
          </table:table-cell>
          <table:table-cell table:number-columns-repeated="16"/>
        </table:table-row>
        <table:table-row table:style-name="ro2">
          <table:table-cell office:value-type="float" office:value="25.28396" calcext:value-type="float">
            <text:p>25,28396</text:p>
          </table:table-cell>
          <table:table-cell table:number-columns-repeated="16"/>
        </table:table-row>
        <table:table-row table:style-name="ro2">
          <table:table-cell office:value-type="float" office:value="25.299364" calcext:value-type="float">
            <text:p>25,299364</text:p>
          </table:table-cell>
          <table:table-cell table:number-columns-repeated="16"/>
        </table:table-row>
        <table:table-row table:style-name="ro2">
          <table:table-cell office:value-type="float" office:value="25.270816" calcext:value-type="float">
            <text:p>25,270816</text:p>
          </table:table-cell>
          <table:table-cell table:number-columns-repeated="16"/>
        </table:table-row>
        <table:table-row table:style-name="ro2">
          <table:table-cell office:value-type="float" office:value="25.258789" calcext:value-type="float">
            <text:p>25,258789</text:p>
          </table:table-cell>
          <table:table-cell table:number-columns-repeated="16"/>
        </table:table-row>
        <table:table-row table:style-name="ro2">
          <table:table-cell office:value-type="float" office:value="25.278298" calcext:value-type="float">
            <text:p>25,278298</text:p>
          </table:table-cell>
          <table:table-cell table:number-columns-repeated="16"/>
        </table:table-row>
        <table:table-row table:style-name="ro2">
          <table:table-cell office:value-type="float" office:value="25.2731" calcext:value-type="float">
            <text:p>25,2731</text:p>
          </table:table-cell>
          <table:table-cell table:number-columns-repeated="16"/>
        </table:table-row>
        <table:table-row table:style-name="ro2">
          <table:table-cell office:value-type="float" office:value="22.52856" calcext:value-type="float">
            <text:p>22,52856</text:p>
          </table:table-cell>
          <table:table-cell table:number-columns-repeated="16"/>
        </table:table-row>
        <table:table-row table:style-name="ro2">
          <table:table-cell office:value-type="float" office:value="24.733784" calcext:value-type="float">
            <text:p>24,73378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268,435,456 (2^28)] e [h=2048]:</text:p>
          </table:table-cell>
          <table:table-cell table:number-columns-repeated="16"/>
        </table:table-row>
        <table:table-row table:style-name="ro2">
          <table:table-cell office:value-type="float" office:value="25.37579" calcext:value-type="float">
            <text:p>25,37579</text:p>
          </table:table-cell>
          <table:table-cell table:style-name="ce24" office:value-type="string" calcext:value-type="string">
            <text:p>Média:</text:p>
          </table:table-cell>
          <table:table-cell table:formula="of:=AVERAGE([.A453:.A462])" office:value-type="float" office:value="25.2660638" calcext:value-type="float">
            <text:p>25,2660638</text:p>
          </table:table-cell>
          <table:table-cell table:number-columns-repeated="14"/>
        </table:table-row>
        <table:table-row table:style-name="ro2">
          <table:table-cell office:value-type="float" office:value="25.377505" calcext:value-type="float">
            <text:p>25,377505</text:p>
          </table:table-cell>
          <table:table-cell table:number-columns-repeated="16"/>
        </table:table-row>
        <table:table-row table:style-name="ro2">
          <table:table-cell office:value-type="float" office:value="25.380564" calcext:value-type="float">
            <text:p>25,380564</text:p>
          </table:table-cell>
          <table:table-cell table:number-columns-repeated="16"/>
        </table:table-row>
        <table:table-row table:style-name="ro2">
          <table:table-cell office:value-type="float" office:value="24.839254" calcext:value-type="float">
            <text:p>24,839254</text:p>
          </table:table-cell>
          <table:table-cell table:number-columns-repeated="16"/>
        </table:table-row>
        <table:table-row table:style-name="ro2">
          <table:table-cell office:value-type="float" office:value="25.369926" calcext:value-type="float">
            <text:p>25,369926</text:p>
          </table:table-cell>
          <table:table-cell table:number-columns-repeated="16"/>
        </table:table-row>
        <table:table-row table:style-name="ro2">
          <table:table-cell office:value-type="float" office:value="25.356065" calcext:value-type="float">
            <text:p>25,356065</text:p>
          </table:table-cell>
          <table:table-cell table:number-columns-repeated="16"/>
        </table:table-row>
        <table:table-row table:style-name="ro2">
          <table:table-cell office:value-type="float" office:value="25.37384" calcext:value-type="float">
            <text:p>25,37384</text:p>
          </table:table-cell>
          <table:table-cell table:number-columns-repeated="16"/>
        </table:table-row>
        <table:table-row table:style-name="ro2">
          <table:table-cell office:value-type="float" office:value="24.829413" calcext:value-type="float">
            <text:p>24,829413</text:p>
          </table:table-cell>
          <table:table-cell table:number-columns-repeated="16"/>
        </table:table-row>
        <table:table-row table:style-name="ro2">
          <table:table-cell office:value-type="float" office:value="25.381848" calcext:value-type="float">
            <text:p>25,381848</text:p>
          </table:table-cell>
          <table:table-cell table:number-columns-repeated="16"/>
        </table:table-row>
        <table:table-row table:style-name="ro2">
          <table:table-cell office:value-type="float" office:value="25.376433" calcext:value-type="float">
            <text:p>25,376433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1048576 (2^20)] e [h=4]:</text:p>
          </table:table-cell>
          <table:table-cell table:number-columns-repeated="6"/>
          <table:table-cell office:value-type="string" calcext:value-type="string">
            <text:p>H = 4</text:p>
          </table:table-cell>
          <table:table-cell/>
          <table:table-cell office:value-type="string" calcext:value-type="string">
            <text:p>Executando 10 vezes com [nTotalElementos = 1048576 (2^20)] e [h=4]:</text:p>
          </table:table-cell>
          <table:table-cell table:number-columns-repeated="5"/>
          <table:table-cell table:style-name="ce23" office:value-type="string" calcext:value-type="string" table:number-columns-spanned="2" table:number-rows-spanned="5">
            <text:p>← execução com histograma de floats que por algum motivo tem tempos extremamente diferentes</text:p>
          </table:table-cell>
          <table:covered-table-cell/>
        </table:table-row>
        <table:table-row table:style-name="ro2">
          <table:table-cell office:value-type="float" office:value="0.051438" calcext:value-type="float">
            <text:p>0,051438</text:p>
          </table:table-cell>
          <table:table-cell table:number-columns-repeated="8"/>
          <table:table-cell office:value-type="float" office:value="1.282253" calcext:value-type="float">
            <text:p>1,282253</text:p>
          </table:table-cell>
          <table:table-cell table:number-columns-repeated="5"/>
          <table:covered-table-cell table:number-columns-repeated="2"/>
        </table:table-row>
        <table:table-row table:style-name="ro2">
          <table:table-cell office:value-type="float" office:value="0.046666" calcext:value-type="float">
            <text:p>0,046666</text:p>
          </table:table-cell>
          <table:table-cell table:number-columns-repeated="8"/>
          <table:table-cell office:value-type="float" office:value="1.301157" calcext:value-type="float">
            <text:p>1,301157</text:p>
          </table:table-cell>
          <table:table-cell table:number-columns-repeated="5"/>
          <table:covered-table-cell table:number-columns-repeated="2"/>
        </table:table-row>
        <table:table-row table:style-name="ro2">
          <table:table-cell office:value-type="float" office:value="0.051939" calcext:value-type="float">
            <text:p>0,051939</text:p>
          </table:table-cell>
          <table:table-cell table:number-columns-repeated="8"/>
          <table:table-cell office:value-type="float" office:value="1.309738" calcext:value-type="float">
            <text:p>1,309738</text:p>
          </table:table-cell>
          <table:table-cell table:number-columns-repeated="5"/>
          <table:covered-table-cell table:number-columns-repeated="2"/>
        </table:table-row>
        <table:table-row table:style-name="ro2">
          <table:table-cell office:value-type="float" office:value="0.047365" calcext:value-type="float">
            <text:p>0,047365</text:p>
          </table:table-cell>
          <table:table-cell table:number-columns-repeated="8"/>
          <table:table-cell office:value-type="float" office:value="1.306142" calcext:value-type="float">
            <text:p>1,306142</text:p>
          </table:table-cell>
          <table:table-cell table:number-columns-repeated="5"/>
          <table:covered-table-cell table:number-columns-repeated="2"/>
        </table:table-row>
        <table:table-row table:style-name="ro2">
          <table:table-cell office:value-type="float" office:value="0.047173" calcext:value-type="float">
            <text:p>0,047173</text:p>
          </table:table-cell>
          <table:table-cell table:number-columns-repeated="8"/>
          <table:table-cell office:value-type="float" office:value="1.32236" calcext:value-type="float">
            <text:p>1,32236</text:p>
          </table:table-cell>
          <table:table-cell table:number-columns-repeated="7"/>
        </table:table-row>
        <table:table-row table:style-name="ro2">
          <table:table-cell office:value-type="float" office:value="0.046272" calcext:value-type="float">
            <text:p>0,046272</text:p>
          </table:table-cell>
          <table:table-cell table:number-columns-repeated="8"/>
          <table:table-cell office:value-type="float" office:value="1.340598" calcext:value-type="float">
            <text:p>1,340598</text:p>
          </table:table-cell>
          <table:table-cell table:number-columns-repeated="7"/>
        </table:table-row>
        <table:table-row table:style-name="ro2">
          <table:table-cell office:value-type="float" office:value="0.04628" calcext:value-type="float">
            <text:p>0,04628</text:p>
          </table:table-cell>
          <table:table-cell table:number-columns-repeated="8"/>
          <table:table-cell office:value-type="float" office:value="1.329989" calcext:value-type="float">
            <text:p>1,329989</text:p>
          </table:table-cell>
          <table:table-cell table:number-columns-repeated="7"/>
        </table:table-row>
        <table:table-row table:style-name="ro2">
          <table:table-cell office:value-type="float" office:value="0.046042" calcext:value-type="float">
            <text:p>0,046042</text:p>
          </table:table-cell>
          <table:table-cell table:number-columns-repeated="8"/>
          <table:table-cell office:value-type="float" office:value="1.32685" calcext:value-type="float">
            <text:p>1,32685</text:p>
          </table:table-cell>
          <table:table-cell table:number-columns-repeated="7"/>
        </table:table-row>
        <table:table-row table:style-name="ro2">
          <table:table-cell office:value-type="float" office:value="0.047365" calcext:value-type="float">
            <text:p>0,047365</text:p>
          </table:table-cell>
          <table:table-cell table:number-columns-repeated="8"/>
          <table:table-cell office:value-type="float" office:value="1.318825" calcext:value-type="float">
            <text:p>1,318825</text:p>
          </table:table-cell>
          <table:table-cell table:number-columns-repeated="7"/>
        </table:table-row>
        <table:table-row table:style-name="ro2">
          <table:table-cell office:value-type="float" office:value="0.052986" calcext:value-type="float">
            <text:p>0,052986</text:p>
          </table:table-cell>
          <table:table-cell table:number-columns-repeated="8"/>
          <table:table-cell office:value-type="float" office:value="1.313152" calcext:value-type="float">
            <text:p>1,31315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ecutando 10 vezes com [nTotalElementos = 2097152 (2^21)] e [h=4]:</text:p>
          </table:table-cell>
          <table:table-cell table:number-columns-repeated="8"/>
          <table:table-cell office:value-type="string" calcext:value-type="string">
            <text:p>Executando 10 vezes com [nTotalElementos = 2097152 (2^21)] e [h=4]:</text:p>
          </table:table-cell>
          <table:table-cell table:number-columns-repeated="7"/>
        </table:table-row>
        <table:table-row table:style-name="ro2">
          <table:table-cell office:value-type="float" office:value="0.087454" calcext:value-type="float">
            <text:p>0,087454</text:p>
          </table:table-cell>
          <table:table-cell table:number-columns-repeated="8"/>
          <table:table-cell office:value-type="float" office:value="2.653806" calcext:value-type="float">
            <text:p>2,653806</text:p>
          </table:table-cell>
          <table:table-cell table:number-columns-repeated="7"/>
        </table:table-row>
        <table:table-row table:style-name="ro2">
          <table:table-cell office:value-type="float" office:value="0.059137" calcext:value-type="float">
            <text:p>0,059137</text:p>
          </table:table-cell>
          <table:table-cell table:number-columns-repeated="8"/>
          <table:table-cell office:value-type="float" office:value="2.611148" calcext:value-type="float">
            <text:p>2,611148</text:p>
          </table:table-cell>
          <table:table-cell table:number-columns-repeated="7"/>
        </table:table-row>
        <table:table-row table:style-name="ro2">
          <table:table-cell office:value-type="float" office:value="0.059374" calcext:value-type="float">
            <text:p>0,059374</text:p>
          </table:table-cell>
          <table:table-cell table:number-columns-repeated="8"/>
          <table:table-cell office:value-type="float" office:value="2.623787" calcext:value-type="float">
            <text:p>2,623787</text:p>
          </table:table-cell>
          <table:table-cell table:number-columns-repeated="7"/>
        </table:table-row>
        <table:table-row table:style-name="ro2">
          <table:table-cell office:value-type="float" office:value="0.060247" calcext:value-type="float">
            <text:p>0,060247</text:p>
          </table:table-cell>
          <table:table-cell table:number-columns-repeated="8"/>
          <table:table-cell office:value-type="float" office:value="2.644384" calcext:value-type="float">
            <text:p>2,644384</text:p>
          </table:table-cell>
          <table:table-cell table:number-columns-repeated="7"/>
        </table:table-row>
        <table:table-row table:style-name="ro2">
          <table:table-cell office:value-type="float" office:value="0.059192" calcext:value-type="float">
            <text:p>0,059192</text:p>
          </table:table-cell>
          <table:table-cell table:number-columns-repeated="8"/>
          <table:table-cell office:value-type="float" office:value="2.560602" calcext:value-type="float">
            <text:p>2,560602</text:p>
          </table:table-cell>
          <table:table-cell table:number-columns-repeated="7"/>
        </table:table-row>
        <table:table-row table:style-name="ro2">
          <table:table-cell office:value-type="float" office:value="0.060817" calcext:value-type="float">
            <text:p>0,060817</text:p>
          </table:table-cell>
          <table:table-cell table:number-columns-repeated="8"/>
          <table:table-cell office:value-type="float" office:value="2.610931" calcext:value-type="float">
            <text:p>2,610931</text:p>
          </table:table-cell>
          <table:table-cell table:number-columns-repeated="7"/>
        </table:table-row>
        <table:table-row table:style-name="ro2">
          <table:table-cell office:value-type="float" office:value="0.060082" calcext:value-type="float">
            <text:p>0,060082</text:p>
          </table:table-cell>
          <table:table-cell table:number-columns-repeated="8"/>
          <table:table-cell office:value-type="float" office:value="2.63557" calcext:value-type="float">
            <text:p>2,63557</text:p>
          </table:table-cell>
          <table:table-cell table:number-columns-repeated="7"/>
        </table:table-row>
        <table:table-row table:style-name="ro2">
          <table:table-cell office:value-type="float" office:value="0.060709" calcext:value-type="float">
            <text:p>0,060709</text:p>
          </table:table-cell>
          <table:table-cell table:number-columns-repeated="8"/>
          <table:table-cell office:value-type="float" office:value="2.629809" calcext:value-type="float">
            <text:p>2,629809</text:p>
          </table:table-cell>
          <table:table-cell table:number-columns-repeated="7"/>
        </table:table-row>
        <table:table-row table:style-name="ro2">
          <table:table-cell office:value-type="float" office:value="0.060678" calcext:value-type="float">
            <text:p>0,060678</text:p>
          </table:table-cell>
          <table:table-cell table:number-columns-repeated="8"/>
          <table:table-cell office:value-type="float" office:value="2.576037" calcext:value-type="float">
            <text:p>2,576037</text:p>
          </table:table-cell>
          <table:table-cell table:number-columns-repeated="7"/>
        </table:table-row>
        <table:table-row table:style-name="ro2">
          <table:table-cell office:value-type="float" office:value="0.06052" calcext:value-type="float">
            <text:p>0,06052</text:p>
          </table:table-cell>
          <table:table-cell table:number-columns-repeated="8"/>
          <table:table-cell office:value-type="float" office:value="2.619506" calcext:value-type="float">
            <text:p>2,61950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ecutando 10 vezes com [nTotalElementos = 4194304 (2^22)] e [h=4]:</text:p>
          </table:table-cell>
          <table:table-cell table:number-columns-repeated="8"/>
          <table:table-cell office:value-type="string" calcext:value-type="string">
            <text:p>Executando 10 vezes com [nTotalElementos = 4194304 (2^22)] e [h=4]:</text:p>
          </table:table-cell>
          <table:table-cell table:number-columns-repeated="7"/>
        </table:table-row>
        <table:table-row table:style-name="ro2">
          <table:table-cell office:value-type="float" office:value="0.085228" calcext:value-type="float">
            <text:p>0,085228</text:p>
          </table:table-cell>
          <table:table-cell table:number-columns-repeated="8"/>
          <table:table-cell office:value-type="float" office:value="5.248206" calcext:value-type="float">
            <text:p>5,248206</text:p>
          </table:table-cell>
          <table:table-cell table:number-columns-repeated="7"/>
        </table:table-row>
        <table:table-row table:style-name="ro2">
          <table:table-cell office:value-type="float" office:value="0.083779" calcext:value-type="float">
            <text:p>0,083779</text:p>
          </table:table-cell>
          <table:table-cell table:number-columns-repeated="8"/>
          <table:table-cell office:value-type="float" office:value="5.2135" calcext:value-type="float">
            <text:p>5,2135</text:p>
          </table:table-cell>
          <table:table-cell table:number-columns-repeated="7"/>
        </table:table-row>
        <table:table-row table:style-name="ro2">
          <table:table-cell office:value-type="float" office:value="0.087336" calcext:value-type="float">
            <text:p>0,087336</text:p>
          </table:table-cell>
          <table:table-cell table:number-columns-repeated="8"/>
          <table:table-cell office:value-type="float" office:value="5.185747" calcext:value-type="float">
            <text:p>5,185747</text:p>
          </table:table-cell>
          <table:table-cell table:number-columns-repeated="7"/>
        </table:table-row>
        <table:table-row table:style-name="ro2">
          <table:table-cell office:value-type="float" office:value="0.083592" calcext:value-type="float">
            <text:p>0,083592</text:p>
          </table:table-cell>
          <table:table-cell table:number-columns-repeated="8"/>
          <table:table-cell office:value-type="float" office:value="5.188399" calcext:value-type="float">
            <text:p>5,188399</text:p>
          </table:table-cell>
          <table:table-cell table:number-columns-repeated="7"/>
        </table:table-row>
        <table:table-row table:style-name="ro2">
          <table:table-cell office:value-type="float" office:value="0.09006" calcext:value-type="float">
            <text:p>0,09006</text:p>
          </table:table-cell>
          <table:table-cell table:number-columns-repeated="8"/>
          <table:table-cell office:value-type="float" office:value="5.166404" calcext:value-type="float">
            <text:p>5,166404</text:p>
          </table:table-cell>
          <table:table-cell table:number-columns-repeated="7"/>
        </table:table-row>
        <table:table-row table:style-name="ro2">
          <table:table-cell office:value-type="float" office:value="0.084774" calcext:value-type="float">
            <text:p>0,084774</text:p>
          </table:table-cell>
          <table:table-cell table:number-columns-repeated="8"/>
          <table:table-cell office:value-type="float" office:value="5.200605" calcext:value-type="float">
            <text:p>5,200605</text:p>
          </table:table-cell>
          <table:table-cell table:number-columns-repeated="7"/>
        </table:table-row>
        <table:table-row table:style-name="ro2">
          <table:table-cell office:value-type="float" office:value="0.08367" calcext:value-type="float">
            <text:p>0,08367</text:p>
          </table:table-cell>
          <table:table-cell table:number-columns-repeated="8"/>
          <table:table-cell office:value-type="float" office:value="5.153579" calcext:value-type="float">
            <text:p>5,153579</text:p>
          </table:table-cell>
          <table:table-cell table:number-columns-repeated="7"/>
        </table:table-row>
        <table:table-row table:style-name="ro2">
          <table:table-cell office:value-type="float" office:value="0.089552" calcext:value-type="float">
            <text:p>0,089552</text:p>
          </table:table-cell>
          <table:table-cell table:number-columns-repeated="8"/>
          <table:table-cell office:value-type="float" office:value="5.172175" calcext:value-type="float">
            <text:p>5,172175</text:p>
          </table:table-cell>
          <table:table-cell table:number-columns-repeated="7"/>
        </table:table-row>
        <table:table-row table:style-name="ro2">
          <table:table-cell office:value-type="float" office:value="0.089344" calcext:value-type="float">
            <text:p>0,089344</text:p>
          </table:table-cell>
          <table:table-cell table:number-columns-repeated="8"/>
          <table:table-cell office:value-type="float" office:value="5.139761" calcext:value-type="float">
            <text:p>5,139761</text:p>
          </table:table-cell>
          <table:table-cell table:number-columns-repeated="7"/>
        </table:table-row>
        <table:table-row table:style-name="ro2">
          <table:table-cell office:value-type="float" office:value="0.085177" calcext:value-type="float">
            <text:p>0,085177</text:p>
          </table:table-cell>
          <table:table-cell table:number-columns-repeated="8"/>
          <table:table-cell office:value-type="float" office:value="5.19021" calcext:value-type="float">
            <text:p>5,190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ecutando 10 vezes com [nTotalElementos = 8388608 (2^23)] e [h=4]:</text:p>
          </table:table-cell>
          <table:table-cell table:number-columns-repeated="8"/>
          <table:table-cell office:value-type="string" calcext:value-type="string">
            <text:p>Executando 10 vezes com [nTotalElementos = 8388608 (2^23)] e [h=4]:</text:p>
          </table:table-cell>
          <table:table-cell table:number-columns-repeated="7"/>
        </table:table-row>
        <table:table-row table:style-name="ro2">
          <table:table-cell office:value-type="float" office:value="0.140065" calcext:value-type="float">
            <text:p>0,140065</text:p>
          </table:table-cell>
          <table:table-cell table:number-columns-repeated="8"/>
          <table:table-cell office:value-type="float" office:value="10.494627" calcext:value-type="float">
            <text:p>10,494627</text:p>
          </table:table-cell>
          <table:table-cell table:number-columns-repeated="7"/>
        </table:table-row>
        <table:table-row table:style-name="ro2">
          <table:table-cell office:value-type="float" office:value="0.133959" calcext:value-type="float">
            <text:p>0,133959</text:p>
          </table:table-cell>
          <table:table-cell table:number-columns-repeated="8"/>
          <table:table-cell office:value-type="float" office:value="10.346199" calcext:value-type="float">
            <text:p>10,346199</text:p>
          </table:table-cell>
          <table:table-cell table:number-columns-repeated="7"/>
        </table:table-row>
        <table:table-row table:style-name="ro2">
          <table:table-cell office:value-type="float" office:value="0.132661" calcext:value-type="float">
            <text:p>0,132661</text:p>
          </table:table-cell>
          <table:table-cell table:number-columns-repeated="8"/>
          <table:table-cell office:value-type="float" office:value="10.411863" calcext:value-type="float">
            <text:p>10,411863</text:p>
          </table:table-cell>
          <table:table-cell table:number-columns-repeated="7"/>
        </table:table-row>
        <table:table-row table:style-name="ro2">
          <table:table-cell office:value-type="float" office:value="0.131783" calcext:value-type="float">
            <text:p>0,131783</text:p>
          </table:table-cell>
          <table:table-cell table:number-columns-repeated="8"/>
          <table:table-cell office:value-type="float" office:value="12.418494" calcext:value-type="float">
            <text:p>12,418494</text:p>
          </table:table-cell>
          <table:table-cell table:number-columns-repeated="7"/>
        </table:table-row>
        <table:table-row table:style-name="ro2">
          <table:table-cell office:value-type="float" office:value="0.132607" calcext:value-type="float">
            <text:p>0,132607</text:p>
          </table:table-cell>
          <table:table-cell table:number-columns-repeated="8"/>
          <table:table-cell office:value-type="float" office:value="12.446046" calcext:value-type="float">
            <text:p>12,446046</text:p>
          </table:table-cell>
          <table:table-cell table:number-columns-repeated="7"/>
        </table:table-row>
        <table:table-row table:style-name="ro2">
          <table:table-cell office:value-type="float" office:value="0.132088" calcext:value-type="float">
            <text:p>0,132088</text:p>
          </table:table-cell>
          <table:table-cell table:number-columns-repeated="8"/>
          <table:table-cell office:value-type="float" office:value="12.638198" calcext:value-type="float">
            <text:p>12,638198</text:p>
          </table:table-cell>
          <table:table-cell table:number-columns-repeated="7"/>
        </table:table-row>
        <table:table-row table:style-name="ro2">
          <table:table-cell office:value-type="float" office:value="0.133922" calcext:value-type="float">
            <text:p>0,133922</text:p>
          </table:table-cell>
          <table:table-cell table:number-columns-repeated="8"/>
          <table:table-cell office:value-type="float" office:value="12.370397" calcext:value-type="float">
            <text:p>12,370397</text:p>
          </table:table-cell>
          <table:table-cell table:number-columns-repeated="7"/>
        </table:table-row>
        <table:table-row table:style-name="ro2">
          <table:table-cell office:value-type="float" office:value="0.132507" calcext:value-type="float">
            <text:p>0,132507</text:p>
          </table:table-cell>
          <table:table-cell table:number-columns-repeated="8"/>
          <table:table-cell office:value-type="float" office:value="12.415175" calcext:value-type="float">
            <text:p>12,415175</text:p>
          </table:table-cell>
          <table:table-cell table:number-columns-repeated="7"/>
        </table:table-row>
        <table:table-row table:style-name="ro2">
          <table:table-cell office:value-type="float" office:value="0.132838" calcext:value-type="float">
            <text:p>0,132838</text:p>
          </table:table-cell>
          <table:table-cell table:number-columns-repeated="8"/>
          <table:table-cell office:value-type="float" office:value="12.371138" calcext:value-type="float">
            <text:p>12,371138</text:p>
          </table:table-cell>
          <table:table-cell table:number-columns-repeated="7"/>
        </table:table-row>
        <table:table-row table:style-name="ro2">
          <table:table-cell office:value-type="float" office:value="0.134019" calcext:value-type="float">
            <text:p>0,134019</text:p>
          </table:table-cell>
          <table:table-cell table:number-columns-repeated="8"/>
          <table:table-cell office:value-type="float" office:value="12.40279" calcext:value-type="float">
            <text:p>12,4027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ecutando 10 vezes com [nTotalElementos = 16777216 (2^24)] e [h=4]:</text:p>
          </table:table-cell>
          <table:table-cell table:number-columns-repeated="8"/>
          <table:table-cell office:value-type="string" calcext:value-type="string">
            <text:p>Executando 10 vezes com [nTotalElementos = 16777216 (2^24)] e [h=4]:</text:p>
          </table:table-cell>
          <table:table-cell table:number-columns-repeated="7"/>
        </table:table-row>
        <table:table-row table:style-name="ro2">
          <table:table-cell office:value-type="float" office:value="0.228214" calcext:value-type="float">
            <text:p>0,228214</text:p>
          </table:table-cell>
          <table:table-cell table:number-columns-repeated="8"/>
          <table:table-cell office:value-type="float" office:value="24.814782" calcext:value-type="float">
            <text:p>24,814782</text:p>
          </table:table-cell>
          <table:table-cell table:number-columns-repeated="7"/>
        </table:table-row>
        <table:table-row table:style-name="ro2">
          <table:table-cell office:value-type="float" office:value="0.229337" calcext:value-type="float">
            <text:p>0,229337</text:p>
          </table:table-cell>
          <table:table-cell table:number-columns-repeated="8"/>
          <table:table-cell office:value-type="float" office:value="24.760382" calcext:value-type="float">
            <text:p>24,760382</text:p>
          </table:table-cell>
          <table:table-cell table:number-columns-repeated="7"/>
        </table:table-row>
        <table:table-row table:style-name="ro2">
          <table:table-cell office:value-type="float" office:value="0.228858" calcext:value-type="float">
            <text:p>0,228858</text:p>
          </table:table-cell>
          <table:table-cell table:number-columns-repeated="8"/>
          <table:table-cell office:value-type="float" office:value="20.807167" calcext:value-type="float">
            <text:p>20,807167</text:p>
          </table:table-cell>
          <table:table-cell table:number-columns-repeated="7"/>
        </table:table-row>
        <table:table-row table:style-name="ro2">
          <table:table-cell office:value-type="float" office:value="0.231915" calcext:value-type="float">
            <text:p>0,231915</text:p>
          </table:table-cell>
          <table:table-cell table:number-columns-repeated="8"/>
          <table:table-cell office:value-type="float" office:value="20.863382" calcext:value-type="float">
            <text:p>20,863382</text:p>
          </table:table-cell>
          <table:table-cell table:number-columns-repeated="7"/>
        </table:table-row>
        <table:table-row table:style-name="ro2">
          <table:table-cell office:value-type="float" office:value="0.23595" calcext:value-type="float">
            <text:p>0,23595</text:p>
          </table:table-cell>
          <table:table-cell table:number-columns-repeated="8"/>
          <table:table-cell office:value-type="float" office:value="20.798379" calcext:value-type="float">
            <text:p>20,798379</text:p>
          </table:table-cell>
          <table:table-cell table:number-columns-repeated="7"/>
        </table:table-row>
        <table:table-row table:style-name="ro2">
          <table:table-cell office:value-type="float" office:value="0.231363" calcext:value-type="float">
            <text:p>0,231363</text:p>
          </table:table-cell>
          <table:table-cell table:number-columns-repeated="8"/>
          <table:table-cell office:value-type="float" office:value="21.01013" calcext:value-type="float">
            <text:p>21,01013</text:p>
          </table:table-cell>
          <table:table-cell table:number-columns-repeated="7"/>
        </table:table-row>
        <table:table-row table:style-name="ro2">
          <table:table-cell office:value-type="float" office:value="0.233509" calcext:value-type="float">
            <text:p>0,233509</text:p>
          </table:table-cell>
          <table:table-cell table:number-columns-repeated="8"/>
          <table:table-cell office:value-type="float" office:value="20.868848" calcext:value-type="float">
            <text:p>20,868848</text:p>
          </table:table-cell>
          <table:table-cell table:number-columns-repeated="7"/>
        </table:table-row>
        <table:table-row table:style-name="ro2">
          <table:table-cell office:value-type="float" office:value="0.231764" calcext:value-type="float">
            <text:p>0,231764</text:p>
          </table:table-cell>
          <table:table-cell table:number-columns-repeated="8"/>
          <table:table-cell office:value-type="float" office:value="20.929652" calcext:value-type="float">
            <text:p>20,929652</text:p>
          </table:table-cell>
          <table:table-cell table:number-columns-repeated="7"/>
        </table:table-row>
        <table:table-row table:style-name="ro2">
          <table:table-cell office:value-type="float" office:value="0.229649" calcext:value-type="float">
            <text:p>0,229649</text:p>
          </table:table-cell>
          <table:table-cell table:number-columns-repeated="8"/>
          <table:table-cell office:value-type="float" office:value="20.750267" calcext:value-type="float">
            <text:p>20,750267</text:p>
          </table:table-cell>
          <table:table-cell table:number-columns-repeated="7"/>
        </table:table-row>
        <table:table-row table:style-name="ro2">
          <table:table-cell office:value-type="float" office:value="0.230492" calcext:value-type="float">
            <text:p>0,230492</text:p>
          </table:table-cell>
          <table:table-cell table:number-columns-repeated="8"/>
          <table:table-cell office:value-type="float" office:value="20.758617" calcext:value-type="float">
            <text:p>20,7586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ecutando 10 vezes com [nTotalElementos = 134,217,728 (2^27)] e [h=4]:</text:p>
          </table:table-cell>
          <table:table-cell table:number-columns-repeated="8"/>
          <table:table-cell office:value-type="string" calcext:value-type="string">
            <text:p>Executando 10 vezes com [nTotalElementos = 134,217,728 (2^27)] e [h=4]:</text:p>
          </table:table-cell>
          <table:table-cell table:number-columns-repeated="7"/>
        </table:table-row>
        <table:table-row table:style-name="ro2">
          <table:table-cell office:value-type="float" office:value="1.854807" calcext:value-type="float">
            <text:p>1,854807</text:p>
          </table:table-cell>
          <table:table-cell table:number-columns-repeated="8"/>
          <table:table-cell office:value-type="float" office:value="168.097044" calcext:value-type="float">
            <text:p>168,097044</text:p>
          </table:table-cell>
          <table:table-cell table:number-columns-repeated="7"/>
        </table:table-row>
        <table:table-row table:style-name="ro2">
          <table:table-cell office:value-type="float" office:value="1.863568" calcext:value-type="float">
            <text:p>1,863568</text:p>
          </table:table-cell>
          <table:table-cell table:number-columns-repeated="8"/>
          <table:table-cell office:value-type="float" office:value="167.930253" calcext:value-type="float">
            <text:p>167,930253</text:p>
          </table:table-cell>
          <table:table-cell table:number-columns-repeated="7"/>
        </table:table-row>
        <table:table-row table:style-name="ro2">
          <table:table-cell office:value-type="float" office:value="1.825608" calcext:value-type="float">
            <text:p>1,825608</text:p>
          </table:table-cell>
          <table:table-cell table:number-columns-repeated="8"/>
          <table:table-cell office:value-type="float" office:value="167.670548" calcext:value-type="float">
            <text:p>167,670548</text:p>
          </table:table-cell>
          <table:table-cell table:number-columns-repeated="7"/>
        </table:table-row>
        <table:table-row table:style-name="ro2">
          <table:table-cell office:value-type="float" office:value="1.845728" calcext:value-type="float">
            <text:p>1,845728</text:p>
          </table:table-cell>
          <table:table-cell table:number-columns-repeated="8"/>
          <table:table-cell office:value-type="float" office:value="168.222722" calcext:value-type="float">
            <text:p>168,222722</text:p>
          </table:table-cell>
          <table:table-cell table:number-columns-repeated="7"/>
        </table:table-row>
        <table:table-row table:style-name="ro2">
          <table:table-cell office:value-type="float" office:value="1.852346" calcext:value-type="float">
            <text:p>1,852346</text:p>
          </table:table-cell>
          <table:table-cell table:number-columns-repeated="8"/>
          <table:table-cell office:value-type="float" office:value="167.926223" calcext:value-type="float">
            <text:p>167,926223</text:p>
          </table:table-cell>
          <table:table-cell table:number-columns-repeated="7"/>
        </table:table-row>
        <table:table-row table:style-name="ro2">
          <table:table-cell office:value-type="float" office:value="1.85232" calcext:value-type="float">
            <text:p>1,85232</text:p>
          </table:table-cell>
          <table:table-cell table:number-columns-repeated="8"/>
          <table:table-cell office:value-type="float" office:value="187.268655" calcext:value-type="float">
            <text:p>187,268655</text:p>
          </table:table-cell>
          <table:table-cell table:number-columns-repeated="7"/>
        </table:table-row>
        <table:table-row table:style-name="ro2">
          <table:table-cell office:value-type="float" office:value="1.844029" calcext:value-type="float">
            <text:p>1,844029</text:p>
          </table:table-cell>
          <table:table-cell table:number-columns-repeated="8"/>
          <table:table-cell office:value-type="float" office:value="167.599242" calcext:value-type="float">
            <text:p>167,599242</text:p>
          </table:table-cell>
          <table:table-cell table:number-columns-repeated="7"/>
        </table:table-row>
        <table:table-row table:style-name="ro2">
          <table:table-cell office:value-type="float" office:value="1.839314" calcext:value-type="float">
            <text:p>1,839314</text:p>
          </table:table-cell>
          <table:table-cell table:number-columns-repeated="8"/>
          <table:table-cell office:value-type="float" office:value="167.812279" calcext:value-type="float">
            <text:p>167,812279</text:p>
          </table:table-cell>
          <table:table-cell table:number-columns-repeated="7"/>
        </table:table-row>
        <table:table-row table:style-name="ro2">
          <table:table-cell office:value-type="float" office:value="1.885411" calcext:value-type="float">
            <text:p>1,885411</text:p>
          </table:table-cell>
          <table:table-cell table:number-columns-repeated="8"/>
          <table:table-cell office:value-type="float" office:value="167.987878" calcext:value-type="float">
            <text:p>167,987878</text:p>
          </table:table-cell>
          <table:table-cell table:number-columns-repeated="7"/>
        </table:table-row>
        <table:table-row table:style-name="ro2">
          <table:table-cell office:value-type="float" office:value="1.85502" calcext:value-type="float">
            <text:p>1,85502</text:p>
          </table:table-cell>
          <table:table-cell table:number-columns-repeated="8"/>
          <table:table-cell office:value-type="float" office:value="167.804968" calcext:value-type="float">
            <text:p>167,80496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ecutando 10 vezes com [nTotalElementos = 268,435,456 (2^28)] e [h=4]:</text:p>
          </table:table-cell>
          <table:table-cell table:number-columns-repeated="8"/>
          <table:table-cell office:value-type="string" calcext:value-type="string">
            <text:p>Executando 10 vezes com [nTotalElementos = 268,435,456 (2^28)] e [h=4]:</text:p>
          </table:table-cell>
          <table:table-cell table:number-columns-repeated="7"/>
        </table:table-row>
        <table:table-row table:style-name="ro2">
          <table:table-cell office:value-type="float" office:value="3.820745" calcext:value-type="float">
            <text:p>3,820745</text:p>
          </table:table-cell>
          <table:table-cell table:number-columns-repeated="8"/>
          <table:table-cell office:value-type="float" office:value="336.080592" calcext:value-type="float">
            <text:p>336,080592</text:p>
          </table:table-cell>
          <table:table-cell table:number-columns-repeated="7"/>
        </table:table-row>
        <table:table-row table:style-name="ro2">
          <table:table-cell office:value-type="float" office:value="3.839637" calcext:value-type="float">
            <text:p>3,839637</text:p>
          </table:table-cell>
          <table:table-cell table:number-columns-repeated="8"/>
          <table:table-cell office:value-type="float" office:value="337.340326" calcext:value-type="float">
            <text:p>337,340326</text:p>
          </table:table-cell>
          <table:table-cell table:number-columns-repeated="7"/>
        </table:table-row>
        <table:table-row table:style-name="ro2">
          <table:table-cell office:value-type="float" office:value="3.815798" calcext:value-type="float">
            <text:p>3,815798</text:p>
          </table:table-cell>
          <table:table-cell table:number-columns-repeated="8"/>
          <table:table-cell office:value-type="float" office:value="336.744598" calcext:value-type="float">
            <text:p>336,744598</text:p>
          </table:table-cell>
          <table:table-cell table:number-columns-repeated="7"/>
        </table:table-row>
        <table:table-row table:style-name="ro2">
          <table:table-cell office:value-type="float" office:value="3.839959" calcext:value-type="float">
            <text:p>3,839959</text:p>
          </table:table-cell>
          <table:table-cell table:number-columns-repeated="8"/>
          <table:table-cell office:value-type="float" office:value="336.712121" calcext:value-type="float">
            <text:p>336,712121</text:p>
          </table:table-cell>
          <table:table-cell table:number-columns-repeated="7"/>
        </table:table-row>
        <table:table-row table:style-name="ro2">
          <table:table-cell office:value-type="float" office:value="3.805332" calcext:value-type="float">
            <text:p>3,805332</text:p>
          </table:table-cell>
          <table:table-cell table:number-columns-repeated="8"/>
          <table:table-cell office:value-type="float" office:value="336.259975" calcext:value-type="float">
            <text:p>336,259975</text:p>
          </table:table-cell>
          <table:table-cell table:number-columns-repeated="7"/>
        </table:table-row>
        <table:table-row table:style-name="ro2">
          <table:table-cell office:value-type="float" office:value="3.875222" calcext:value-type="float">
            <text:p>3,875222</text:p>
          </table:table-cell>
          <table:table-cell table:number-columns-repeated="8"/>
          <table:table-cell office:value-type="float" office:value="337.241609" calcext:value-type="float">
            <text:p>337,241609</text:p>
          </table:table-cell>
          <table:table-cell table:number-columns-repeated="7"/>
        </table:table-row>
        <table:table-row table:style-name="ro2">
          <table:table-cell office:value-type="float" office:value="3.824478" calcext:value-type="float">
            <text:p>3,824478</text:p>
          </table:table-cell>
          <table:table-cell table:number-columns-repeated="8"/>
          <table:table-cell office:value-type="float" office:value="336.713349" calcext:value-type="float">
            <text:p>336,713349</text:p>
          </table:table-cell>
          <table:table-cell table:number-columns-repeated="7"/>
        </table:table-row>
        <table:table-row table:style-name="ro2">
          <table:table-cell office:value-type="float" office:value="3.824207" calcext:value-type="float">
            <text:p>3,824207</text:p>
          </table:table-cell>
          <table:table-cell table:number-columns-repeated="8"/>
          <table:table-cell office:value-type="float" office:value="337.371904" calcext:value-type="float">
            <text:p>337,371904</text:p>
          </table:table-cell>
          <table:table-cell table:number-columns-repeated="7"/>
        </table:table-row>
        <table:table-row table:style-name="ro2">
          <table:table-cell office:value-type="float" office:value="3.85204" calcext:value-type="float">
            <text:p>3,85204</text:p>
          </table:table-cell>
          <table:table-cell table:number-columns-repeated="8"/>
          <table:table-cell office:value-type="float" office:value="335.82406" calcext:value-type="float">
            <text:p>335,82406</text:p>
          </table:table-cell>
          <table:table-cell table:number-columns-repeated="7"/>
        </table:table-row>
        <table:table-row table:style-name="ro2">
          <table:table-cell office:value-type="float" office:value="3.828513" calcext:value-type="float">
            <text:p>3,828513</text:p>
          </table:table-cell>
          <table:table-cell table:number-columns-repeated="8"/>
          <table:table-cell office:value-type="float" office:value="336.924547" calcext:value-type="float">
            <text:p>336,9245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ecutando 10 vezes com [nTotalElementos = 1048576 (2^20)] e [h=4]:</text:p>
          </table:table-cell>
          <table:table-cell table:number-columns-repeated="8"/>
          <table:table-cell office:value-type="string" calcext:value-type="string">
            <text:p>Executando 10 vezes com [nTotalElementos = 1048576 (2^20)] e [h=4]:</text:p>
          </table:table-cell>
          <table:table-cell table:number-columns-repeated="7"/>
        </table:table-row>
        <table:table-row table:style-name="ro2">
          <table:table-cell office:value-type="float" office:value="0.056424" calcext:value-type="float">
            <text:p>0,056424</text:p>
          </table:table-cell>
          <table:table-cell table:number-columns-repeated="8"/>
          <table:table-cell office:value-type="float" office:value="1.320814" calcext:value-type="float">
            <text:p>1,320814</text:p>
          </table:table-cell>
          <table:table-cell table:number-columns-repeated="7"/>
        </table:table-row>
        <table:table-row table:style-name="ro2">
          <table:table-cell office:value-type="float" office:value="0.049725" calcext:value-type="float">
            <text:p>0,049725</text:p>
          </table:table-cell>
          <table:table-cell table:number-columns-repeated="8"/>
          <table:table-cell office:value-type="float" office:value="1.303697" calcext:value-type="float">
            <text:p>1,303697</text:p>
          </table:table-cell>
          <table:table-cell table:number-columns-repeated="7"/>
        </table:table-row>
        <table:table-row table:style-name="ro2">
          <table:table-cell office:value-type="float" office:value="0.047183" calcext:value-type="float">
            <text:p>0,047183</text:p>
          </table:table-cell>
          <table:table-cell table:number-columns-repeated="8"/>
          <table:table-cell office:value-type="float" office:value="1.299894" calcext:value-type="float">
            <text:p>1,299894</text:p>
          </table:table-cell>
          <table:table-cell table:number-columns-repeated="7"/>
        </table:table-row>
        <table:table-row table:style-name="ro2">
          <table:table-cell office:value-type="float" office:value="0.051101" calcext:value-type="float">
            <text:p>0,051101</text:p>
          </table:table-cell>
          <table:table-cell table:number-columns-repeated="8"/>
          <table:table-cell office:value-type="float" office:value="1.311338" calcext:value-type="float">
            <text:p>1,311338</text:p>
          </table:table-cell>
          <table:table-cell table:number-columns-repeated="7"/>
        </table:table-row>
        <table:table-row table:style-name="ro2">
          <table:table-cell office:value-type="float" office:value="0.046334" calcext:value-type="float">
            <text:p>0,046334</text:p>
          </table:table-cell>
          <table:table-cell table:number-columns-repeated="8"/>
          <table:table-cell office:value-type="float" office:value="1.304762" calcext:value-type="float">
            <text:p>1,304762</text:p>
          </table:table-cell>
          <table:table-cell table:number-columns-repeated="7"/>
        </table:table-row>
        <table:table-row table:style-name="ro2">
          <table:table-cell office:value-type="float" office:value="0.046024" calcext:value-type="float">
            <text:p>0,046024</text:p>
          </table:table-cell>
          <table:table-cell table:number-columns-repeated="8"/>
          <table:table-cell office:value-type="float" office:value="1.309415" calcext:value-type="float">
            <text:p>1,309415</text:p>
          </table:table-cell>
          <table:table-cell table:number-columns-repeated="7"/>
        </table:table-row>
        <table:table-row table:style-name="ro2">
          <table:table-cell office:value-type="float" office:value="0.046213" calcext:value-type="float">
            <text:p>0,046213</text:p>
          </table:table-cell>
          <table:table-cell table:number-columns-repeated="8"/>
          <table:table-cell office:value-type="float" office:value="1.364115" calcext:value-type="float">
            <text:p>1,364115</text:p>
          </table:table-cell>
          <table:table-cell table:number-columns-repeated="7"/>
        </table:table-row>
        <table:table-row table:style-name="ro2">
          <table:table-cell office:value-type="float" office:value="0.046275" calcext:value-type="float">
            <text:p>0,046275</text:p>
          </table:table-cell>
          <table:table-cell table:number-columns-repeated="8"/>
          <table:table-cell office:value-type="float" office:value="1.322409" calcext:value-type="float">
            <text:p>1,322409</text:p>
          </table:table-cell>
          <table:table-cell table:number-columns-repeated="7"/>
        </table:table-row>
        <table:table-row table:style-name="ro2">
          <table:table-cell office:value-type="float" office:value="0.046269" calcext:value-type="float">
            <text:p>0,046269</text:p>
          </table:table-cell>
          <table:table-cell table:number-columns-repeated="8"/>
          <table:table-cell office:value-type="float" office:value="1.298611" calcext:value-type="float">
            <text:p>1,298611</text:p>
          </table:table-cell>
          <table:table-cell table:number-columns-repeated="7"/>
        </table:table-row>
        <table:table-row table:style-name="ro2">
          <table:table-cell office:value-type="float" office:value="0.047489" calcext:value-type="float">
            <text:p>0,047489</text:p>
          </table:table-cell>
          <table:table-cell table:number-columns-repeated="8"/>
          <table:table-cell office:value-type="float" office:value="1.328481" calcext:value-type="float">
            <text:p>1,32848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ecutando 10 vezes com [nTotalElementos = 2097152 (2^21)] e [h=4]:</text:p>
          </table:table-cell>
          <table:table-cell table:number-columns-repeated="8"/>
          <table:table-cell office:value-type="string" calcext:value-type="string">
            <text:p>Executando 10 vezes com [nTotalElementos = 2097152 (2^21)] e [h=4]:</text:p>
          </table:table-cell>
          <table:table-cell table:number-columns-repeated="7"/>
        </table:table-row>
        <table:table-row table:style-name="ro2">
          <table:table-cell office:value-type="float" office:value="0.067561" calcext:value-type="float">
            <text:p>0,067561</text:p>
          </table:table-cell>
          <table:table-cell table:number-columns-repeated="8"/>
          <table:table-cell office:value-type="float" office:value="2.642503" calcext:value-type="float">
            <text:p>2,642503</text:p>
          </table:table-cell>
          <table:table-cell table:number-columns-repeated="7"/>
        </table:table-row>
        <table:table-row table:style-name="ro2">
          <table:table-cell office:value-type="float" office:value="0.061536" calcext:value-type="float">
            <text:p>0,061536</text:p>
          </table:table-cell>
          <table:table-cell table:number-columns-repeated="8"/>
          <table:table-cell office:value-type="float" office:value="2.627046" calcext:value-type="float">
            <text:p>2,627046</text:p>
          </table:table-cell>
          <table:table-cell table:number-columns-repeated="7"/>
        </table:table-row>
        <table:table-row table:style-name="ro2">
          <table:table-cell office:value-type="float" office:value="0.059544" calcext:value-type="float">
            <text:p>0,059544</text:p>
          </table:table-cell>
          <table:table-cell table:number-columns-repeated="8"/>
          <table:table-cell office:value-type="float" office:value="2.593477" calcext:value-type="float">
            <text:p>2,593477</text:p>
          </table:table-cell>
          <table:table-cell table:number-columns-repeated="7"/>
        </table:table-row>
        <table:table-row table:style-name="ro2">
          <table:table-cell office:value-type="float" office:value="0.06103" calcext:value-type="float">
            <text:p>0,06103</text:p>
          </table:table-cell>
          <table:table-cell table:number-columns-repeated="8"/>
          <table:table-cell office:value-type="float" office:value="2.647117" calcext:value-type="float">
            <text:p>2,647117</text:p>
          </table:table-cell>
          <table:table-cell table:number-columns-repeated="7"/>
        </table:table-row>
        <table:table-row table:style-name="ro2">
          <table:table-cell office:value-type="float" office:value="0.061192" calcext:value-type="float">
            <text:p>0,061192</text:p>
          </table:table-cell>
          <table:table-cell table:number-columns-repeated="8"/>
          <table:table-cell office:value-type="float" office:value="2.603022" calcext:value-type="float">
            <text:p>2,603022</text:p>
          </table:table-cell>
          <table:table-cell table:number-columns-repeated="7"/>
        </table:table-row>
        <table:table-row table:style-name="ro2">
          <table:table-cell office:value-type="float" office:value="0.061579" calcext:value-type="float">
            <text:p>0,061579</text:p>
          </table:table-cell>
          <table:table-cell table:number-columns-repeated="8"/>
          <table:table-cell office:value-type="float" office:value="2.621473" calcext:value-type="float">
            <text:p>2,621473</text:p>
          </table:table-cell>
          <table:table-cell table:number-columns-repeated="7"/>
        </table:table-row>
        <table:table-row table:style-name="ro2">
          <table:table-cell office:value-type="float" office:value="0.06056" calcext:value-type="float">
            <text:p>0,06056</text:p>
          </table:table-cell>
          <table:table-cell table:number-columns-repeated="8"/>
          <table:table-cell office:value-type="float" office:value="2.584122" calcext:value-type="float">
            <text:p>2,584122</text:p>
          </table:table-cell>
          <table:table-cell table:number-columns-repeated="7"/>
        </table:table-row>
        <table:table-row table:style-name="ro2">
          <table:table-cell office:value-type="float" office:value="0.062505" calcext:value-type="float">
            <text:p>0,062505</text:p>
          </table:table-cell>
          <table:table-cell table:number-columns-repeated="8"/>
          <table:table-cell office:value-type="float" office:value="2.568522" calcext:value-type="float">
            <text:p>2,568522</text:p>
          </table:table-cell>
          <table:table-cell table:number-columns-repeated="7"/>
        </table:table-row>
        <table:table-row table:style-name="ro2">
          <table:table-cell office:value-type="float" office:value="0.06039" calcext:value-type="float">
            <text:p>0,06039</text:p>
          </table:table-cell>
          <table:table-cell table:number-columns-repeated="8"/>
          <table:table-cell office:value-type="float" office:value="2.653551" calcext:value-type="float">
            <text:p>2,653551</text:p>
          </table:table-cell>
          <table:table-cell table:number-columns-repeated="7"/>
        </table:table-row>
        <table:table-row table:style-name="ro2">
          <table:table-cell office:value-type="float" office:value="0.065952" calcext:value-type="float">
            <text:p>0,065952</text:p>
          </table:table-cell>
          <table:table-cell table:number-columns-repeated="8"/>
          <table:table-cell office:value-type="float" office:value="2.597029" calcext:value-type="float">
            <text:p>2,59702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ecutando 10 vezes com [nTotalElementos = 4194304 (2^22)] e [h=4]:</text:p>
          </table:table-cell>
          <table:table-cell table:number-columns-repeated="8"/>
          <table:table-cell office:value-type="string" calcext:value-type="string">
            <text:p>Executando 10 vezes com [nTotalElementos = 4194304 (2^22)] e [h=4]:</text:p>
          </table:table-cell>
          <table:table-cell table:number-columns-repeated="7"/>
        </table:table-row>
        <table:table-row table:style-name="ro2">
          <table:table-cell office:value-type="float" office:value="0.085223" calcext:value-type="float">
            <text:p>0,085223</text:p>
          </table:table-cell>
          <table:table-cell table:number-columns-repeated="8"/>
          <table:table-cell office:value-type="float" office:value="5.234973" calcext:value-type="float">
            <text:p>5,234973</text:p>
          </table:table-cell>
          <table:table-cell table:number-columns-repeated="7"/>
        </table:table-row>
        <table:table-row table:style-name="ro2">
          <table:table-cell office:value-type="float" office:value="0.084394" calcext:value-type="float">
            <text:p>0,084394</text:p>
          </table:table-cell>
          <table:table-cell table:number-columns-repeated="8"/>
          <table:table-cell office:value-type="float" office:value="5.210444" calcext:value-type="float">
            <text:p>5,210444</text:p>
          </table:table-cell>
          <table:table-cell table:number-columns-repeated="7"/>
        </table:table-row>
        <table:table-row table:style-name="ro2">
          <table:table-cell office:value-type="float" office:value="0.084532" calcext:value-type="float">
            <text:p>0,084532</text:p>
          </table:table-cell>
          <table:table-cell table:number-columns-repeated="8"/>
          <table:table-cell office:value-type="float" office:value="5.270552" calcext:value-type="float">
            <text:p>5,270552</text:p>
          </table:table-cell>
          <table:table-cell table:number-columns-repeated="7"/>
        </table:table-row>
        <table:table-row table:style-name="ro2">
          <table:table-cell office:value-type="float" office:value="0.084084" calcext:value-type="float">
            <text:p>0,084084</text:p>
          </table:table-cell>
          <table:table-cell table:number-columns-repeated="8"/>
          <table:table-cell office:value-type="float" office:value="5.284709" calcext:value-type="float">
            <text:p>5,284709</text:p>
          </table:table-cell>
          <table:table-cell table:number-columns-repeated="7"/>
        </table:table-row>
        <table:table-row table:style-name="ro2">
          <table:table-cell office:value-type="float" office:value="0.084855" calcext:value-type="float">
            <text:p>0,084855</text:p>
          </table:table-cell>
          <table:table-cell table:number-columns-repeated="8"/>
          <table:table-cell office:value-type="float" office:value="5.236834" calcext:value-type="float">
            <text:p>5,236834</text:p>
          </table:table-cell>
          <table:table-cell table:number-columns-repeated="7"/>
        </table:table-row>
        <table:table-row table:style-name="ro2">
          <table:table-cell office:value-type="float" office:value="0.084299" calcext:value-type="float">
            <text:p>0,084299</text:p>
          </table:table-cell>
          <table:table-cell table:number-columns-repeated="8"/>
          <table:table-cell office:value-type="float" office:value="5.181715" calcext:value-type="float">
            <text:p>5,181715</text:p>
          </table:table-cell>
          <table:table-cell table:number-columns-repeated="7"/>
        </table:table-row>
        <table:table-row table:style-name="ro2">
          <table:table-cell office:value-type="float" office:value="0.083075" calcext:value-type="float">
            <text:p>0,083075</text:p>
          </table:table-cell>
          <table:table-cell table:number-columns-repeated="8"/>
          <table:table-cell office:value-type="float" office:value="5.181913" calcext:value-type="float">
            <text:p>5,181913</text:p>
          </table:table-cell>
          <table:table-cell table:number-columns-repeated="7"/>
        </table:table-row>
        <table:table-row table:style-name="ro2">
          <table:table-cell office:value-type="float" office:value="0.094074" calcext:value-type="float">
            <text:p>0,094074</text:p>
          </table:table-cell>
          <table:table-cell table:number-columns-repeated="8"/>
          <table:table-cell office:value-type="float" office:value="5.216027" calcext:value-type="float">
            <text:p>5,216027</text:p>
          </table:table-cell>
          <table:table-cell table:number-columns-repeated="7"/>
        </table:table-row>
        <table:table-row table:style-name="ro2">
          <table:table-cell office:value-type="float" office:value="0.088134" calcext:value-type="float">
            <text:p>0,088134</text:p>
          </table:table-cell>
          <table:table-cell table:number-columns-repeated="8"/>
          <table:table-cell office:value-type="float" office:value="5.240131" calcext:value-type="float">
            <text:p>5,240131</text:p>
          </table:table-cell>
          <table:table-cell table:number-columns-repeated="7"/>
        </table:table-row>
        <table:table-row table:style-name="ro2">
          <table:table-cell office:value-type="float" office:value="0.087152" calcext:value-type="float">
            <text:p>0,087152</text:p>
          </table:table-cell>
          <table:table-cell table:number-columns-repeated="8"/>
          <table:table-cell office:value-type="float" office:value="5.214698" calcext:value-type="float">
            <text:p>5,21469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ecutando 10 vezes com [nTotalElementos = 8388608 (2^23)] e [h=4]:</text:p>
          </table:table-cell>
          <table:table-cell table:number-columns-repeated="8"/>
          <table:table-cell office:value-type="string" calcext:value-type="string">
            <text:p>Executando 10 vezes com [nTotalElementos = 8388608 (2^23)] e [h=4]:</text:p>
          </table:table-cell>
          <table:table-cell table:number-columns-repeated="7"/>
        </table:table-row>
        <table:table-row table:style-name="ro2">
          <table:table-cell office:value-type="float" office:value="0.138736" calcext:value-type="float">
            <text:p>0,138736</text:p>
          </table:table-cell>
          <table:table-cell table:number-columns-repeated="8"/>
          <table:table-cell office:value-type="float" office:value="10.408297" calcext:value-type="float">
            <text:p>10,408297</text:p>
          </table:table-cell>
          <table:table-cell table:number-columns-repeated="7"/>
        </table:table-row>
        <table:table-row table:style-name="ro2">
          <table:table-cell office:value-type="float" office:value="0.138277" calcext:value-type="float">
            <text:p>0,138277</text:p>
          </table:table-cell>
          <table:table-cell table:number-columns-repeated="8"/>
          <table:table-cell office:value-type="float" office:value="10.450418" calcext:value-type="float">
            <text:p>10,450418</text:p>
          </table:table-cell>
          <table:table-cell table:number-columns-repeated="7"/>
        </table:table-row>
        <table:table-row table:style-name="ro2">
          <table:table-cell office:value-type="float" office:value="0.137317" calcext:value-type="float">
            <text:p>0,137317</text:p>
          </table:table-cell>
          <table:table-cell table:number-columns-repeated="8"/>
          <table:table-cell office:value-type="float" office:value="10.401789" calcext:value-type="float">
            <text:p>10,401789</text:p>
          </table:table-cell>
          <table:table-cell table:number-columns-repeated="7"/>
        </table:table-row>
        <table:table-row table:style-name="ro2">
          <table:table-cell office:value-type="float" office:value="0.135984" calcext:value-type="float">
            <text:p>0,135984</text:p>
          </table:table-cell>
          <table:table-cell table:number-columns-repeated="8"/>
          <table:table-cell office:value-type="float" office:value="10.359947" calcext:value-type="float">
            <text:p>10,359947</text:p>
          </table:table-cell>
          <table:table-cell table:number-columns-repeated="7"/>
        </table:table-row>
        <table:table-row table:style-name="ro2">
          <table:table-cell office:value-type="float" office:value="0.136002" calcext:value-type="float">
            <text:p>0,136002</text:p>
          </table:table-cell>
          <table:table-cell table:number-columns-repeated="8"/>
          <table:table-cell office:value-type="float" office:value="10.399863" calcext:value-type="float">
            <text:p>10,399863</text:p>
          </table:table-cell>
          <table:table-cell table:number-columns-repeated="7"/>
        </table:table-row>
        <table:table-row table:style-name="ro2">
          <table:table-cell office:value-type="float" office:value="0.140031" calcext:value-type="float">
            <text:p>0,140031</text:p>
          </table:table-cell>
          <table:table-cell table:number-columns-repeated="8"/>
          <table:table-cell office:value-type="float" office:value="10.386695" calcext:value-type="float">
            <text:p>10,386695</text:p>
          </table:table-cell>
          <table:table-cell table:number-columns-repeated="7"/>
        </table:table-row>
        <table:table-row table:style-name="ro2">
          <table:table-cell office:value-type="float" office:value="0.149123" calcext:value-type="float">
            <text:p>0,149123</text:p>
          </table:table-cell>
          <table:table-cell table:number-columns-repeated="8"/>
          <table:table-cell office:value-type="float" office:value="10.376914" calcext:value-type="float">
            <text:p>10,376914</text:p>
          </table:table-cell>
          <table:table-cell table:number-columns-repeated="7"/>
        </table:table-row>
        <table:table-row table:style-name="ro2">
          <table:table-cell office:value-type="float" office:value="0.135392" calcext:value-type="float">
            <text:p>0,135392</text:p>
          </table:table-cell>
          <table:table-cell table:number-columns-repeated="8"/>
          <table:table-cell office:value-type="float" office:value="10.363685" calcext:value-type="float">
            <text:p>10,363685</text:p>
          </table:table-cell>
          <table:table-cell table:number-columns-repeated="7"/>
        </table:table-row>
        <table:table-row table:style-name="ro2">
          <table:table-cell office:value-type="float" office:value="0.138171" calcext:value-type="float">
            <text:p>0,138171</text:p>
          </table:table-cell>
          <table:table-cell table:number-columns-repeated="8"/>
          <table:table-cell office:value-type="float" office:value="10.42663" calcext:value-type="float">
            <text:p>10,42663</text:p>
          </table:table-cell>
          <table:table-cell table:number-columns-repeated="7"/>
        </table:table-row>
        <table:table-row table:style-name="ro2">
          <table:table-cell office:value-type="float" office:value="0.141161" calcext:value-type="float">
            <text:p>0,141161</text:p>
          </table:table-cell>
          <table:table-cell table:number-columns-repeated="8"/>
          <table:table-cell office:value-type="float" office:value="10.386394" calcext:value-type="float">
            <text:p>10,38639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ecutando 10 vezes com [nTotalElementos = 16777216 (2^24)] e [h=4]:</text:p>
          </table:table-cell>
          <table:table-cell table:number-columns-repeated="8"/>
          <table:table-cell office:value-type="string" calcext:value-type="string">
            <text:p>Executando 10 vezes com [nTotalElementos = 16777216 (2^24)] e [h=4]:</text:p>
          </table:table-cell>
          <table:table-cell table:number-columns-repeated="7"/>
        </table:table-row>
        <table:table-row table:style-name="ro2">
          <table:table-cell office:value-type="float" office:value="0.239321" calcext:value-type="float">
            <text:p>0,239321</text:p>
          </table:table-cell>
          <table:table-cell table:number-columns-repeated="8"/>
          <table:table-cell office:value-type="float" office:value="20.87551" calcext:value-type="float">
            <text:p>20,87551</text:p>
          </table:table-cell>
          <table:table-cell table:number-columns-repeated="7"/>
        </table:table-row>
        <table:table-row table:style-name="ro2">
          <table:table-cell office:value-type="float" office:value="0.239293" calcext:value-type="float">
            <text:p>0,239293</text:p>
          </table:table-cell>
          <table:table-cell table:number-columns-repeated="8"/>
          <table:table-cell office:value-type="float" office:value="20.930802" calcext:value-type="float">
            <text:p>20,930802</text:p>
          </table:table-cell>
          <table:table-cell table:number-columns-repeated="7"/>
        </table:table-row>
        <table:table-row table:style-name="ro2">
          <table:table-cell office:value-type="float" office:value="0.238823" calcext:value-type="float">
            <text:p>0,238823</text:p>
          </table:table-cell>
          <table:table-cell table:number-columns-repeated="8"/>
          <table:table-cell office:value-type="float" office:value="20.812429" calcext:value-type="float">
            <text:p>20,812429</text:p>
          </table:table-cell>
          <table:table-cell table:number-columns-repeated="7"/>
        </table:table-row>
        <table:table-row table:style-name="ro2">
          <table:table-cell office:value-type="float" office:value="0.238002" calcext:value-type="float">
            <text:p>0,238002</text:p>
          </table:table-cell>
          <table:table-cell table:number-columns-repeated="8"/>
          <table:table-cell office:value-type="float" office:value="20.826807" calcext:value-type="float">
            <text:p>20,826807</text:p>
          </table:table-cell>
          <table:table-cell table:number-columns-repeated="7"/>
        </table:table-row>
        <table:table-row table:style-name="ro2">
          <table:table-cell office:value-type="float" office:value="0.244445" calcext:value-type="float">
            <text:p>0,244445</text:p>
          </table:table-cell>
          <table:table-cell table:number-columns-repeated="8"/>
          <table:table-cell office:value-type="float" office:value="21.045341" calcext:value-type="float">
            <text:p>21,045341</text:p>
          </table:table-cell>
          <table:table-cell table:number-columns-repeated="7"/>
        </table:table-row>
        <table:table-row table:style-name="ro2">
          <table:table-cell office:value-type="float" office:value="0.245377" calcext:value-type="float">
            <text:p>0,245377</text:p>
          </table:table-cell>
          <table:table-cell table:number-columns-repeated="8"/>
          <table:table-cell office:value-type="float" office:value="20.950995" calcext:value-type="float">
            <text:p>20,950995</text:p>
          </table:table-cell>
          <table:table-cell table:number-columns-repeated="7"/>
        </table:table-row>
        <table:table-row table:style-name="ro2">
          <table:table-cell office:value-type="float" office:value="0.243595" calcext:value-type="float">
            <text:p>0,243595</text:p>
          </table:table-cell>
          <table:table-cell table:number-columns-repeated="8"/>
          <table:table-cell office:value-type="float" office:value="20.835211" calcext:value-type="float">
            <text:p>20,835211</text:p>
          </table:table-cell>
          <table:table-cell table:number-columns-repeated="7"/>
        </table:table-row>
        <table:table-row table:style-name="ro2">
          <table:table-cell office:value-type="float" office:value="0.239988" calcext:value-type="float">
            <text:p>0,239988</text:p>
          </table:table-cell>
          <table:table-cell table:number-columns-repeated="8"/>
          <table:table-cell office:value-type="float" office:value="20.748972" calcext:value-type="float">
            <text:p>20,748972</text:p>
          </table:table-cell>
          <table:table-cell table:number-columns-repeated="7"/>
        </table:table-row>
        <table:table-row table:style-name="ro2">
          <table:table-cell office:value-type="float" office:value="0.240164" calcext:value-type="float">
            <text:p>0,240164</text:p>
          </table:table-cell>
          <table:table-cell table:number-columns-repeated="8"/>
          <table:table-cell office:value-type="float" office:value="20.803205" calcext:value-type="float">
            <text:p>20,803205</text:p>
          </table:table-cell>
          <table:table-cell table:number-columns-repeated="7"/>
        </table:table-row>
        <table:table-row table:style-name="ro2">
          <table:table-cell office:value-type="float" office:value="0.23876" calcext:value-type="float">
            <text:p>0,23876</text:p>
          </table:table-cell>
          <table:table-cell table:number-columns-repeated="8"/>
          <table:table-cell office:value-type="float" office:value="20.795863" calcext:value-type="float">
            <text:p>20,7958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ecutando 10 vezes com [nTotalElementos = 134,217,728 (2^27)] e [h=4]:</text:p>
          </table:table-cell>
          <table:table-cell table:number-columns-repeated="8"/>
          <table:table-cell office:value-type="string" calcext:value-type="string">
            <text:p>Executando 10 vezes com [nTotalElementos = 134,217,728 (2^27)] e [h=4]:</text:p>
          </table:table-cell>
          <table:table-cell table:number-columns-repeated="7"/>
        </table:table-row>
        <table:table-row table:style-name="ro2">
          <table:table-cell office:value-type="float" office:value="1.863379" calcext:value-type="float">
            <text:p>1,863379</text:p>
          </table:table-cell>
          <table:table-cell table:number-columns-repeated="8"/>
          <table:table-cell office:value-type="float" office:value="167.737393" calcext:value-type="float">
            <text:p>167,737393</text:p>
          </table:table-cell>
          <table:table-cell table:number-columns-repeated="7"/>
        </table:table-row>
        <table:table-row table:style-name="ro2">
          <table:table-cell office:value-type="float" office:value="1.841995" calcext:value-type="float">
            <text:p>1,841995</text:p>
          </table:table-cell>
          <table:table-cell table:number-columns-repeated="8"/>
          <table:table-cell office:value-type="float" office:value="168.859493" calcext:value-type="float">
            <text:p>168,859493</text:p>
          </table:table-cell>
          <table:table-cell table:number-columns-repeated="7"/>
        </table:table-row>
        <table:table-row table:style-name="ro2">
          <table:table-cell office:value-type="float" office:value="1.847587" calcext:value-type="float">
            <text:p>1,847587</text:p>
          </table:table-cell>
          <table:table-cell table:number-columns-repeated="8"/>
          <table:table-cell office:value-type="float" office:value="180.093326" calcext:value-type="float">
            <text:p>180,093326</text:p>
          </table:table-cell>
          <table:table-cell table:number-columns-repeated="7"/>
        </table:table-row>
        <table:table-row table:style-name="ro2">
          <table:table-cell office:value-type="float" office:value="1.829286" calcext:value-type="float">
            <text:p>1,829286</text:p>
          </table:table-cell>
          <table:table-cell table:number-columns-repeated="8"/>
          <table:table-cell office:value-type="float" office:value="167.795154" calcext:value-type="float">
            <text:p>167,795154</text:p>
          </table:table-cell>
          <table:table-cell table:number-columns-repeated="7"/>
        </table:table-row>
        <table:table-row table:style-name="ro2">
          <table:table-cell office:value-type="float" office:value="1.834276" calcext:value-type="float">
            <text:p>1,834276</text:p>
          </table:table-cell>
          <table:table-cell table:number-columns-repeated="8"/>
          <table:table-cell office:value-type="float" office:value="167.905589" calcext:value-type="float">
            <text:p>167,905589</text:p>
          </table:table-cell>
          <table:table-cell table:number-columns-repeated="7"/>
        </table:table-row>
        <table:table-row table:style-name="ro2">
          <table:table-cell office:value-type="float" office:value="1.860139" calcext:value-type="float">
            <text:p>1,860139</text:p>
          </table:table-cell>
          <table:table-cell table:number-columns-repeated="8"/>
          <table:table-cell office:value-type="float" office:value="168.073157" calcext:value-type="float">
            <text:p>168,073157</text:p>
          </table:table-cell>
          <table:table-cell table:number-columns-repeated="7"/>
        </table:table-row>
        <table:table-row table:style-name="ro2">
          <table:table-cell office:value-type="float" office:value="1.838753" calcext:value-type="float">
            <text:p>1,838753</text:p>
          </table:table-cell>
          <table:table-cell table:number-columns-repeated="8"/>
          <table:table-cell office:value-type="float" office:value="168.034522" calcext:value-type="float">
            <text:p>168,034522</text:p>
          </table:table-cell>
          <table:table-cell table:number-columns-repeated="7"/>
        </table:table-row>
        <table:table-row table:style-name="ro2">
          <table:table-cell office:value-type="float" office:value="1.876906" calcext:value-type="float">
            <text:p>1,876906</text:p>
          </table:table-cell>
          <table:table-cell table:number-columns-repeated="8"/>
          <table:table-cell office:value-type="float" office:value="167.644666" calcext:value-type="float">
            <text:p>167,644666</text:p>
          </table:table-cell>
          <table:table-cell table:number-columns-repeated="7"/>
        </table:table-row>
        <table:table-row table:style-name="ro2">
          <table:table-cell office:value-type="float" office:value="1.846675" calcext:value-type="float">
            <text:p>1,846675</text:p>
          </table:table-cell>
          <table:table-cell table:number-columns-repeated="8"/>
          <table:table-cell office:value-type="float" office:value="168.037091" calcext:value-type="float">
            <text:p>168,037091</text:p>
          </table:table-cell>
          <table:table-cell table:number-columns-repeated="7"/>
        </table:table-row>
        <table:table-row table:style-name="ro2">
          <table:table-cell office:value-type="float" office:value="1.850835" calcext:value-type="float">
            <text:p>1,850835</text:p>
          </table:table-cell>
          <table:table-cell table:number-columns-repeated="8"/>
          <table:table-cell office:value-type="float" office:value="168.276767" calcext:value-type="float">
            <text:p>168,27676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ecutando 10 vezes com [nTotalElementos = 268,435,456 (2^28)] e [h=4]:</text:p>
          </table:table-cell>
          <table:table-cell table:number-columns-repeated="8"/>
          <table:table-cell office:value-type="string" calcext:value-type="string">
            <text:p>Executando 10 vezes com [nTotalElementos = 268,435,456 (2^28)] e [h=4]:</text:p>
          </table:table-cell>
          <table:table-cell table:number-columns-repeated="7"/>
        </table:table-row>
        <table:table-row table:style-name="ro2">
          <table:table-cell office:value-type="float" office:value="3.796046" calcext:value-type="float">
            <text:p>3,796046</text:p>
          </table:table-cell>
          <table:table-cell table:number-columns-repeated="8"/>
          <table:table-cell office:value-type="float" office:value="336.939049" calcext:value-type="float">
            <text:p>336,939049</text:p>
          </table:table-cell>
          <table:table-cell table:number-columns-repeated="7"/>
        </table:table-row>
        <table:table-row table:style-name="ro2">
          <table:table-cell office:value-type="float" office:value="3.844119" calcext:value-type="float">
            <text:p>3,844119</text:p>
          </table:table-cell>
          <table:table-cell table:number-columns-repeated="8"/>
          <table:table-cell office:value-type="float" office:value="336.794245" calcext:value-type="float">
            <text:p>336,794245</text:p>
          </table:table-cell>
          <table:table-cell table:number-columns-repeated="7"/>
        </table:table-row>
        <table:table-row table:style-name="ro2">
          <table:table-cell office:value-type="float" office:value="3.837137" calcext:value-type="float">
            <text:p>3,837137</text:p>
          </table:table-cell>
          <table:table-cell table:number-columns-repeated="8"/>
          <table:table-cell office:value-type="float" office:value="336.495465" calcext:value-type="float">
            <text:p>336,495465</text:p>
          </table:table-cell>
          <table:table-cell table:number-columns-repeated="7"/>
        </table:table-row>
        <table:table-row table:style-name="ro2">
          <table:table-cell office:value-type="float" office:value="3.803771" calcext:value-type="float">
            <text:p>3,803771</text:p>
          </table:table-cell>
          <table:table-cell table:number-columns-repeated="8"/>
          <table:table-cell office:value-type="float" office:value="336.593245" calcext:value-type="float">
            <text:p>336,593245</text:p>
          </table:table-cell>
          <table:table-cell table:number-columns-repeated="7"/>
        </table:table-row>
        <table:table-row table:style-name="ro2">
          <table:table-cell office:value-type="float" office:value="3.812574" calcext:value-type="float">
            <text:p>3,812574</text:p>
          </table:table-cell>
          <table:table-cell table:number-columns-repeated="8"/>
          <table:table-cell office:value-type="float" office:value="338.079979" calcext:value-type="float">
            <text:p>338,079979</text:p>
          </table:table-cell>
          <table:table-cell table:number-columns-repeated="7"/>
        </table:table-row>
        <table:table-row table:style-name="ro2">
          <table:table-cell office:value-type="float" office:value="3.843983" calcext:value-type="float">
            <text:p>3,843983</text:p>
          </table:table-cell>
          <table:table-cell table:number-columns-repeated="8"/>
          <table:table-cell office:value-type="float" office:value="336.586129" calcext:value-type="float">
            <text:p>336,586129</text:p>
          </table:table-cell>
          <table:table-cell table:number-columns-repeated="7"/>
        </table:table-row>
        <table:table-row table:style-name="ro2">
          <table:table-cell office:value-type="float" office:value="3.819361" calcext:value-type="float">
            <text:p>3,819361</text:p>
          </table:table-cell>
          <table:table-cell table:number-columns-repeated="8"/>
          <table:table-cell office:value-type="float" office:value="336.717749" calcext:value-type="float">
            <text:p>336,717749</text:p>
          </table:table-cell>
          <table:table-cell table:number-columns-repeated="7"/>
        </table:table-row>
        <table:table-row table:style-name="ro2">
          <table:table-cell office:value-type="float" office:value="3.831243" calcext:value-type="float">
            <text:p>3,831243</text:p>
          </table:table-cell>
          <table:table-cell table:number-columns-repeated="8"/>
          <table:table-cell office:value-type="float" office:value="336.19692" calcext:value-type="float">
            <text:p>336,19692</text:p>
          </table:table-cell>
          <table:table-cell table:number-columns-repeated="7"/>
        </table:table-row>
        <table:table-row table:style-name="ro2">
          <table:table-cell office:value-type="float" office:value="3.825799" calcext:value-type="float">
            <text:p>3,825799</text:p>
          </table:table-cell>
          <table:table-cell table:number-columns-repeated="8"/>
          <table:table-cell office:value-type="float" office:value="338.273884" calcext:value-type="float">
            <text:p>338,273884</text:p>
          </table:table-cell>
          <table:table-cell table:number-columns-repeated="7"/>
        </table:table-row>
        <table:table-row table:style-name="ro2">
          <table:table-cell office:value-type="float" office:value="3.821792" calcext:value-type="float">
            <text:p>3,821792</text:p>
          </table:table-cell>
          <table:table-cell table:number-columns-repeated="8"/>
          <table:table-cell office:value-type="float" office:value="336.754531" calcext:value-type="float">
            <text:p>336,75453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ecutando 10 vezes com [nTotalElementos = 1048576 (2^20)] e [h=4]:</text:p>
          </table:table-cell>
          <table:table-cell table:number-columns-repeated="8"/>
          <table:table-cell office:value-type="string" calcext:value-type="string">
            <text:p>Executando 10 vezes com [nTotalElementos = 1048576 (2^20)] e [h=4]:</text:p>
          </table:table-cell>
          <table:table-cell table:number-columns-repeated="7"/>
        </table:table-row>
        <table:table-row table:style-name="ro2">
          <table:table-cell office:value-type="float" office:value="0.455314" calcext:value-type="float">
            <text:p>0,455314</text:p>
          </table:table-cell>
          <table:table-cell table:number-columns-repeated="8"/>
          <table:table-cell office:value-type="float" office:value="1.120046" calcext:value-type="float">
            <text:p>1,120046</text:p>
          </table:table-cell>
          <table:table-cell table:number-columns-repeated="7"/>
        </table:table-row>
        <table:table-row table:style-name="ro2">
          <table:table-cell office:value-type="float" office:value="0.455197" calcext:value-type="float">
            <text:p>0,455197</text:p>
          </table:table-cell>
          <table:table-cell table:number-columns-repeated="8"/>
          <table:table-cell office:value-type="float" office:value="1.120295" calcext:value-type="float">
            <text:p>1,120295</text:p>
          </table:table-cell>
          <table:table-cell table:number-columns-repeated="7"/>
        </table:table-row>
        <table:table-row table:style-name="ro2">
          <table:table-cell office:value-type="float" office:value="0.455848" calcext:value-type="float">
            <text:p>0,455848</text:p>
          </table:table-cell>
          <table:table-cell table:number-columns-repeated="8"/>
          <table:table-cell office:value-type="float" office:value="1.120371" calcext:value-type="float">
            <text:p>1,120371</text:p>
          </table:table-cell>
          <table:table-cell table:number-columns-repeated="7"/>
        </table:table-row>
        <table:table-row table:style-name="ro2">
          <table:table-cell office:value-type="float" office:value="0.45521" calcext:value-type="float">
            <text:p>0,45521</text:p>
          </table:table-cell>
          <table:table-cell table:number-columns-repeated="8"/>
          <table:table-cell office:value-type="float" office:value="1.121388" calcext:value-type="float">
            <text:p>1,121388</text:p>
          </table:table-cell>
          <table:table-cell table:number-columns-repeated="7"/>
        </table:table-row>
        <table:table-row table:style-name="ro2">
          <table:table-cell office:value-type="float" office:value="0.465117" calcext:value-type="float">
            <text:p>0,465117</text:p>
          </table:table-cell>
          <table:table-cell table:number-columns-repeated="8"/>
          <table:table-cell office:value-type="float" office:value="1.120492" calcext:value-type="float">
            <text:p>1,120492</text:p>
          </table:table-cell>
          <table:table-cell table:number-columns-repeated="7"/>
        </table:table-row>
        <table:table-row table:style-name="ro2">
          <table:table-cell office:value-type="float" office:value="0.454777" calcext:value-type="float">
            <text:p>0,454777</text:p>
          </table:table-cell>
          <table:table-cell table:number-columns-repeated="8"/>
          <table:table-cell office:value-type="float" office:value="1.120697" calcext:value-type="float">
            <text:p>1,120697</text:p>
          </table:table-cell>
          <table:table-cell table:number-columns-repeated="7"/>
        </table:table-row>
        <table:table-row table:style-name="ro2">
          <table:table-cell office:value-type="float" office:value="0.461045" calcext:value-type="float">
            <text:p>0,461045</text:p>
          </table:table-cell>
          <table:table-cell table:number-columns-repeated="8"/>
          <table:table-cell office:value-type="float" office:value="1.126141" calcext:value-type="float">
            <text:p>1,126141</text:p>
          </table:table-cell>
          <table:table-cell table:number-columns-repeated="7"/>
        </table:table-row>
        <table:table-row table:style-name="ro2">
          <table:table-cell office:value-type="float" office:value="0.535484" calcext:value-type="float">
            <text:p>0,535484</text:p>
          </table:table-cell>
          <table:table-cell table:number-columns-repeated="8"/>
          <table:table-cell office:value-type="float" office:value="1.121293" calcext:value-type="float">
            <text:p>1,121293</text:p>
          </table:table-cell>
          <table:table-cell table:number-columns-repeated="7"/>
        </table:table-row>
        <table:table-row table:style-name="ro2">
          <table:table-cell office:value-type="float" office:value="0.455161" calcext:value-type="float">
            <text:p>0,455161</text:p>
          </table:table-cell>
          <table:table-cell table:number-columns-repeated="8"/>
          <table:table-cell office:value-type="float" office:value="1.120161" calcext:value-type="float">
            <text:p>1,120161</text:p>
          </table:table-cell>
          <table:table-cell table:number-columns-repeated="7"/>
        </table:table-row>
        <table:table-row table:style-name="ro2">
          <table:table-cell office:value-type="float" office:value="0.456444" calcext:value-type="float">
            <text:p>0,456444</text:p>
          </table:table-cell>
          <table:table-cell table:number-columns-repeated="8"/>
          <table:table-cell office:value-type="float" office:value="1.120955" calcext:value-type="float">
            <text:p>1,1209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ecutando 10 vezes com [nTotalElementos = 2097152 (2^21)] e [h=4]:</text:p>
          </table:table-cell>
          <table:table-cell table:number-columns-repeated="8"/>
          <table:table-cell office:value-type="string" calcext:value-type="string">
            <text:p>Executando 10 vezes com [nTotalElementos = 2097152 (2^21)] e [h=4]:</text:p>
          </table:table-cell>
          <table:table-cell table:number-columns-repeated="7"/>
        </table:table-row>
        <table:table-row table:style-name="ro2">
          <table:table-cell office:value-type="float" office:value="0.878638" calcext:value-type="float">
            <text:p>0,878638</text:p>
          </table:table-cell>
          <table:table-cell table:number-columns-repeated="8"/>
          <table:table-cell office:value-type="float" office:value="2.210026" calcext:value-type="float">
            <text:p>2,210026</text:p>
          </table:table-cell>
          <table:table-cell table:number-columns-repeated="7"/>
        </table:table-row>
        <table:table-row table:style-name="ro2">
          <table:table-cell office:value-type="float" office:value="0.878682" calcext:value-type="float">
            <text:p>0,878682</text:p>
          </table:table-cell>
          <table:table-cell table:number-columns-repeated="8"/>
          <table:table-cell office:value-type="float" office:value="2.211573" calcext:value-type="float">
            <text:p>2,211573</text:p>
          </table:table-cell>
          <table:table-cell table:number-columns-repeated="7"/>
        </table:table-row>
        <table:table-row table:style-name="ro2">
          <table:table-cell office:value-type="float" office:value="0.879246" calcext:value-type="float">
            <text:p>0,879246</text:p>
          </table:table-cell>
          <table:table-cell table:number-columns-repeated="8"/>
          <table:table-cell office:value-type="float" office:value="2.210343" calcext:value-type="float">
            <text:p>2,210343</text:p>
          </table:table-cell>
          <table:table-cell table:number-columns-repeated="7"/>
        </table:table-row>
        <table:table-row table:style-name="ro2">
          <table:table-cell office:value-type="float" office:value="0.879773" calcext:value-type="float">
            <text:p>0,879773</text:p>
          </table:table-cell>
          <table:table-cell table:number-columns-repeated="8"/>
          <table:table-cell office:value-type="float" office:value="2.211167" calcext:value-type="float">
            <text:p>2,211167</text:p>
          </table:table-cell>
          <table:table-cell table:number-columns-repeated="7"/>
        </table:table-row>
        <table:table-row table:style-name="ro2">
          <table:table-cell office:value-type="float" office:value="0.879908" calcext:value-type="float">
            <text:p>0,879908</text:p>
          </table:table-cell>
          <table:table-cell table:number-columns-repeated="8"/>
          <table:table-cell office:value-type="float" office:value="2.212685" calcext:value-type="float">
            <text:p>2,212685</text:p>
          </table:table-cell>
          <table:table-cell table:number-columns-repeated="7"/>
        </table:table-row>
        <table:table-row table:style-name="ro2">
          <table:table-cell office:value-type="float" office:value="0.886581" calcext:value-type="float">
            <text:p>0,886581</text:p>
          </table:table-cell>
          <table:table-cell table:number-columns-repeated="8"/>
          <table:table-cell office:value-type="float" office:value="2.211516" calcext:value-type="float">
            <text:p>2,211516</text:p>
          </table:table-cell>
          <table:table-cell table:number-columns-repeated="7"/>
        </table:table-row>
        <table:table-row table:style-name="ro2">
          <table:table-cell office:value-type="float" office:value="0.87877" calcext:value-type="float">
            <text:p>0,87877</text:p>
          </table:table-cell>
          <table:table-cell table:number-columns-repeated="8"/>
          <table:table-cell office:value-type="float" office:value="2.211924" calcext:value-type="float">
            <text:p>2,211924</text:p>
          </table:table-cell>
          <table:table-cell table:number-columns-repeated="7"/>
        </table:table-row>
        <table:table-row table:style-name="ro2">
          <table:table-cell office:value-type="float" office:value="0.878505" calcext:value-type="float">
            <text:p>0,878505</text:p>
          </table:table-cell>
          <table:table-cell table:number-columns-repeated="8"/>
          <table:table-cell office:value-type="float" office:value="2.20845" calcext:value-type="float">
            <text:p>2,20845</text:p>
          </table:table-cell>
          <table:table-cell table:number-columns-repeated="7"/>
        </table:table-row>
        <table:table-row table:style-name="ro2">
          <table:table-cell office:value-type="float" office:value="0.879586" calcext:value-type="float">
            <text:p>0,879586</text:p>
          </table:table-cell>
          <table:table-cell table:number-columns-repeated="8"/>
          <table:table-cell office:value-type="float" office:value="2.211553" calcext:value-type="float">
            <text:p>2,211553</text:p>
          </table:table-cell>
          <table:table-cell table:number-columns-repeated="7"/>
        </table:table-row>
        <table:table-row table:style-name="ro2">
          <table:table-cell office:value-type="float" office:value="0.879196" calcext:value-type="float">
            <text:p>0,879196</text:p>
          </table:table-cell>
          <table:table-cell table:number-columns-repeated="8"/>
          <table:table-cell office:value-type="float" office:value="2.211866" calcext:value-type="float">
            <text:p>2,21186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ecutando 10 vezes com [nTotalElementos = 4194304 (2^22)] e [h=4]:</text:p>
          </table:table-cell>
          <table:table-cell table:number-columns-repeated="8"/>
          <table:table-cell office:value-type="string" calcext:value-type="string">
            <text:p>Executando 10 vezes com [nTotalElementos = 4194304 (2^22)] e [h=4]:</text:p>
          </table:table-cell>
          <table:table-cell table:number-columns-repeated="7"/>
        </table:table-row>
        <table:table-row table:style-name="ro2">
          <table:table-cell office:value-type="float" office:value="1.723899" calcext:value-type="float">
            <text:p>1,723899</text:p>
          </table:table-cell>
          <table:table-cell table:number-columns-repeated="8"/>
          <table:table-cell office:value-type="float" office:value="4.388909" calcext:value-type="float">
            <text:p>4,388909</text:p>
          </table:table-cell>
          <table:table-cell table:number-columns-repeated="7"/>
        </table:table-row>
        <table:table-row table:style-name="ro2">
          <table:table-cell office:value-type="float" office:value="1.724041" calcext:value-type="float">
            <text:p>1,724041</text:p>
          </table:table-cell>
          <table:table-cell table:number-columns-repeated="8"/>
          <table:table-cell office:value-type="float" office:value="4.389326" calcext:value-type="float">
            <text:p>4,389326</text:p>
          </table:table-cell>
          <table:table-cell table:number-columns-repeated="7"/>
        </table:table-row>
        <table:table-row table:style-name="ro2">
          <table:table-cell office:value-type="float" office:value="1.723471" calcext:value-type="float">
            <text:p>1,723471</text:p>
          </table:table-cell>
          <table:table-cell table:number-columns-repeated="8"/>
          <table:table-cell office:value-type="float" office:value="4.393994" calcext:value-type="float">
            <text:p>4,393994</text:p>
          </table:table-cell>
          <table:table-cell table:number-columns-repeated="7"/>
        </table:table-row>
        <table:table-row table:style-name="ro2">
          <table:table-cell office:value-type="float" office:value="1.725265" calcext:value-type="float">
            <text:p>1,725265</text:p>
          </table:table-cell>
          <table:table-cell table:number-columns-repeated="8"/>
          <table:table-cell office:value-type="float" office:value="4.388823" calcext:value-type="float">
            <text:p>4,388823</text:p>
          </table:table-cell>
          <table:table-cell table:number-columns-repeated="7"/>
        </table:table-row>
        <table:table-row table:style-name="ro2">
          <table:table-cell office:value-type="float" office:value="1.725273" calcext:value-type="float">
            <text:p>1,725273</text:p>
          </table:table-cell>
          <table:table-cell table:number-columns-repeated="8"/>
          <table:table-cell office:value-type="float" office:value="4.389349" calcext:value-type="float">
            <text:p>4,389349</text:p>
          </table:table-cell>
          <table:table-cell table:number-columns-repeated="7"/>
        </table:table-row>
        <table:table-row table:style-name="ro2">
          <table:table-cell office:value-type="float" office:value="1.725057" calcext:value-type="float">
            <text:p>1,725057</text:p>
          </table:table-cell>
          <table:table-cell table:number-columns-repeated="8"/>
          <table:table-cell office:value-type="float" office:value="4.392118" calcext:value-type="float">
            <text:p>4,392118</text:p>
          </table:table-cell>
          <table:table-cell table:number-columns-repeated="7"/>
        </table:table-row>
        <table:table-row table:style-name="ro2">
          <table:table-cell office:value-type="float" office:value="2.131475" calcext:value-type="float">
            <text:p>2,131475</text:p>
          </table:table-cell>
          <table:table-cell table:number-columns-repeated="8"/>
          <table:table-cell office:value-type="float" office:value="4.39452" calcext:value-type="float">
            <text:p>4,39452</text:p>
          </table:table-cell>
          <table:table-cell table:number-columns-repeated="7"/>
        </table:table-row>
        <table:table-row table:style-name="ro2">
          <table:table-cell office:value-type="float" office:value="2.130839" calcext:value-type="float">
            <text:p>2,130839</text:p>
          </table:table-cell>
          <table:table-cell table:number-columns-repeated="8"/>
          <table:table-cell office:value-type="float" office:value="4.387611" calcext:value-type="float">
            <text:p>4,387611</text:p>
          </table:table-cell>
          <table:table-cell table:number-columns-repeated="7"/>
        </table:table-row>
        <table:table-row table:style-name="ro2">
          <table:table-cell office:value-type="float" office:value="2.129174" calcext:value-type="float">
            <text:p>2,129174</text:p>
          </table:table-cell>
          <table:table-cell table:number-columns-repeated="8"/>
          <table:table-cell office:value-type="float" office:value="4.38472" calcext:value-type="float">
            <text:p>4,38472</text:p>
          </table:table-cell>
          <table:table-cell table:number-columns-repeated="7"/>
        </table:table-row>
        <table:table-row table:style-name="ro2">
          <table:table-cell office:value-type="float" office:value="2.129718" calcext:value-type="float">
            <text:p>2,129718</text:p>
          </table:table-cell>
          <table:table-cell table:number-columns-repeated="8"/>
          <table:table-cell office:value-type="float" office:value="4.388684" calcext:value-type="float">
            <text:p>4,38868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ecutando 10 vezes com [nTotalElementos = 8388608 (2^23)] e [h=4]:</text:p>
          </table:table-cell>
          <table:table-cell table:number-columns-repeated="8"/>
          <table:table-cell office:value-type="string" calcext:value-type="string">
            <text:p>Executando 10 vezes com [nTotalElementos = 8388608 (2^23)] e [h=4]:</text:p>
          </table:table-cell>
          <table:table-cell table:number-columns-repeated="7"/>
        </table:table-row>
        <table:table-row table:style-name="ro2">
          <table:table-cell office:value-type="float" office:value="4.21723" calcext:value-type="float">
            <text:p>4,21723</text:p>
          </table:table-cell>
          <table:table-cell table:number-columns-repeated="8"/>
          <table:table-cell office:value-type="float" office:value="8.737078" calcext:value-type="float">
            <text:p>8,737078</text:p>
          </table:table-cell>
          <table:table-cell table:number-columns-repeated="7"/>
        </table:table-row>
        <table:table-row table:style-name="ro2">
          <table:table-cell office:value-type="float" office:value="4.218498" calcext:value-type="float">
            <text:p>4,218498</text:p>
          </table:table-cell>
          <table:table-cell table:number-columns-repeated="8"/>
          <table:table-cell office:value-type="float" office:value="8.74561" calcext:value-type="float">
            <text:p>8,74561</text:p>
          </table:table-cell>
          <table:table-cell table:number-columns-repeated="7"/>
        </table:table-row>
        <table:table-row table:style-name="ro2">
          <table:table-cell office:value-type="float" office:value="4.219464" calcext:value-type="float">
            <text:p>4,219464</text:p>
          </table:table-cell>
          <table:table-cell table:number-columns-repeated="8"/>
          <table:table-cell office:value-type="float" office:value="8.742536" calcext:value-type="float">
            <text:p>8,742536</text:p>
          </table:table-cell>
          <table:table-cell table:number-columns-repeated="7"/>
        </table:table-row>
        <table:table-row table:style-name="ro2">
          <table:table-cell office:value-type="float" office:value="4.221352" calcext:value-type="float">
            <text:p>4,221352</text:p>
          </table:table-cell>
          <table:table-cell table:number-columns-repeated="8"/>
          <table:table-cell office:value-type="float" office:value="8.748199" calcext:value-type="float">
            <text:p>8,748199</text:p>
          </table:table-cell>
          <table:table-cell table:number-columns-repeated="7"/>
        </table:table-row>
        <table:table-row table:style-name="ro2">
          <table:table-cell office:value-type="float" office:value="4.22285" calcext:value-type="float">
            <text:p>4,22285</text:p>
          </table:table-cell>
          <table:table-cell table:number-columns-repeated="8"/>
          <table:table-cell office:value-type="float" office:value="8.747364" calcext:value-type="float">
            <text:p>8,747364</text:p>
          </table:table-cell>
          <table:table-cell table:number-columns-repeated="7"/>
        </table:table-row>
        <table:table-row table:style-name="ro2">
          <table:table-cell office:value-type="float" office:value="4.223023" calcext:value-type="float">
            <text:p>4,223023</text:p>
          </table:table-cell>
          <table:table-cell table:number-columns-repeated="8"/>
          <table:table-cell office:value-type="float" office:value="8.749883" calcext:value-type="float">
            <text:p>8,749883</text:p>
          </table:table-cell>
          <table:table-cell table:number-columns-repeated="7"/>
        </table:table-row>
        <table:table-row table:style-name="ro2">
          <table:table-cell office:value-type="float" office:value="4.220943" calcext:value-type="float">
            <text:p>4,220943</text:p>
          </table:table-cell>
          <table:table-cell table:number-columns-repeated="8"/>
          <table:table-cell office:value-type="float" office:value="8.747278" calcext:value-type="float">
            <text:p>8,747278</text:p>
          </table:table-cell>
          <table:table-cell table:number-columns-repeated="7"/>
        </table:table-row>
        <table:table-row table:style-name="ro2">
          <table:table-cell office:value-type="float" office:value="4.220534" calcext:value-type="float">
            <text:p>4,220534</text:p>
          </table:table-cell>
          <table:table-cell table:number-columns-repeated="8"/>
          <table:table-cell office:value-type="float" office:value="8.749224" calcext:value-type="float">
            <text:p>8,749224</text:p>
          </table:table-cell>
          <table:table-cell table:number-columns-repeated="7"/>
        </table:table-row>
        <table:table-row table:style-name="ro2">
          <table:table-cell office:value-type="float" office:value="4.220032" calcext:value-type="float">
            <text:p>4,220032</text:p>
          </table:table-cell>
          <table:table-cell table:number-columns-repeated="8"/>
          <table:table-cell office:value-type="float" office:value="8.744248" calcext:value-type="float">
            <text:p>8,744248</text:p>
          </table:table-cell>
          <table:table-cell table:number-columns-repeated="7"/>
        </table:table-row>
        <table:table-row table:style-name="ro2">
          <table:table-cell office:value-type="float" office:value="4.226022" calcext:value-type="float">
            <text:p>4,226022</text:p>
          </table:table-cell>
          <table:table-cell table:number-columns-repeated="8"/>
          <table:table-cell office:value-type="float" office:value="8.74271" calcext:value-type="float">
            <text:p>8,7427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ecutando 10 vezes com [nTotalElementos = 16777216 (2^24)] e [h=4]:</text:p>
          </table:table-cell>
          <table:table-cell table:number-columns-repeated="8"/>
          <table:table-cell office:value-type="string" calcext:value-type="string">
            <text:p>Executando 10 vezes com [nTotalElementos = 16777216 (2^24)] e [h=4]:</text:p>
          </table:table-cell>
          <table:table-cell table:number-columns-repeated="7"/>
        </table:table-row>
        <table:table-row table:style-name="ro2">
          <table:table-cell office:value-type="float" office:value="8.413252" calcext:value-type="float">
            <text:p>8,413252</text:p>
          </table:table-cell>
          <table:table-cell table:number-columns-repeated="8"/>
          <table:table-cell office:value-type="float" office:value="17.457394" calcext:value-type="float">
            <text:p>17,457394</text:p>
          </table:table-cell>
          <table:table-cell table:number-columns-repeated="7"/>
        </table:table-row>
        <table:table-row table:style-name="ro2">
          <table:table-cell office:value-type="float" office:value="8.003985" calcext:value-type="float">
            <text:p>8,003985</text:p>
          </table:table-cell>
          <table:table-cell table:number-columns-repeated="8"/>
          <table:table-cell office:value-type="float" office:value="17.446333" calcext:value-type="float">
            <text:p>17,446333</text:p>
          </table:table-cell>
          <table:table-cell table:number-columns-repeated="7"/>
        </table:table-row>
        <table:table-row table:style-name="ro2">
          <table:table-cell office:value-type="float" office:value="8.015479" calcext:value-type="float">
            <text:p>8,015479</text:p>
          </table:table-cell>
          <table:table-cell table:number-columns-repeated="8"/>
          <table:table-cell office:value-type="float" office:value="17.465228" calcext:value-type="float">
            <text:p>17,465228</text:p>
          </table:table-cell>
          <table:table-cell table:number-columns-repeated="7"/>
        </table:table-row>
        <table:table-row table:style-name="ro2">
          <table:table-cell office:value-type="float" office:value="7.98499" calcext:value-type="float">
            <text:p>7,98499</text:p>
          </table:table-cell>
          <table:table-cell table:number-columns-repeated="8"/>
          <table:table-cell office:value-type="float" office:value="17.450844" calcext:value-type="float">
            <text:p>17,450844</text:p>
          </table:table-cell>
          <table:table-cell table:number-columns-repeated="7"/>
        </table:table-row>
        <table:table-row table:style-name="ro2">
          <table:table-cell office:value-type="float" office:value="8.004319" calcext:value-type="float">
            <text:p>8,004319</text:p>
          </table:table-cell>
          <table:table-cell table:number-columns-repeated="8"/>
          <table:table-cell office:value-type="float" office:value="17.454108" calcext:value-type="float">
            <text:p>17,454108</text:p>
          </table:table-cell>
          <table:table-cell table:number-columns-repeated="7"/>
        </table:table-row>
        <table:table-row table:style-name="ro2">
          <table:table-cell office:value-type="float" office:value="8.01264" calcext:value-type="float">
            <text:p>8,01264</text:p>
          </table:table-cell>
          <table:table-cell table:number-columns-repeated="8"/>
          <table:table-cell office:value-type="float" office:value="17.444697" calcext:value-type="float">
            <text:p>17,444697</text:p>
          </table:table-cell>
          <table:table-cell table:number-columns-repeated="7"/>
        </table:table-row>
        <table:table-row table:style-name="ro2">
          <table:table-cell office:value-type="float" office:value="7.737583" calcext:value-type="float">
            <text:p>7,737583</text:p>
          </table:table-cell>
          <table:table-cell table:number-columns-repeated="8"/>
          <table:table-cell office:value-type="float" office:value="17.446309" calcext:value-type="float">
            <text:p>17,446309</text:p>
          </table:table-cell>
          <table:table-cell table:number-columns-repeated="7"/>
        </table:table-row>
        <table:table-row table:style-name="ro2">
          <table:table-cell office:value-type="float" office:value="7.727847" calcext:value-type="float">
            <text:p>7,727847</text:p>
          </table:table-cell>
          <table:table-cell table:number-columns-repeated="8"/>
          <table:table-cell office:value-type="float" office:value="17.448401" calcext:value-type="float">
            <text:p>17,448401</text:p>
          </table:table-cell>
          <table:table-cell table:number-columns-repeated="7"/>
        </table:table-row>
        <table:table-row table:style-name="ro2">
          <table:table-cell office:value-type="float" office:value="7.728028" calcext:value-type="float">
            <text:p>7,728028</text:p>
          </table:table-cell>
          <table:table-cell table:number-columns-repeated="8"/>
          <table:table-cell office:value-type="float" office:value="17.458233" calcext:value-type="float">
            <text:p>17,458233</text:p>
          </table:table-cell>
          <table:table-cell table:number-columns-repeated="7"/>
        </table:table-row>
        <table:table-row table:style-name="ro2">
          <table:table-cell office:value-type="float" office:value="7.727908" calcext:value-type="float">
            <text:p>7,727908</text:p>
          </table:table-cell>
          <table:table-cell table:number-columns-repeated="8"/>
          <table:table-cell office:value-type="float" office:value="17.437527" calcext:value-type="float">
            <text:p>17,43752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ecutando 10 vezes com [nTotalElementos = 134,217,728 (2^27)] e [h=4]:</text:p>
          </table:table-cell>
          <table:table-cell table:number-columns-repeated="8"/>
          <table:table-cell office:value-type="string" calcext:value-type="string">
            <text:p>Executando 10 vezes com [nTotalElementos = 134,217,728 (2^27)] e [h=4]:</text:p>
          </table:table-cell>
          <table:table-cell table:number-columns-repeated="7"/>
        </table:table-row>
        <table:table-row table:style-name="ro2">
          <table:table-cell office:value-type="float" office:value="56.313611" calcext:value-type="float">
            <text:p>56,313611</text:p>
          </table:table-cell>
          <table:table-cell table:number-columns-repeated="8"/>
          <table:table-cell office:value-type="float" office:value="139.362964" calcext:value-type="float">
            <text:p>139,362964</text:p>
          </table:table-cell>
          <table:table-cell table:number-columns-repeated="7"/>
        </table:table-row>
        <table:table-row table:style-name="ro2">
          <table:table-cell office:value-type="float" office:value="54.096355" calcext:value-type="float">
            <text:p>54,096355</text:p>
          </table:table-cell>
          <table:table-cell table:number-columns-repeated="8"/>
          <table:table-cell office:value-type="float" office:value="150.839945" calcext:value-type="float">
            <text:p>150,839945</text:p>
          </table:table-cell>
          <table:table-cell table:number-columns-repeated="7"/>
        </table:table-row>
        <table:table-row table:style-name="ro2">
          <table:table-cell office:value-type="float" office:value="54.099721" calcext:value-type="float">
            <text:p>54,099721</text:p>
          </table:table-cell>
          <table:table-cell table:number-columns-repeated="8"/>
          <table:table-cell office:value-type="float" office:value="139.264172" calcext:value-type="float">
            <text:p>139,264172</text:p>
          </table:table-cell>
          <table:table-cell table:number-columns-repeated="7"/>
        </table:table-row>
        <table:table-row table:style-name="ro2">
          <table:table-cell office:value-type="float" office:value="54.096763" calcext:value-type="float">
            <text:p>54,096763</text:p>
          </table:table-cell>
          <table:table-cell table:number-columns-repeated="8"/>
          <table:table-cell office:value-type="float" office:value="139.297221" calcext:value-type="float">
            <text:p>139,297221</text:p>
          </table:table-cell>
          <table:table-cell table:number-columns-repeated="7"/>
        </table:table-row>
        <table:table-row table:style-name="ro2">
          <table:table-cell office:value-type="float" office:value="60.630064" calcext:value-type="float">
            <text:p>60,630064</text:p>
          </table:table-cell>
          <table:table-cell table:number-columns-repeated="8"/>
          <table:table-cell office:value-type="float" office:value="139.27244" calcext:value-type="float">
            <text:p>139,27244</text:p>
          </table:table-cell>
          <table:table-cell table:number-columns-repeated="7"/>
        </table:table-row>
        <table:table-row table:style-name="ro2">
          <table:table-cell office:value-type="float" office:value="54.070187" calcext:value-type="float">
            <text:p>54,070187</text:p>
          </table:table-cell>
          <table:table-cell table:number-columns-repeated="8"/>
          <table:table-cell office:value-type="float" office:value="139.212519" calcext:value-type="float">
            <text:p>139,212519</text:p>
          </table:table-cell>
          <table:table-cell table:number-columns-repeated="7"/>
        </table:table-row>
        <table:table-row table:style-name="ro2">
          <table:table-cell office:value-type="float" office:value="54.072175" calcext:value-type="float">
            <text:p>54,072175</text:p>
          </table:table-cell>
          <table:table-cell table:number-columns-repeated="8"/>
          <table:table-cell office:value-type="float" office:value="139.251765" calcext:value-type="float">
            <text:p>139,251765</text:p>
          </table:table-cell>
          <table:table-cell table:number-columns-repeated="7"/>
        </table:table-row>
        <table:table-row table:style-name="ro2">
          <table:table-cell office:value-type="float" office:value="54.079081" calcext:value-type="float">
            <text:p>54,079081</text:p>
          </table:table-cell>
          <table:table-cell table:number-columns-repeated="8"/>
          <table:table-cell office:value-type="float" office:value="139.238194" calcext:value-type="float">
            <text:p>139,238194</text:p>
          </table:table-cell>
          <table:table-cell table:number-columns-repeated="7"/>
        </table:table-row>
        <table:table-row table:style-name="ro2">
          <table:table-cell office:value-type="float" office:value="54.083422" calcext:value-type="float">
            <text:p>54,083422</text:p>
          </table:table-cell>
          <table:table-cell table:number-columns-repeated="8"/>
          <table:table-cell office:value-type="float" office:value="139.257204" calcext:value-type="float">
            <text:p>139,257204</text:p>
          </table:table-cell>
          <table:table-cell table:number-columns-repeated="7"/>
        </table:table-row>
        <table:table-row table:style-name="ro2">
          <table:table-cell office:value-type="float" office:value="54.028038" calcext:value-type="float">
            <text:p>54,028038</text:p>
          </table:table-cell>
          <table:table-cell table:number-columns-repeated="8"/>
          <table:table-cell office:value-type="float" office:value="150.955677" calcext:value-type="float">
            <text:p>150,95567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ecutando 10 vezes com [nTotalElementos = 268,435,456 (2^28)] e [h=4]:</text:p>
          </table:table-cell>
          <table:table-cell table:number-columns-repeated="8"/>
          <table:table-cell office:value-type="string" calcext:value-type="string">
            <text:p>Executando 10 vezes com [nTotalElementos = 268,435,456 (2^28)] e [h=4]:</text:p>
          </table:table-cell>
          <table:table-cell table:number-columns-repeated="7"/>
        </table:table-row>
        <table:table-row table:style-name="ro2">
          <table:table-cell office:value-type="float" office:value="108.059861" calcext:value-type="float">
            <text:p>108,059861</text:p>
          </table:table-cell>
          <table:table-cell table:number-columns-repeated="8"/>
          <table:table-cell office:value-type="float" office:value="278.698324" calcext:value-type="float">
            <text:p>278,698324</text:p>
          </table:table-cell>
          <table:table-cell table:number-columns-repeated="7"/>
        </table:table-row>
        <table:table-row table:style-name="ro2">
          <table:table-cell office:value-type="float" office:value="110.400098" calcext:value-type="float">
            <text:p>110,400098</text:p>
          </table:table-cell>
          <table:table-cell table:number-columns-repeated="8"/>
          <table:table-cell office:value-type="float" office:value="278.405435" calcext:value-type="float">
            <text:p>278,405435</text:p>
          </table:table-cell>
          <table:table-cell table:number-columns-repeated="7"/>
        </table:table-row>
        <table:table-row table:style-name="ro2">
          <table:table-cell office:value-type="float" office:value="108.050398" calcext:value-type="float">
            <text:p>108,050398</text:p>
          </table:table-cell>
          <table:table-cell table:number-columns-repeated="8"/>
          <table:table-cell office:value-type="float" office:value="278.385994" calcext:value-type="float">
            <text:p>278,385994</text:p>
          </table:table-cell>
          <table:table-cell table:number-columns-repeated="7"/>
        </table:table-row>
        <table:table-row table:style-name="ro2">
          <table:table-cell office:value-type="float" office:value="108.064356" calcext:value-type="float">
            <text:p>108,064356</text:p>
          </table:table-cell>
          <table:table-cell table:number-columns-repeated="8"/>
          <table:table-cell office:value-type="float" office:value="280.210728" calcext:value-type="float">
            <text:p>280,210728</text:p>
          </table:table-cell>
          <table:table-cell table:number-columns-repeated="7"/>
        </table:table-row>
        <table:table-row table:style-name="ro2">
          <table:table-cell office:value-type="float" office:value="108.089418" calcext:value-type="float">
            <text:p>108,089418</text:p>
          </table:table-cell>
          <table:table-cell table:number-columns-repeated="8"/>
          <table:table-cell office:value-type="float" office:value="278.187107" calcext:value-type="float">
            <text:p>278,187107</text:p>
          </table:table-cell>
          <table:table-cell table:number-columns-repeated="7"/>
        </table:table-row>
        <table:table-row table:style-name="ro2">
          <table:table-cell office:value-type="float" office:value="107.91496" calcext:value-type="float">
            <text:p>107,91496</text:p>
          </table:table-cell>
          <table:table-cell table:number-columns-repeated="8"/>
          <table:table-cell office:value-type="float" office:value="278.354091" calcext:value-type="float">
            <text:p>278,354091</text:p>
          </table:table-cell>
          <table:table-cell table:number-columns-repeated="7"/>
        </table:table-row>
        <table:table-row table:style-name="ro2">
          <table:table-cell office:value-type="float" office:value="107.988523" calcext:value-type="float">
            <text:p>107,988523</text:p>
          </table:table-cell>
          <table:table-cell table:number-columns-repeated="8"/>
          <table:table-cell office:value-type="float" office:value="278.450829" calcext:value-type="float">
            <text:p>278,450829</text:p>
          </table:table-cell>
          <table:table-cell table:number-columns-repeated="7"/>
        </table:table-row>
        <table:table-row table:style-name="ro2">
          <table:table-cell office:value-type="float" office:value="108.028731" calcext:value-type="float">
            <text:p>108,028731</text:p>
          </table:table-cell>
          <table:table-cell table:number-columns-repeated="8"/>
          <table:table-cell office:value-type="float" office:value="279.450298" calcext:value-type="float">
            <text:p>279,450298</text:p>
          </table:table-cell>
          <table:table-cell table:number-columns-repeated="7"/>
        </table:table-row>
        <table:table-row table:style-name="ro2">
          <table:table-cell office:value-type="float" office:value="108.125989" calcext:value-type="float">
            <text:p>108,125989</text:p>
          </table:table-cell>
          <table:table-cell table:number-columns-repeated="8"/>
          <table:table-cell office:value-type="float" office:value="278.475565" calcext:value-type="float">
            <text:p>278,475565</text:p>
          </table:table-cell>
          <table:table-cell table:number-columns-repeated="7"/>
        </table:table-row>
        <table:table-row table:style-name="ro2">
          <table:table-cell office:value-type="float" office:value="109.541491" calcext:value-type="float">
            <text:p>109,541491</text:p>
          </table:table-cell>
          <table:table-cell table:number-columns-repeated="8"/>
          <table:table-cell office:value-type="float" office:value="278.512462" calcext:value-type="float">
            <text:p>278,51246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ecutando 10 vezes com [nTotalElementos = 1048576 (2^20)] e [h=4]:</text:p>
          </table:table-cell>
          <table:table-cell table:number-columns-repeated="6"/>
          <table:table-cell office:value-type="string" calcext:value-type="string">
            <text:p>Throughput</text:p>
          </table:table-cell>
          <table:table-cell table:number-columns-repeated="9"/>
        </table:table-row>
        <table:table-row table:style-name="ro2">
          <table:table-cell office:value-type="float" office:value="22.280736" calcext:value-type="float">
            <text:p>22,280736</text:p>
          </table:table-cell>
          <table:table-cell table:style-name="ce24" office:value-type="string" calcext:value-type="string">
            <text:p>Média:</text:p>
          </table:table-cell>
          <table:table-cell table:formula="of:=AVERAGE([.A695:.A704])" office:value-type="float" office:value="22.3391213" calcext:value-type="float">
            <text:p>22,3391213</text:p>
          </table:table-cell>
          <table:table-cell table:number-columns-repeated="14"/>
        </table:table-row>
        <table:table-row table:style-name="ro2">
          <table:table-cell office:value-type="float" office:value="22.595212" calcext:value-type="float">
            <text:p>22,595212</text:p>
          </table:table-cell>
          <table:table-cell table:number-columns-repeated="16"/>
        </table:table-row>
        <table:table-row table:style-name="ro2">
          <table:table-cell office:value-type="float" office:value="22.442875" calcext:value-type="float">
            <text:p>22,442875</text:p>
          </table:table-cell>
          <table:table-cell table:number-columns-repeated="16"/>
        </table:table-row>
        <table:table-row table:style-name="ro2">
          <table:table-cell office:value-type="float" office:value="22.341025" calcext:value-type="float">
            <text:p>22,341025</text:p>
          </table:table-cell>
          <table:table-cell table:number-columns-repeated="16"/>
        </table:table-row>
        <table:table-row table:style-name="ro2">
          <table:table-cell office:value-type="float" office:value="22.47077" calcext:value-type="float">
            <text:p>22,47077</text:p>
          </table:table-cell>
          <table:table-cell table:number-columns-repeated="16"/>
        </table:table-row>
        <table:table-row table:style-name="ro2">
          <table:table-cell office:value-type="float" office:value="23.246929" calcext:value-type="float">
            <text:p>23,246929</text:p>
          </table:table-cell>
          <table:table-cell table:number-columns-repeated="16"/>
        </table:table-row>
        <table:table-row table:style-name="ro2">
          <table:table-cell office:value-type="float" office:value="20.215072" calcext:value-type="float">
            <text:p>20,215072</text:p>
          </table:table-cell>
          <table:table-cell table:number-columns-repeated="16"/>
        </table:table-row>
        <table:table-row table:style-name="ro2">
          <table:table-cell office:value-type="float" office:value="22.195843" calcext:value-type="float">
            <text:p>22,195843</text:p>
          </table:table-cell>
          <table:table-cell table:number-columns-repeated="16"/>
        </table:table-row>
        <table:table-row table:style-name="ro2">
          <table:table-cell office:value-type="float" office:value="22.834843" calcext:value-type="float">
            <text:p>22,834843</text:p>
          </table:table-cell>
          <table:table-cell table:number-columns-repeated="16"/>
        </table:table-row>
        <table:table-row table:style-name="ro2">
          <table:table-cell office:value-type="float" office:value="22.767908" calcext:value-type="float">
            <text:p>22,767908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2097152 (2^21)] e [h=4]:</text:p>
          </table:table-cell>
          <table:table-cell table:number-columns-repeated="16"/>
        </table:table-row>
        <table:table-row table:style-name="ro2">
          <table:table-cell office:value-type="float" office:value="34.465988" calcext:value-type="float">
            <text:p>34,465988</text:p>
          </table:table-cell>
          <table:table-cell table:style-name="ce24" office:value-type="string" calcext:value-type="string">
            <text:p>Média:</text:p>
          </table:table-cell>
          <table:table-cell table:formula="of:=AVERAGE([.A706:.A715])" office:value-type="float" office:value="33.4796811" calcext:value-type="float">
            <text:p>33,4796811</text:p>
          </table:table-cell>
          <table:table-cell table:number-columns-repeated="14"/>
        </table:table-row>
        <table:table-row table:style-name="ro2">
          <table:table-cell office:value-type="float" office:value="35.139946" calcext:value-type="float">
            <text:p>35,139946</text:p>
          </table:table-cell>
          <table:table-cell table:number-columns-repeated="16"/>
        </table:table-row>
        <table:table-row table:style-name="ro2">
          <table:table-cell office:value-type="float" office:value="35.064154" calcext:value-type="float">
            <text:p>35,064154</text:p>
          </table:table-cell>
          <table:table-cell table:number-columns-repeated="16"/>
        </table:table-row>
        <table:table-row table:style-name="ro2">
          <table:table-cell office:value-type="float" office:value="35.207199" calcext:value-type="float">
            <text:p>35,207199</text:p>
          </table:table-cell>
          <table:table-cell table:number-columns-repeated="16"/>
        </table:table-row>
        <table:table-row table:style-name="ro2">
          <table:table-cell office:value-type="float" office:value="31.838224" calcext:value-type="float">
            <text:p>31,838224</text:p>
          </table:table-cell>
          <table:table-cell table:number-columns-repeated="16"/>
        </table:table-row>
        <table:table-row table:style-name="ro2">
          <table:table-cell office:value-type="float" office:value="23.606209" calcext:value-type="float">
            <text:p>23,606209</text:p>
          </table:table-cell>
          <table:table-cell table:number-columns-repeated="16"/>
        </table:table-row>
        <table:table-row table:style-name="ro2">
          <table:table-cell office:value-type="float" office:value="35.077644" calcext:value-type="float">
            <text:p>35,077644</text:p>
          </table:table-cell>
          <table:table-cell table:number-columns-repeated="16"/>
        </table:table-row>
        <table:table-row table:style-name="ro2">
          <table:table-cell office:value-type="float" office:value="35.101716" calcext:value-type="float">
            <text:p>35,101716</text:p>
          </table:table-cell>
          <table:table-cell table:number-columns-repeated="16"/>
        </table:table-row>
        <table:table-row table:style-name="ro2">
          <table:table-cell office:value-type="float" office:value="34.277831" calcext:value-type="float">
            <text:p>34,277831</text:p>
          </table:table-cell>
          <table:table-cell table:number-columns-repeated="16"/>
        </table:table-row>
        <table:table-row table:style-name="ro2">
          <table:table-cell office:value-type="float" office:value="35.0179" calcext:value-type="float">
            <text:p>35,0179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4194304 (2^22)] e [h=4]:</text:p>
          </table:table-cell>
          <table:table-cell table:number-columns-repeated="16"/>
        </table:table-row>
        <table:table-row table:style-name="ro2">
          <table:table-cell office:value-type="float" office:value="49.926841" calcext:value-type="float">
            <text:p>49,926841</text:p>
          </table:table-cell>
          <table:table-cell table:style-name="ce24" office:value-type="string" calcext:value-type="string">
            <text:p>Média:</text:p>
          </table:table-cell>
          <table:table-cell table:formula="of:=AVERAGE([.A717:.A726])" office:value-type="float" office:value="47.9335217" calcext:value-type="float">
            <text:p>47,9335217</text:p>
          </table:table-cell>
          <table:table-cell table:number-columns-repeated="14"/>
        </table:table-row>
        <table:table-row table:style-name="ro2">
          <table:table-cell office:value-type="float" office:value="49.980386" calcext:value-type="float">
            <text:p>49,980386</text:p>
          </table:table-cell>
          <table:table-cell table:number-columns-repeated="16"/>
        </table:table-row>
        <table:table-row table:style-name="ro2">
          <table:table-cell office:value-type="float" office:value="49.458799" calcext:value-type="float">
            <text:p>49,458799</text:p>
          </table:table-cell>
          <table:table-cell table:number-columns-repeated="16"/>
        </table:table-row>
        <table:table-row table:style-name="ro2">
          <table:table-cell office:value-type="float" office:value="50.045388" calcext:value-type="float">
            <text:p>50,045388</text:p>
          </table:table-cell>
          <table:table-cell table:number-columns-repeated="16"/>
        </table:table-row>
        <table:table-row table:style-name="ro2">
          <table:table-cell office:value-type="float" office:value="49.500242" calcext:value-type="float">
            <text:p>49,500242</text:p>
          </table:table-cell>
          <table:table-cell table:number-columns-repeated="16"/>
        </table:table-row>
        <table:table-row table:style-name="ro2">
          <table:table-cell office:value-type="float" office:value="40.273695" calcext:value-type="float">
            <text:p>40,273695</text:p>
          </table:table-cell>
          <table:table-cell table:number-columns-repeated="16"/>
        </table:table-row>
        <table:table-row table:style-name="ro2">
          <table:table-cell office:value-type="float" office:value="49.884088" calcext:value-type="float">
            <text:p>49,884088</text:p>
          </table:table-cell>
          <table:table-cell table:number-columns-repeated="16"/>
        </table:table-row>
        <table:table-row table:style-name="ro2">
          <table:table-cell office:value-type="float" office:value="49.912582" calcext:value-type="float">
            <text:p>49,912582</text:p>
          </table:table-cell>
          <table:table-cell table:number-columns-repeated="16"/>
        </table:table-row>
        <table:table-row table:style-name="ro2">
          <table:table-cell office:value-type="float" office:value="49.895363" calcext:value-type="float">
            <text:p>49,895363</text:p>
          </table:table-cell>
          <table:table-cell table:number-columns-repeated="16"/>
        </table:table-row>
        <table:table-row table:style-name="ro2">
          <table:table-cell office:value-type="float" office:value="40.457833" calcext:value-type="float">
            <text:p>40,457833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8388608 (2^23)] e [h=4]:</text:p>
          </table:table-cell>
          <table:table-cell table:number-columns-repeated="16"/>
        </table:table-row>
        <table:table-row table:style-name="ro2">
          <table:table-cell office:value-type="float" office:value="62.456597" calcext:value-type="float">
            <text:p>62,456597</text:p>
          </table:table-cell>
          <table:table-cell table:style-name="ce24" office:value-type="string" calcext:value-type="string">
            <text:p>Média:</text:p>
          </table:table-cell>
          <table:table-cell table:formula="of:=AVERAGE([.A728:.A737])" office:value-type="float" office:value="62.5717687" calcext:value-type="float">
            <text:p>62,5717687</text:p>
          </table:table-cell>
          <table:table-cell table:number-columns-repeated="14"/>
        </table:table-row>
        <table:table-row table:style-name="ro2">
          <table:table-cell office:value-type="float" office:value="58.055061" calcext:value-type="float">
            <text:p>58,055061</text:p>
          </table:table-cell>
          <table:table-cell table:number-columns-repeated="16"/>
        </table:table-row>
        <table:table-row table:style-name="ro2">
          <table:table-cell office:value-type="float" office:value="62.845901" calcext:value-type="float">
            <text:p>62,845901</text:p>
          </table:table-cell>
          <table:table-cell table:number-columns-repeated="16"/>
        </table:table-row>
        <table:table-row table:style-name="ro2">
          <table:table-cell office:value-type="float" office:value="62.670771" calcext:value-type="float">
            <text:p>62,670771</text:p>
          </table:table-cell>
          <table:table-cell table:number-columns-repeated="16"/>
        </table:table-row>
        <table:table-row table:style-name="ro2">
          <table:table-cell office:value-type="float" office:value="63.948772" calcext:value-type="float">
            <text:p>63,948772</text:p>
          </table:table-cell>
          <table:table-cell table:number-columns-repeated="16"/>
        </table:table-row>
        <table:table-row table:style-name="ro2">
          <table:table-cell office:value-type="float" office:value="63.358066" calcext:value-type="float">
            <text:p>63,358066</text:p>
          </table:table-cell>
          <table:table-cell table:number-columns-repeated="16"/>
        </table:table-row>
        <table:table-row table:style-name="ro2">
          <table:table-cell office:value-type="float" office:value="62.821898" calcext:value-type="float">
            <text:p>62,821898</text:p>
          </table:table-cell>
          <table:table-cell table:number-columns-repeated="16"/>
        </table:table-row>
        <table:table-row table:style-name="ro2">
          <table:table-cell office:value-type="float" office:value="62.471946" calcext:value-type="float">
            <text:p>62,471946</text:p>
          </table:table-cell>
          <table:table-cell table:number-columns-repeated="16"/>
        </table:table-row>
        <table:table-row table:style-name="ro2">
          <table:table-cell office:value-type="float" office:value="63.486094" calcext:value-type="float">
            <text:p>63,486094</text:p>
          </table:table-cell>
          <table:table-cell table:number-columns-repeated="16"/>
        </table:table-row>
        <table:table-row table:style-name="ro2">
          <table:table-cell office:value-type="float" office:value="63.602581" calcext:value-type="float">
            <text:p>63,60258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16777216 (2^24)] e [h=4]:</text:p>
          </table:table-cell>
          <table:table-cell table:number-columns-repeated="16"/>
        </table:table-row>
        <table:table-row table:style-name="ro2">
          <table:table-cell office:value-type="float" office:value="69.546035" calcext:value-type="float">
            <text:p>69,546035</text:p>
          </table:table-cell>
          <table:table-cell table:style-name="ce24" office:value-type="string" calcext:value-type="string">
            <text:p>Média:</text:p>
          </table:table-cell>
          <table:table-cell table:formula="of:=AVERAGE([.A739:.A748])" office:value-type="float" office:value="69.9689087" calcext:value-type="float">
            <text:p>69,9689087</text:p>
          </table:table-cell>
          <table:table-cell table:number-columns-repeated="14"/>
        </table:table-row>
        <table:table-row table:style-name="ro2">
          <table:table-cell office:value-type="float" office:value="72.74579" calcext:value-type="float">
            <text:p>72,74579</text:p>
          </table:table-cell>
          <table:table-cell table:number-columns-repeated="16"/>
        </table:table-row>
        <table:table-row table:style-name="ro2">
          <table:table-cell office:value-type="float" office:value="71.5367" calcext:value-type="float">
            <text:p>71,5367</text:p>
          </table:table-cell>
          <table:table-cell table:number-columns-repeated="16"/>
        </table:table-row>
        <table:table-row table:style-name="ro2">
          <table:table-cell office:value-type="float" office:value="73.035871" calcext:value-type="float">
            <text:p>73,035871</text:p>
          </table:table-cell>
          <table:table-cell table:number-columns-repeated="16"/>
        </table:table-row>
        <table:table-row table:style-name="ro2">
          <table:table-cell office:value-type="float" office:value="72.708589" calcext:value-type="float">
            <text:p>72,708589</text:p>
          </table:table-cell>
          <table:table-cell table:number-columns-repeated="16"/>
        </table:table-row>
        <table:table-row table:style-name="ro2">
          <table:table-cell office:value-type="float" office:value="57.965402" calcext:value-type="float">
            <text:p>57,965402</text:p>
          </table:table-cell>
          <table:table-cell table:number-columns-repeated="16"/>
        </table:table-row>
        <table:table-row table:style-name="ro2">
          <table:table-cell office:value-type="float" office:value="71.092308" calcext:value-type="float">
            <text:p>71,092308</text:p>
          </table:table-cell>
          <table:table-cell table:number-columns-repeated="16"/>
        </table:table-row>
        <table:table-row table:style-name="ro2">
          <table:table-cell office:value-type="float" office:value="69.645637" calcext:value-type="float">
            <text:p>69,645637</text:p>
          </table:table-cell>
          <table:table-cell table:number-columns-repeated="16"/>
        </table:table-row>
        <table:table-row table:style-name="ro2">
          <table:table-cell office:value-type="float" office:value="70.878464" calcext:value-type="float">
            <text:p>70,878464</text:p>
          </table:table-cell>
          <table:table-cell table:number-columns-repeated="16"/>
        </table:table-row>
        <table:table-row table:style-name="ro2">
          <table:table-cell office:value-type="float" office:value="70.534291" calcext:value-type="float">
            <text:p>70,53429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134,217,728 (2^27)] e [h=4]:</text:p>
          </table:table-cell>
          <table:table-cell table:number-columns-repeated="16"/>
        </table:table-row>
        <table:table-row table:style-name="ro2">
          <table:table-cell office:value-type="float" office:value="71.591723" calcext:value-type="float">
            <text:p>71,591723</text:p>
          </table:table-cell>
          <table:table-cell table:style-name="ce24" office:value-type="string" calcext:value-type="string">
            <text:p>Média:</text:p>
          </table:table-cell>
          <table:table-cell table:formula="of:=AVERAGE([.A750:.A759])" office:value-type="float" office:value="72.3669047" calcext:value-type="float">
            <text:p>72,3669047</text:p>
          </table:table-cell>
          <table:table-cell table:number-columns-repeated="14"/>
        </table:table-row>
        <table:table-row table:style-name="ro2">
          <table:table-cell office:value-type="float" office:value="71.716314" calcext:value-type="float">
            <text:p>71,716314</text:p>
          </table:table-cell>
          <table:table-cell table:number-columns-repeated="16"/>
        </table:table-row>
        <table:table-row table:style-name="ro2">
          <table:table-cell office:value-type="float" office:value="72.262207" calcext:value-type="float">
            <text:p>72,262207</text:p>
          </table:table-cell>
          <table:table-cell table:number-columns-repeated="16"/>
        </table:table-row>
        <table:table-row table:style-name="ro2">
          <table:table-cell office:value-type="float" office:value="72.955361" calcext:value-type="float">
            <text:p>72,955361</text:p>
          </table:table-cell>
          <table:table-cell table:number-columns-repeated="16"/>
        </table:table-row>
        <table:table-row table:style-name="ro2">
          <table:table-cell office:value-type="float" office:value="72.186498" calcext:value-type="float">
            <text:p>72,186498</text:p>
          </table:table-cell>
          <table:table-cell table:number-columns-repeated="16"/>
        </table:table-row>
        <table:table-row table:style-name="ro2">
          <table:table-cell office:value-type="float" office:value="73.310972" calcext:value-type="float">
            <text:p>73,310972</text:p>
          </table:table-cell>
          <table:table-cell table:number-columns-repeated="16"/>
        </table:table-row>
        <table:table-row table:style-name="ro2">
          <table:table-cell office:value-type="float" office:value="73.055828" calcext:value-type="float">
            <text:p>73,055828</text:p>
          </table:table-cell>
          <table:table-cell table:number-columns-repeated="16"/>
        </table:table-row>
        <table:table-row table:style-name="ro2">
          <table:table-cell office:value-type="float" office:value="73.119069" calcext:value-type="float">
            <text:p>73,119069</text:p>
          </table:table-cell>
          <table:table-cell table:number-columns-repeated="16"/>
        </table:table-row>
        <table:table-row table:style-name="ro2">
          <table:table-cell office:value-type="float" office:value="71.569658" calcext:value-type="float">
            <text:p>71,569658</text:p>
          </table:table-cell>
          <table:table-cell table:number-columns-repeated="16"/>
        </table:table-row>
        <table:table-row table:style-name="ro2">
          <table:table-cell office:value-type="float" office:value="71.901417" calcext:value-type="float">
            <text:p>71,901417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268,435,456 (2^28)] e [h=4]:</text:p>
          </table:table-cell>
          <table:table-cell table:number-columns-repeated="16"/>
        </table:table-row>
        <table:table-row table:style-name="ro2">
          <table:table-cell office:value-type="float" office:value="70.245795" calcext:value-type="float">
            <text:p>70,245795</text:p>
          </table:table-cell>
          <table:table-cell table:style-name="ce24" office:value-type="string" calcext:value-type="string">
            <text:p>Média:</text:p>
          </table:table-cell>
          <table:table-cell table:formula="of:=AVERAGE([.A761:.A770])" office:value-type="float" office:value="70.0142196" calcext:value-type="float">
            <text:p>70,0142196</text:p>
          </table:table-cell>
          <table:table-cell table:number-columns-repeated="14"/>
        </table:table-row>
        <table:table-row table:style-name="ro2">
          <table:table-cell office:value-type="float" office:value="70.017989" calcext:value-type="float">
            <text:p>70,017989</text:p>
          </table:table-cell>
          <table:table-cell table:number-columns-repeated="16"/>
        </table:table-row>
        <table:table-row table:style-name="ro2">
          <table:table-cell office:value-type="float" office:value="70.344924" calcext:value-type="float">
            <text:p>70,344924</text:p>
          </table:table-cell>
          <table:table-cell table:number-columns-repeated="16"/>
        </table:table-row>
        <table:table-row table:style-name="ro2">
          <table:table-cell office:value-type="float" office:value="69.807318" calcext:value-type="float">
            <text:p>69,807318</text:p>
          </table:table-cell>
          <table:table-cell table:number-columns-repeated="16"/>
        </table:table-row>
        <table:table-row table:style-name="ro2">
          <table:table-cell office:value-type="float" office:value="70.10926" calcext:value-type="float">
            <text:p>70,10926</text:p>
          </table:table-cell>
          <table:table-cell table:number-columns-repeated="16"/>
        </table:table-row>
        <table:table-row table:style-name="ro2">
          <table:table-cell office:value-type="float" office:value="69.606863" calcext:value-type="float">
            <text:p>69,606863</text:p>
          </table:table-cell>
          <table:table-cell table:number-columns-repeated="16"/>
        </table:table-row>
        <table:table-row table:style-name="ro2">
          <table:table-cell office:value-type="float" office:value="70.341532" calcext:value-type="float">
            <text:p>70,341532</text:p>
          </table:table-cell>
          <table:table-cell table:number-columns-repeated="16"/>
        </table:table-row>
        <table:table-row table:style-name="ro2">
          <table:table-cell office:value-type="float" office:value="69.890233" calcext:value-type="float">
            <text:p>69,890233</text:p>
          </table:table-cell>
          <table:table-cell table:number-columns-repeated="16"/>
        </table:table-row>
        <table:table-row table:style-name="ro2">
          <table:table-cell office:value-type="float" office:value="70.167629" calcext:value-type="float">
            <text:p>70,167629</text:p>
          </table:table-cell>
          <table:table-cell table:number-columns-repeated="16"/>
        </table:table-row>
        <table:table-row table:style-name="ro2">
          <table:table-cell office:value-type="float" office:value="69.610653" calcext:value-type="float">
            <text:p>69,610653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1048576 (2^20)] e [h=4]:</text:p>
          </table:table-cell>
          <table:table-cell table:number-columns-repeated="16"/>
        </table:table-row>
        <table:table-row table:style-name="ro2">
          <table:table-cell office:value-type="float" office:value="22.941256" calcext:value-type="float">
            <text:p>22,941256</text:p>
          </table:table-cell>
          <table:table-cell table:style-name="ce24" office:value-type="string" calcext:value-type="string">
            <text:p>Média:</text:p>
          </table:table-cell>
          <table:table-cell table:formula="of:=AVERAGE([.A772:.A781])" office:value-type="float" office:value="21.959422" calcext:value-type="float">
            <text:p>21,959422</text:p>
          </table:table-cell>
          <table:table-cell table:number-columns-repeated="14"/>
        </table:table-row>
        <table:table-row table:style-name="ro2">
          <table:table-cell office:value-type="float" office:value="23.019824" calcext:value-type="float">
            <text:p>23,019824</text:p>
          </table:table-cell>
          <table:table-cell table:number-columns-repeated="16"/>
        </table:table-row>
        <table:table-row table:style-name="ro2">
          <table:table-cell office:value-type="float" office:value="18.725909" calcext:value-type="float">
            <text:p>18,725909</text:p>
          </table:table-cell>
          <table:table-cell table:number-columns-repeated="16"/>
        </table:table-row>
        <table:table-row table:style-name="ro2">
          <table:table-cell office:value-type="float" office:value="20.630295" calcext:value-type="float">
            <text:p>20,630295</text:p>
          </table:table-cell>
          <table:table-cell table:number-columns-repeated="16"/>
        </table:table-row>
        <table:table-row table:style-name="ro2">
          <table:table-cell office:value-type="float" office:value="22.546143" calcext:value-type="float">
            <text:p>22,546143</text:p>
          </table:table-cell>
          <table:table-cell table:number-columns-repeated="16"/>
        </table:table-row>
        <table:table-row table:style-name="ro2">
          <table:table-cell office:value-type="float" office:value="22.441434" calcext:value-type="float">
            <text:p>22,441434</text:p>
          </table:table-cell>
          <table:table-cell table:number-columns-repeated="16"/>
        </table:table-row>
        <table:table-row table:style-name="ro2">
          <table:table-cell office:value-type="float" office:value="23.306868" calcext:value-type="float">
            <text:p>23,306868</text:p>
          </table:table-cell>
          <table:table-cell table:number-columns-repeated="16"/>
        </table:table-row>
        <table:table-row table:style-name="ro2">
          <table:table-cell office:value-type="float" office:value="21.042644" calcext:value-type="float">
            <text:p>21,042644</text:p>
          </table:table-cell>
          <table:table-cell table:number-columns-repeated="16"/>
        </table:table-row>
        <table:table-row table:style-name="ro2">
          <table:table-cell office:value-type="float" office:value="22.255672" calcext:value-type="float">
            <text:p>22,255672</text:p>
          </table:table-cell>
          <table:table-cell table:number-columns-repeated="16"/>
        </table:table-row>
        <table:table-row table:style-name="ro2">
          <table:table-cell office:value-type="float" office:value="22.684175" calcext:value-type="float">
            <text:p>22,68417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2097152 (2^21)] e [h=4]:</text:p>
          </table:table-cell>
          <table:table-cell table:number-columns-repeated="16"/>
        </table:table-row>
        <table:table-row table:style-name="ro2">
          <table:table-cell office:value-type="float" office:value="35.55218" calcext:value-type="float">
            <text:p>35,55218</text:p>
          </table:table-cell>
          <table:table-cell table:style-name="ce24" office:value-type="string" calcext:value-type="string">
            <text:p>Média:</text:p>
          </table:table-cell>
          <table:table-cell table:formula="of:=AVERAGE([.A783:.A792])" office:value-type="float" office:value="34.769814" calcext:value-type="float">
            <text:p>34,769814</text:p>
          </table:table-cell>
          <table:table-cell table:number-columns-repeated="14"/>
        </table:table-row>
        <table:table-row table:style-name="ro2">
          <table:table-cell office:value-type="float" office:value="35.077057" calcext:value-type="float">
            <text:p>35,077057</text:p>
          </table:table-cell>
          <table:table-cell table:number-columns-repeated="16"/>
        </table:table-row>
        <table:table-row table:style-name="ro2">
          <table:table-cell office:value-type="float" office:value="33.623293" calcext:value-type="float">
            <text:p>33,623293</text:p>
          </table:table-cell>
          <table:table-cell table:number-columns-repeated="16"/>
        </table:table-row>
        <table:table-row table:style-name="ro2">
          <table:table-cell office:value-type="float" office:value="35.087034" calcext:value-type="float">
            <text:p>35,087034</text:p>
          </table:table-cell>
          <table:table-cell table:number-columns-repeated="16"/>
        </table:table-row>
        <table:table-row table:style-name="ro2">
          <table:table-cell office:value-type="float" office:value="35.495616" calcext:value-type="float">
            <text:p>35,495616</text:p>
          </table:table-cell>
          <table:table-cell table:number-columns-repeated="16"/>
        </table:table-row>
        <table:table-row table:style-name="ro2">
          <table:table-cell office:value-type="float" office:value="35.287767" calcext:value-type="float">
            <text:p>35,287767</text:p>
          </table:table-cell>
          <table:table-cell table:number-columns-repeated="16"/>
        </table:table-row>
        <table:table-row table:style-name="ro2">
          <table:table-cell office:value-type="float" office:value="35.212519" calcext:value-type="float">
            <text:p>35,212519</text:p>
          </table:table-cell>
          <table:table-cell table:number-columns-repeated="16"/>
        </table:table-row>
        <table:table-row table:style-name="ro2">
          <table:table-cell office:value-type="float" office:value="35.109355" calcext:value-type="float">
            <text:p>35,109355</text:p>
          </table:table-cell>
          <table:table-cell table:number-columns-repeated="16"/>
        </table:table-row>
        <table:table-row table:style-name="ro2">
          <table:table-cell office:value-type="float" office:value="35.149959" calcext:value-type="float">
            <text:p>35,149959</text:p>
          </table:table-cell>
          <table:table-cell table:number-columns-repeated="16"/>
        </table:table-row>
        <table:table-row table:style-name="ro2">
          <table:table-cell office:value-type="float" office:value="32.10336" calcext:value-type="float">
            <text:p>32,1033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4194304 (2^22)] e [h=4]:</text:p>
          </table:table-cell>
          <table:table-cell table:number-columns-repeated="16"/>
        </table:table-row>
        <table:table-row table:style-name="ro2">
          <table:table-cell office:value-type="float" office:value="49.886461" calcext:value-type="float">
            <text:p>49,886461</text:p>
          </table:table-cell>
          <table:table-cell table:style-name="ce24" office:value-type="string" calcext:value-type="string">
            <text:p>Média:</text:p>
          </table:table-cell>
          <table:table-cell table:formula="of:=AVERAGE([.A794:.A803])" office:value-type="float" office:value="46.5167887" calcext:value-type="float">
            <text:p>46,5167887</text:p>
          </table:table-cell>
          <table:table-cell table:number-columns-repeated="14"/>
        </table:table-row>
        <table:table-row table:style-name="ro2">
          <table:table-cell office:value-type="float" office:value="49.133767" calcext:value-type="float">
            <text:p>49,133767</text:p>
          </table:table-cell>
          <table:table-cell table:number-columns-repeated="16"/>
        </table:table-row>
        <table:table-row table:style-name="ro2">
          <table:table-cell office:value-type="float" office:value="50.343328" calcext:value-type="float">
            <text:p>50,343328</text:p>
          </table:table-cell>
          <table:table-cell table:number-columns-repeated="16"/>
        </table:table-row>
        <table:table-row table:style-name="ro2">
          <table:table-cell office:value-type="float" office:value="20.970996" calcext:value-type="float">
            <text:p>20,970996</text:p>
          </table:table-cell>
          <table:table-cell table:number-columns-repeated="16"/>
        </table:table-row>
        <table:table-row table:style-name="ro2">
          <table:table-cell office:value-type="float" office:value="49.452385" calcext:value-type="float">
            <text:p>49,452385</text:p>
          </table:table-cell>
          <table:table-cell table:number-columns-repeated="16"/>
        </table:table-row>
        <table:table-row table:style-name="ro2">
          <table:table-cell office:value-type="float" office:value="50.117147" calcext:value-type="float">
            <text:p>50,117147</text:p>
          </table:table-cell>
          <table:table-cell table:number-columns-repeated="16"/>
        </table:table-row>
        <table:table-row table:style-name="ro2">
          <table:table-cell office:value-type="float" office:value="46.287594" calcext:value-type="float">
            <text:p>46,287594</text:p>
          </table:table-cell>
          <table:table-cell table:number-columns-repeated="16"/>
        </table:table-row>
        <table:table-row table:style-name="ro2">
          <table:table-cell office:value-type="float" office:value="49.876376" calcext:value-type="float">
            <text:p>49,876376</text:p>
          </table:table-cell>
          <table:table-cell table:number-columns-repeated="16"/>
        </table:table-row>
        <table:table-row table:style-name="ro2">
          <table:table-cell office:value-type="float" office:value="49.715573" calcext:value-type="float">
            <text:p>49,715573</text:p>
          </table:table-cell>
          <table:table-cell table:number-columns-repeated="16"/>
        </table:table-row>
        <table:table-row table:style-name="ro2">
          <table:table-cell office:value-type="float" office:value="49.38426" calcext:value-type="float">
            <text:p>49,3842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8388608 (2^23)] e [h=4]:</text:p>
          </table:table-cell>
          <table:table-cell table:number-columns-repeated="16"/>
        </table:table-row>
        <table:table-row table:style-name="ro2">
          <table:table-cell office:value-type="float" office:value="64.059626" calcext:value-type="float">
            <text:p>64,059626</text:p>
          </table:table-cell>
          <table:table-cell table:style-name="ce24" office:value-type="string" calcext:value-type="string">
            <text:p>Média:</text:p>
          </table:table-cell>
          <table:table-cell table:formula="of:=AVERAGE([.A805:.A814])" office:value-type="float" office:value="60.8676356" calcext:value-type="float">
            <text:p>60,8676356</text:p>
          </table:table-cell>
          <table:table-cell table:number-columns-repeated="14"/>
        </table:table-row>
        <table:table-row table:style-name="ro2">
          <table:table-cell office:value-type="float" office:value="62.439396" calcext:value-type="float">
            <text:p>62,439396</text:p>
          </table:table-cell>
          <table:table-cell table:number-columns-repeated="16"/>
        </table:table-row>
        <table:table-row table:style-name="ro2">
          <table:table-cell office:value-type="float" office:value="48.373861" calcext:value-type="float">
            <text:p>48,373861</text:p>
          </table:table-cell>
          <table:table-cell table:number-columns-repeated="16"/>
        </table:table-row>
        <table:table-row table:style-name="ro2">
          <table:table-cell office:value-type="float" office:value="58.802226" calcext:value-type="float">
            <text:p>58,802226</text:p>
          </table:table-cell>
          <table:table-cell table:number-columns-repeated="16"/>
        </table:table-row>
        <table:table-row table:style-name="ro2">
          <table:table-cell office:value-type="float" office:value="64.316499" calcext:value-type="float">
            <text:p>64,316499</text:p>
          </table:table-cell>
          <table:table-cell table:number-columns-repeated="16"/>
        </table:table-row>
        <table:table-row table:style-name="ro2">
          <table:table-cell office:value-type="float" office:value="63.362852" calcext:value-type="float">
            <text:p>63,362852</text:p>
          </table:table-cell>
          <table:table-cell table:number-columns-repeated="16"/>
        </table:table-row>
        <table:table-row table:style-name="ro2">
          <table:table-cell office:value-type="float" office:value="60.972583" calcext:value-type="float">
            <text:p>60,972583</text:p>
          </table:table-cell>
          <table:table-cell table:number-columns-repeated="16"/>
        </table:table-row>
        <table:table-row table:style-name="ro2">
          <table:table-cell office:value-type="float" office:value="62.698876" calcext:value-type="float">
            <text:p>62,698876</text:p>
          </table:table-cell>
          <table:table-cell table:number-columns-repeated="16"/>
        </table:table-row>
        <table:table-row table:style-name="ro2">
          <table:table-cell office:value-type="float" office:value="61.013827" calcext:value-type="float">
            <text:p>61,013827</text:p>
          </table:table-cell>
          <table:table-cell table:number-columns-repeated="16"/>
        </table:table-row>
        <table:table-row table:style-name="ro2">
          <table:table-cell office:value-type="float" office:value="62.63661" calcext:value-type="float">
            <text:p>62,6366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16777216 (2^24)] e [h=4]:</text:p>
          </table:table-cell>
          <table:table-cell table:number-columns-repeated="16"/>
        </table:table-row>
        <table:table-row table:style-name="ro2">
          <table:table-cell office:value-type="float" office:value="72.914301" calcext:value-type="float">
            <text:p>72,914301</text:p>
          </table:table-cell>
          <table:table-cell table:style-name="ce24" office:value-type="string" calcext:value-type="string">
            <text:p>Média:</text:p>
          </table:table-cell>
          <table:table-cell table:formula="of:=AVERAGE([.A816:.A825])" office:value-type="float" office:value="71.2420559" calcext:value-type="float">
            <text:p>71,2420559</text:p>
          </table:table-cell>
          <table:table-cell table:number-columns-repeated="14"/>
        </table:table-row>
        <table:table-row table:style-name="ro2">
          <table:table-cell office:value-type="float" office:value="72.365493" calcext:value-type="float">
            <text:p>72,365493</text:p>
          </table:table-cell>
          <table:table-cell table:number-columns-repeated="16"/>
        </table:table-row>
        <table:table-row table:style-name="ro2">
          <table:table-cell office:value-type="float" office:value="73.493059" calcext:value-type="float">
            <text:p>73,493059</text:p>
          </table:table-cell>
          <table:table-cell table:number-columns-repeated="16"/>
        </table:table-row>
        <table:table-row table:style-name="ro2">
          <table:table-cell office:value-type="float" office:value="69.951701" calcext:value-type="float">
            <text:p>69,951701</text:p>
          </table:table-cell>
          <table:table-cell table:number-columns-repeated="16"/>
        </table:table-row>
        <table:table-row table:style-name="ro2">
          <table:table-cell office:value-type="float" office:value="70.789941" calcext:value-type="float">
            <text:p>70,789941</text:p>
          </table:table-cell>
          <table:table-cell table:number-columns-repeated="16"/>
        </table:table-row>
        <table:table-row table:style-name="ro2">
          <table:table-cell office:value-type="float" office:value="70.387219" calcext:value-type="float">
            <text:p>70,387219</text:p>
          </table:table-cell>
          <table:table-cell table:number-columns-repeated="16"/>
        </table:table-row>
        <table:table-row table:style-name="ro2">
          <table:table-cell office:value-type="float" office:value="71.592258" calcext:value-type="float">
            <text:p>71,592258</text:p>
          </table:table-cell>
          <table:table-cell table:number-columns-repeated="16"/>
        </table:table-row>
        <table:table-row table:style-name="ro2">
          <table:table-cell office:value-type="float" office:value="70.274888" calcext:value-type="float">
            <text:p>70,274888</text:p>
          </table:table-cell>
          <table:table-cell table:number-columns-repeated="16"/>
        </table:table-row>
        <table:table-row table:style-name="ro2">
          <table:table-cell office:value-type="float" office:value="70.323786" calcext:value-type="float">
            <text:p>70,323786</text:p>
          </table:table-cell>
          <table:table-cell table:number-columns-repeated="16"/>
        </table:table-row>
        <table:table-row table:style-name="ro2">
          <table:table-cell office:value-type="float" office:value="70.327913" calcext:value-type="float">
            <text:p>70,327913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134,217,728 (2^27)] e [h=4]:</text:p>
          </table:table-cell>
          <table:table-cell table:number-columns-repeated="16"/>
        </table:table-row>
        <table:table-row table:style-name="ro2">
          <table:table-cell office:value-type="float" office:value="72.44846" calcext:value-type="float">
            <text:p>72,44846</text:p>
          </table:table-cell>
          <table:table-cell table:style-name="ce24" office:value-type="string" calcext:value-type="string">
            <text:p>Média:</text:p>
          </table:table-cell>
          <table:table-cell table:formula="of:=AVERAGE([.A827:.A836])" office:value-type="float" office:value="72.0205442" calcext:value-type="float">
            <text:p>72,0205442</text:p>
          </table:table-cell>
          <table:table-cell table:number-columns-repeated="14"/>
        </table:table-row>
        <table:table-row table:style-name="ro2">
          <table:table-cell office:value-type="float" office:value="72.463128" calcext:value-type="float">
            <text:p>72,463128</text:p>
          </table:table-cell>
          <table:table-cell table:number-columns-repeated="16"/>
        </table:table-row>
        <table:table-row table:style-name="ro2">
          <table:table-cell office:value-type="float" office:value="72.774465" calcext:value-type="float">
            <text:p>72,774465</text:p>
          </table:table-cell>
          <table:table-cell table:number-columns-repeated="16"/>
        </table:table-row>
        <table:table-row table:style-name="ro2">
          <table:table-cell office:value-type="float" office:value="69.195952" calcext:value-type="float">
            <text:p>69,195952</text:p>
          </table:table-cell>
          <table:table-cell table:number-columns-repeated="16"/>
        </table:table-row>
        <table:table-row table:style-name="ro2">
          <table:table-cell office:value-type="float" office:value="72.846589" calcext:value-type="float">
            <text:p>72,846589</text:p>
          </table:table-cell>
          <table:table-cell table:number-columns-repeated="16"/>
        </table:table-row>
        <table:table-row table:style-name="ro2">
          <table:table-cell office:value-type="float" office:value="72.433447" calcext:value-type="float">
            <text:p>72,433447</text:p>
          </table:table-cell>
          <table:table-cell table:number-columns-repeated="16"/>
        </table:table-row>
        <table:table-row table:style-name="ro2">
          <table:table-cell office:value-type="float" office:value="72.164065" calcext:value-type="float">
            <text:p>72,164065</text:p>
          </table:table-cell>
          <table:table-cell table:number-columns-repeated="16"/>
        </table:table-row>
        <table:table-row table:style-name="ro2">
          <table:table-cell office:value-type="float" office:value="72.385671" calcext:value-type="float">
            <text:p>72,385671</text:p>
          </table:table-cell>
          <table:table-cell table:number-columns-repeated="16"/>
        </table:table-row>
        <table:table-row table:style-name="ro2">
          <table:table-cell office:value-type="float" office:value="71.580421" calcext:value-type="float">
            <text:p>71,580421</text:p>
          </table:table-cell>
          <table:table-cell table:number-columns-repeated="16"/>
        </table:table-row>
        <table:table-row table:style-name="ro2">
          <table:table-cell office:value-type="float" office:value="71.913244" calcext:value-type="float">
            <text:p>71,91324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268,435,456 (2^28)] e [h=4]:</text:p>
          </table:table-cell>
          <table:table-cell table:number-columns-repeated="16"/>
        </table:table-row>
        <table:table-row table:style-name="ro2">
          <table:table-cell office:value-type="float" office:value="70.013131" calcext:value-type="float">
            <text:p>70,013131</text:p>
          </table:table-cell>
          <table:table-cell table:style-name="ce24" office:value-type="string" calcext:value-type="string">
            <text:p>Média:</text:p>
          </table:table-cell>
          <table:table-cell table:formula="of:=AVERAGE([.A838:.A847])" office:value-type="float" office:value="70.2479542" calcext:value-type="float">
            <text:p>70,2479542</text:p>
          </table:table-cell>
          <table:table-cell table:number-columns-repeated="14"/>
        </table:table-row>
        <table:table-row table:style-name="ro2">
          <table:table-cell office:value-type="float" office:value="70.279856" calcext:value-type="float">
            <text:p>70,279856</text:p>
          </table:table-cell>
          <table:table-cell table:number-columns-repeated="16"/>
        </table:table-row>
        <table:table-row table:style-name="ro2">
          <table:table-cell office:value-type="float" office:value="70.158478" calcext:value-type="float">
            <text:p>70,158478</text:p>
          </table:table-cell>
          <table:table-cell table:number-columns-repeated="16"/>
        </table:table-row>
        <table:table-row table:style-name="ro2">
          <table:table-cell office:value-type="float" office:value="70.582308" calcext:value-type="float">
            <text:p>70,582308</text:p>
          </table:table-cell>
          <table:table-cell table:number-columns-repeated="16"/>
        </table:table-row>
        <table:table-row table:style-name="ro2">
          <table:table-cell office:value-type="float" office:value="70.45968" calcext:value-type="float">
            <text:p>70,45968</text:p>
          </table:table-cell>
          <table:table-cell table:number-columns-repeated="16"/>
        </table:table-row>
        <table:table-row table:style-name="ro2">
          <table:table-cell office:value-type="float" office:value="70.348261" calcext:value-type="float">
            <text:p>70,348261</text:p>
          </table:table-cell>
          <table:table-cell table:number-columns-repeated="16"/>
        </table:table-row>
        <table:table-row table:style-name="ro2">
          <table:table-cell office:value-type="float" office:value="70.273711" calcext:value-type="float">
            <text:p>70,273711</text:p>
          </table:table-cell>
          <table:table-cell table:number-columns-repeated="16"/>
        </table:table-row>
        <table:table-row table:style-name="ro2">
          <table:table-cell office:value-type="float" office:value="70.578763" calcext:value-type="float">
            <text:p>70,578763</text:p>
          </table:table-cell>
          <table:table-cell table:number-columns-repeated="16"/>
        </table:table-row>
        <table:table-row table:style-name="ro2">
          <table:table-cell office:value-type="float" office:value="69.495082" calcext:value-type="float">
            <text:p>69,495082</text:p>
          </table:table-cell>
          <table:table-cell table:number-columns-repeated="16"/>
        </table:table-row>
        <table:table-row table:style-name="ro2">
          <table:table-cell office:value-type="float" office:value="70.290272" calcext:value-type="float">
            <text:p>70,29027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1048576 (2^20)] e [h=4]:</text:p>
          </table:table-cell>
          <table:table-cell table:number-columns-repeated="16"/>
        </table:table-row>
        <table:table-row table:style-name="ro2">
          <table:table-cell office:value-type="float" office:value="2.285565" calcext:value-type="float">
            <text:p>2,285565</text:p>
          </table:table-cell>
          <table:table-cell table:style-name="ce24" office:value-type="string" calcext:value-type="string">
            <text:p>Média:</text:p>
          </table:table-cell>
          <table:table-cell table:formula="of:=AVERAGE([.A849:.A858])" office:value-type="float" office:value="2.2839041" calcext:value-type="float">
            <text:p>2,2839041</text:p>
          </table:table-cell>
          <table:table-cell table:number-columns-repeated="14"/>
        </table:table-row>
        <table:table-row table:style-name="ro2">
          <table:table-cell office:value-type="float" office:value="2.298052" calcext:value-type="float">
            <text:p>2,298052</text:p>
          </table:table-cell>
          <table:table-cell table:number-columns-repeated="16"/>
        </table:table-row>
        <table:table-row table:style-name="ro2">
          <table:table-cell office:value-type="float" office:value="2.298249" calcext:value-type="float">
            <text:p>2,298249</text:p>
          </table:table-cell>
          <table:table-cell table:number-columns-repeated="16"/>
        </table:table-row>
        <table:table-row table:style-name="ro2">
          <table:table-cell office:value-type="float" office:value="2.301265" calcext:value-type="float">
            <text:p>2,301265</text:p>
          </table:table-cell>
          <table:table-cell table:number-columns-repeated="16"/>
        </table:table-row>
        <table:table-row table:style-name="ro2">
          <table:table-cell office:value-type="float" office:value="2.302356" calcext:value-type="float">
            <text:p>2,302356</text:p>
          </table:table-cell>
          <table:table-cell table:number-columns-repeated="16"/>
        </table:table-row>
        <table:table-row table:style-name="ro2">
          <table:table-cell office:value-type="float" office:value="2.299363" calcext:value-type="float">
            <text:p>2,299363</text:p>
          </table:table-cell>
          <table:table-cell table:number-columns-repeated="16"/>
        </table:table-row>
        <table:table-row table:style-name="ro2">
          <table:table-cell office:value-type="float" office:value="2.301861" calcext:value-type="float">
            <text:p>2,301861</text:p>
          </table:table-cell>
          <table:table-cell table:number-columns-repeated="16"/>
        </table:table-row>
        <table:table-row table:style-name="ro2">
          <table:table-cell office:value-type="float" office:value="2.296246" calcext:value-type="float">
            <text:p>2,296246</text:p>
          </table:table-cell>
          <table:table-cell table:number-columns-repeated="16"/>
        </table:table-row>
        <table:table-row table:style-name="ro2">
          <table:table-cell office:value-type="float" office:value="2.180227" calcext:value-type="float">
            <text:p>2,180227</text:p>
          </table:table-cell>
          <table:table-cell table:number-columns-repeated="16"/>
        </table:table-row>
        <table:table-row table:style-name="ro2">
          <table:table-cell office:value-type="float" office:value="2.275857" calcext:value-type="float">
            <text:p>2,275857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2097152 (2^21)] e [h=4]:</text:p>
          </table:table-cell>
          <table:table-cell table:number-columns-repeated="16"/>
        </table:table-row>
        <table:table-row table:style-name="ro2">
          <table:table-cell office:value-type="float" office:value="2.376839" calcext:value-type="float">
            <text:p>2,376839</text:p>
          </table:table-cell>
          <table:table-cell table:style-name="ce24" office:value-type="string" calcext:value-type="string">
            <text:p>Média:</text:p>
          </table:table-cell>
          <table:table-cell table:formula="of:=AVERAGE([.A860:.A869])" office:value-type="float" office:value="2.3798996" calcext:value-type="float">
            <text:p>2,3798996</text:p>
          </table:table-cell>
          <table:table-cell table:number-columns-repeated="14"/>
        </table:table-row>
        <table:table-row table:style-name="ro2">
          <table:table-cell office:value-type="float" office:value="2.376861" calcext:value-type="float">
            <text:p>2,376861</text:p>
          </table:table-cell>
          <table:table-cell table:number-columns-repeated="16"/>
        </table:table-row>
        <table:table-row table:style-name="ro2">
          <table:table-cell office:value-type="float" office:value="2.38152" calcext:value-type="float">
            <text:p>2,38152</text:p>
          </table:table-cell>
          <table:table-cell table:number-columns-repeated="16"/>
        </table:table-row>
        <table:table-row table:style-name="ro2">
          <table:table-cell office:value-type="float" office:value="2.38888" calcext:value-type="float">
            <text:p>2,38888</text:p>
          </table:table-cell>
          <table:table-cell table:number-columns-repeated="16"/>
        </table:table-row>
        <table:table-row table:style-name="ro2">
          <table:table-cell office:value-type="float" office:value="2.382718" calcext:value-type="float">
            <text:p>2,382718</text:p>
          </table:table-cell>
          <table:table-cell table:number-columns-repeated="16"/>
        </table:table-row>
        <table:table-row table:style-name="ro2">
          <table:table-cell office:value-type="float" office:value="2.373969" calcext:value-type="float">
            <text:p>2,373969</text:p>
          </table:table-cell>
          <table:table-cell table:number-columns-repeated="16"/>
        </table:table-row>
        <table:table-row table:style-name="ro2">
          <table:table-cell office:value-type="float" office:value="2.379067" calcext:value-type="float">
            <text:p>2,379067</text:p>
          </table:table-cell>
          <table:table-cell table:number-columns-repeated="16"/>
        </table:table-row>
        <table:table-row table:style-name="ro2">
          <table:table-cell office:value-type="float" office:value="2.384713" calcext:value-type="float">
            <text:p>2,384713</text:p>
          </table:table-cell>
          <table:table-cell table:number-columns-repeated="16"/>
        </table:table-row>
        <table:table-row table:style-name="ro2">
          <table:table-cell office:value-type="float" office:value="2.370478" calcext:value-type="float">
            <text:p>2,370478</text:p>
          </table:table-cell>
          <table:table-cell table:number-columns-repeated="16"/>
        </table:table-row>
        <table:table-row table:style-name="ro2">
          <table:table-cell office:value-type="float" office:value="2.383951" calcext:value-type="float">
            <text:p>2,38395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4194304 (2^22)] e [h=4]:</text:p>
          </table:table-cell>
          <table:table-cell table:number-columns-repeated="16"/>
        </table:table-row>
        <table:table-row table:style-name="ro2">
          <table:table-cell office:value-type="float" office:value="2.433657" calcext:value-type="float">
            <text:p>2,433657</text:p>
          </table:table-cell>
          <table:table-cell table:style-name="ce24" office:value-type="string" calcext:value-type="string">
            <text:p>Média:</text:p>
          </table:table-cell>
          <table:table-cell table:formula="of:=AVERAGE([.A871:.A880])" office:value-type="float" office:value="2.431765" calcext:value-type="float">
            <text:p>2,431765</text:p>
          </table:table-cell>
          <table:table-cell table:number-columns-repeated="14"/>
        </table:table-row>
        <table:table-row table:style-name="ro2">
          <table:table-cell office:value-type="float" office:value="2.432444" calcext:value-type="float">
            <text:p>2,432444</text:p>
          </table:table-cell>
          <table:table-cell table:number-columns-repeated="16"/>
        </table:table-row>
        <table:table-row table:style-name="ro2">
          <table:table-cell office:value-type="float" office:value="2.429882" calcext:value-type="float">
            <text:p>2,429882</text:p>
          </table:table-cell>
          <table:table-cell table:number-columns-repeated="16"/>
        </table:table-row>
        <table:table-row table:style-name="ro2">
          <table:table-cell office:value-type="float" office:value="2.431552" calcext:value-type="float">
            <text:p>2,431552</text:p>
          </table:table-cell>
          <table:table-cell table:number-columns-repeated="16"/>
        </table:table-row>
        <table:table-row table:style-name="ro2">
          <table:table-cell office:value-type="float" office:value="2.43008" calcext:value-type="float">
            <text:p>2,43008</text:p>
          </table:table-cell>
          <table:table-cell table:number-columns-repeated="16"/>
        </table:table-row>
        <table:table-row table:style-name="ro2">
          <table:table-cell office:value-type="float" office:value="2.433539" calcext:value-type="float">
            <text:p>2,433539</text:p>
          </table:table-cell>
          <table:table-cell table:number-columns-repeated="16"/>
        </table:table-row>
        <table:table-row table:style-name="ro2">
          <table:table-cell office:value-type="float" office:value="2.428379" calcext:value-type="float">
            <text:p>2,428379</text:p>
          </table:table-cell>
          <table:table-cell table:number-columns-repeated="16"/>
        </table:table-row>
        <table:table-row table:style-name="ro2">
          <table:table-cell office:value-type="float" office:value="2.433934" calcext:value-type="float">
            <text:p>2,433934</text:p>
          </table:table-cell>
          <table:table-cell table:number-columns-repeated="16"/>
        </table:table-row>
        <table:table-row table:style-name="ro2">
          <table:table-cell office:value-type="float" office:value="2.431052" calcext:value-type="float">
            <text:p>2,431052</text:p>
          </table:table-cell>
          <table:table-cell table:number-columns-repeated="16"/>
        </table:table-row>
        <table:table-row table:style-name="ro2">
          <table:table-cell office:value-type="float" office:value="2.433131" calcext:value-type="float">
            <text:p>2,43313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8388608 (2^23)] e [h=4]:</text:p>
          </table:table-cell>
          <table:table-cell table:number-columns-repeated="16"/>
        </table:table-row>
        <table:table-row table:style-name="ro2">
          <table:table-cell office:value-type="float" office:value="2.456756" calcext:value-type="float">
            <text:p>2,456756</text:p>
          </table:table-cell>
          <table:table-cell table:style-name="ce24" office:value-type="string" calcext:value-type="string">
            <text:p>Média:</text:p>
          </table:table-cell>
          <table:table-cell table:formula="of:=AVERAGE([.A882:.A891])" office:value-type="float" office:value="2.4574071" calcext:value-type="float">
            <text:p>2,4574071</text:p>
          </table:table-cell>
          <table:table-cell table:number-columns-repeated="14"/>
        </table:table-row>
        <table:table-row table:style-name="ro2">
          <table:table-cell office:value-type="float" office:value="2.458813" calcext:value-type="float">
            <text:p>2,458813</text:p>
          </table:table-cell>
          <table:table-cell table:number-columns-repeated="16"/>
        </table:table-row>
        <table:table-row table:style-name="ro2">
          <table:table-cell office:value-type="float" office:value="2.457556" calcext:value-type="float">
            <text:p>2,457556</text:p>
          </table:table-cell>
          <table:table-cell table:number-columns-repeated="16"/>
        </table:table-row>
        <table:table-row table:style-name="ro2">
          <table:table-cell office:value-type="float" office:value="2.459051" calcext:value-type="float">
            <text:p>2,459051</text:p>
          </table:table-cell>
          <table:table-cell table:number-columns-repeated="16"/>
        </table:table-row>
        <table:table-row table:style-name="ro2">
          <table:table-cell office:value-type="float" office:value="2.457895" calcext:value-type="float">
            <text:p>2,457895</text:p>
          </table:table-cell>
          <table:table-cell table:number-columns-repeated="16"/>
        </table:table-row>
        <table:table-row table:style-name="ro2">
          <table:table-cell office:value-type="float" office:value="2.456175" calcext:value-type="float">
            <text:p>2,456175</text:p>
          </table:table-cell>
          <table:table-cell table:number-columns-repeated="16"/>
        </table:table-row>
        <table:table-row table:style-name="ro2">
          <table:table-cell office:value-type="float" office:value="2.458288" calcext:value-type="float">
            <text:p>2,458288</text:p>
          </table:table-cell>
          <table:table-cell table:number-columns-repeated="16"/>
        </table:table-row>
        <table:table-row table:style-name="ro2">
          <table:table-cell office:value-type="float" office:value="2.454482" calcext:value-type="float">
            <text:p>2,454482</text:p>
          </table:table-cell>
          <table:table-cell table:number-columns-repeated="16"/>
        </table:table-row>
        <table:table-row table:style-name="ro2">
          <table:table-cell office:value-type="float" office:value="2.457057" calcext:value-type="float">
            <text:p>2,457057</text:p>
          </table:table-cell>
          <table:table-cell table:number-columns-repeated="16"/>
        </table:table-row>
        <table:table-row table:style-name="ro2">
          <table:table-cell office:value-type="float" office:value="2.457998" calcext:value-type="float">
            <text:p>2,457998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16777216 (2^24)] e [h=4]:</text:p>
          </table:table-cell>
          <table:table-cell table:number-columns-repeated="16"/>
        </table:table-row>
        <table:table-row table:style-name="ro2">
          <table:table-cell office:value-type="float" office:value="2.467911" calcext:value-type="float">
            <text:p>2,467911</text:p>
          </table:table-cell>
          <table:table-cell table:style-name="ce24" office:value-type="string" calcext:value-type="string">
            <text:p>Média:</text:p>
          </table:table-cell>
          <table:table-cell table:formula="of:=AVERAGE([.A893:.A902])" office:value-type="float" office:value="2.4698243" calcext:value-type="float">
            <text:p>2,4698243</text:p>
          </table:table-cell>
          <table:table-cell table:number-columns-repeated="14"/>
        </table:table-row>
        <table:table-row table:style-name="ro2">
          <table:table-cell office:value-type="float" office:value="2.47075" calcext:value-type="float">
            <text:p>2,47075</text:p>
          </table:table-cell>
          <table:table-cell table:number-columns-repeated="16"/>
        </table:table-row>
        <table:table-row table:style-name="ro2">
          <table:table-cell office:value-type="float" office:value="2.472385" calcext:value-type="float">
            <text:p>2,472385</text:p>
          </table:table-cell>
          <table:table-cell table:number-columns-repeated="16"/>
        </table:table-row>
        <table:table-row table:style-name="ro2">
          <table:table-cell office:value-type="float" office:value="2.463784" calcext:value-type="float">
            <text:p>2,463784</text:p>
          </table:table-cell>
          <table:table-cell table:number-columns-repeated="16"/>
        </table:table-row>
        <table:table-row table:style-name="ro2">
          <table:table-cell office:value-type="float" office:value="2.472539" calcext:value-type="float">
            <text:p>2,472539</text:p>
          </table:table-cell>
          <table:table-cell table:number-columns-repeated="16"/>
        </table:table-row>
        <table:table-row table:style-name="ro2">
          <table:table-cell office:value-type="float" office:value="2.470849" calcext:value-type="float">
            <text:p>2,470849</text:p>
          </table:table-cell>
          <table:table-cell table:number-columns-repeated="16"/>
        </table:table-row>
        <table:table-row table:style-name="ro2">
          <table:table-cell office:value-type="float" office:value="2.470739" calcext:value-type="float">
            <text:p>2,470739</text:p>
          </table:table-cell>
          <table:table-cell table:number-columns-repeated="16"/>
        </table:table-row>
        <table:table-row table:style-name="ro2">
          <table:table-cell office:value-type="float" office:value="2.471315" calcext:value-type="float">
            <text:p>2,471315</text:p>
          </table:table-cell>
          <table:table-cell table:number-columns-repeated="16"/>
        </table:table-row>
        <table:table-row table:style-name="ro2">
          <table:table-cell office:value-type="float" office:value="2.465063" calcext:value-type="float">
            <text:p>2,465063</text:p>
          </table:table-cell>
          <table:table-cell table:number-columns-repeated="16"/>
        </table:table-row>
        <table:table-row table:style-name="ro2">
          <table:table-cell office:value-type="float" office:value="2.472908" calcext:value-type="float">
            <text:p>2,472908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134,217,728 (2^27)] e [h=4]:</text:p>
          </table:table-cell>
          <table:table-cell table:number-columns-repeated="16"/>
        </table:table-row>
        <table:table-row table:style-name="ro2">
          <table:table-cell office:value-type="float" office:value="2.212753" calcext:value-type="float">
            <text:p>2,212753</text:p>
          </table:table-cell>
          <table:table-cell table:style-name="ce24" office:value-type="string" calcext:value-type="string">
            <text:p>Média:</text:p>
          </table:table-cell>
          <table:table-cell table:formula="of:=AVERAGE([.A904:.A913])" office:value-type="float" office:value="2.4259245" calcext:value-type="float">
            <text:p>2,4259245</text:p>
          </table:table-cell>
          <table:table-cell table:number-columns-repeated="14"/>
        </table:table-row>
        <table:table-row table:style-name="ro2">
          <table:table-cell office:value-type="float" office:value="2.481604" calcext:value-type="float">
            <text:p>2,481604</text:p>
          </table:table-cell>
          <table:table-cell table:number-columns-repeated="16"/>
        </table:table-row>
        <table:table-row table:style-name="ro2">
          <table:table-cell office:value-type="float" office:value="2.481501" calcext:value-type="float">
            <text:p>2,481501</text:p>
          </table:table-cell>
          <table:table-cell table:number-columns-repeated="16"/>
        </table:table-row>
        <table:table-row table:style-name="ro2">
          <table:table-cell office:value-type="float" office:value="2.458906" calcext:value-type="float">
            <text:p>2,458906</text:p>
          </table:table-cell>
          <table:table-cell table:number-columns-repeated="16"/>
        </table:table-row>
        <table:table-row table:style-name="ro2">
          <table:table-cell office:value-type="float" office:value="2.482914" calcext:value-type="float">
            <text:p>2,482914</text:p>
          </table:table-cell>
          <table:table-cell table:number-columns-repeated="16"/>
        </table:table-row>
        <table:table-row table:style-name="ro2">
          <table:table-cell office:value-type="float" office:value="2.482706" calcext:value-type="float">
            <text:p>2,482706</text:p>
          </table:table-cell>
          <table:table-cell table:number-columns-repeated="16"/>
        </table:table-row>
        <table:table-row table:style-name="ro2">
          <table:table-cell office:value-type="float" office:value="2.48156" calcext:value-type="float">
            <text:p>2,48156</text:p>
          </table:table-cell>
          <table:table-cell table:number-columns-repeated="16"/>
        </table:table-row>
        <table:table-row table:style-name="ro2">
          <table:table-cell office:value-type="float" office:value="2.213439" calcext:value-type="float">
            <text:p>2,213439</text:p>
          </table:table-cell>
          <table:table-cell table:number-columns-repeated="16"/>
        </table:table-row>
        <table:table-row table:style-name="ro2">
          <table:table-cell office:value-type="float" office:value="2.481768" calcext:value-type="float">
            <text:p>2,481768</text:p>
          </table:table-cell>
          <table:table-cell table:number-columns-repeated="16"/>
        </table:table-row>
        <table:table-row table:style-name="ro2">
          <table:table-cell office:value-type="float" office:value="2.482094" calcext:value-type="float">
            <text:p>2,48209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xecutando 10 vezes com [nTotalElementos = 268,435,456 (2^28)] e [h=4]:</text:p>
          </table:table-cell>
          <table:table-cell table:number-columns-repeated="16"/>
        </table:table-row>
        <table:table-row table:style-name="ro2">
          <table:table-cell office:value-type="float" office:value="2.48293" calcext:value-type="float">
            <text:p>2,48293</text:p>
          </table:table-cell>
          <table:table-cell table:style-name="ce24" office:value-type="string" calcext:value-type="string">
            <text:p>Média:</text:p>
          </table:table-cell>
          <table:table-cell table:formula="of:=AVERAGE([.A915:.A924])" office:value-type="float" office:value="2.4784352" calcext:value-type="float">
            <text:p>2,4784352</text:p>
          </table:table-cell>
          <table:table-cell table:number-columns-repeated="14"/>
        </table:table-row>
        <table:table-row table:style-name="ro2">
          <table:table-cell office:value-type="float" office:value="2.485377" calcext:value-type="float">
            <text:p>2,485377</text:p>
          </table:table-cell>
          <table:table-cell table:number-columns-repeated="16"/>
        </table:table-row>
        <table:table-row table:style-name="ro2">
          <table:table-cell office:value-type="float" office:value="2.454695" calcext:value-type="float">
            <text:p>2,454695</text:p>
          </table:table-cell>
          <table:table-cell table:number-columns-repeated="16"/>
        </table:table-row>
        <table:table-row table:style-name="ro2">
          <table:table-cell office:value-type="float" office:value="2.484881" calcext:value-type="float">
            <text:p>2,484881</text:p>
          </table:table-cell>
          <table:table-cell table:number-columns-repeated="16"/>
        </table:table-row>
        <table:table-row table:style-name="ro2">
          <table:table-cell office:value-type="float" office:value="2.48336" calcext:value-type="float">
            <text:p>2,48336</text:p>
          </table:table-cell>
          <table:table-cell table:number-columns-repeated="16"/>
        </table:table-row>
        <table:table-row table:style-name="ro2">
          <table:table-cell office:value-type="float" office:value="2.484034" calcext:value-type="float">
            <text:p>2,484034</text:p>
          </table:table-cell>
          <table:table-cell table:number-columns-repeated="16"/>
        </table:table-row>
        <table:table-row table:style-name="ro2">
          <table:table-cell office:value-type="float" office:value="2.458407" calcext:value-type="float">
            <text:p>2,458407</text:p>
          </table:table-cell>
          <table:table-cell table:number-columns-repeated="16"/>
        </table:table-row>
        <table:table-row table:style-name="ro2">
          <table:table-cell office:value-type="float" office:value="2.483267" calcext:value-type="float">
            <text:p>2,483267</text:p>
          </table:table-cell>
          <table:table-cell table:number-columns-repeated="16"/>
        </table:table-row>
        <table:table-row table:style-name="ro2">
          <table:table-cell office:value-type="float" office:value="2.483383" calcext:value-type="float">
            <text:p>2,483383</text:p>
          </table:table-cell>
          <table:table-cell table:number-columns-repeated="16"/>
        </table:table-row>
        <table:table-row table:style-name="ro2">
          <table:table-cell office:value-type="float" office:value="2.484018" calcext:value-type="float">
            <text:p>2,484018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">
      <number:number number:decimal-places="3" number:min-decimal-places="3" number:min-integer-digits="1"/>
    </number:number-style>
    <number:number-style style:name="N112">
      <number:number number:decimal-places="1" number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" number:language="en" number:country="US" number:title="Definido pelo usuário">
      <number:number number:decimal-places="6" number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3-11-16T17:21:50.212147876</dc:date>
    <meta:editing-duration>PT12H6M32S</meta:editing-duration>
    <meta:editing-cycles>55</meta:editing-cycles>
    <meta:document-statistic meta:table-count="2" meta:cell-count="1856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156" number:language="en" number:country="US" number:title="Definido pelo usuário">
      <number:number number:decimal-places="6" number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15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156">
      <style:chart-properties chart:display-label="true" chart:logarithmic="false" chart:maximum="5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0156">
      <style:chart-properties chart:symbol-type="named-symbol" chart:symbol-name="squar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3" style:family="chart" style:data-style-name="N10156">
      <style:chart-properties chart:symbol-type="named-symbol" chart:symbol-name="diamond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line" chart:style-name="ch1">
        <chart:title svg:x="2.894cm" svg:y="0.316cm" chart:style-name="ch2">
          <text:p>Tempo médio paralelo (h=2048, 1M &lt;= n &lt;= 268M)</text:p>
        </chart:title>
        <chart:subtitle svg:x="6.822cm" svg:y="1.275cm" chart:style-name="ch3">
          <text:p>GTX 1080 TI</text:p>
        </chart:subtitle>
        <chart:legend chart:legend-position="end" svg:x="10.273cm" svg:y="3.109cm" style:legend-expansion="high" chart:style-name="ch4"/>
        <chart:plot-area chart:style-name="ch5" table:cell-range-address="'tempo-e-vazaoV2'.B19:'tempo-e-vazaoV2'.H19 'tempo-e-vazaoV2'.B3:'tempo-e-vazaoV2'.B3 'tempo-e-vazaoV2'.B15:'tempo-e-vazaoV2'.P15 'tempo-e-vazaoV2'.R15:'tempo-e-vazaoV2'.W15 'tempo-e-vazaoV2'.G3:'tempo-e-vazaoV2'.G3 'tempo-e-vazaoV2'.L3:'tempo-e-vazaoV2'.L3" chart:data-source-has-labels="both" svg:x="1.331cm" svg:y="2.138cm" svg:width="8.622cm" svg:height="5.706cm">
          <chart:coordinate-region svg:x="2.984cm" svg:y="2.138cm" svg:width="6.642cm" svg:height="3.797cm"/>
          <chart:axis chart:dimension="x" chart:name="primary-x" chart:style-name="ch6" chartooo:axis-type="auto">
            <chartooo:date-scale/>
            <chart:title svg:x="3.984cm" svg:y="8.024cm" chart:style-name="ch7">
              <text:p>Número de elementos</text:p>
            </chart:title>
            <chart:categories table:cell-range-address="'tempo-e-vazaoV2'.B19:'tempo-e-vazaoV2'.H19"/>
          </chart:axis>
          <chart:axis chart:dimension="y" chart:name="primary-y" chart:style-name="ch8">
            <chart:title svg:x="0.451cm" svg:y="6.9cm" chart:style-name="ch9">
              <text:p>Tempo em milissegundos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2'.B15:'tempo-e-vazaoV2'.F15 'tempo-e-vazaoV2'.R15:'tempo-e-vazaoV2'.S15" chart:label-cell-address="'tempo-e-vazaoV2'.B3:'tempo-e-vazaoV2'.B3" chart:class="chart:line">
            <chart:data-point chart:repeated="7"/>
          </chart:series>
          <chart:series chart:attached-axis="primary-y" chart:style-name="ch13" chart:values-cell-range-address="'tempo-e-vazaoV2'.G15:'tempo-e-vazaoV2'.K15 'tempo-e-vazaoV2'.T15:'tempo-e-vazaoV2'.U15" chart:label-cell-address="'tempo-e-vazaoV2'.G3:'tempo-e-vazaoV2'.G3" chart:class="chart:line">
            <chart:data-point chart:repeated="7"/>
          </chart:series>
          <chart:series chart:attached-axis="primary-y" chart:style-name="ch14" chart:values-cell-range-address="'tempo-e-vazaoV2'.L15:'tempo-e-vazaoV2'.P15 'tempo-e-vazaoV2'.V15:'tempo-e-vazaoV2'.W15" chart:label-cell-address="'tempo-e-vazaoV2'.L3:'tempo-e-vazaoV2'.L3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48576">
                <text:p>1048576</text:p>
                <draw:g>
                  <svg:desc>'tempo-e-vazaoV2'.B19:'tempo-e-vazaoV2'.H19</svg:desc>
                </draw:g>
              </table:table-cell>
              <table:table-cell office:value-type="float" office:value="2097152">
                <text:p>2097152</text:p>
              </table:table-cell>
              <table:table-cell office:value-type="float" office:value="4194304">
                <text:p>4194304</text:p>
              </table:table-cell>
              <table:table-cell office:value-type="float" office:value="8388608">
                <text:p>8388608</text:p>
              </table:table-cell>
              <table:table-cell office:value-type="float" office:value="16777216">
                <text:p>16777216</text:p>
              </table:table-cell>
              <table:table-cell office:value-type="float" office:value="134217728">
                <text:p>134217728</text:p>
              </table:table-cell>
              <table:table-cell office:value-type="float" office:value="268435456">
                <text:p>268435456</text:p>
              </table:table-cell>
            </table:table-row>
          </table:table-header-rows>
          <table:table-rows>
            <table:table-row>
              <table:table-cell office:value-type="string">
                <text:p>blockHisto_SM() (tempo em ms)</text:p>
                <draw:g>
                  <svg:desc>'tempo-e-vazaoV2'.B3:'tempo-e-vazaoV2'.B3</svg:desc>
                </draw:g>
              </table:table-cell>
              <table:table-cell office:value-type="float" office:value="0.0493375">
                <text:p>0.0493375</text:p>
                <draw:g>
                  <svg:desc>'tempo-e-vazaoV2'.B15:'tempo-e-vazaoV2'.F15 'tempo-e-vazaoV2'.R15:'tempo-e-vazaoV2'.S15</svg:desc>
                </draw:g>
              </table:table-cell>
              <table:table-cell office:value-type="float" office:value="0.0615139">
                <text:p>0.0615139</text:p>
              </table:table-cell>
              <table:table-cell office:value-type="float" office:value="0.0873048">
                <text:p>0.0873048</text:p>
              </table:table-cell>
              <table:table-cell office:value-type="float" office:value="0.1351322">
                <text:p>0.1351322</text:p>
              </table:table-cell>
              <table:table-cell office:value-type="float" office:value="0.2349138">
                <text:p>0.2349138</text:p>
              </table:table-cell>
              <table:table-cell office:value-type="float" office:value="1.8411582">
                <text:p>1.8411582</text:p>
              </table:table-cell>
              <table:table-cell office:value-type="float" office:value="3.8150623">
                <text:p>3.8150623</text:p>
              </table:table-cell>
            </table:table-row>
            <table:table-row>
              <table:table-cell office:value-type="string">
                <text:p>globalHisto_SM() (tempo em ms)</text:p>
                <draw:g>
                  <svg:desc>'tempo-e-vazaoV2'.G3:'tempo-e-vazaoV2'.G3</svg:desc>
                </draw:g>
              </table:table-cell>
              <table:table-cell office:value-type="float" office:value="0.0496017">
                <text:p>0.0496017</text:p>
                <draw:g>
                  <svg:desc>'tempo-e-vazaoV2'.G15:'tempo-e-vazaoV2'.K15 'tempo-e-vazaoV2'.T15:'tempo-e-vazaoV2'.U15</svg:desc>
                </draw:g>
              </table:table-cell>
              <table:table-cell office:value-type="float" office:value="0.0615001">
                <text:p>0.0615001</text:p>
              </table:table-cell>
              <table:table-cell office:value-type="float" office:value="0.0861785">
                <text:p>0.0861785</text:p>
              </table:table-cell>
              <table:table-cell office:value-type="float" office:value="0.1412654">
                <text:p>0.1412654</text:p>
              </table:table-cell>
              <table:table-cell office:value-type="float" office:value="0.2343358">
                <text:p>0.2343358</text:p>
              </table:table-cell>
              <table:table-cell office:value-type="float" office:value="1.8359503">
                <text:p>1.8359503</text:p>
              </table:table-cell>
              <table:table-cell office:value-type="float" office:value="3.7944269">
                <text:p>3.7944269</text:p>
              </table:table-cell>
            </table:table-row>
            <table:table-row>
              <table:table-cell office:value-type="string">
                <text:p>globalHisto_GM() (tempo em ms)</text:p>
                <draw:g>
                  <svg:desc>'tempo-e-vazaoV2'.L3:'tempo-e-vazaoV2'.L3</svg:desc>
                </draw:g>
              </table:table-cell>
              <table:table-cell office:value-type="float" office:value="0.0869279">
                <text:p>0.0869279</text:p>
                <draw:g>
                  <svg:desc>'tempo-e-vazaoV2'.L15:'tempo-e-vazaoV2'.P15 'tempo-e-vazaoV2'.V15:'tempo-e-vazaoV2'.W15</svg:desc>
                </draw:g>
              </table:table-cell>
              <table:table-cell office:value-type="float" office:value="0.1414474">
                <text:p>0.1414474</text:p>
              </table:table-cell>
              <table:table-cell office:value-type="float" office:value="0.2424986">
                <text:p>0.2424986</text:p>
              </table:table-cell>
              <table:table-cell office:value-type="float" office:value="0.4461668">
                <text:p>0.4461668</text:p>
              </table:table-cell>
              <table:table-cell office:value-type="float" office:value="0.8551289">
                <text:p>0.8551289</text:p>
              </table:table-cell>
              <table:table-cell office:value-type="float" office:value="5.4029615">
                <text:p>5.4029615</text:p>
              </table:table-cell>
              <table:table-cell office:value-type="float" office:value="10.6463072">
                <text:p>10.64630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156" number:language="en" number:country="US" number:title="Definido pelo usuário">
      <number:number number:decimal-places="6" number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15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156">
      <style:chart-properties chart:display-label="true" chart:logarithmic="false" chart:maximum="5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0156">
      <style:chart-properties chart:symbol-type="named-symbol" chart:symbol-name="squar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3" style:family="chart" style:data-style-name="N10156">
      <style:chart-properties chart:symbol-type="named-symbol" chart:symbol-name="diamond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line" chart:style-name="ch1">
        <chart:title svg:x="3.37cm" svg:y="0.316cm" chart:style-name="ch2">
          <text:p>Tempo médio paralelo (h=4, 1M &lt;= n &lt;= 16M)</text:p>
        </chart:title>
        <chart:subtitle svg:x="6.822cm" svg:y="1.275cm" chart:style-name="ch3">
          <text:p>GTX 1080 TI</text:p>
        </chart:subtitle>
        <chart:legend chart:legend-position="end" svg:x="10.273cm" svg:y="3.109cm" style:legend-expansion="high" chart:style-name="ch4"/>
        <chart:plot-area chart:style-name="ch5" table:cell-range-address="'tempo-e-vazaoV2'.B19:'tempo-e-vazaoV2'.F19 'tempo-e-vazaoV2'.B3:'tempo-e-vazaoV2'.B3 'tempo-e-vazaoV2'.Y15:'tempo-e-vazaoV2'.AC15 'tempo-e-vazaoV2'.G3:'tempo-e-vazaoV2'.G3 'tempo-e-vazaoV2'.AF15:'tempo-e-vazaoV2'.AJ15 'tempo-e-vazaoV2'.L3:'tempo-e-vazaoV2'.L3 'tempo-e-vazaoV2'.AM15:'tempo-e-vazaoV2'.AQ15" chart:data-source-has-labels="both" svg:x="1.331cm" svg:y="2.138cm" svg:width="8.622cm" svg:height="5.706cm">
          <chart:coordinate-region svg:x="2.984cm" svg:y="2.337cm" svg:width="6.226cm" svg:height="4.86cm"/>
          <chart:axis chart:dimension="x" chart:name="primary-x" chart:style-name="ch6" chartooo:axis-type="auto">
            <chartooo:date-scale/>
            <chart:title svg:x="3.984cm" svg:y="8.024cm" chart:style-name="ch7">
              <text:p>Número de elementos</text:p>
            </chart:title>
            <chart:categories table:cell-range-address="'tempo-e-vazaoV2'.B19:'tempo-e-vazaoV2'.F19"/>
          </chart:axis>
          <chart:axis chart:dimension="y" chart:name="primary-y" chart:style-name="ch8">
            <chart:title svg:x="0.451cm" svg:y="6.9cm" chart:style-name="ch9">
              <text:p>Tempo em milissegundos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2'.Y15:'tempo-e-vazaoV2'.AC15" chart:label-cell-address="'tempo-e-vazaoV2'.B3:'tempo-e-vazaoV2'.B3" chart:class="chart:line">
            <chart:data-point chart:repeated="5"/>
          </chart:series>
          <chart:series chart:attached-axis="primary-y" chart:style-name="ch13" chart:values-cell-range-address="'tempo-e-vazaoV2'.AF15:'tempo-e-vazaoV2'.AJ15" chart:label-cell-address="'tempo-e-vazaoV2'.G3:'tempo-e-vazaoV2'.G3" chart:class="chart:line">
            <chart:data-point chart:repeated="5"/>
          </chart:series>
          <chart:series chart:attached-axis="primary-y" chart:style-name="ch14" chart:values-cell-range-address="'tempo-e-vazaoV2'.AM15:'tempo-e-vazaoV2'.AQ15" chart:label-cell-address="'tempo-e-vazaoV2'.L3:'tempo-e-vazaoV2'.L3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48576">
                <text:p>1048576</text:p>
                <draw:g>
                  <svg:desc>'tempo-e-vazaoV2'.B19:'tempo-e-vazaoV2'.F19</svg:desc>
                </draw:g>
              </table:table-cell>
              <table:table-cell office:value-type="float" office:value="2097152">
                <text:p>2097152</text:p>
              </table:table-cell>
              <table:table-cell office:value-type="float" office:value="4194304">
                <text:p>4194304</text:p>
              </table:table-cell>
              <table:table-cell office:value-type="float" office:value="8388608">
                <text:p>8388608</text:p>
              </table:table-cell>
              <table:table-cell office:value-type="float" office:value="16777216">
                <text:p>16777216</text:p>
              </table:table-cell>
            </table:table-row>
          </table:table-header-rows>
          <table:table-rows>
            <table:table-row>
              <table:table-cell office:value-type="string">
                <text:p>blockHisto_SM() (tempo em ms)</text:p>
                <draw:g>
                  <svg:desc>'tempo-e-vazaoV2'.B3:'tempo-e-vazaoV2'.B3</svg:desc>
                </draw:g>
              </table:table-cell>
              <table:table-cell office:value-type="float" office:value="0.0483526">
                <text:p>0.0483526</text:p>
                <draw:g>
                  <svg:desc>'tempo-e-vazaoV2'.Y15:'tempo-e-vazaoV2'.AC15</svg:desc>
                </draw:g>
              </table:table-cell>
              <table:table-cell office:value-type="float" office:value="0.062821">
                <text:p>0.062821</text:p>
              </table:table-cell>
              <table:table-cell office:value-type="float" office:value="0.0862512">
                <text:p>0.0862512</text:p>
              </table:table-cell>
              <table:table-cell office:value-type="float" office:value="0.1336449">
                <text:p>0.1336449</text:p>
              </table:table-cell>
              <table:table-cell office:value-type="float" office:value="0.2311051">
                <text:p>0.2311051</text:p>
              </table:table-cell>
            </table:table-row>
            <table:table-row>
              <table:table-cell office:value-type="string">
                <text:p>globalHisto_SM() (tempo em ms)</text:p>
                <draw:g>
                  <svg:desc>'tempo-e-vazaoV2'.G3:'tempo-e-vazaoV2'.G3</svg:desc>
                </draw:g>
              </table:table-cell>
              <table:table-cell office:value-type="float" office:value="0.0483037">
                <text:p>0.0483037</text:p>
                <draw:g>
                  <svg:desc>'tempo-e-vazaoV2'.AF15:'tempo-e-vazaoV2'.AJ15</svg:desc>
                </draw:g>
              </table:table-cell>
              <table:table-cell office:value-type="float" office:value="0.0621849">
                <text:p>0.0621849</text:p>
              </table:table-cell>
              <table:table-cell office:value-type="float" office:value="0.0859822">
                <text:p>0.0859822</text:p>
              </table:table-cell>
              <table:table-cell office:value-type="float" office:value="0.1390194">
                <text:p>0.1390194</text:p>
              </table:table-cell>
              <table:table-cell office:value-type="float" office:value="0.2407768">
                <text:p>0.2407768</text:p>
              </table:table-cell>
            </table:table-row>
            <table:table-row>
              <table:table-cell office:value-type="string">
                <text:p>globalHisto_GM() (tempo em ms)</text:p>
                <draw:g>
                  <svg:desc>'tempo-e-vazaoV2'.L3:'tempo-e-vazaoV2'.L3</svg:desc>
                </draw:g>
              </table:table-cell>
              <table:table-cell office:value-type="float" office:value="0.4649597">
                <text:p>0.4649597</text:p>
                <draw:g>
                  <svg:desc>'tempo-e-vazaoV2'.AM15:'tempo-e-vazaoV2'.AQ15</svg:desc>
                </draw:g>
              </table:table-cell>
              <table:table-cell office:value-type="float" office:value="0.8798885">
                <text:p>0.8798885</text:p>
              </table:table-cell>
              <table:table-cell office:value-type="float" office:value="1.8868212">
                <text:p>1.8868212</text:p>
              </table:table-cell>
              <table:table-cell office:value-type="float" office:value="4.2209948">
                <text:p>4.2209948</text:p>
              </table:table-cell>
              <table:table-cell office:value-type="float" office:value="7.9356031">
                <text:p>7.93560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156" number:language="en" number:country="US" number:title="Definido pelo usuário">
      <number:number number:decimal-places="6" number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15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156">
      <style:chart-properties chart:display-label="true" chart:logarithmic="false" chart:maximum="5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0156">
      <style:chart-properties chart:symbol-type="named-symbol" chart:symbol-name="squar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3" style:family="chart" style:data-style-name="N10156">
      <style:chart-properties chart:symbol-type="named-symbol" chart:symbol-name="diamond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line" chart:style-name="ch1">
        <chart:title svg:x="3.251cm" svg:y="0.316cm" chart:style-name="ch2">
          <text:p>Tempo médio paralelo (h=4, 1M &lt;= n &lt;= 268M)</text:p>
        </chart:title>
        <chart:subtitle svg:x="6.822cm" svg:y="1.275cm" chart:style-name="ch3">
          <text:p>GTX 1080 TI</text:p>
        </chart:subtitle>
        <chart:legend chart:legend-position="end" svg:x="10.273cm" svg:y="3.109cm" style:legend-expansion="high" chart:style-name="ch4"/>
        <chart:plot-area chart:style-name="ch5" table:cell-range-address="'tempo-e-vazaoV2'.B19:'tempo-e-vazaoV2'.H19 'tempo-e-vazaoV2'.B3:'tempo-e-vazaoV2'.B3 'tempo-e-vazaoV2'.Y15:'tempo-e-vazaoV2'.AS15 'tempo-e-vazaoV2'.G3:'tempo-e-vazaoV2'.G3 'tempo-e-vazaoV2'.L3:'tempo-e-vazaoV2'.L3" chart:data-source-has-labels="both" svg:x="1.331cm" svg:y="2.138cm" svg:width="8.622cm" svg:height="5.706cm">
          <chart:coordinate-region svg:x="3.17cm" svg:y="2.138cm" svg:width="6.457cm" svg:height="3.797cm"/>
          <chart:axis chart:dimension="x" chart:name="primary-x" chart:style-name="ch6" chartooo:axis-type="auto">
            <chartooo:date-scale/>
            <chart:title svg:x="3.984cm" svg:y="8.024cm" chart:style-name="ch7">
              <text:p>Número de elementos</text:p>
            </chart:title>
            <chart:categories table:cell-range-address="'tempo-e-vazaoV2'.B19:'tempo-e-vazaoV2'.H19"/>
          </chart:axis>
          <chart:axis chart:dimension="y" chart:name="primary-y" chart:style-name="ch8">
            <chart:title svg:x="0.451cm" svg:y="6.9cm" chart:style-name="ch9">
              <text:p>Tempo em milissegundos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2'.Y15:'tempo-e-vazaoV2'.AE15" chart:label-cell-address="'tempo-e-vazaoV2'.B3:'tempo-e-vazaoV2'.B3" chart:class="chart:line">
            <chart:data-point chart:repeated="7"/>
          </chart:series>
          <chart:series chart:attached-axis="primary-y" chart:style-name="ch13" chart:values-cell-range-address="'tempo-e-vazaoV2'.AF15:'tempo-e-vazaoV2'.AL15" chart:label-cell-address="'tempo-e-vazaoV2'.G3:'tempo-e-vazaoV2'.G3" chart:class="chart:line">
            <chart:data-point chart:repeated="7"/>
          </chart:series>
          <chart:series chart:attached-axis="primary-y" chart:style-name="ch14" chart:values-cell-range-address="'tempo-e-vazaoV2'.AM15:'tempo-e-vazaoV2'.AS15" chart:label-cell-address="'tempo-e-vazaoV2'.L3:'tempo-e-vazaoV2'.L3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48576">
                <text:p>1048576</text:p>
                <draw:g>
                  <svg:desc>'tempo-e-vazaoV2'.B19:'tempo-e-vazaoV2'.H19</svg:desc>
                </draw:g>
              </table:table-cell>
              <table:table-cell office:value-type="float" office:value="2097152">
                <text:p>2097152</text:p>
              </table:table-cell>
              <table:table-cell office:value-type="float" office:value="4194304">
                <text:p>4194304</text:p>
              </table:table-cell>
              <table:table-cell office:value-type="float" office:value="8388608">
                <text:p>8388608</text:p>
              </table:table-cell>
              <table:table-cell office:value-type="float" office:value="16777216">
                <text:p>16777216</text:p>
              </table:table-cell>
              <table:table-cell office:value-type="float" office:value="134217728">
                <text:p>134217728</text:p>
              </table:table-cell>
              <table:table-cell office:value-type="float" office:value="268435456">
                <text:p>268435456</text:p>
              </table:table-cell>
            </table:table-row>
          </table:table-header-rows>
          <table:table-rows>
            <table:table-row>
              <table:table-cell office:value-type="string">
                <text:p>blockHisto_SM() (tempo em ms)</text:p>
                <draw:g>
                  <svg:desc>'tempo-e-vazaoV2'.B3:'tempo-e-vazaoV2'.B3</svg:desc>
                </draw:g>
              </table:table-cell>
              <table:table-cell office:value-type="float" office:value="0.0483526">
                <text:p>0.0483526</text:p>
                <draw:g>
                  <svg:desc>'tempo-e-vazaoV2'.Y15:'tempo-e-vazaoV2'.AE15</svg:desc>
                </draw:g>
              </table:table-cell>
              <table:table-cell office:value-type="float" office:value="0.062821">
                <text:p>0.062821</text:p>
              </table:table-cell>
              <table:table-cell office:value-type="float" office:value="0.0862512">
                <text:p>0.0862512</text:p>
              </table:table-cell>
              <table:table-cell office:value-type="float" office:value="0.1336449">
                <text:p>0.1336449</text:p>
              </table:table-cell>
              <table:table-cell office:value-type="float" office:value="0.2311051">
                <text:p>0.2311051</text:p>
              </table:table-cell>
              <table:table-cell office:value-type="float" office:value="1.8518151">
                <text:p>1.8518151</text:p>
              </table:table-cell>
              <table:table-cell office:value-type="float" office:value="3.8325931">
                <text:p>3.8325931</text:p>
              </table:table-cell>
            </table:table-row>
            <table:table-row>
              <table:table-cell office:value-type="string">
                <text:p>globalHisto_SM() (tempo em ms)</text:p>
                <draw:g>
                  <svg:desc>'tempo-e-vazaoV2'.G3:'tempo-e-vazaoV2'.G3</svg:desc>
                </draw:g>
              </table:table-cell>
              <table:table-cell office:value-type="float" office:value="0.0483037">
                <text:p>0.0483037</text:p>
                <draw:g>
                  <svg:desc>'tempo-e-vazaoV2'.AF15:'tempo-e-vazaoV2'.AL15</svg:desc>
                </draw:g>
              </table:table-cell>
              <table:table-cell office:value-type="float" office:value="0.0621849">
                <text:p>0.0621849</text:p>
              </table:table-cell>
              <table:table-cell office:value-type="float" office:value="0.0859822">
                <text:p>0.0859822</text:p>
              </table:table-cell>
              <table:table-cell office:value-type="float" office:value="0.1390194">
                <text:p>0.1390194</text:p>
              </table:table-cell>
              <table:table-cell office:value-type="float" office:value="0.2407768">
                <text:p>0.2407768</text:p>
              </table:table-cell>
              <table:table-cell office:value-type="float" office:value="1.8489831">
                <text:p>1.8489831</text:p>
              </table:table-cell>
              <table:table-cell office:value-type="float" office:value="3.8235825">
                <text:p>3.8235825</text:p>
              </table:table-cell>
            </table:table-row>
            <table:table-row>
              <table:table-cell office:value-type="string">
                <text:p>globalHisto_GM() (tempo em ms)</text:p>
                <draw:g>
                  <svg:desc>'tempo-e-vazaoV2'.L3:'tempo-e-vazaoV2'.L3</svg:desc>
                </draw:g>
              </table:table-cell>
              <table:table-cell office:value-type="float" office:value="0.4649597">
                <text:p>0.4649597</text:p>
                <draw:g>
                  <svg:desc>'tempo-e-vazaoV2'.AM15:'tempo-e-vazaoV2'.AS15</svg:desc>
                </draw:g>
              </table:table-cell>
              <table:table-cell office:value-type="float" office:value="0.8798885">
                <text:p>0.8798885</text:p>
              </table:table-cell>
              <table:table-cell office:value-type="float" office:value="1.8868212">
                <text:p>1.8868212</text:p>
              </table:table-cell>
              <table:table-cell office:value-type="float" office:value="4.2209948">
                <text:p>4.2209948</text:p>
              </table:table-cell>
              <table:table-cell office:value-type="float" office:value="7.9356031">
                <text:p>7.9356031</text:p>
              </table:table-cell>
              <table:table-cell office:value-type="float" office:value="54.9569417">
                <text:p>54.9569417</text:p>
              </table:table-cell>
              <table:table-cell office:value-type="float" office:value="108.4263825">
                <text:p>108.42638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156" number:language="en" number:country="US" number:title="Definido pelo usuário">
      <number:number number:decimal-places="6" number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15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156">
      <style:chart-properties chart:display-label="true" chart:logarithmic="false" chart:maximum="5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0156">
      <style:chart-properties chart:symbol-type="named-symbol" chart:symbol-name="squar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3" style:family="chart" style:data-style-name="N10156">
      <style:chart-properties chart:symbol-type="named-symbol" chart:symbol-name="diamond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line" chart:style-name="ch1">
        <chart:title svg:x="3.013cm" svg:y="0.316cm" chart:style-name="ch2">
          <text:p>Tempo médio paralelo (h=2048, 1M &lt;= n &lt;= 16M)</text:p>
        </chart:title>
        <chart:subtitle svg:x="6.822cm" svg:y="1.275cm" chart:style-name="ch3">
          <text:p>GTX 1080 TI</text:p>
        </chart:subtitle>
        <chart:legend chart:legend-position="end" svg:x="10.273cm" svg:y="3.109cm" style:legend-expansion="high" chart:style-name="ch4"/>
        <chart:plot-area chart:style-name="ch5" table:cell-range-address="'tempo-e-vazaoV2'.B19:'tempo-e-vazaoV2'.F19 'tempo-e-vazaoV2'.B3:'tempo-e-vazaoV2'.B3 'tempo-e-vazaoV2'.B15:'tempo-e-vazaoV2'.P15 'tempo-e-vazaoV2'.G3:'tempo-e-vazaoV2'.G3 'tempo-e-vazaoV2'.L3:'tempo-e-vazaoV2'.L3" chart:data-source-has-labels="both" svg:x="1.331cm" svg:y="2.138cm" svg:width="8.622cm" svg:height="5.706cm">
          <chart:coordinate-region svg:x="2.984cm" svg:y="2.338cm" svg:width="6.226cm" svg:height="4.859cm"/>
          <chart:axis chart:dimension="x" chart:name="primary-x" chart:style-name="ch6" chartooo:axis-type="auto">
            <chartooo:date-scale/>
            <chart:title svg:x="3.984cm" svg:y="8.024cm" chart:style-name="ch7">
              <text:p>Número de elementos</text:p>
            </chart:title>
            <chart:categories table:cell-range-address="'tempo-e-vazaoV2'.B19:'tempo-e-vazaoV2'.F19"/>
          </chart:axis>
          <chart:axis chart:dimension="y" chart:name="primary-y" chart:style-name="ch8">
            <chart:title svg:x="0.451cm" svg:y="6.9cm" chart:style-name="ch9">
              <text:p>Tempo em milissegundos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2'.B15:'tempo-e-vazaoV2'.F15" chart:label-cell-address="'tempo-e-vazaoV2'.B3:'tempo-e-vazaoV2'.B3" chart:class="chart:line">
            <chart:data-point chart:repeated="5"/>
          </chart:series>
          <chart:series chart:attached-axis="primary-y" chart:style-name="ch13" chart:values-cell-range-address="'tempo-e-vazaoV2'.G15:'tempo-e-vazaoV2'.K15" chart:label-cell-address="'tempo-e-vazaoV2'.G3:'tempo-e-vazaoV2'.G3" chart:class="chart:line">
            <chart:data-point chart:repeated="5"/>
          </chart:series>
          <chart:series chart:attached-axis="primary-y" chart:style-name="ch14" chart:values-cell-range-address="'tempo-e-vazaoV2'.L15:'tempo-e-vazaoV2'.P15" chart:label-cell-address="'tempo-e-vazaoV2'.L3:'tempo-e-vazaoV2'.L3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48576">
                <text:p>1048576</text:p>
                <draw:g>
                  <svg:desc>'tempo-e-vazaoV2'.B19:'tempo-e-vazaoV2'.F19</svg:desc>
                </draw:g>
              </table:table-cell>
              <table:table-cell office:value-type="float" office:value="2097152">
                <text:p>2097152</text:p>
              </table:table-cell>
              <table:table-cell office:value-type="float" office:value="4194304">
                <text:p>4194304</text:p>
              </table:table-cell>
              <table:table-cell office:value-type="float" office:value="8388608">
                <text:p>8388608</text:p>
              </table:table-cell>
              <table:table-cell office:value-type="float" office:value="16777216">
                <text:p>16777216</text:p>
              </table:table-cell>
            </table:table-row>
          </table:table-header-rows>
          <table:table-rows>
            <table:table-row>
              <table:table-cell office:value-type="string">
                <text:p>blockHisto_SM() (tempo em ms)</text:p>
                <draw:g>
                  <svg:desc>'tempo-e-vazaoV2'.B3:'tempo-e-vazaoV2'.B3</svg:desc>
                </draw:g>
              </table:table-cell>
              <table:table-cell office:value-type="float" office:value="0.0493375">
                <text:p>0.0493375</text:p>
                <draw:g>
                  <svg:desc>'tempo-e-vazaoV2'.B15:'tempo-e-vazaoV2'.F15</svg:desc>
                </draw:g>
              </table:table-cell>
              <table:table-cell office:value-type="float" office:value="0.0615139">
                <text:p>0.0615139</text:p>
              </table:table-cell>
              <table:table-cell office:value-type="float" office:value="0.0873048">
                <text:p>0.0873048</text:p>
              </table:table-cell>
              <table:table-cell office:value-type="float" office:value="0.1351322">
                <text:p>0.1351322</text:p>
              </table:table-cell>
              <table:table-cell office:value-type="float" office:value="0.2349138">
                <text:p>0.2349138</text:p>
              </table:table-cell>
            </table:table-row>
            <table:table-row>
              <table:table-cell office:value-type="string">
                <text:p>globalHisto_SM() (tempo em ms)</text:p>
                <draw:g>
                  <svg:desc>'tempo-e-vazaoV2'.G3:'tempo-e-vazaoV2'.G3</svg:desc>
                </draw:g>
              </table:table-cell>
              <table:table-cell office:value-type="float" office:value="0.0496017">
                <text:p>0.0496017</text:p>
                <draw:g>
                  <svg:desc>'tempo-e-vazaoV2'.G15:'tempo-e-vazaoV2'.K15</svg:desc>
                </draw:g>
              </table:table-cell>
              <table:table-cell office:value-type="float" office:value="0.0615001">
                <text:p>0.0615001</text:p>
              </table:table-cell>
              <table:table-cell office:value-type="float" office:value="0.0861785">
                <text:p>0.0861785</text:p>
              </table:table-cell>
              <table:table-cell office:value-type="float" office:value="0.1412654">
                <text:p>0.1412654</text:p>
              </table:table-cell>
              <table:table-cell office:value-type="float" office:value="0.2343358">
                <text:p>0.2343358</text:p>
              </table:table-cell>
            </table:table-row>
            <table:table-row>
              <table:table-cell office:value-type="string">
                <text:p>globalHisto_GM() (tempo em ms)</text:p>
                <draw:g>
                  <svg:desc>'tempo-e-vazaoV2'.L3:'tempo-e-vazaoV2'.L3</svg:desc>
                </draw:g>
              </table:table-cell>
              <table:table-cell office:value-type="float" office:value="0.0869279">
                <text:p>0.0869279</text:p>
                <draw:g>
                  <svg:desc>'tempo-e-vazaoV2'.L15:'tempo-e-vazaoV2'.P15</svg:desc>
                </draw:g>
              </table:table-cell>
              <table:table-cell office:value-type="float" office:value="0.1414474">
                <text:p>0.1414474</text:p>
              </table:table-cell>
              <table:table-cell office:value-type="float" office:value="0.2424986">
                <text:p>0.2424986</text:p>
              </table:table-cell>
              <table:table-cell office:value-type="float" office:value="0.4461668">
                <text:p>0.4461668</text:p>
              </table:table-cell>
              <table:table-cell office:value-type="float" office:value="0.8551289">
                <text:p>0.85512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